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ink_free" table:style-name="ta1">
        <table:shapes>
          <draw:frame draw:z-index="0" draw:style-name="gr1" draw:text-style-name="P1" svg:width="6.2988in" svg:height="3.5429in" svg:x="2.0614in" svg:y="0.0394in">
            <draw:object draw:notify-on-update-of-ranges="blink_free.A1:blink_free.A1 blink_free.A2:blink_free.A823 blink_free.B1:blink_free.B1 blink_free.B2:blink_free.B8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eye_voltage</text:p>
          </table:table-cell>
          <table:table-cell office:value-type="string" calcext:value-type="string">
            <text:p>eye_voltage_thr</text:p>
          </table:table-cell>
          <table:table-cell office:value-type="string" calcext:value-type="string">
            <text:p>eye_c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x_nod_f</text:p>
          </table:table-cell>
          <table:table-cell office:value-type="string" calcext:value-type="string">
            <text:p>max_nod_p</text:p>
          </table:table-cell>
          <table:table-cell office:value-type="string" calcext:value-type="string">
            <text:p>buzz</text:p>
          </table:table-cell>
          <table:table-cell table:number-columns-repeated="4"/>
        </table:table-row>
        <table:table-row table:style-name="ro1">
          <table:table-cell office:value-type="float" office:value="33.201" calcext:value-type="float">
            <text:p>33.201</text:p>
          </table:table-cell>
          <table:table-cell office:value-type="float" office:value="2.7988" calcext:value-type="float">
            <text:p>2.7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4" calcext:value-type="float">
            <text:p>-16.224</text:p>
          </table:table-cell>
          <table:table-cell office:value-type="float" office:value="-11.224" calcext:value-type="float">
            <text:p>-11.2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>
            <draw:frame draw:z-index="1" draw:style-name="gr1" draw:text-style-name="P1" svg:width="6.2988in" svg:height="3.5429in" svg:x="0.163in" svg:y="0.0941in">
              <draw:object draw:notify-on-update-of-ranges="blink_free.A2:blink_free.A823 blink_free.B1:blink_free.B1 blink_free.B2:blink_free.B8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3.292" calcext:value-type="float">
            <text:p>33.292</text:p>
          </table:table-cell>
          <table:table-cell office:value-type="float" office:value="2.8004" calcext:value-type="float">
            <text:p>2.8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" calcext:value-type="float">
            <text:p>-16.21</text:p>
          </table:table-cell>
          <table:table-cell office:value-type="float" office:value="-11.21" calcext:value-type="float">
            <text:p>-11.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.393002" calcext:value-type="float">
            <text:p>33.393002</text:p>
          </table:table-cell>
          <table:table-cell office:value-type="float" office:value="2.8092" calcext:value-type="float">
            <text:p>2.8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1" calcext:value-type="float">
            <text:p>-16.211</text:p>
          </table:table-cell>
          <table:table-cell office:value-type="float" office:value="-11.211" calcext:value-type="float">
            <text:p>-11.2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.493" calcext:value-type="float">
            <text:p>33.493</text:p>
          </table:table-cell>
          <table:table-cell office:value-type="float" office:value="2.8084" calcext:value-type="float">
            <text:p>2.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" calcext:value-type="float">
            <text:p>-16.21</text:p>
          </table:table-cell>
          <table:table-cell office:value-type="float" office:value="-11.21" calcext:value-type="float">
            <text:p>-11.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.592999" calcext:value-type="float">
            <text:p>33.592999</text:p>
          </table:table-cell>
          <table:table-cell office:value-type="float" office:value="2.7988" calcext:value-type="float">
            <text:p>2.7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6" calcext:value-type="float">
            <text:p>-16.216</text:p>
          </table:table-cell>
          <table:table-cell office:value-type="float" office:value="-11.216" calcext:value-type="float">
            <text:p>-11.2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.694" calcext:value-type="float">
            <text:p>33.694</text:p>
          </table:table-cell>
          <table:table-cell office:value-type="float" office:value="2.7859" calcext:value-type="float">
            <text:p>2.7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6" calcext:value-type="float">
            <text:p>-16.226</text:p>
          </table:table-cell>
          <table:table-cell office:value-type="float" office:value="-11.226" calcext:value-type="float">
            <text:p>-11.2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.793999" calcext:value-type="float">
            <text:p>33.793999</text:p>
          </table:table-cell>
          <table:table-cell office:value-type="float" office:value="2.7883" calcext:value-type="float">
            <text:p>2.7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9" calcext:value-type="float">
            <text:p>-16.219</text:p>
          </table:table-cell>
          <table:table-cell office:value-type="float" office:value="-11.219" calcext:value-type="float">
            <text:p>-11.2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.894001" calcext:value-type="float">
            <text:p>33.894001</text:p>
          </table:table-cell>
          <table:table-cell office:value-type="float" office:value="2.8004" calcext:value-type="float">
            <text:p>2.8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7" calcext:value-type="float">
            <text:p>-16.227</text:p>
          </table:table-cell>
          <table:table-cell office:value-type="float" office:value="-11.227" calcext:value-type="float">
            <text:p>-11.2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.993999" calcext:value-type="float">
            <text:p>33.993999</text:p>
          </table:table-cell>
          <table:table-cell office:value-type="float" office:value="2.8116" calcext:value-type="float">
            <text:p>2.8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3" calcext:value-type="float">
            <text:p>-16.233</text:p>
          </table:table-cell>
          <table:table-cell office:value-type="float" office:value="-11.233" calcext:value-type="float">
            <text:p>-11.2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094002" calcext:value-type="float">
            <text:p>34.094002</text:p>
          </table:table-cell>
          <table:table-cell office:value-type="float" office:value="2.8068" calcext:value-type="float">
            <text:p>2.8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9" calcext:value-type="float">
            <text:p>-16.219</text:p>
          </table:table-cell>
          <table:table-cell office:value-type="float" office:value="-11.219" calcext:value-type="float">
            <text:p>-11.2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194" calcext:value-type="float">
            <text:p>34.194</text:p>
          </table:table-cell>
          <table:table-cell office:value-type="float" office:value="2.7988" calcext:value-type="float">
            <text:p>2.7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2" calcext:value-type="float">
            <text:p>-16.212</text:p>
          </table:table-cell>
          <table:table-cell office:value-type="float" office:value="-11.212" calcext:value-type="float">
            <text:p>-11.2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294998" calcext:value-type="float">
            <text:p>34.294998</text:p>
          </table:table-cell>
          <table:table-cell office:value-type="float" office:value="2.8165" calcext:value-type="float">
            <text:p>2.8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7" calcext:value-type="float">
            <text:p>-16.207</text:p>
          </table:table-cell>
          <table:table-cell office:value-type="float" office:value="-11.207" calcext:value-type="float">
            <text:p>-11.2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396" calcext:value-type="float">
            <text:p>34.396</text:p>
          </table:table-cell>
          <table:table-cell office:value-type="float" office:value="2.8084" calcext:value-type="float">
            <text:p>2.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2" calcext:value-type="float">
            <text:p>-16.212</text:p>
          </table:table-cell>
          <table:table-cell office:value-type="float" office:value="-11.212" calcext:value-type="float">
            <text:p>-11.2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497002" calcext:value-type="float">
            <text:p>34.497002</text:p>
          </table:table-cell>
          <table:table-cell office:value-type="float" office:value="2.8076" calcext:value-type="float">
            <text:p>2.8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1" calcext:value-type="float">
            <text:p>-16.211</text:p>
          </table:table-cell>
          <table:table-cell office:value-type="float" office:value="-11.211" calcext:value-type="float">
            <text:p>-11.2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597" calcext:value-type="float">
            <text:p>34.597</text:p>
          </table:table-cell>
          <table:table-cell office:value-type="float" office:value="2.8036" calcext:value-type="float">
            <text:p>2.8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7" calcext:value-type="float">
            <text:p>-16.207</text:p>
          </table:table-cell>
          <table:table-cell office:value-type="float" office:value="-11.207" calcext:value-type="float">
            <text:p>-11.2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696999" calcext:value-type="float">
            <text:p>34.696999</text:p>
          </table:table-cell>
          <table:table-cell office:value-type="float" office:value="2.8012" calcext:value-type="float">
            <text:p>2.8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" calcext:value-type="float">
            <text:p>-16.2</text:p>
          </table:table-cell>
          <table:table-cell office:value-type="float" office:value="-11.2" calcext:value-type="float">
            <text:p>-11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798" calcext:value-type="float">
            <text:p>34.798</text:p>
          </table:table-cell>
          <table:table-cell office:value-type="float" office:value="2.802" calcext:value-type="float">
            <text:p>2.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" calcext:value-type="float">
            <text:p>-16.21</text:p>
          </table:table-cell>
          <table:table-cell office:value-type="float" office:value="-11.21" calcext:value-type="float">
            <text:p>-11.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897999" calcext:value-type="float">
            <text:p>34.897999</text:p>
          </table:table-cell>
          <table:table-cell office:value-type="float" office:value="2.7899" calcext:value-type="float">
            <text:p>2.7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198" calcext:value-type="float">
            <text:p>-16.198</text:p>
          </table:table-cell>
          <table:table-cell office:value-type="float" office:value="-11.198" calcext:value-type="float">
            <text:p>-11.1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.998001" calcext:value-type="float">
            <text:p>34.998001</text:p>
          </table:table-cell>
          <table:table-cell office:value-type="float" office:value="2.8245" calcext:value-type="float">
            <text:p>2.8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3" calcext:value-type="float">
            <text:p>-16.203</text:p>
          </table:table-cell>
          <table:table-cell office:value-type="float" office:value="-11.203" calcext:value-type="float">
            <text:p>-11.2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098" calcext:value-type="float">
            <text:p>35.098</text:p>
          </table:table-cell>
          <table:table-cell office:value-type="float" office:value="2.7988" calcext:value-type="float">
            <text:p>2.7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195" calcext:value-type="float">
            <text:p>-16.195</text:p>
          </table:table-cell>
          <table:table-cell office:value-type="float" office:value="-11.195" calcext:value-type="float">
            <text:p>-11.1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199001" calcext:value-type="float">
            <text:p>35.199001</text:p>
          </table:table-cell>
          <table:table-cell office:value-type="float" office:value="2.8004" calcext:value-type="float">
            <text:p>2.8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" calcext:value-type="float">
            <text:p>-16.2</text:p>
          </table:table-cell>
          <table:table-cell office:value-type="float" office:value="-11.2" calcext:value-type="float">
            <text:p>-11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299" calcext:value-type="float">
            <text:p>35.299</text:p>
          </table:table-cell>
          <table:table-cell office:value-type="float" office:value="2.8004" calcext:value-type="float">
            <text:p>2.8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5" calcext:value-type="float">
            <text:p>-16.205</text:p>
          </table:table-cell>
          <table:table-cell office:value-type="float" office:value="-11.205" calcext:value-type="float">
            <text:p>-11.2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400002" calcext:value-type="float">
            <text:p>35.400002</text:p>
          </table:table-cell>
          <table:table-cell office:value-type="float" office:value="2.7979" calcext:value-type="float">
            <text:p>2.7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2" calcext:value-type="float">
            <text:p>-16.202</text:p>
          </table:table-cell>
          <table:table-cell office:value-type="float" office:value="-11.202" calcext:value-type="float">
            <text:p>-11.2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500999" calcext:value-type="float">
            <text:p>35.500999</text:p>
          </table:table-cell>
          <table:table-cell office:value-type="float" office:value="2.7979" calcext:value-type="float">
            <text:p>2.7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5" calcext:value-type="float">
            <text:p>-16.215</text:p>
          </table:table-cell>
          <table:table-cell office:value-type="float" office:value="-11.215" calcext:value-type="float">
            <text:p>-11.2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602001" calcext:value-type="float">
            <text:p>35.602001</text:p>
          </table:table-cell>
          <table:table-cell office:value-type="float" office:value="2.8004" calcext:value-type="float">
            <text:p>2.8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6" calcext:value-type="float">
            <text:p>-16.216</text:p>
          </table:table-cell>
          <table:table-cell office:value-type="float" office:value="-11.216" calcext:value-type="float">
            <text:p>-11.2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702" calcext:value-type="float">
            <text:p>35.702</text:p>
          </table:table-cell>
          <table:table-cell office:value-type="float" office:value="2.827" calcext:value-type="float">
            <text:p>2.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9" calcext:value-type="float">
            <text:p>-16.209</text:p>
          </table:table-cell>
          <table:table-cell office:value-type="float" office:value="-11.209" calcext:value-type="float">
            <text:p>-11.2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803001" calcext:value-type="float">
            <text:p>35.803001</text:p>
          </table:table-cell>
          <table:table-cell office:value-type="float" office:value="2.7996" calcext:value-type="float">
            <text:p>2.7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4" calcext:value-type="float">
            <text:p>-16.214</text:p>
          </table:table-cell>
          <table:table-cell office:value-type="float" office:value="-11.214" calcext:value-type="float">
            <text:p>-11.2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.903" calcext:value-type="float">
            <text:p>35.903</text:p>
          </table:table-cell>
          <table:table-cell office:value-type="float" office:value="2.806" calcext:value-type="float">
            <text:p>2.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5" calcext:value-type="float">
            <text:p>-16.205</text:p>
          </table:table-cell>
          <table:table-cell office:value-type="float" office:value="-11.205" calcext:value-type="float">
            <text:p>-11.2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004002" calcext:value-type="float">
            <text:p>36.004002</text:p>
          </table:table-cell>
          <table:table-cell office:value-type="float" office:value="2.8012" calcext:value-type="float">
            <text:p>2.8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4" calcext:value-type="float">
            <text:p>-16.204</text:p>
          </table:table-cell>
          <table:table-cell office:value-type="float" office:value="-11.204" calcext:value-type="float">
            <text:p>-11.2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104" calcext:value-type="float">
            <text:p>36.104</text:p>
          </table:table-cell>
          <table:table-cell office:value-type="float" office:value="2.835" calcext:value-type="float">
            <text:p>2.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1" calcext:value-type="float">
            <text:p>-16.201</text:p>
          </table:table-cell>
          <table:table-cell office:value-type="float" office:value="-11.201" calcext:value-type="float">
            <text:p>-11.2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203999" calcext:value-type="float">
            <text:p>36.203999</text:p>
          </table:table-cell>
          <table:table-cell office:value-type="float" office:value="2.8052" calcext:value-type="float">
            <text:p>2.8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3" calcext:value-type="float">
            <text:p>-16.213</text:p>
          </table:table-cell>
          <table:table-cell office:value-type="float" office:value="-11.213" calcext:value-type="float">
            <text:p>-11.2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304001" calcext:value-type="float">
            <text:p>36.304001</text:p>
          </table:table-cell>
          <table:table-cell office:value-type="float" office:value="2.7979" calcext:value-type="float">
            <text:p>2.7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8" calcext:value-type="float">
            <text:p>-16.228</text:p>
          </table:table-cell>
          <table:table-cell office:value-type="float" office:value="-11.228" calcext:value-type="float">
            <text:p>-11.2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403999" calcext:value-type="float">
            <text:p>36.403999</text:p>
          </table:table-cell>
          <table:table-cell office:value-type="float" office:value="2.9051" calcext:value-type="float">
            <text:p>2.9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6" calcext:value-type="float">
            <text:p>-16.216</text:p>
          </table:table-cell>
          <table:table-cell office:value-type="float" office:value="-11.216" calcext:value-type="float">
            <text:p>-11.2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504002" calcext:value-type="float">
            <text:p>36.504002</text:p>
          </table:table-cell>
          <table:table-cell office:value-type="float" office:value="2.7891" calcext:value-type="float">
            <text:p>2.7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3" calcext:value-type="float">
            <text:p>-16.223</text:p>
          </table:table-cell>
          <table:table-cell office:value-type="float" office:value="-11.223" calcext:value-type="float">
            <text:p>-11.2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604" calcext:value-type="float">
            <text:p>36.604</text:p>
          </table:table-cell>
          <table:table-cell office:value-type="float" office:value="2.8028" calcext:value-type="float">
            <text:p>2.8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2" calcext:value-type="float">
            <text:p>-16.232</text:p>
          </table:table-cell>
          <table:table-cell office:value-type="float" office:value="-11.232" calcext:value-type="float">
            <text:p>-11.2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705002" calcext:value-type="float">
            <text:p>36.705002</text:p>
          </table:table-cell>
          <table:table-cell office:value-type="float" office:value="2.8149" calcext:value-type="float">
            <text:p>2.8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2" calcext:value-type="float">
            <text:p>-16.232</text:p>
          </table:table-cell>
          <table:table-cell office:value-type="float" office:value="-11.232" calcext:value-type="float">
            <text:p>-11.2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805" calcext:value-type="float">
            <text:p>36.805</text:p>
          </table:table-cell>
          <table:table-cell office:value-type="float" office:value="2.8407" calcext:value-type="float">
            <text:p>2.8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7" calcext:value-type="float">
            <text:p>-16.217</text:p>
          </table:table-cell>
          <table:table-cell office:value-type="float" office:value="-11.217" calcext:value-type="float">
            <text:p>-11.2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905998" calcext:value-type="float">
            <text:p>36.905998</text:p>
          </table:table-cell>
          <table:table-cell office:value-type="float" office:value="2.8141" calcext:value-type="float">
            <text:p>2.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175" calcext:value-type="float">
            <text:p>-16.175</text:p>
          </table:table-cell>
          <table:table-cell office:value-type="float" office:value="-11.175" calcext:value-type="float">
            <text:p>-11.1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007" calcext:value-type="float">
            <text:p>37.007</text:p>
          </table:table-cell>
          <table:table-cell office:value-type="float" office:value="2.8084" calcext:value-type="float">
            <text:p>2.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2" calcext:value-type="float">
            <text:p>-16.212</text:p>
          </table:table-cell>
          <table:table-cell office:value-type="float" office:value="-11.212" calcext:value-type="float">
            <text:p>-11.2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106998" calcext:value-type="float">
            <text:p>37.106998</text:p>
          </table:table-cell>
          <table:table-cell office:value-type="float" office:value="2.8133" calcext:value-type="float">
            <text:p>2.8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8" calcext:value-type="float">
            <text:p>-16.228</text:p>
          </table:table-cell>
          <table:table-cell office:value-type="float" office:value="-11.228" calcext:value-type="float">
            <text:p>-11.2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207001" calcext:value-type="float">
            <text:p>37.207001</text:p>
          </table:table-cell>
          <table:table-cell office:value-type="float" office:value="2.8294" calcext:value-type="float">
            <text:p>2.8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5" calcext:value-type="float">
            <text:p>-16.205</text:p>
          </table:table-cell>
          <table:table-cell office:value-type="float" office:value="-11.205" calcext:value-type="float">
            <text:p>-11.2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307999" calcext:value-type="float">
            <text:p>37.307999</text:p>
          </table:table-cell>
          <table:table-cell office:value-type="float" office:value="2.8044" calcext:value-type="float">
            <text:p>2.8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05" calcext:value-type="float">
            <text:p>-16.205</text:p>
          </table:table-cell>
          <table:table-cell office:value-type="float" office:value="-11.205" calcext:value-type="float">
            <text:p>-11.2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408001" calcext:value-type="float">
            <text:p>37.408001</text:p>
          </table:table-cell>
          <table:table-cell office:value-type="float" office:value="2.802" calcext:value-type="float">
            <text:p>2.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6" calcext:value-type="float">
            <text:p>-16.216</text:p>
          </table:table-cell>
          <table:table-cell office:value-type="float" office:value="-11.216" calcext:value-type="float">
            <text:p>-11.2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507999" calcext:value-type="float">
            <text:p>37.507999</text:p>
          </table:table-cell>
          <table:table-cell office:value-type="float" office:value="2.8092" calcext:value-type="float">
            <text:p>2.8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4" calcext:value-type="float">
            <text:p>-16.234</text:p>
          </table:table-cell>
          <table:table-cell office:value-type="float" office:value="-11.234" calcext:value-type="float">
            <text:p>-11.2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608002" calcext:value-type="float">
            <text:p>37.608002</text:p>
          </table:table-cell>
          <table:table-cell office:value-type="float" office:value="2.8125" calcext:value-type="float">
            <text:p>2.8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2" calcext:value-type="float">
            <text:p>-16.222</text:p>
          </table:table-cell>
          <table:table-cell office:value-type="float" office:value="-11.222" calcext:value-type="float">
            <text:p>-11.2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709" calcext:value-type="float">
            <text:p>37.709</text:p>
          </table:table-cell>
          <table:table-cell office:value-type="float" office:value="2.8141" calcext:value-type="float">
            <text:p>2.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2" calcext:value-type="float">
            <text:p>-16.222</text:p>
          </table:table-cell>
          <table:table-cell office:value-type="float" office:value="-11.222" calcext:value-type="float">
            <text:p>-11.2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808998" calcext:value-type="float">
            <text:p>37.808998</text:p>
          </table:table-cell>
          <table:table-cell office:value-type="float" office:value="2.8237" calcext:value-type="float">
            <text:p>2.8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4" calcext:value-type="float">
            <text:p>-16.234</text:p>
          </table:table-cell>
          <table:table-cell office:value-type="float" office:value="-11.234" calcext:value-type="float">
            <text:p>-11.2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909" calcext:value-type="float">
            <text:p>37.909</text:p>
          </table:table-cell>
          <table:table-cell office:value-type="float" office:value="2.8173" calcext:value-type="float">
            <text:p>2.8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44" calcext:value-type="float">
            <text:p>-16.244</text:p>
          </table:table-cell>
          <table:table-cell office:value-type="float" office:value="-11.244" calcext:value-type="float">
            <text:p>-11.2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008999" calcext:value-type="float">
            <text:p>38.008999</text:p>
          </table:table-cell>
          <table:table-cell office:value-type="float" office:value="2.8165" calcext:value-type="float">
            <text:p>2.8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8" calcext:value-type="float">
            <text:p>-16.218</text:p>
          </table:table-cell>
          <table:table-cell office:value-type="float" office:value="-11.218" calcext:value-type="float">
            <text:p>-11.2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109001" calcext:value-type="float">
            <text:p>38.109001</text:p>
          </table:table-cell>
          <table:table-cell office:value-type="float" office:value="2.8366" calcext:value-type="float">
            <text:p>2.8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6" calcext:value-type="float">
            <text:p>-16.216</text:p>
          </table:table-cell>
          <table:table-cell office:value-type="float" office:value="-11.216" calcext:value-type="float">
            <text:p>-11.2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209999" calcext:value-type="float">
            <text:p>38.209999</text:p>
          </table:table-cell>
          <table:table-cell office:value-type="float" office:value="2.8342" calcext:value-type="float">
            <text:p>2.8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1" calcext:value-type="float">
            <text:p>-16.211</text:p>
          </table:table-cell>
          <table:table-cell office:value-type="float" office:value="-11.211" calcext:value-type="float">
            <text:p>-11.2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311001" calcext:value-type="float">
            <text:p>38.311001</text:p>
          </table:table-cell>
          <table:table-cell office:value-type="float" office:value="2.8503" calcext:value-type="float">
            <text:p>2.8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7" calcext:value-type="float">
            <text:p>-16.217</text:p>
          </table:table-cell>
          <table:table-cell office:value-type="float" office:value="-11.217" calcext:value-type="float">
            <text:p>-11.2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410999" calcext:value-type="float">
            <text:p>38.410999</text:p>
          </table:table-cell>
          <table:table-cell office:value-type="float" office:value="2.8697" calcext:value-type="float">
            <text:p>2.8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3" calcext:value-type="float">
            <text:p>-16.223</text:p>
          </table:table-cell>
          <table:table-cell office:value-type="float" office:value="-11.223" calcext:value-type="float">
            <text:p>-11.2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511002" calcext:value-type="float">
            <text:p>38.511002</text:p>
          </table:table-cell>
          <table:table-cell office:value-type="float" office:value="2.8745" calcext:value-type="float">
            <text:p>2.8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5" calcext:value-type="float">
            <text:p>-16.215</text:p>
          </table:table-cell>
          <table:table-cell office:value-type="float" office:value="-11.215" calcext:value-type="float">
            <text:p>-11.2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612" calcext:value-type="float">
            <text:p>38.612</text:p>
          </table:table-cell>
          <table:table-cell office:value-type="float" office:value="2.881" calcext:value-type="float">
            <text:p>2.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1" calcext:value-type="float">
            <text:p>-16.221</text:p>
          </table:table-cell>
          <table:table-cell office:value-type="float" office:value="-11.221" calcext:value-type="float">
            <text:p>-11.2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712002" calcext:value-type="float">
            <text:p>38.712002</text:p>
          </table:table-cell>
          <table:table-cell office:value-type="float" office:value="2.8882" calcext:value-type="float">
            <text:p>2.8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43" calcext:value-type="float">
            <text:p>-16.243</text:p>
          </table:table-cell>
          <table:table-cell office:value-type="float" office:value="-11.243" calcext:value-type="float">
            <text:p>-11.2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812" calcext:value-type="float">
            <text:p>38.812</text:p>
          </table:table-cell>
          <table:table-cell office:value-type="float" office:value="2.8947" calcext:value-type="float">
            <text:p>2.8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8" calcext:value-type="float">
            <text:p>-16.238</text:p>
          </table:table-cell>
          <table:table-cell office:value-type="float" office:value="-11.238" calcext:value-type="float">
            <text:p>-11.2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911999" calcext:value-type="float">
            <text:p>38.911999</text:p>
          </table:table-cell>
          <table:table-cell office:value-type="float" office:value="2.8745" calcext:value-type="float">
            <text:p>2.8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5" calcext:value-type="float">
            <text:p>-16.225</text:p>
          </table:table-cell>
          <table:table-cell office:value-type="float" office:value="-11.225" calcext:value-type="float">
            <text:p>-11.2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012001" calcext:value-type="float">
            <text:p>39.012001</text:p>
          </table:table-cell>
          <table:table-cell office:value-type="float" office:value="2.8955" calcext:value-type="float">
            <text:p>2.8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9" calcext:value-type="float">
            <text:p>-16.229</text:p>
          </table:table-cell>
          <table:table-cell office:value-type="float" office:value="-11.229" calcext:value-type="float">
            <text:p>-11.2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112999" calcext:value-type="float">
            <text:p>39.112999</text:p>
          </table:table-cell>
          <table:table-cell office:value-type="float" office:value="2.8842" calcext:value-type="float">
            <text:p>2.8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2" calcext:value-type="float">
            <text:p>-16.232</text:p>
          </table:table-cell>
          <table:table-cell office:value-type="float" office:value="-11.232" calcext:value-type="float">
            <text:p>-11.2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213001" calcext:value-type="float">
            <text:p>39.213001</text:p>
          </table:table-cell>
          <table:table-cell office:value-type="float" office:value="2.8745" calcext:value-type="float">
            <text:p>2.8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3" calcext:value-type="float">
            <text:p>-16.223</text:p>
          </table:table-cell>
          <table:table-cell office:value-type="float" office:value="-11.223" calcext:value-type="float">
            <text:p>-11.2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313999" calcext:value-type="float">
            <text:p>39.313999</text:p>
          </table:table-cell>
          <table:table-cell office:value-type="float" office:value="2.8906" calcext:value-type="float">
            <text:p>2.8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4" calcext:value-type="float">
            <text:p>-16.224</text:p>
          </table:table-cell>
          <table:table-cell office:value-type="float" office:value="-11.224" calcext:value-type="float">
            <text:p>-11.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414001" calcext:value-type="float">
            <text:p>39.414001</text:p>
          </table:table-cell>
          <table:table-cell office:value-type="float" office:value="2.8439" calcext:value-type="float">
            <text:p>2.8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1" calcext:value-type="float">
            <text:p>-16.221</text:p>
          </table:table-cell>
          <table:table-cell office:value-type="float" office:value="-11.221" calcext:value-type="float">
            <text:p>-11.2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514" calcext:value-type="float">
            <text:p>39.514</text:p>
          </table:table-cell>
          <table:table-cell office:value-type="float" office:value="2.8455" calcext:value-type="float">
            <text:p>2.8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5" calcext:value-type="float">
            <text:p>-16.235</text:p>
          </table:table-cell>
          <table:table-cell office:value-type="float" office:value="-11.235" calcext:value-type="float">
            <text:p>-11.2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615002" calcext:value-type="float">
            <text:p>39.615002</text:p>
          </table:table-cell>
          <table:table-cell office:value-type="float" office:value="2.918" calcext:value-type="float">
            <text:p>2.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3" calcext:value-type="float">
            <text:p>-16.233</text:p>
          </table:table-cell>
          <table:table-cell office:value-type="float" office:value="-11.233" calcext:value-type="float">
            <text:p>-11.2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715" calcext:value-type="float">
            <text:p>39.715</text:p>
          </table:table-cell>
          <table:table-cell office:value-type="float" office:value="2.8656" calcext:value-type="float">
            <text:p>2.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8" calcext:value-type="float">
            <text:p>-16.228</text:p>
          </table:table-cell>
          <table:table-cell office:value-type="float" office:value="-11.228" calcext:value-type="float">
            <text:p>-11.2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814999" calcext:value-type="float">
            <text:p>39.814999</text:p>
          </table:table-cell>
          <table:table-cell office:value-type="float" office:value="2.8753" calcext:value-type="float">
            <text:p>2.87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2" calcext:value-type="float">
            <text:p>-16.222</text:p>
          </table:table-cell>
          <table:table-cell office:value-type="float" office:value="-11.222" calcext:value-type="float">
            <text:p>-11.2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.916" calcext:value-type="float">
            <text:p>39.916</text:p>
          </table:table-cell>
          <table:table-cell office:value-type="float" office:value="2.8761" calcext:value-type="float">
            <text:p>2.8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9" calcext:value-type="float">
            <text:p>-16.229</text:p>
          </table:table-cell>
          <table:table-cell office:value-type="float" office:value="-11.229" calcext:value-type="float">
            <text:p>-11.2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015999" calcext:value-type="float">
            <text:p>40.015999</text:p>
          </table:table-cell>
          <table:table-cell office:value-type="float" office:value="2.8689" calcext:value-type="float">
            <text:p>2.8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6" calcext:value-type="float">
            <text:p>-16.226</text:p>
          </table:table-cell>
          <table:table-cell office:value-type="float" office:value="-11.226" calcext:value-type="float">
            <text:p>-11.2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116001" calcext:value-type="float">
            <text:p>40.116001</text:p>
          </table:table-cell>
          <table:table-cell office:value-type="float" office:value="2.8689" calcext:value-type="float">
            <text:p>2.8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9" calcext:value-type="float">
            <text:p>-16.219</text:p>
          </table:table-cell>
          <table:table-cell office:value-type="float" office:value="-11.219" calcext:value-type="float">
            <text:p>-11.2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216999" calcext:value-type="float">
            <text:p>40.216999</text:p>
          </table:table-cell>
          <table:table-cell office:value-type="float" office:value="2.8664" calcext:value-type="float">
            <text:p>2.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2" calcext:value-type="float">
            <text:p>-16.222</text:p>
          </table:table-cell>
          <table:table-cell office:value-type="float" office:value="-11.222" calcext:value-type="float">
            <text:p>-11.2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317001" calcext:value-type="float">
            <text:p>40.317001</text:p>
          </table:table-cell>
          <table:table-cell office:value-type="float" office:value="2.9519" calcext:value-type="float">
            <text:p>2.9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7" calcext:value-type="float">
            <text:p>-16.237</text:p>
          </table:table-cell>
          <table:table-cell office:value-type="float" office:value="-11.237" calcext:value-type="float">
            <text:p>-11.2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417999" calcext:value-type="float">
            <text:p>40.417999</text:p>
          </table:table-cell>
          <table:table-cell office:value-type="float" office:value="2.8745" calcext:value-type="float">
            <text:p>2.8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42" calcext:value-type="float">
            <text:p>-16.242</text:p>
          </table:table-cell>
          <table:table-cell office:value-type="float" office:value="-11.242" calcext:value-type="float">
            <text:p>-11.2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518002" calcext:value-type="float">
            <text:p>40.518002</text:p>
          </table:table-cell>
          <table:table-cell office:value-type="float" office:value="2.9245" calcext:value-type="float">
            <text:p>2.9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" calcext:value-type="float">
            <text:p>-16.23</text:p>
          </table:table-cell>
          <table:table-cell office:value-type="float" office:value="-11.23" calcext:value-type="float">
            <text:p>-11.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618" calcext:value-type="float">
            <text:p>40.618</text:p>
          </table:table-cell>
          <table:table-cell office:value-type="float" office:value="2.8656" calcext:value-type="float">
            <text:p>2.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2" calcext:value-type="float">
            <text:p>-16.222</text:p>
          </table:table-cell>
          <table:table-cell office:value-type="float" office:value="-11.222" calcext:value-type="float">
            <text:p>-11.2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719002" calcext:value-type="float">
            <text:p>40.719002</text:p>
          </table:table-cell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8" calcext:value-type="float">
            <text:p>-16.218</text:p>
          </table:table-cell>
          <table:table-cell office:value-type="float" office:value="-11.218" calcext:value-type="float">
            <text:p>-11.2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819" calcext:value-type="float">
            <text:p>40.819</text:p>
          </table:table-cell>
          <table:table-cell office:value-type="float" office:value="2.8318" calcext:value-type="float">
            <text:p>2.8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4" calcext:value-type="float">
            <text:p>-16.214</text:p>
          </table:table-cell>
          <table:table-cell office:value-type="float" office:value="-11.214" calcext:value-type="float">
            <text:p>-11.2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918999" calcext:value-type="float">
            <text:p>40.918999</text:p>
          </table:table-cell>
          <table:table-cell office:value-type="float" office:value="2.8342" calcext:value-type="float">
            <text:p>2.8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3" calcext:value-type="float">
            <text:p>-16.223</text:p>
          </table:table-cell>
          <table:table-cell office:value-type="float" office:value="-11.223" calcext:value-type="float">
            <text:p>-11.2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019001" calcext:value-type="float">
            <text:p>41.019001</text:p>
          </table:table-cell>
          <table:table-cell office:value-type="float" office:value="2.7649" calcext:value-type="float">
            <text:p>2.7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" calcext:value-type="float">
            <text:p>-16.22</text:p>
          </table:table-cell>
          <table:table-cell office:value-type="float" office:value="-11.22" calcext:value-type="float">
            <text:p>-11.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118999" calcext:value-type="float">
            <text:p>41.118999</text:p>
          </table:table-cell>
          <table:table-cell office:value-type="float" office:value="2.7496" calcext:value-type="float">
            <text:p>2.7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7" calcext:value-type="float">
            <text:p>-16.217</text:p>
          </table:table-cell>
          <table:table-cell office:value-type="float" office:value="-11.217" calcext:value-type="float">
            <text:p>-11.2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219002" calcext:value-type="float">
            <text:p>41.219002</text:p>
          </table:table-cell>
          <table:table-cell office:value-type="float" office:value="2.7641" calcext:value-type="float">
            <text:p>2.7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3" calcext:value-type="float">
            <text:p>-16.213</text:p>
          </table:table-cell>
          <table:table-cell office:value-type="float" office:value="-11.213" calcext:value-type="float">
            <text:p>-11.2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319" calcext:value-type="float">
            <text:p>41.319</text:p>
          </table:table-cell>
          <table:table-cell office:value-type="float" office:value="2.773" calcext:value-type="float">
            <text:p>2.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7" calcext:value-type="float">
            <text:p>-16.217</text:p>
          </table:table-cell>
          <table:table-cell office:value-type="float" office:value="-11.217" calcext:value-type="float">
            <text:p>-11.2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419998" calcext:value-type="float">
            <text:p>41.419998</text:p>
          </table:table-cell>
          <table:table-cell office:value-type="float" office:value="2.7697" calcext:value-type="float">
            <text:p>2.7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" calcext:value-type="float">
            <text:p>-16.22</text:p>
          </table:table-cell>
          <table:table-cell office:value-type="float" office:value="-11.22" calcext:value-type="float">
            <text:p>-11.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52" calcext:value-type="float">
            <text:p>41.52</text:p>
          </table:table-cell>
          <table:table-cell office:value-type="float" office:value="2.6867" calcext:value-type="float">
            <text:p>2.6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8" calcext:value-type="float">
            <text:p>-16.228</text:p>
          </table:table-cell>
          <table:table-cell office:value-type="float" office:value="-11.228" calcext:value-type="float">
            <text:p>-11.2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619999" calcext:value-type="float">
            <text:p>41.619999</text:p>
          </table:table-cell>
          <table:table-cell office:value-type="float" office:value="2.6634" calcext:value-type="float">
            <text:p>2.6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3" calcext:value-type="float">
            <text:p>-16.233</text:p>
          </table:table-cell>
          <table:table-cell office:value-type="float" office:value="-11.233" calcext:value-type="float">
            <text:p>-11.2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720001" calcext:value-type="float">
            <text:p>41.720001</text:p>
          </table:table-cell>
          <table:table-cell office:value-type="float" office:value="2.5562" calcext:value-type="float">
            <text:p>2.5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41" calcext:value-type="float">
            <text:p>-16.241</text:p>
          </table:table-cell>
          <table:table-cell office:value-type="float" office:value="-11.241" calcext:value-type="float">
            <text:p>-11.2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82" calcext:value-type="float">
            <text:p>41.82</text:p>
          </table:table-cell>
          <table:table-cell office:value-type="float" office:value="2.4998" calcext:value-type="float">
            <text:p>2.4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53" calcext:value-type="float">
            <text:p>-16.253</text:p>
          </table:table-cell>
          <table:table-cell office:value-type="float" office:value="-11.253" calcext:value-type="float">
            <text:p>-11.2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.919998" calcext:value-type="float">
            <text:p>41.919998</text:p>
          </table:table-cell>
          <table:table-cell office:value-type="float" office:value="2.4023" calcext:value-type="float">
            <text:p>2.4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47" calcext:value-type="float">
            <text:p>-16.247</text:p>
          </table:table-cell>
          <table:table-cell office:value-type="float" office:value="-11.247" calcext:value-type="float">
            <text:p>-11.2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021" calcext:value-type="float">
            <text:p>42.021</text:p>
          </table:table-cell>
          <table:table-cell office:value-type="float" office:value="2.2749" calcext:value-type="float">
            <text:p>2.2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35" calcext:value-type="float">
            <text:p>-16.235</text:p>
          </table:table-cell>
          <table:table-cell office:value-type="float" office:value="-11.235" calcext:value-type="float">
            <text:p>-11.2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122002" calcext:value-type="float">
            <text:p>42.122002</text:p>
          </table:table-cell>
          <table:table-cell office:value-type="float" office:value="2.1815" calcext:value-type="float">
            <text:p>2.1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6" calcext:value-type="float">
            <text:p>-16.226</text:p>
          </table:table-cell>
          <table:table-cell office:value-type="float" office:value="-11.226" calcext:value-type="float">
            <text:p>-11.2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222" calcext:value-type="float">
            <text:p>42.222</text:p>
          </table:table-cell>
          <table:table-cell office:value-type="float" office:value="2.1315" calcext:value-type="float">
            <text:p>2.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9" calcext:value-type="float">
            <text:p>-16.229</text:p>
          </table:table-cell>
          <table:table-cell office:value-type="float" office:value="-11.229" calcext:value-type="float">
            <text:p>-11.2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321999" calcext:value-type="float">
            <text:p>42.321999</text:p>
          </table:table-cell>
          <table:table-cell office:value-type="float" office:value="2.0872" calcext:value-type="float">
            <text:p>2.0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6" calcext:value-type="float">
            <text:p>-16.226</text:p>
          </table:table-cell>
          <table:table-cell office:value-type="float" office:value="-11.226" calcext:value-type="float">
            <text:p>-11.2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423" calcext:value-type="float">
            <text:p>42.423</text:p>
          </table:table-cell>
          <table:table-cell office:value-type="float" office:value="2.0122" calcext:value-type="float">
            <text:p>2.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3" calcext:value-type="float">
            <text:p>-16.223</text:p>
          </table:table-cell>
          <table:table-cell office:value-type="float" office:value="-11.223" calcext:value-type="float">
            <text:p>-11.2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522999" calcext:value-type="float">
            <text:p>42.522999</text:p>
          </table:table-cell>
          <table:table-cell office:value-type="float" office:value="1.8938" calcext:value-type="float">
            <text:p>1.8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17" calcext:value-type="float">
            <text:p>-16.217</text:p>
          </table:table-cell>
          <table:table-cell office:value-type="float" office:value="-11.217" calcext:value-type="float">
            <text:p>-11.2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624001" calcext:value-type="float">
            <text:p>42.624001</text:p>
          </table:table-cell>
          <table:table-cell office:value-type="float" office:value="1.8269" calcext:value-type="float">
            <text:p>1.8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5" calcext:value-type="float">
            <text:p>-16.225</text:p>
          </table:table-cell>
          <table:table-cell office:value-type="float" office:value="-11.225" calcext:value-type="float">
            <text:p>-11.2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723999" calcext:value-type="float">
            <text:p>42.723999</text:p>
          </table:table-cell>
          <table:table-cell office:value-type="float" office:value="1.7237" calcext:value-type="float">
            <text:p>1.7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6" calcext:value-type="float">
            <text:p>-16.226</text:p>
          </table:table-cell>
          <table:table-cell office:value-type="float" office:value="-11.226" calcext:value-type="float">
            <text:p>-11.2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824001" calcext:value-type="float">
            <text:p>42.824001</text:p>
          </table:table-cell>
          <table:table-cell office:value-type="float" office:value="1.6319" calcext:value-type="float">
            <text:p>1.6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8" calcext:value-type="float">
            <text:p>-16.228</text:p>
          </table:table-cell>
          <table:table-cell office:value-type="float" office:value="-11.228" calcext:value-type="float">
            <text:p>-11.2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.924" calcext:value-type="float">
            <text:p>42.924</text:p>
          </table:table-cell>
          <table:table-cell office:value-type="float" office:value="1.6093" calcext:value-type="float">
            <text:p>1.6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9" calcext:value-type="float">
            <text:p>-16.229</text:p>
          </table:table-cell>
          <table:table-cell office:value-type="float" office:value="-11.229" calcext:value-type="float">
            <text:p>-11.2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023998" calcext:value-type="float">
            <text:p>43.023998</text:p>
          </table:table-cell>
          <table:table-cell office:value-type="float" office:value="1.6021" calcext:value-type="float">
            <text:p>1.6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9" calcext:value-type="float">
            <text:p>-16.229</text:p>
          </table:table-cell>
          <table:table-cell office:value-type="float" office:value="-11.229" calcext:value-type="float">
            <text:p>-11.2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125" calcext:value-type="float">
            <text:p>43.125</text:p>
          </table:table-cell>
          <table:table-cell office:value-type="float" office:value="1.6061" calcext:value-type="float">
            <text:p>1.6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8" calcext:value-type="float">
            <text:p>-16.228</text:p>
          </table:table-cell>
          <table:table-cell office:value-type="float" office:value="-11.228" calcext:value-type="float">
            <text:p>-11.2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226002" calcext:value-type="float">
            <text:p>43.226002</text:p>
          </table:table-cell>
          <table:table-cell office:value-type="float" office:value="1.5545" calcext:value-type="float">
            <text:p>1.5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9" calcext:value-type="float">
            <text:p>-16.229</text:p>
          </table:table-cell>
          <table:table-cell office:value-type="float" office:value="-11.229" calcext:value-type="float">
            <text:p>-11.2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326" calcext:value-type="float">
            <text:p>43.326</text:p>
          </table:table-cell>
          <table:table-cell office:value-type="float" office:value="1.5005" calcext:value-type="float">
            <text:p>1.5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24" calcext:value-type="float">
            <text:p>-16.224</text:p>
          </table:table-cell>
          <table:table-cell office:value-type="float" office:value="-11.224" calcext:value-type="float">
            <text:p>-11.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425999" calcext:value-type="float">
            <text:p>43.425999</text:p>
          </table:table-cell>
          <table:table-cell office:value-type="float" office:value="1.4908" calcext:value-type="float">
            <text:p>1.4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4" calcext:value-type="float">
            <text:p>-16.24</text:p>
          </table:table-cell>
          <table:table-cell office:value-type="float" office:value="-11.24" calcext:value-type="float">
            <text:p>-11.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526001" calcext:value-type="float">
            <text:p>43.526001</text:p>
          </table:table-cell>
          <table:table-cell office:value-type="float" office:value="1.4957" calcext:value-type="float">
            <text:p>1.4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49" calcext:value-type="float">
            <text:p>-16.249</text:p>
          </table:table-cell>
          <table:table-cell office:value-type="float" office:value="-11.249" calcext:value-type="float">
            <text:p>-11.2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625999" calcext:value-type="float">
            <text:p>43.625999</text:p>
          </table:table-cell>
          <table:table-cell office:value-type="float" office:value="1.5142" calcext:value-type="float">
            <text:p>1.5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49" calcext:value-type="float">
            <text:p>-16.249</text:p>
          </table:table-cell>
          <table:table-cell office:value-type="float" office:value="-11.249" calcext:value-type="float">
            <text:p>-11.2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726002" calcext:value-type="float">
            <text:p>43.726002</text:p>
          </table:table-cell>
          <table:table-cell office:value-type="float" office:value="1.4892" calcext:value-type="float">
            <text:p>1.4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47" calcext:value-type="float">
            <text:p>-16.247</text:p>
          </table:table-cell>
          <table:table-cell office:value-type="float" office:value="-11.247" calcext:value-type="float">
            <text:p>-11.2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826" calcext:value-type="float">
            <text:p>43.826</text:p>
          </table:table-cell>
          <table:table-cell office:value-type="float" office:value="1.4626" calcext:value-type="float">
            <text:p>1.4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54" calcext:value-type="float">
            <text:p>-16.254</text:p>
          </table:table-cell>
          <table:table-cell office:value-type="float" office:value="-11.254" calcext:value-type="float">
            <text:p>-11.2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.925999" calcext:value-type="float">
            <text:p>43.925999</text:p>
          </table:table-cell>
          <table:table-cell office:value-type="float" office:value="1.4683" calcext:value-type="float">
            <text:p>1.4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58" calcext:value-type="float">
            <text:p>-16.258</text:p>
          </table:table-cell>
          <table:table-cell office:value-type="float" office:value="-11.258" calcext:value-type="float">
            <text:p>-11.2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026001" calcext:value-type="float">
            <text:p>44.026001</text:p>
          </table:table-cell>
          <table:table-cell office:value-type="float" office:value="1.4062" calcext:value-type="float">
            <text:p>1.4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63" calcext:value-type="float">
            <text:p>-16.263</text:p>
          </table:table-cell>
          <table:table-cell office:value-type="float" office:value="-11.263" calcext:value-type="float">
            <text:p>-11.2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126999" calcext:value-type="float">
            <text:p>44.126999</text:p>
          </table:table-cell>
          <table:table-cell office:value-type="float" office:value="1.2209" calcext:value-type="float">
            <text:p>1.2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6" calcext:value-type="float">
            <text:p>-16.26</text:p>
          </table:table-cell>
          <table:table-cell office:value-type="float" office:value="-11.26" calcext:value-type="float">
            <text:p>-11.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228001" calcext:value-type="float">
            <text:p>44.228001</text:p>
          </table:table-cell>
          <table:table-cell office:value-type="float" office:value="1.2241" calcext:value-type="float">
            <text:p>1.2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63" calcext:value-type="float">
            <text:p>-16.263</text:p>
          </table:table-cell>
          <table:table-cell office:value-type="float" office:value="-11.263" calcext:value-type="float">
            <text:p>-11.2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327999" calcext:value-type="float">
            <text:p>44.327999</text:p>
          </table:table-cell>
          <table:table-cell office:value-type="float" office:value="1.179" calcext:value-type="float">
            <text:p>1.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95" calcext:value-type="float">
            <text:p>-16.295</text:p>
          </table:table-cell>
          <table:table-cell office:value-type="float" office:value="-11.295" calcext:value-type="float">
            <text:p>-11.2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428001" calcext:value-type="float">
            <text:p>44.428001</text:p>
          </table:table-cell>
          <table:table-cell office:value-type="float" office:value="1.1814" calcext:value-type="float">
            <text:p>1.1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44" calcext:value-type="float">
            <text:p>-16.344</text:p>
          </table:table-cell>
          <table:table-cell office:value-type="float" office:value="-11.344" calcext:value-type="float">
            <text:p>-11.3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528999" calcext:value-type="float">
            <text:p>44.528999</text:p>
          </table:table-cell>
          <table:table-cell office:value-type="float" office:value="1.1661" calcext:value-type="float">
            <text:p>1.1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41" calcext:value-type="float">
            <text:p>-16.341</text:p>
          </table:table-cell>
          <table:table-cell office:value-type="float" office:value="-11.341" calcext:value-type="float">
            <text:p>-11.3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629002" calcext:value-type="float">
            <text:p>44.629002</text:p>
          </table:table-cell>
          <table:table-cell office:value-type="float" office:value="1.2217" calcext:value-type="float">
            <text:p>1.2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31" calcext:value-type="float">
            <text:p>-16.331</text:p>
          </table:table-cell>
          <table:table-cell office:value-type="float" office:value="-11.331" calcext:value-type="float">
            <text:p>-11.3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729" calcext:value-type="float">
            <text:p>44.729</text:p>
          </table:table-cell>
          <table:table-cell office:value-type="float" office:value="1.1371" calcext:value-type="float">
            <text:p>1.1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15" calcext:value-type="float">
            <text:p>-16.315</text:p>
          </table:table-cell>
          <table:table-cell office:value-type="float" office:value="-11.315" calcext:value-type="float">
            <text:p>-11.3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828999" calcext:value-type="float">
            <text:p>44.828999</text:p>
          </table:table-cell>
          <table:table-cell office:value-type="float" office:value="1.1451" calcext:value-type="float">
            <text:p>1.1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09" calcext:value-type="float">
            <text:p>-16.309</text:p>
          </table:table-cell>
          <table:table-cell office:value-type="float" office:value="-11.309" calcext:value-type="float">
            <text:p>-11.3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.929001" calcext:value-type="float">
            <text:p>44.929001</text:p>
          </table:table-cell>
          <table:table-cell office:value-type="float" office:value="1.1427" calcext:value-type="float">
            <text:p>1.1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03" calcext:value-type="float">
            <text:p>-16.303</text:p>
          </table:table-cell>
          <table:table-cell office:value-type="float" office:value="-11.303" calcext:value-type="float">
            <text:p>-11.3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029999" calcext:value-type="float">
            <text:p>45.029999</text:p>
          </table:table-cell>
          <table:table-cell office:value-type="float" office:value="1.1806" calcext:value-type="float">
            <text:p>1.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85" calcext:value-type="float">
            <text:p>-16.285</text:p>
          </table:table-cell>
          <table:table-cell office:value-type="float" office:value="-11.285" calcext:value-type="float">
            <text:p>-11.2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131001" calcext:value-type="float">
            <text:p>45.131001</text:p>
          </table:table-cell>
          <table:table-cell office:value-type="float" office:value="1.1588" calcext:value-type="float">
            <text:p>1.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79" calcext:value-type="float">
            <text:p>-16.279</text:p>
          </table:table-cell>
          <table:table-cell office:value-type="float" office:value="-11.279" calcext:value-type="float">
            <text:p>-11.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231998" calcext:value-type="float">
            <text:p>45.231998</text:p>
          </table:table-cell>
          <table:table-cell office:value-type="float" office:value="1.1596" calcext:value-type="float">
            <text:p>1.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8" calcext:value-type="float">
            <text:p>-16.28</text:p>
          </table:table-cell>
          <table:table-cell office:value-type="float" office:value="-11.28" calcext:value-type="float">
            <text:p>-11.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333" calcext:value-type="float">
            <text:p>45.333</text:p>
          </table:table-cell>
          <table:table-cell office:value-type="float" office:value="1.1677" calcext:value-type="float">
            <text:p>1.1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009" calcext:value-type="float">
            <text:p>-16.009</text:p>
          </table:table-cell>
          <table:table-cell office:value-type="float" office:value="-11.009" calcext:value-type="float">
            <text:p>-11.0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433998" calcext:value-type="float">
            <text:p>45.433998</text:p>
          </table:table-cell>
          <table:table-cell office:value-type="float" office:value="1.2225" calcext:value-type="float">
            <text:p>1.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017" calcext:value-type="float">
            <text:p>-16.017</text:p>
          </table:table-cell>
          <table:table-cell office:value-type="float" office:value="-11.017" calcext:value-type="float">
            <text:p>-11.0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535" calcext:value-type="float">
            <text:p>45.535</text:p>
          </table:table-cell>
          <table:table-cell office:value-type="float" office:value="1.2217" calcext:value-type="float">
            <text:p>1.2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77" calcext:value-type="float">
            <text:p>-16.377</text:p>
          </table:table-cell>
          <table:table-cell office:value-type="float" office:value="-11.377" calcext:value-type="float">
            <text:p>-11.3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634998" calcext:value-type="float">
            <text:p>45.634998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186" calcext:value-type="float">
            <text:p>-16.186</text:p>
          </table:table-cell>
          <table:table-cell office:value-type="float" office:value="-11.186" calcext:value-type="float">
            <text:p>-11.1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735001" calcext:value-type="float">
            <text:p>45.735001</text:p>
          </table:table-cell>
          <table:table-cell office:value-type="float" office:value="1.2805" calcext:value-type="float">
            <text:p>1.2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48" calcext:value-type="float">
            <text:p>-15.048</text:p>
          </table:table-cell>
          <table:table-cell office:value-type="float" office:value="-10.048" calcext:value-type="float">
            <text:p>-10.0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834999" calcext:value-type="float">
            <text:p>45.834999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44" calcext:value-type="float">
            <text:p>-15.044</text:p>
          </table:table-cell>
          <table:table-cell office:value-type="float" office:value="-10.044" calcext:value-type="float">
            <text:p>-10.0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.935001" calcext:value-type="float">
            <text:p>45.935001</text:p>
          </table:table-cell>
          <table:table-cell office:value-type="float" office:value="1.3039" calcext:value-type="float">
            <text:p>1.3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54" calcext:value-type="float">
            <text:p>-11.654</text:p>
          </table:table-cell>
          <table:table-cell office:value-type="float" office:value="-6.654" calcext:value-type="float">
            <text:p>-6.6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035" calcext:value-type="float">
            <text:p>46.035</text:p>
          </table:table-cell>
          <table:table-cell office:value-type="float" office:value="1.2894" calcext:value-type="float">
            <text:p>1.2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36" calcext:value-type="float">
            <text:p>-10.236</text:p>
          </table:table-cell>
          <table:table-cell office:value-type="float" office:value="-5.236" calcext:value-type="float">
            <text:p>-5.2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134998" calcext:value-type="float">
            <text:p>46.134998</text:p>
          </table:table-cell>
          <table:table-cell office:value-type="float" office:value="1.2716" calcext:value-type="float">
            <text:p>1.2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18" calcext:value-type="float">
            <text:p>-8.18</text:p>
          </table:table-cell>
          <table:table-cell office:value-type="float" office:value="-3.18" calcext:value-type="float">
            <text:p>-3.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236" calcext:value-type="float">
            <text:p>46.236</text:p>
          </table:table-cell>
          <table:table-cell office:value-type="float" office:value="1.1733" calcext:value-type="float">
            <text:p>1.1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11" calcext:value-type="float">
            <text:p>-6.811</text:p>
          </table:table-cell>
          <table:table-cell office:value-type="float" office:value="-1.811" calcext:value-type="float">
            <text:p>-1.8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335999" calcext:value-type="float">
            <text:p>46.335999</text:p>
          </table:table-cell>
          <table:table-cell office:value-type="float" office:value="1.1403" calcext:value-type="float">
            <text:p>1.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317" calcext:value-type="float">
            <text:p>-6.317</text:p>
          </table:table-cell>
          <table:table-cell office:value-type="float" office:value="-1.317" calcext:value-type="float">
            <text:p>-1.3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436001" calcext:value-type="float">
            <text:p>46.436001</text:p>
          </table:table-cell>
          <table:table-cell office:value-type="float" office:value="1.1089" calcext:value-type="float">
            <text:p>1.1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43" calcext:value-type="float">
            <text:p>-5.843</text:p>
          </table:table-cell>
          <table:table-cell office:value-type="float" office:value="-0.843" calcext:value-type="float">
            <text:p>-0.8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535999" calcext:value-type="float">
            <text:p>46.53599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03" calcext:value-type="float">
            <text:p>-6.803</text:p>
          </table:table-cell>
          <table:table-cell office:value-type="float" office:value="-1.803" calcext:value-type="float">
            <text:p>-1.8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636002" calcext:value-type="float">
            <text:p>46.636002</text:p>
          </table:table-cell>
          <table:table-cell office:value-type="float" office:value="1.1347" calcext:value-type="float">
            <text:p>1.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65" calcext:value-type="float">
            <text:p>-10.165</text:p>
          </table:table-cell>
          <table:table-cell office:value-type="float" office:value="-5.165" calcext:value-type="float">
            <text:p>-5.1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736" calcext:value-type="float">
            <text:p>46.736</text:p>
          </table:table-cell>
          <table:table-cell office:value-type="float" office:value="1.1185" calcext:value-type="float">
            <text:p>1.1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44" calcext:value-type="float">
            <text:p>-11.944</text:p>
          </table:table-cell>
          <table:table-cell office:value-type="float" office:value="-6.944" calcext:value-type="float">
            <text:p>-6.9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835999" calcext:value-type="float">
            <text:p>46.835999</text:p>
          </table:table-cell>
          <table:table-cell office:value-type="float" office:value="1.1419" calcext:value-type="float">
            <text:p>1.1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33" calcext:value-type="float">
            <text:p>-14.133</text:p>
          </table:table-cell>
          <table:table-cell office:value-type="float" office:value="-9.133" calcext:value-type="float">
            <text:p>-9.1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.937" calcext:value-type="float">
            <text:p>46.937</text:p>
          </table:table-cell>
          <table:table-cell office:value-type="float" office:value="1.2104" calcext:value-type="float">
            <text:p>1.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913" calcext:value-type="float">
            <text:p>-15.913</text:p>
          </table:table-cell>
          <table:table-cell office:value-type="float" office:value="-10.913" calcext:value-type="float">
            <text:p>-10.9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036999" calcext:value-type="float">
            <text:p>47.036999</text:p>
          </table:table-cell>
          <table:table-cell office:value-type="float" office:value="1.2322" calcext:value-type="float">
            <text:p>1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19" calcext:value-type="float">
            <text:p>-13.719</text:p>
          </table:table-cell>
          <table:table-cell office:value-type="float" office:value="-8.719" calcext:value-type="float">
            <text:p>-8.7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138" calcext:value-type="float">
            <text:p>47.138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25" calcext:value-type="float">
            <text:p>-10.925</text:p>
          </table:table-cell>
          <table:table-cell office:value-type="float" office:value="-5.925" calcext:value-type="float">
            <text:p>-5.9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237999" calcext:value-type="float">
            <text:p>47.237999</text:p>
          </table:table-cell>
          <table:table-cell office:value-type="float" office:value="1.2225" calcext:value-type="float">
            <text:p>1.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214" calcext:value-type="float">
            <text:p>-8.214</text:p>
          </table:table-cell>
          <table:table-cell office:value-type="float" office:value="-3.214" calcext:value-type="float">
            <text:p>-3.2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338001" calcext:value-type="float">
            <text:p>47.338001</text:p>
          </table:table-cell>
          <table:table-cell office:value-type="float" office:value="1.2273" calcext:value-type="float">
            <text:p>1.2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6" calcext:value-type="float">
            <text:p>-6.86</text:p>
          </table:table-cell>
          <table:table-cell office:value-type="float" office:value="-1.86" calcext:value-type="float">
            <text:p>-1.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438" calcext:value-type="float">
            <text:p>47.438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239" calcext:value-type="float">
            <text:p>-7.239</text:p>
          </table:table-cell>
          <table:table-cell office:value-type="float" office:value="-2.239" calcext:value-type="float">
            <text:p>-2.2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537998" calcext:value-type="float">
            <text:p>47.537998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732" calcext:value-type="float">
            <text:p>-8.732</text:p>
          </table:table-cell>
          <table:table-cell office:value-type="float" office:value="-3.732" calcext:value-type="float">
            <text:p>-3.7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639" calcext:value-type="float">
            <text:p>47.639</text:p>
          </table:table-cell>
          <table:table-cell office:value-type="float" office:value="1.2225" calcext:value-type="float">
            <text:p>1.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477" calcext:value-type="float">
            <text:p>-9.477</text:p>
          </table:table-cell>
          <table:table-cell office:value-type="float" office:value="-4.477" calcext:value-type="float">
            <text:p>-4.4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740002" calcext:value-type="float">
            <text:p>47.740002</text:p>
          </table:table-cell>
          <table:table-cell office:value-type="float" office:value="1.2716" calcext:value-type="float">
            <text:p>1.2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663" calcext:value-type="float">
            <text:p>-8.663</text:p>
          </table:table-cell>
          <table:table-cell office:value-type="float" office:value="-3.663" calcext:value-type="float">
            <text:p>-3.6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84" calcext:value-type="float">
            <text:p>47.84</text:p>
          </table:table-cell>
          <table:table-cell office:value-type="float" office:value="1.133" calcext:value-type="float">
            <text:p>1.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188" calcext:value-type="float">
            <text:p>-8.188</text:p>
          </table:table-cell>
          <table:table-cell office:value-type="float" office:value="-3.188" calcext:value-type="float">
            <text:p>-3.1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.941002" calcext:value-type="float">
            <text:p>47.941002</text:p>
          </table:table-cell>
          <table:table-cell office:value-type="float" office:value="1.1403" calcext:value-type="float">
            <text:p>1.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21" calcext:value-type="float">
            <text:p>-7.521</text:p>
          </table:table-cell>
          <table:table-cell office:value-type="float" office:value="-2.521" calcext:value-type="float">
            <text:p>-2.5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.041" calcext:value-type="float">
            <text:p>48.041</text:p>
          </table:table-cell>
          <table:table-cell office:value-type="float" office:value="1.1306" calcext:value-type="float">
            <text:p>1.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052" calcext:value-type="float">
            <text:p>-8.052</text:p>
          </table:table-cell>
          <table:table-cell office:value-type="float" office:value="-3.052" calcext:value-type="float">
            <text:p>-3.0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.140999" calcext:value-type="float">
            <text:p>48.140999</text:p>
          </table:table-cell>
          <table:table-cell office:value-type="float" office:value="1.1048" calcext:value-type="float">
            <text:p>1.1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806" calcext:value-type="float">
            <text:p>-7.806</text:p>
          </table:table-cell>
          <table:table-cell office:value-type="float" office:value="-2.806" calcext:value-type="float">
            <text:p>-2.8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.241001" calcext:value-type="float">
            <text:p>48.241001</text:p>
          </table:table-cell>
          <table:table-cell office:value-type="float" office:value="1.0702" calcext:value-type="float">
            <text:p>1.0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082" calcext:value-type="float">
            <text:p>-7.082</text:p>
          </table:table-cell>
          <table:table-cell office:value-type="float" office:value="-2.082" calcext:value-type="float">
            <text:p>-2.0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.341" calcext:value-type="float">
            <text:p>48.341</text:p>
          </table:table-cell>
          <table:table-cell office:value-type="float" office:value="1.0581" calcext:value-type="float">
            <text:p>1.0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92" calcext:value-type="float">
            <text:p>-6.92</text:p>
          </table:table-cell>
          <table:table-cell office:value-type="float" office:value="-1.92" calcext:value-type="float">
            <text:p>-1.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.442001" calcext:value-type="float">
            <text:p>48.442001</text:p>
          </table:table-cell>
          <table:table-cell office:value-type="float" office:value="1.0871" calcext:value-type="float">
            <text:p>1.08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5" calcext:value-type="float">
            <text:p>-6.85</text:p>
          </table:table-cell>
          <table:table-cell office:value-type="float" office:value="-1.85" calcext:value-type="float">
            <text:p>-1.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.542999" calcext:value-type="float">
            <text:p>48.542999</text:p>
          </table:table-cell>
          <table:table-cell office:value-type="float" office:value="1.0565" calcext:value-type="float">
            <text:p>1.0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52" calcext:value-type="float">
            <text:p>-5.652</text:p>
          </table:table-cell>
          <table:table-cell office:value-type="float" office:value="-0.652" calcext:value-type="float">
            <text:p>-0.6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.643002" calcext:value-type="float">
            <text:p>48.643002</text:p>
          </table:table-cell>
          <table:table-cell office:value-type="float" office:value="1.0629" calcext:value-type="float">
            <text:p>1.0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49" calcext:value-type="float">
            <text:p>-5.349</text:p>
          </table:table-cell>
          <table:table-cell office:value-type="float" office:value="-0.349" calcext:value-type="float">
            <text:p>-0.3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.743" calcext:value-type="float">
            <text:p>48.743</text:p>
          </table:table-cell>
          <table:table-cell office:value-type="float" office:value="1.0146" calcext:value-type="float">
            <text:p>1.0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454" calcext:value-type="float">
            <text:p>-4.454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.842999" calcext:value-type="float">
            <text:p>48.842999</text:p>
          </table:table-cell>
          <table:table-cell office:value-type="float" office:value="1.0291" calcext:value-type="float">
            <text:p>1.0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901" calcext:value-type="float">
            <text:p>-4.901</text:p>
          </table:table-cell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.944" calcext:value-type="float">
            <text:p>48.944</text:p>
          </table:table-cell>
          <table:table-cell office:value-type="float" office:value="1.0476" calcext:value-type="float">
            <text:p>1.0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09" calcext:value-type="float">
            <text:p>-5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043999" calcext:value-type="float">
            <text:p>49.043999</text:p>
          </table:table-cell>
          <table:table-cell office:value-type="float" office:value="1.0468" calcext:value-type="float">
            <text:p>1.0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907" calcext:value-type="float">
            <text:p>-5.907</text:p>
          </table:table-cell>
          <table:table-cell office:value-type="float" office:value="-0.907" calcext:value-type="float">
            <text:p>-0.9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145" calcext:value-type="float">
            <text:p>49.145</text:p>
          </table:table-cell>
          <table:table-cell office:value-type="float" office:value="1.2241" calcext:value-type="float">
            <text:p>1.2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415" calcext:value-type="float">
            <text:p>-6.415</text:p>
          </table:table-cell>
          <table:table-cell office:value-type="float" office:value="-1.415" calcext:value-type="float">
            <text:p>-1.4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245998" calcext:value-type="float">
            <text:p>49.245998</text:p>
          </table:table-cell>
          <table:table-cell office:value-type="float" office:value="1.349" calcext:value-type="float">
            <text:p>1.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96" calcext:value-type="float">
            <text:p>-5.396</text:p>
          </table:table-cell>
          <table:table-cell office:value-type="float" office:value="-0.396" calcext:value-type="float">
            <text:p>-0.3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346001" calcext:value-type="float">
            <text:p>49.346001</text:p>
          </table:table-cell>
          <table:table-cell office:value-type="float" office:value="1.3547" calcext:value-type="float">
            <text:p>1.3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201" calcext:value-type="float">
            <text:p>-6.201</text:p>
          </table:table-cell>
          <table:table-cell office:value-type="float" office:value="-1.201" calcext:value-type="float">
            <text:p>-1.2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445999" calcext:value-type="float">
            <text:p>49.445999</text:p>
          </table:table-cell>
          <table:table-cell office:value-type="float" office:value="1.3667" calcext:value-type="float">
            <text:p>1.3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43" calcext:value-type="float">
            <text:p>-7.543</text:p>
          </table:table-cell>
          <table:table-cell office:value-type="float" office:value="-2.543" calcext:value-type="float">
            <text:p>-2.5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546001" calcext:value-type="float">
            <text:p>49.546001</text:p>
          </table:table-cell>
          <table:table-cell office:value-type="float" office:value="1.3603" calcext:value-type="float">
            <text:p>1.3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604" calcext:value-type="float">
            <text:p>-8.604</text:p>
          </table:table-cell>
          <table:table-cell office:value-type="float" office:value="-3.604" calcext:value-type="float">
            <text:p>-3.6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646" calcext:value-type="float">
            <text:p>49.646</text:p>
          </table:table-cell>
          <table:table-cell office:value-type="float" office:value="1.3603" calcext:value-type="float">
            <text:p>1.3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192" calcext:value-type="float">
            <text:p>-9.192</text:p>
          </table:table-cell>
          <table:table-cell office:value-type="float" office:value="-4.192" calcext:value-type="float">
            <text:p>-4.1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745998" calcext:value-type="float">
            <text:p>49.745998</text:p>
          </table:table-cell>
          <table:table-cell office:value-type="float" office:value="1.3458" calcext:value-type="float">
            <text:p>1.3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928" calcext:value-type="float">
            <text:p>-8.928</text:p>
          </table:table-cell>
          <table:table-cell office:value-type="float" office:value="-3.928" calcext:value-type="float">
            <text:p>-3.9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846001" calcext:value-type="float">
            <text:p>49.846001</text:p>
          </table:table-cell>
          <table:table-cell office:value-type="float" office:value="1.3248" calcext:value-type="float">
            <text:p>1.3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126" calcext:value-type="float">
            <text:p>-9.126</text:p>
          </table:table-cell>
          <table:table-cell office:value-type="float" office:value="-4.126" calcext:value-type="float">
            <text:p>-4.1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.945999" calcext:value-type="float">
            <text:p>49.945999</text:p>
          </table:table-cell>
          <table:table-cell office:value-type="float" office:value="1.324" calcext:value-type="float">
            <text:p>1.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189" calcext:value-type="float">
            <text:p>-9.189</text:p>
          </table:table-cell>
          <table:table-cell office:value-type="float" office:value="-4.189" calcext:value-type="float">
            <text:p>-4.1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046001" calcext:value-type="float">
            <text:p>50.046001</text:p>
          </table:table-cell>
          <table:table-cell office:value-type="float" office:value="1.0686" calcext:value-type="float">
            <text:p>1.0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099" calcext:value-type="float">
            <text:p>-9.099</text:p>
          </table:table-cell>
          <table:table-cell office:value-type="float" office:value="-4.099" calcext:value-type="float">
            <text:p>-4.0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146" calcext:value-type="float">
            <text:p>50.146</text:p>
          </table:table-cell>
          <table:table-cell office:value-type="float" office:value="1.3176" calcext:value-type="float">
            <text:p>1.3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095" calcext:value-type="float">
            <text:p>-9.095</text:p>
          </table:table-cell>
          <table:table-cell office:value-type="float" office:value="-4.095" calcext:value-type="float">
            <text:p>-4.0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247002" calcext:value-type="float">
            <text:p>50.247002</text:p>
          </table:table-cell>
          <table:table-cell office:value-type="float" office:value="1.3119" calcext:value-type="float">
            <text:p>1.3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872" calcext:value-type="float">
            <text:p>-8.872</text:p>
          </table:table-cell>
          <table:table-cell office:value-type="float" office:value="-3.872" calcext:value-type="float">
            <text:p>-3.8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347" calcext:value-type="float">
            <text:p>50.347</text:p>
          </table:table-cell>
          <table:table-cell office:value-type="float" office:value="1.3329" calcext:value-type="float">
            <text:p>1.3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853" calcext:value-type="float">
            <text:p>-8.853</text:p>
          </table:table-cell>
          <table:table-cell office:value-type="float" office:value="-3.853" calcext:value-type="float">
            <text:p>-3.8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448002" calcext:value-type="float">
            <text:p>50.448002</text:p>
          </table:table-cell>
          <table:table-cell office:value-type="float" office:value="1.3007" calcext:value-type="float">
            <text:p>1.3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698" calcext:value-type="float">
            <text:p>-8.698</text:p>
          </table:table-cell>
          <table:table-cell office:value-type="float" office:value="-3.698" calcext:value-type="float">
            <text:p>-3.6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549" calcext:value-type="float">
            <text:p>50.549</text:p>
          </table:table-cell>
          <table:table-cell office:value-type="float" office:value="1.2579" calcext:value-type="float">
            <text:p>1.2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961" calcext:value-type="float">
            <text:p>-8.961</text:p>
          </table:table-cell>
          <table:table-cell office:value-type="float" office:value="-3.961" calcext:value-type="float">
            <text:p>-3.9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650002" calcext:value-type="float">
            <text:p>50.650002</text:p>
          </table:table-cell>
          <table:table-cell office:value-type="float" office:value="1.2515" calcext:value-type="float">
            <text:p>1.2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53" calcext:value-type="float">
            <text:p>-8.553</text:p>
          </table:table-cell>
          <table:table-cell office:value-type="float" office:value="-3.553" calcext:value-type="float">
            <text:p>-3.5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1.3208" calcext:value-type="float">
            <text:p>1.3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135" calcext:value-type="float">
            <text:p>-9.135</text:p>
          </table:table-cell>
          <table:table-cell office:value-type="float" office:value="-4.135" calcext:value-type="float">
            <text:p>-4.1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849998" calcext:value-type="float">
            <text:p>50.849998</text:p>
          </table:table-cell>
          <table:table-cell office:value-type="float" office:value="1.3377" calcext:value-type="float">
            <text:p>1.3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259" calcext:value-type="float">
            <text:p>-9.259</text:p>
          </table:table-cell>
          <table:table-cell office:value-type="float" office:value="-4.259" calcext:value-type="float">
            <text:p>-4.2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.950001" calcext:value-type="float">
            <text:p>50.950001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366" calcext:value-type="float">
            <text:p>-9.366</text:p>
          </table:table-cell>
          <table:table-cell office:value-type="float" office:value="-4.366" calcext:value-type="float">
            <text:p>-4.3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050999" calcext:value-type="float">
            <text:p>51.050999</text:p>
          </table:table-cell>
          <table:table-cell office:value-type="float" office:value="1.3176" calcext:value-type="float">
            <text:p>1.3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151001" calcext:value-type="float">
            <text:p>51.151001</text:p>
          </table:table-cell>
          <table:table-cell office:value-type="float" office:value="1.3192" calcext:value-type="float">
            <text:p>1.3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048" calcext:value-type="float">
            <text:p>-9.048</text:p>
          </table:table-cell>
          <table:table-cell office:value-type="float" office:value="-4.048" calcext:value-type="float">
            <text:p>-4.0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250999" calcext:value-type="float">
            <text:p>51.250999</text:p>
          </table:table-cell>
          <table:table-cell office:value-type="float" office:value="1.3345" calcext:value-type="float">
            <text:p>1.3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618" calcext:value-type="float">
            <text:p>-8.618</text:p>
          </table:table-cell>
          <table:table-cell office:value-type="float" office:value="-3.618" calcext:value-type="float">
            <text:p>-3.6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352001" calcext:value-type="float">
            <text:p>51.352001</text:p>
          </table:table-cell>
          <table:table-cell office:value-type="float" office:value="1.324" calcext:value-type="float">
            <text:p>1.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787" calcext:value-type="float">
            <text:p>-8.787</text:p>
          </table:table-cell>
          <table:table-cell office:value-type="float" office:value="-3.787" calcext:value-type="float">
            <text:p>-3.7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452999" calcext:value-type="float">
            <text:p>51.452999</text:p>
          </table:table-cell>
          <table:table-cell office:value-type="float" office:value="1.1927" calcext:value-type="float">
            <text:p>1.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852" calcext:value-type="float">
            <text:p>-8.852</text:p>
          </table:table-cell>
          <table:table-cell office:value-type="float" office:value="-3.852" calcext:value-type="float">
            <text:p>-3.8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554001" calcext:value-type="float">
            <text:p>51.554001</text:p>
          </table:table-cell>
          <table:table-cell office:value-type="float" office:value="1.1298" calcext:value-type="float">
            <text:p>1.1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894" calcext:value-type="float">
            <text:p>-8.894</text:p>
          </table:table-cell>
          <table:table-cell office:value-type="float" office:value="-3.894" calcext:value-type="float">
            <text:p>-3.8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654999" calcext:value-type="float">
            <text:p>51.654999</text:p>
          </table:table-cell>
          <table:table-cell office:value-type="float" office:value="1.1403" calcext:value-type="float">
            <text:p>1.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976" calcext:value-type="float">
            <text:p>-7.976</text:p>
          </table:table-cell>
          <table:table-cell office:value-type="float" office:value="-2.976" calcext:value-type="float">
            <text:p>-2.9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755001" calcext:value-type="float">
            <text:p>51.755001</text:p>
          </table:table-cell>
          <table:table-cell office:value-type="float" office:value="1.1193" calcext:value-type="float">
            <text:p>1.1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079" calcext:value-type="float">
            <text:p>-8.079</text:p>
          </table:table-cell>
          <table:table-cell office:value-type="float" office:value="-3.079" calcext:value-type="float">
            <text:p>-3.0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855999" calcext:value-type="float">
            <text:p>51.85599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646" calcext:value-type="float">
            <text:p>-8.646</text:p>
          </table:table-cell>
          <table:table-cell office:value-type="float" office:value="-3.646" calcext:value-type="float">
            <text:p>-3.6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956001" calcext:value-type="float">
            <text:p>51.956001</text:p>
          </table:table-cell>
          <table:table-cell office:value-type="float" office:value="1.0919" calcext:value-type="float">
            <text:p>1.0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157" calcext:value-type="float">
            <text:p>-8.157</text:p>
          </table:table-cell>
          <table:table-cell office:value-type="float" office:value="-3.157" calcext:value-type="float">
            <text:p>-3.1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.056999" calcext:value-type="float">
            <text:p>52.056999</text:p>
          </table:table-cell>
          <table:table-cell office:value-type="float" office:value="1.1177" calcext:value-type="float">
            <text:p>1.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77" calcext:value-type="float">
            <text:p>-7.577</text:p>
          </table:table-cell>
          <table:table-cell office:value-type="float" office:value="-2.577" calcext:value-type="float">
            <text:p>-2.5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.157001" calcext:value-type="float">
            <text:p>52.157001</text:p>
          </table:table-cell>
          <table:table-cell office:value-type="float" office:value="1.2716" calcext:value-type="float">
            <text:p>1.2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292" calcext:value-type="float">
            <text:p>-4.292</text:p>
          </table:table-cell>
          <table:table-cell office:value-type="float" office:value="0.708" calcext:value-type="float">
            <text:p>0.7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.257" calcext:value-type="float">
            <text:p>52.257</text:p>
          </table:table-cell>
          <table:table-cell office:value-type="float" office:value="1.3248" calcext:value-type="float">
            <text:p>1.3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134" calcext:value-type="float">
            <text:p>-5.134</text:p>
          </table:table-cell>
          <table:table-cell office:value-type="float" office:value="-0.134" calcext:value-type="float">
            <text:p>-0.1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.358002" calcext:value-type="float">
            <text:p>52.358002</text:p>
          </table:table-cell>
          <table:table-cell office:value-type="float" office:value="1.291" calcext:value-type="float">
            <text:p>1.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479" calcext:value-type="float">
            <text:p>-6.479</text:p>
          </table:table-cell>
          <table:table-cell office:value-type="float" office:value="-1.479" calcext:value-type="float">
            <text:p>-1.4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.458" calcext:value-type="float">
            <text:p>52.458</text:p>
          </table:table-cell>
          <table:table-cell office:value-type="float" office:value="1.316" calcext:value-type="float">
            <text:p>1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15" calcext:value-type="float">
            <text:p>-6.515</text:p>
          </table:table-cell>
          <table:table-cell office:value-type="float" office:value="-1.515" calcext:value-type="float">
            <text:p>-1.5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.557999" calcext:value-type="float">
            <text:p>52.557999</text:p>
          </table:table-cell>
          <table:table-cell office:value-type="float" office:value="1.3184" calcext:value-type="float">
            <text:p>1.3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53" calcext:value-type="float">
            <text:p>-6.553</text:p>
          </table:table-cell>
          <table:table-cell office:value-type="float" office:value="-1.553" calcext:value-type="float">
            <text:p>-1.5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.658001" calcext:value-type="float">
            <text:p>52.658001</text:p>
          </table:table-cell>
          <table:table-cell office:value-type="float" office:value="1.3571" calcext:value-type="float">
            <text:p>1.3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071" calcext:value-type="float">
            <text:p>-7.071</text:p>
          </table:table-cell>
          <table:table-cell office:value-type="float" office:value="-2.071" calcext:value-type="float">
            <text:p>-2.0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.758999" calcext:value-type="float">
            <text:p>52.758999</text:p>
          </table:table-cell>
          <table:table-cell office:value-type="float" office:value="1.3377" calcext:value-type="float">
            <text:p>1.3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773" calcext:value-type="float">
            <text:p>-7.773</text:p>
          </table:table-cell>
          <table:table-cell office:value-type="float" office:value="-2.773" calcext:value-type="float">
            <text:p>-2.7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.859001" calcext:value-type="float">
            <text:p>52.859001</text:p>
          </table:table-cell>
          <table:table-cell office:value-type="float" office:value="1.3434" calcext:value-type="float">
            <text:p>1.3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02" calcext:value-type="float">
            <text:p>-8.502</text:p>
          </table:table-cell>
          <table:table-cell office:value-type="float" office:value="-3.502" calcext:value-type="float">
            <text:p>-3.5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.959999" calcext:value-type="float">
            <text:p>52.959999</text:p>
          </table:table-cell>
          <table:table-cell office:value-type="float" office:value="1.3555" calcext:value-type="float">
            <text:p>1.3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767" calcext:value-type="float">
            <text:p>-8.767</text:p>
          </table:table-cell>
          <table:table-cell office:value-type="float" office:value="-3.767" calcext:value-type="float">
            <text:p>-3.7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060001" calcext:value-type="float">
            <text:p>53.060001</text:p>
          </table:table-cell>
          <table:table-cell office:value-type="float" office:value="1.3756" calcext:value-type="float">
            <text:p>1.3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01" calcext:value-type="float">
            <text:p>-9.01</text:p>
          </table:table-cell>
          <table:table-cell office:value-type="float" office:value="-4.01" calcext:value-type="float">
            <text:p>-4.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16" calcext:value-type="float">
            <text:p>53.16</text:p>
          </table:table-cell>
          <table:table-cell office:value-type="float" office:value="1.3498" calcext:value-type="float">
            <text:p>1.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424" calcext:value-type="float">
            <text:p>-9.424</text:p>
          </table:table-cell>
          <table:table-cell office:value-type="float" office:value="-4.424" calcext:value-type="float">
            <text:p>-4.4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259998" calcext:value-type="float">
            <text:p>53.259998</text:p>
          </table:table-cell>
          <table:table-cell office:value-type="float" office:value="1.3514" calcext:value-type="float">
            <text:p>1.3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85" calcext:value-type="float">
            <text:p>-9.85</text:p>
          </table:table-cell>
          <table:table-cell office:value-type="float" office:value="-4.85" calcext:value-type="float">
            <text:p>-4.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360001" calcext:value-type="float">
            <text:p>53.360001</text:p>
          </table:table-cell>
          <table:table-cell office:value-type="float" office:value="1.3684" calcext:value-type="float">
            <text:p>1.3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73" calcext:value-type="float">
            <text:p>-10.573</text:p>
          </table:table-cell>
          <table:table-cell office:value-type="float" office:value="-5.573" calcext:value-type="float">
            <text:p>-5.5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459999" calcext:value-type="float">
            <text:p>53.459999</text:p>
          </table:table-cell>
          <table:table-cell office:value-type="float" office:value="1.3466" calcext:value-type="float">
            <text:p>1.3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51" calcext:value-type="float">
            <text:p>-11.751</text:p>
          </table:table-cell>
          <table:table-cell office:value-type="float" office:value="-6.751" calcext:value-type="float">
            <text:p>-6.7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560001" calcext:value-type="float">
            <text:p>53.560001</text:p>
          </table:table-cell>
          <table:table-cell office:value-type="float" office:value="1.3498" calcext:value-type="float">
            <text:p>1.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85" calcext:value-type="float">
            <text:p>-12.385</text:p>
          </table:table-cell>
          <table:table-cell office:value-type="float" office:value="-7.385" calcext:value-type="float">
            <text:p>-7.3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66" calcext:value-type="float">
            <text:p>53.66</text:p>
          </table:table-cell>
          <table:table-cell office:value-type="float" office:value="1.2201" calcext:value-type="float">
            <text:p>1.2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38" calcext:value-type="float">
            <text:p>-12.838</text:p>
          </table:table-cell>
          <table:table-cell office:value-type="float" office:value="-7.838" calcext:value-type="float">
            <text:p>-7.8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759998" calcext:value-type="float">
            <text:p>53.759998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22" calcext:value-type="float">
            <text:p>-13.422</text:p>
          </table:table-cell>
          <table:table-cell office:value-type="float" office:value="-8.422" calcext:value-type="float">
            <text:p>-8.4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860001" calcext:value-type="float">
            <text:p>53.860001</text:p>
          </table:table-cell>
          <table:table-cell office:value-type="float" office:value="1.1073" calcext:value-type="float">
            <text:p>1.1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27" calcext:value-type="float">
            <text:p>-13.027</text:p>
          </table:table-cell>
          <table:table-cell office:value-type="float" office:value="-8.027" calcext:value-type="float">
            <text:p>-8.0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.959999" calcext:value-type="float">
            <text:p>53.959999</text:p>
          </table:table-cell>
          <table:table-cell office:value-type="float" office:value="1.1064" calcext:value-type="float">
            <text:p>1.1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37" calcext:value-type="float">
            <text:p>-12.837</text:p>
          </table:table-cell>
          <table:table-cell office:value-type="float" office:value="-7.837" calcext:value-type="float">
            <text:p>-7.8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060001" calcext:value-type="float">
            <text:p>54.060001</text:p>
          </table:table-cell>
          <table:table-cell office:value-type="float" office:value="1.1218" calcext:value-type="float">
            <text:p>1.1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752" calcext:value-type="float">
            <text:p>-12.752</text:p>
          </table:table-cell>
          <table:table-cell office:value-type="float" office:value="-7.752" calcext:value-type="float">
            <text:p>-7.7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16" calcext:value-type="float">
            <text:p>54.16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655" calcext:value-type="float">
            <text:p>-12.655</text:p>
          </table:table-cell>
          <table:table-cell office:value-type="float" office:value="-7.655" calcext:value-type="float">
            <text:p>-7.6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259998" calcext:value-type="float">
            <text:p>54.259998</text:p>
          </table:table-cell>
          <table:table-cell office:value-type="float" office:value="1.2588" calcext:value-type="float">
            <text:p>1.2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92" calcext:value-type="float">
            <text:p>-12.592</text:p>
          </table:table-cell>
          <table:table-cell office:value-type="float" office:value="-7.592" calcext:value-type="float">
            <text:p>-7.5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361" calcext:value-type="float">
            <text:p>54.361</text:p>
          </table:table-cell>
          <table:table-cell office:value-type="float" office:value="1.2821" calcext:value-type="float">
            <text:p>1.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22" calcext:value-type="float">
            <text:p>-12.422</text:p>
          </table:table-cell>
          <table:table-cell office:value-type="float" office:value="-7.422" calcext:value-type="float">
            <text:p>-7.4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460999" calcext:value-type="float">
            <text:p>54.460999</text:p>
          </table:table-cell>
          <table:table-cell office:value-type="float" office:value="1.1782" calcext:value-type="float">
            <text:p>1.1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07" calcext:value-type="float">
            <text:p>-12.007</text:p>
          </table:table-cell>
          <table:table-cell office:value-type="float" office:value="-7.007" calcext:value-type="float">
            <text:p>-7.0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561001" calcext:value-type="float">
            <text:p>54.561001</text:p>
          </table:table-cell>
          <table:table-cell office:value-type="float" office:value="1.1137" calcext:value-type="float">
            <text:p>1.1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1" calcext:value-type="float">
            <text:p>-12.141</text:p>
          </table:table-cell>
          <table:table-cell office:value-type="float" office:value="-7.141" calcext:value-type="float">
            <text:p>-7.1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660999" calcext:value-type="float">
            <text:p>54.660999</text:p>
          </table:table-cell>
          <table:table-cell office:value-type="float" office:value="1.096" calcext:value-type="float">
            <text:p>1.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2" calcext:value-type="float">
            <text:p>-12.22</text:p>
          </table:table-cell>
          <table:table-cell office:value-type="float" office:value="-7.22" calcext:value-type="float">
            <text:p>-7.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761002" calcext:value-type="float">
            <text:p>54.761002</text:p>
          </table:table-cell>
          <table:table-cell office:value-type="float" office:value="1.1129" calcext:value-type="float">
            <text:p>1.1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9" calcext:value-type="float">
            <text:p>-12.149</text:p>
          </table:table-cell>
          <table:table-cell office:value-type="float" office:value="-7.149" calcext:value-type="float">
            <text:p>-7.1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861" calcext:value-type="float">
            <text:p>54.861</text:p>
          </table:table-cell>
          <table:table-cell office:value-type="float" office:value="1.0952" calcext:value-type="float">
            <text:p>1.0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68" calcext:value-type="float">
            <text:p>-11.668</text:p>
          </table:table-cell>
          <table:table-cell office:value-type="float" office:value="-6.668" calcext:value-type="float">
            <text:p>-6.6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.960999" calcext:value-type="float">
            <text:p>54.960999</text:p>
          </table:table-cell>
          <table:table-cell office:value-type="float" office:value="1.096" calcext:value-type="float">
            <text:p>1.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39" calcext:value-type="float">
            <text:p>-11.839</text:p>
          </table:table-cell>
          <table:table-cell office:value-type="float" office:value="-6.839" calcext:value-type="float">
            <text:p>-6.8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062" calcext:value-type="float">
            <text:p>55.062</text:p>
          </table:table-cell>
          <table:table-cell office:value-type="float" office:value="1.0887" calcext:value-type="float">
            <text:p>1.0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89" calcext:value-type="float">
            <text:p>-12.089</text:p>
          </table:table-cell>
          <table:table-cell office:value-type="float" office:value="-7.089" calcext:value-type="float">
            <text:p>-7.0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161999" calcext:value-type="float">
            <text:p>55.161999</text:p>
          </table:table-cell>
          <table:table-cell office:value-type="float" office:value="1.1314" calcext:value-type="float">
            <text:p>1.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6" calcext:value-type="float">
            <text:p>-11.36</text:p>
          </table:table-cell>
          <table:table-cell office:value-type="float" office:value="-6.36" calcext:value-type="float">
            <text:p>-6.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263" calcext:value-type="float">
            <text:p>55.263</text:p>
          </table:table-cell>
          <table:table-cell office:value-type="float" office:value="1.2459" calcext:value-type="float">
            <text:p>1.2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77" calcext:value-type="float">
            <text:p>-11.877</text:p>
          </table:table-cell>
          <table:table-cell office:value-type="float" office:value="-6.877" calcext:value-type="float">
            <text:p>-6.8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362999" calcext:value-type="float">
            <text:p>55.362999</text:p>
          </table:table-cell>
          <table:table-cell office:value-type="float" office:value="1.1766" calcext:value-type="float">
            <text:p>1.1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05" calcext:value-type="float">
            <text:p>-11.905</text:p>
          </table:table-cell>
          <table:table-cell office:value-type="float" office:value="-6.905" calcext:value-type="float">
            <text:p>-6.9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463001" calcext:value-type="float">
            <text:p>55.463001</text:p>
          </table:table-cell>
          <table:table-cell office:value-type="float" office:value="1.2604" calcext:value-type="float">
            <text:p>1.2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85" calcext:value-type="float">
            <text:p>-12.085</text:p>
          </table:table-cell>
          <table:table-cell office:value-type="float" office:value="-7.085" calcext:value-type="float">
            <text:p>-7.0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563999" calcext:value-type="float">
            <text:p>55.563999</text:p>
          </table:table-cell>
          <table:table-cell office:value-type="float" office:value="1.3289" calcext:value-type="float">
            <text:p>1.3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61" calcext:value-type="float">
            <text:p>-12.061</text:p>
          </table:table-cell>
          <table:table-cell office:value-type="float" office:value="-7.061" calcext:value-type="float">
            <text:p>-7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664001" calcext:value-type="float">
            <text:p>55.664001</text:p>
          </table:table-cell>
          <table:table-cell office:value-type="float" office:value="1.349" calcext:value-type="float">
            <text:p>1.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9" calcext:value-type="float">
            <text:p>-12.219</text:p>
          </table:table-cell>
          <table:table-cell office:value-type="float" office:value="-7.219" calcext:value-type="float">
            <text:p>-7.2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764" calcext:value-type="float">
            <text:p>55.764</text:p>
          </table:table-cell>
          <table:table-cell office:value-type="float" office:value="1.3603" calcext:value-type="float">
            <text:p>1.3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78" calcext:value-type="float">
            <text:p>-12.278</text:p>
          </table:table-cell>
          <table:table-cell office:value-type="float" office:value="-7.278" calcext:value-type="float">
            <text:p>-7.2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865002" calcext:value-type="float">
            <text:p>55.865002</text:p>
          </table:table-cell>
          <table:table-cell office:value-type="float" office:value="1.3611" calcext:value-type="float">
            <text:p>1.3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36" calcext:value-type="float">
            <text:p>-12.036</text:p>
          </table:table-cell>
          <table:table-cell office:value-type="float" office:value="-7.036" calcext:value-type="float">
            <text:p>-7.0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.965" calcext:value-type="float">
            <text:p>55.965</text:p>
          </table:table-cell>
          <table:table-cell office:value-type="float" office:value="1.3152" calcext:value-type="float">
            <text:p>1.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75" calcext:value-type="float">
            <text:p>-11.875</text:p>
          </table:table-cell>
          <table:table-cell office:value-type="float" office:value="-6.875" calcext:value-type="float">
            <text:p>-6.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064999" calcext:value-type="float">
            <text:p>56.064999</text:p>
          </table:table-cell>
          <table:table-cell office:value-type="float" office:value="1.2104" calcext:value-type="float">
            <text:p>1.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19" calcext:value-type="float">
            <text:p>-11.819</text:p>
          </table:table-cell>
          <table:table-cell office:value-type="float" office:value="-6.819" calcext:value-type="float">
            <text:p>-6.8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166" calcext:value-type="float">
            <text:p>56.166</text:p>
          </table:table-cell>
          <table:table-cell office:value-type="float" office:value="1.1193" calcext:value-type="float">
            <text:p>1.1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" calcext:value-type="float">
            <text:p>-12.2</text:p>
          </table:table-cell>
          <table:table-cell office:value-type="float" office:value="-7.2" calcext:value-type="float">
            <text:p>-7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265999" calcext:value-type="float">
            <text:p>56.265999</text:p>
          </table:table-cell>
          <table:table-cell office:value-type="float" office:value="1.1024" calcext:value-type="float">
            <text:p>1.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46" calcext:value-type="float">
            <text:p>-12.446</text:p>
          </table:table-cell>
          <table:table-cell office:value-type="float" office:value="-7.446" calcext:value-type="float">
            <text:p>-7.4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366001" calcext:value-type="float">
            <text:p>56.366001</text:p>
          </table:table-cell>
          <table:table-cell office:value-type="float" office:value="1.1427" calcext:value-type="float">
            <text:p>1.1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91" calcext:value-type="float">
            <text:p>-12.091</text:p>
          </table:table-cell>
          <table:table-cell office:value-type="float" office:value="-7.091" calcext:value-type="float">
            <text:p>-7.0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466" calcext:value-type="float">
            <text:p>56.466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83" calcext:value-type="float">
            <text:p>-12.583</text:p>
          </table:table-cell>
          <table:table-cell office:value-type="float" office:value="-7.583" calcext:value-type="float">
            <text:p>-7.5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566002" calcext:value-type="float">
            <text:p>56.566002</text:p>
          </table:table-cell>
          <table:table-cell office:value-type="float" office:value="1.1226" calcext:value-type="float">
            <text:p>1.1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32" calcext:value-type="float">
            <text:p>-11.932</text:p>
          </table:table-cell>
          <table:table-cell office:value-type="float" office:value="-6.932" calcext:value-type="float">
            <text:p>-6.9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666" calcext:value-type="float">
            <text:p>56.666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98" calcext:value-type="float">
            <text:p>-11.898</text:p>
          </table:table-cell>
          <table:table-cell office:value-type="float" office:value="-6.898" calcext:value-type="float">
            <text:p>-6.8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765999" calcext:value-type="float">
            <text:p>56.765999</text:p>
          </table:table-cell>
          <table:table-cell office:value-type="float" office:value="1.266" calcext:value-type="float">
            <text:p>1.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48" calcext:value-type="float">
            <text:p>-10.548</text:p>
          </table:table-cell>
          <table:table-cell office:value-type="float" office:value="-5.548" calcext:value-type="float">
            <text:p>-5.5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866001" calcext:value-type="float">
            <text:p>56.866001</text:p>
          </table:table-cell>
          <table:table-cell office:value-type="float" office:value="1.1677" calcext:value-type="float">
            <text:p>1.1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57" calcext:value-type="float">
            <text:p>-11.557</text:p>
          </table:table-cell>
          <table:table-cell office:value-type="float" office:value="-6.557" calcext:value-type="float">
            <text:p>-6.5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.966999" calcext:value-type="float">
            <text:p>56.966999</text:p>
          </table:table-cell>
          <table:table-cell office:value-type="float" office:value="1.1121" calcext:value-type="float">
            <text:p>1.1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55" calcext:value-type="float">
            <text:p>-10.255</text:p>
          </table:table-cell>
          <table:table-cell office:value-type="float" office:value="-5.255" calcext:value-type="float">
            <text:p>-5.2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067001" calcext:value-type="float">
            <text:p>57.067001</text:p>
          </table:table-cell>
          <table:table-cell office:value-type="float" office:value="1.1056" calcext:value-type="float">
            <text:p>1.1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84" calcext:value-type="float">
            <text:p>-10.584</text:p>
          </table:table-cell>
          <table:table-cell office:value-type="float" office:value="-5.584" calcext:value-type="float">
            <text:p>-5.5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167999" calcext:value-type="float">
            <text:p>57.167999</text:p>
          </table:table-cell>
          <table:table-cell office:value-type="float" office:value="1.1121" calcext:value-type="float">
            <text:p>1.1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7" calcext:value-type="float">
            <text:p>-10.57</text:p>
          </table:table-cell>
          <table:table-cell office:value-type="float" office:value="-5.57" calcext:value-type="float">
            <text:p>-5.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269001" calcext:value-type="float">
            <text:p>57.269001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93" calcext:value-type="float">
            <text:p>-10.493</text:p>
          </table:table-cell>
          <table:table-cell office:value-type="float" office:value="-5.493" calcext:value-type="float">
            <text:p>-5.4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369999" calcext:value-type="float">
            <text:p>57.369999</text:p>
          </table:table-cell>
          <table:table-cell office:value-type="float" office:value="1.129" calcext:value-type="float">
            <text:p>1.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995" calcext:value-type="float">
            <text:p>-9.995</text:p>
          </table:table-cell>
          <table:table-cell office:value-type="float" office:value="-4.995" calcext:value-type="float">
            <text:p>-4.9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470001" calcext:value-type="float">
            <text:p>57.470001</text:p>
          </table:table-cell>
          <table:table-cell office:value-type="float" office:value="1.1145" calcext:value-type="float">
            <text:p>1.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68" calcext:value-type="float">
            <text:p>-10.268</text:p>
          </table:table-cell>
          <table:table-cell office:value-type="float" office:value="-5.268" calcext:value-type="float">
            <text:p>-5.2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570999" calcext:value-type="float">
            <text:p>57.570999</text:p>
          </table:table-cell>
          <table:table-cell office:value-type="float" office:value="1.1064" calcext:value-type="float">
            <text:p>1.1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91" calcext:value-type="float">
            <text:p>-10.391</text:p>
          </table:table-cell>
          <table:table-cell office:value-type="float" office:value="-5.391" calcext:value-type="float">
            <text:p>-5.3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671001" calcext:value-type="float">
            <text:p>57.671001</text:p>
          </table:table-cell>
          <table:table-cell office:value-type="float" office:value="1.0944" calcext:value-type="float">
            <text:p>1.0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3" calcext:value-type="float">
            <text:p>-10.13</text:p>
          </table:table-cell>
          <table:table-cell office:value-type="float" office:value="-5.13" calcext:value-type="float">
            <text:p>-5.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771999" calcext:value-type="float">
            <text:p>57.771999</text:p>
          </table:table-cell>
          <table:table-cell office:value-type="float" office:value="1.1153" calcext:value-type="float">
            <text:p>1.1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938" calcext:value-type="float">
            <text:p>-9.938</text:p>
          </table:table-cell>
          <table:table-cell office:value-type="float" office:value="-4.938" calcext:value-type="float">
            <text:p>-4.9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872002" calcext:value-type="float">
            <text:p>57.872002</text:p>
          </table:table-cell>
          <table:table-cell office:value-type="float" office:value="1.1451" calcext:value-type="float">
            <text:p>1.1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93" calcext:value-type="float">
            <text:p>-10.193</text:p>
          </table:table-cell>
          <table:table-cell office:value-type="float" office:value="-5.193" calcext:value-type="float">
            <text:p>-5.1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.972" calcext:value-type="float">
            <text:p>57.972</text:p>
          </table:table-cell>
          <table:table-cell office:value-type="float" office:value="1.1403" calcext:value-type="float">
            <text:p>1.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75" calcext:value-type="float">
            <text:p>-9.75</text:p>
          </table:table-cell>
          <table:table-cell office:value-type="float" office:value="-4.75" calcext:value-type="float">
            <text:p>-4.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073002" calcext:value-type="float">
            <text:p>58.073002</text:p>
          </table:table-cell>
          <table:table-cell office:value-type="float" office:value="1.3434" calcext:value-type="float">
            <text:p>1.3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399" calcext:value-type="float">
            <text:p>-9.399</text:p>
          </table:table-cell>
          <table:table-cell office:value-type="float" office:value="-4.399" calcext:value-type="float">
            <text:p>-4.3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173" calcext:value-type="float">
            <text:p>58.173</text:p>
          </table:table-cell>
          <table:table-cell office:value-type="float" office:value="1.3724" calcext:value-type="float">
            <text:p>1.3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36" calcext:value-type="float">
            <text:p>-10.136</text:p>
          </table:table-cell>
          <table:table-cell office:value-type="float" office:value="-5.136" calcext:value-type="float">
            <text:p>-5.1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272999" calcext:value-type="float">
            <text:p>58.272999</text:p>
          </table:table-cell>
          <table:table-cell office:value-type="float" office:value="1.3853" calcext:value-type="float">
            <text:p>1.3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81" calcext:value-type="float">
            <text:p>-9.81</text:p>
          </table:table-cell>
          <table:table-cell office:value-type="float" office:value="-4.81" calcext:value-type="float">
            <text:p>-4.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373001" calcext:value-type="float">
            <text:p>58.373001</text:p>
          </table:table-cell>
          <table:table-cell office:value-type="float" office:value="1.3482" calcext:value-type="float">
            <text:p>1.3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971" calcext:value-type="float">
            <text:p>-9.971</text:p>
          </table:table-cell>
          <table:table-cell office:value-type="float" office:value="-4.971" calcext:value-type="float">
            <text:p>-4.9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473" calcext:value-type="float">
            <text:p>58.473</text:p>
          </table:table-cell>
          <table:table-cell office:value-type="float" office:value="1.3651" calcext:value-type="float">
            <text:p>1.3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27" calcext:value-type="float">
            <text:p>-10.227</text:p>
          </table:table-cell>
          <table:table-cell office:value-type="float" office:value="-5.227" calcext:value-type="float">
            <text:p>-5.2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573002" calcext:value-type="float">
            <text:p>58.573002</text:p>
          </table:table-cell>
          <table:table-cell office:value-type="float" office:value="1.3692" calcext:value-type="float">
            <text:p>1.3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11" calcext:value-type="float">
            <text:p>-10.711</text:p>
          </table:table-cell>
          <table:table-cell office:value-type="float" office:value="-5.711" calcext:value-type="float">
            <text:p>-5.7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673" calcext:value-type="float">
            <text:p>58.673</text:p>
          </table:table-cell>
          <table:table-cell office:value-type="float" office:value="1.3538" calcext:value-type="float">
            <text:p>1.3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36" calcext:value-type="float">
            <text:p>-10.636</text:p>
          </table:table-cell>
          <table:table-cell office:value-type="float" office:value="-5.636" calcext:value-type="float">
            <text:p>-5.6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773998" calcext:value-type="float">
            <text:p>58.773998</text:p>
          </table:table-cell>
          <table:table-cell office:value-type="float" office:value="1.3635" calcext:value-type="float">
            <text:p>1.3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85" calcext:value-type="float">
            <text:p>-10.485</text:p>
          </table:table-cell>
          <table:table-cell office:value-type="float" office:value="-5.485" calcext:value-type="float">
            <text:p>-5.4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875999" calcext:value-type="float">
            <text:p>58.875999</text:p>
          </table:table-cell>
          <table:table-cell office:value-type="float" office:value="1.3659" calcext:value-type="float">
            <text:p>1.3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82" calcext:value-type="float">
            <text:p>-10.682</text:p>
          </table:table-cell>
          <table:table-cell office:value-type="float" office:value="-5.682" calcext:value-type="float">
            <text:p>-5.6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.976002" calcext:value-type="float">
            <text:p>58.976002</text:p>
          </table:table-cell>
          <table:table-cell office:value-type="float" office:value="1.3667" calcext:value-type="float">
            <text:p>1.3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25" calcext:value-type="float">
            <text:p>-10.525</text:p>
          </table:table-cell>
          <table:table-cell office:value-type="float" office:value="-5.525" calcext:value-type="float">
            <text:p>-5.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077" calcext:value-type="float">
            <text:p>59.077</text:p>
          </table:table-cell>
          <table:table-cell office:value-type="float" office:value="1.3442" calcext:value-type="float">
            <text:p>1.3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176998" calcext:value-type="float">
            <text:p>59.176998</text:p>
          </table:table-cell>
          <table:table-cell office:value-type="float" office:value="1.345" calcext:value-type="float">
            <text:p>1.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4" calcext:value-type="float">
            <text:p>-11.24</text:p>
          </table:table-cell>
          <table:table-cell office:value-type="float" office:value="-6.24" calcext:value-type="float">
            <text:p>-6.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277" calcext:value-type="float">
            <text:p>59.277</text:p>
          </table:table-cell>
          <table:table-cell office:value-type="float" office:value="1.3095" calcext:value-type="float">
            <text:p>1.3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16" calcext:value-type="float">
            <text:p>-11.316</text:p>
          </table:table-cell>
          <table:table-cell office:value-type="float" office:value="-6.316" calcext:value-type="float">
            <text:p>-6.3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376999" calcext:value-type="float">
            <text:p>59.376999</text:p>
          </table:table-cell>
          <table:table-cell office:value-type="float" office:value="1.2257" calcext:value-type="float">
            <text:p>1.2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51" calcext:value-type="float">
            <text:p>-11.751</text:p>
          </table:table-cell>
          <table:table-cell office:value-type="float" office:value="-6.751" calcext:value-type="float">
            <text:p>-6.7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477001" calcext:value-type="float">
            <text:p>59.477001</text:p>
          </table:table-cell>
          <table:table-cell office:value-type="float" office:value="1.1943" calcext:value-type="float">
            <text:p>1.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85" calcext:value-type="float">
            <text:p>-12.085</text:p>
          </table:table-cell>
          <table:table-cell office:value-type="float" office:value="-7.085" calcext:value-type="float">
            <text:p>-7.0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577" calcext:value-type="float">
            <text:p>59.577</text:p>
          </table:table-cell>
          <table:table-cell office:value-type="float" office:value="1.183" calcext:value-type="float">
            <text:p>1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9" calcext:value-type="float">
            <text:p>-12.19</text:p>
          </table:table-cell>
          <table:table-cell office:value-type="float" office:value="-7.19" calcext:value-type="float">
            <text:p>-7.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676998" calcext:value-type="float">
            <text:p>59.676998</text:p>
          </table:table-cell>
          <table:table-cell office:value-type="float" office:value="1.1919" calcext:value-type="float">
            <text:p>1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" calcext:value-type="float">
            <text:p>-12.35</text:p>
          </table:table-cell>
          <table:table-cell office:value-type="float" office:value="-7.35" calcext:value-type="float">
            <text:p>-7.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777" calcext:value-type="float">
            <text:p>59.777</text:p>
          </table:table-cell>
          <table:table-cell office:value-type="float" office:value="1.1862" calcext:value-type="float">
            <text:p>1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76" calcext:value-type="float">
            <text:p>-12.476</text:p>
          </table:table-cell>
          <table:table-cell office:value-type="float" office:value="-7.476" calcext:value-type="float">
            <text:p>-7.4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876999" calcext:value-type="float">
            <text:p>59.876999</text:p>
          </table:table-cell>
          <table:table-cell office:value-type="float" office:value="1.2015" calcext:value-type="float">
            <text:p>1.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3" calcext:value-type="float">
            <text:p>-12.53</text:p>
          </table:table-cell>
          <table:table-cell office:value-type="float" office:value="-7.53" calcext:value-type="float">
            <text:p>-7.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977001" calcext:value-type="float">
            <text:p>59.977001</text:p>
          </table:table-cell>
          <table:table-cell office:value-type="float" office:value="1.2765" calcext:value-type="float">
            <text:p>1.2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72" calcext:value-type="float">
            <text:p>-12.572</text:p>
          </table:table-cell>
          <table:table-cell office:value-type="float" office:value="-7.572" calcext:value-type="float">
            <text:p>-7.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077" calcext:value-type="float">
            <text:p>60.077</text:p>
          </table:table-cell>
          <table:table-cell office:value-type="float" office:value="1.3434" calcext:value-type="float">
            <text:p>1.3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08" calcext:value-type="float">
            <text:p>-12.408</text:p>
          </table:table-cell>
          <table:table-cell office:value-type="float" office:value="-7.408" calcext:value-type="float">
            <text:p>-7.4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176998" calcext:value-type="float">
            <text:p>60.176998</text:p>
          </table:table-cell>
          <table:table-cell office:value-type="float" office:value="1.2741" calcext:value-type="float">
            <text:p>1.2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77" calcext:value-type="float">
            <text:p>-12.577</text:p>
          </table:table-cell>
          <table:table-cell office:value-type="float" office:value="-7.577" calcext:value-type="float">
            <text:p>-7.5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277" calcext:value-type="float">
            <text:p>60.277</text:p>
          </table:table-cell>
          <table:table-cell office:value-type="float" office:value="1.2531" calcext:value-type="float">
            <text:p>1.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745" calcext:value-type="float">
            <text:p>-12.745</text:p>
          </table:table-cell>
          <table:table-cell office:value-type="float" office:value="-7.745" calcext:value-type="float">
            <text:p>-7.7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376999" calcext:value-type="float">
            <text:p>60.376999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58" calcext:value-type="float">
            <text:p>-12.558</text:p>
          </table:table-cell>
          <table:table-cell office:value-type="float" office:value="-7.558" calcext:value-type="float">
            <text:p>-7.5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478001" calcext:value-type="float">
            <text:p>60.478001</text:p>
          </table:table-cell>
          <table:table-cell office:value-type="float" office:value="1.187" calcext:value-type="float">
            <text:p>1.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66" calcext:value-type="float">
            <text:p>-12.266</text:p>
          </table:table-cell>
          <table:table-cell office:value-type="float" office:value="-7.266" calcext:value-type="float">
            <text:p>-7.2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577999" calcext:value-type="float">
            <text:p>60.577999</text:p>
          </table:table-cell>
          <table:table-cell office:value-type="float" office:value="1.3611" calcext:value-type="float">
            <text:p>1.3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1" calcext:value-type="float">
            <text:p>-12.351</text:p>
          </table:table-cell>
          <table:table-cell office:value-type="float" office:value="-7.351" calcext:value-type="float">
            <text:p>-7.3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678001" calcext:value-type="float">
            <text:p>60.678001</text:p>
          </table:table-cell>
          <table:table-cell office:value-type="float" office:value="1.3821" calcext:value-type="float">
            <text:p>1.3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64" calcext:value-type="float">
            <text:p>-12.064</text:p>
          </table:table-cell>
          <table:table-cell office:value-type="float" office:value="-7.064" calcext:value-type="float">
            <text:p>-7.0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778999" calcext:value-type="float">
            <text:p>60.778999</text:p>
          </table:table-cell>
          <table:table-cell office:value-type="float" office:value="1.3434" calcext:value-type="float">
            <text:p>1.3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33" calcext:value-type="float">
            <text:p>-12.033</text:p>
          </table:table-cell>
          <table:table-cell office:value-type="float" office:value="-7.033" calcext:value-type="float">
            <text:p>-7.0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879002" calcext:value-type="float">
            <text:p>60.879002</text:p>
          </table:table-cell>
          <table:table-cell office:value-type="float" office:value="1.3708" calcext:value-type="float">
            <text:p>1.3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37" calcext:value-type="float">
            <text:p>-11.837</text:p>
          </table:table-cell>
          <table:table-cell office:value-type="float" office:value="-6.837" calcext:value-type="float">
            <text:p>-6.8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.979" calcext:value-type="float">
            <text:p>60.979</text:p>
          </table:table-cell>
          <table:table-cell office:value-type="float" office:value="1.3466" calcext:value-type="float">
            <text:p>1.3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45" calcext:value-type="float">
            <text:p>-11.645</text:p>
          </table:table-cell>
          <table:table-cell office:value-type="float" office:value="-6.645" calcext:value-type="float">
            <text:p>-6.6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078999" calcext:value-type="float">
            <text:p>61.078999</text:p>
          </table:table-cell>
          <table:table-cell office:value-type="float" office:value="1.3514" calcext:value-type="float">
            <text:p>1.3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91" calcext:value-type="float">
            <text:p>-11.691</text:p>
          </table:table-cell>
          <table:table-cell office:value-type="float" office:value="-6.691" calcext:value-type="float">
            <text:p>-6.6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18" calcext:value-type="float">
            <text:p>61.18</text:p>
          </table:table-cell>
          <table:table-cell office:value-type="float" office:value="1.3434" calcext:value-type="float">
            <text:p>1.3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38" calcext:value-type="float">
            <text:p>-11.338</text:p>
          </table:table-cell>
          <table:table-cell office:value-type="float" office:value="-6.338" calcext:value-type="float">
            <text:p>-6.3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280998" calcext:value-type="float">
            <text:p>61.280998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12" calcext:value-type="float">
            <text:p>-11.712</text:p>
          </table:table-cell>
          <table:table-cell office:value-type="float" office:value="-6.712" calcext:value-type="float">
            <text:p>-6.7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381001" calcext:value-type="float">
            <text:p>61.381001</text:p>
          </table:table-cell>
          <table:table-cell office:value-type="float" office:value="1.1016" calcext:value-type="float">
            <text:p>1.1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91" calcext:value-type="float">
            <text:p>-11.391</text:p>
          </table:table-cell>
          <table:table-cell office:value-type="float" office:value="-6.391" calcext:value-type="float">
            <text:p>-6.3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481998" calcext:value-type="float">
            <text:p>61.481998</text:p>
          </table:table-cell>
          <table:table-cell office:value-type="float" office:value="1.1032" calcext:value-type="float">
            <text:p>1.1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" calcext:value-type="float">
            <text:p>-11.4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582001" calcext:value-type="float">
            <text:p>61.582001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93" calcext:value-type="float">
            <text:p>-11.493</text:p>
          </table:table-cell>
          <table:table-cell office:value-type="float" office:value="-6.493" calcext:value-type="float">
            <text:p>-6.4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681999" calcext:value-type="float">
            <text:p>61.681999</text:p>
          </table:table-cell>
          <table:table-cell office:value-type="float" office:value="1.1226" calcext:value-type="float">
            <text:p>1.1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13" calcext:value-type="float">
            <text:p>-11.413</text:p>
          </table:table-cell>
          <table:table-cell office:value-type="float" office:value="-6.413" calcext:value-type="float">
            <text:p>-6.4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782001" calcext:value-type="float">
            <text:p>61.782001</text:p>
          </table:table-cell>
          <table:table-cell office:value-type="float" office:value="1.121" calcext:value-type="float">
            <text:p>1.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67" calcext:value-type="float">
            <text:p>-11.467</text:p>
          </table:table-cell>
          <table:table-cell office:value-type="float" office:value="-6.467" calcext:value-type="float">
            <text:p>-6.4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882" calcext:value-type="float">
            <text:p>61.882</text:p>
          </table:table-cell>
          <table:table-cell office:value-type="float" office:value="1.1048" calcext:value-type="float">
            <text:p>1.1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55" calcext:value-type="float">
            <text:p>-11.455</text:p>
          </table:table-cell>
          <table:table-cell office:value-type="float" office:value="-6.455" calcext:value-type="float">
            <text:p>-6.4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.981998" calcext:value-type="float">
            <text:p>61.981998</text:p>
          </table:table-cell>
          <table:table-cell office:value-type="float" office:value="1.1113" calcext:value-type="float">
            <text:p>1.1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44" calcext:value-type="float">
            <text:p>-11.644</text:p>
          </table:table-cell>
          <table:table-cell office:value-type="float" office:value="-6.644" calcext:value-type="float">
            <text:p>-6.6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082001" calcext:value-type="float">
            <text:p>62.082001</text:p>
          </table:table-cell>
          <table:table-cell office:value-type="float" office:value="1.1185" calcext:value-type="float">
            <text:p>1.1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96" calcext:value-type="float">
            <text:p>-11.596</text:p>
          </table:table-cell>
          <table:table-cell office:value-type="float" office:value="-6.596" calcext:value-type="float">
            <text:p>-6.5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182999" calcext:value-type="float">
            <text:p>62.182999</text:p>
          </table:table-cell>
          <table:table-cell office:value-type="float" office:value="1.1121" calcext:value-type="float">
            <text:p>1.1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25" calcext:value-type="float">
            <text:p>-11.425</text:p>
          </table:table-cell>
          <table:table-cell office:value-type="float" office:value="-6.425" calcext:value-type="float">
            <text:p>-6.4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284" calcext:value-type="float">
            <text:p>62.284</text:p>
          </table:table-cell>
          <table:table-cell office:value-type="float" office:value="1.1717" calcext:value-type="float">
            <text:p>1.1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34" calcext:value-type="float">
            <text:p>-11.534</text:p>
          </table:table-cell>
          <table:table-cell office:value-type="float" office:value="-6.534" calcext:value-type="float">
            <text:p>-6.5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383999" calcext:value-type="float">
            <text:p>62.383999</text:p>
          </table:table-cell>
          <table:table-cell office:value-type="float" office:value="1.1379" calcext:value-type="float">
            <text:p>1.1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6" calcext:value-type="float">
            <text:p>-11.36</text:p>
          </table:table-cell>
          <table:table-cell office:value-type="float" office:value="-6.36" calcext:value-type="float">
            <text:p>-6.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485001" calcext:value-type="float">
            <text:p>62.485001</text:p>
          </table:table-cell>
          <table:table-cell office:value-type="float" office:value="1.1822" calcext:value-type="float">
            <text:p>1.1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62" calcext:value-type="float">
            <text:p>-11.362</text:p>
          </table:table-cell>
          <table:table-cell office:value-type="float" office:value="-6.362" calcext:value-type="float">
            <text:p>-6.3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585999" calcext:value-type="float">
            <text:p>62.585999</text:p>
          </table:table-cell>
          <table:table-cell office:value-type="float" office:value="1.1766" calcext:value-type="float">
            <text:p>1.1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82" calcext:value-type="float">
            <text:p>-11.182</text:p>
          </table:table-cell>
          <table:table-cell office:value-type="float" office:value="-6.182" calcext:value-type="float">
            <text:p>-6.1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687" calcext:value-type="float">
            <text:p>62.687</text:p>
          </table:table-cell>
          <table:table-cell office:value-type="float" office:value="1.1451" calcext:value-type="float">
            <text:p>1.1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13" calcext:value-type="float">
            <text:p>-11.213</text:p>
          </table:table-cell>
          <table:table-cell office:value-type="float" office:value="-6.213" calcext:value-type="float">
            <text:p>-6.2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786999" calcext:value-type="float">
            <text:p>62.786999</text:p>
          </table:table-cell>
          <table:table-cell office:value-type="float" office:value="1.1484" calcext:value-type="float">
            <text:p>1.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08" calcext:value-type="float">
            <text:p>-11.308</text:p>
          </table:table-cell>
          <table:table-cell office:value-type="float" office:value="-6.308" calcext:value-type="float">
            <text:p>-6.3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887001" calcext:value-type="float">
            <text:p>62.887001</text:p>
          </table:table-cell>
          <table:table-cell office:value-type="float" office:value="1.1403" calcext:value-type="float">
            <text:p>1.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95" calcext:value-type="float">
            <text:p>-11.195</text:p>
          </table:table-cell>
          <table:table-cell office:value-type="float" office:value="-6.195" calcext:value-type="float">
            <text:p>-6.1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.987" calcext:value-type="float">
            <text:p>62.987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12" calcext:value-type="float">
            <text:p>-11.212</text:p>
          </table:table-cell>
          <table:table-cell office:value-type="float" office:value="-6.212" calcext:value-type="float">
            <text:p>-6.2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087002" calcext:value-type="float">
            <text:p>63.087002</text:p>
          </table:table-cell>
          <table:table-cell office:value-type="float" office:value="1.158" calcext:value-type="float">
            <text:p>1.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36" calcext:value-type="float">
            <text:p>-11.336</text:p>
          </table:table-cell>
          <table:table-cell office:value-type="float" office:value="-6.336" calcext:value-type="float">
            <text:p>-6.3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188" calcext:value-type="float">
            <text:p>63.188</text:p>
          </table:table-cell>
          <table:table-cell office:value-type="float" office:value="1.1629" calcext:value-type="float">
            <text:p>1.1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53" calcext:value-type="float">
            <text:p>-11.353</text:p>
          </table:table-cell>
          <table:table-cell office:value-type="float" office:value="-6.353" calcext:value-type="float">
            <text:p>-6.3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287998" calcext:value-type="float">
            <text:p>63.287998</text:p>
          </table:table-cell>
          <table:table-cell office:value-type="float" office:value="1.1516" calcext:value-type="float">
            <text:p>1.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96" calcext:value-type="float">
            <text:p>-11.296</text:p>
          </table:table-cell>
          <table:table-cell office:value-type="float" office:value="-6.296" calcext:value-type="float">
            <text:p>-6.2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389" calcext:value-type="float">
            <text:p>63.389</text:p>
          </table:table-cell>
          <table:table-cell office:value-type="float" office:value="1.187" calcext:value-type="float">
            <text:p>1.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06" calcext:value-type="float">
            <text:p>-11.306</text:p>
          </table:table-cell>
          <table:table-cell office:value-type="float" office:value="-6.306" calcext:value-type="float">
            <text:p>-6.3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488998" calcext:value-type="float">
            <text:p>63.488998</text:p>
          </table:table-cell>
          <table:table-cell office:value-type="float" office:value="1.208" calcext:value-type="float">
            <text:p>1.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01" calcext:value-type="float">
            <text:p>-11.201</text:p>
          </table:table-cell>
          <table:table-cell office:value-type="float" office:value="-6.201" calcext:value-type="float">
            <text:p>-6.2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589001" calcext:value-type="float">
            <text:p>63.589001</text:p>
          </table:table-cell>
          <table:table-cell office:value-type="float" office:value="1.208" calcext:value-type="float">
            <text:p>1.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53" calcext:value-type="float">
            <text:p>-11.153</text:p>
          </table:table-cell>
          <table:table-cell office:value-type="float" office:value="-6.153" calcext:value-type="float">
            <text:p>-6.1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688999" calcext:value-type="float">
            <text:p>63.688999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59" calcext:value-type="float">
            <text:p>-11.259</text:p>
          </table:table-cell>
          <table:table-cell office:value-type="float" office:value="-6.259" calcext:value-type="float">
            <text:p>-6.2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790001" calcext:value-type="float">
            <text:p>63.790001</text:p>
          </table:table-cell>
          <table:table-cell office:value-type="float" office:value="1.204" calcext:value-type="float">
            <text:p>1.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81" calcext:value-type="float">
            <text:p>-11.181</text:p>
          </table:table-cell>
          <table:table-cell office:value-type="float" office:value="-6.181" calcext:value-type="float">
            <text:p>-6.1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890999" calcext:value-type="float">
            <text:p>63.890999</text:p>
          </table:table-cell>
          <table:table-cell office:value-type="float" office:value="1.2144" calcext:value-type="float">
            <text:p>1.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55" calcext:value-type="float">
            <text:p>-11.255</text:p>
          </table:table-cell>
          <table:table-cell office:value-type="float" office:value="-6.255" calcext:value-type="float">
            <text:p>-6.2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.991001" calcext:value-type="float">
            <text:p>63.991001</text:p>
          </table:table-cell>
          <table:table-cell office:value-type="float" office:value="1.1935" calcext:value-type="float">
            <text:p>1.1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11" calcext:value-type="float">
            <text:p>-11.211</text:p>
          </table:table-cell>
          <table:table-cell office:value-type="float" office:value="-6.211" calcext:value-type="float">
            <text:p>-6.2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091003" calcext:value-type="float">
            <text:p>64.091003</text:p>
          </table:table-cell>
          <table:table-cell office:value-type="float" office:value="1.216" calcext:value-type="float">
            <text:p>1.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59" calcext:value-type="float">
            <text:p>-11.259</text:p>
          </table:table-cell>
          <table:table-cell office:value-type="float" office:value="-6.259" calcext:value-type="float">
            <text:p>-6.2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192001" calcext:value-type="float">
            <text:p>64.192001</text:p>
          </table:table-cell>
          <table:table-cell office:value-type="float" office:value="1.1854" calcext:value-type="float">
            <text:p>1.1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68" calcext:value-type="float">
            <text:p>-11.368</text:p>
          </table:table-cell>
          <table:table-cell office:value-type="float" office:value="-6.368" calcext:value-type="float">
            <text:p>-6.3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292999" calcext:value-type="float">
            <text:p>64.292999</text:p>
          </table:table-cell>
          <table:table-cell office:value-type="float" office:value="1.1725" calcext:value-type="float">
            <text:p>1.1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67" calcext:value-type="float">
            <text:p>-11.267</text:p>
          </table:table-cell>
          <table:table-cell office:value-type="float" office:value="-6.267" calcext:value-type="float">
            <text:p>-6.2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392998" calcext:value-type="float">
            <text:p>64.392998</text:p>
          </table:table-cell>
          <table:table-cell office:value-type="float" office:value="1.187" calcext:value-type="float">
            <text:p>1.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16" calcext:value-type="float">
            <text:p>-11.416</text:p>
          </table:table-cell>
          <table:table-cell office:value-type="float" office:value="-6.416" calcext:value-type="float">
            <text:p>-6.4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492996" calcext:value-type="float">
            <text:p>64.492996</text:p>
          </table:table-cell>
          <table:table-cell office:value-type="float" office:value="1.2257" calcext:value-type="float">
            <text:p>1.2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9" calcext:value-type="float">
            <text:p>-11.39</text:p>
          </table:table-cell>
          <table:table-cell office:value-type="float" office:value="-6.39" calcext:value-type="float">
            <text:p>-6.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593002" calcext:value-type="float">
            <text:p>64.593002</text:p>
          </table:table-cell>
          <table:table-cell office:value-type="float" office:value="1.1637" calcext:value-type="float">
            <text:p>1.1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38" calcext:value-type="float">
            <text:p>-11.438</text:p>
          </table:table-cell>
          <table:table-cell office:value-type="float" office:value="-6.438" calcext:value-type="float">
            <text:p>-6.4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693001" calcext:value-type="float">
            <text:p>64.693001</text:p>
          </table:table-cell>
          <table:table-cell office:value-type="float" office:value="1.183" calcext:value-type="float">
            <text:p>1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8" calcext:value-type="float">
            <text:p>-11.38</text:p>
          </table:table-cell>
          <table:table-cell office:value-type="float" office:value="-6.38" calcext:value-type="float">
            <text:p>-6.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792999" calcext:value-type="float">
            <text:p>64.792999</text:p>
          </table:table-cell>
          <table:table-cell office:value-type="float" office:value="1.1911" calcext:value-type="float">
            <text:p>1.1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03" calcext:value-type="float">
            <text:p>-11.403</text:p>
          </table:table-cell>
          <table:table-cell office:value-type="float" office:value="-6.403" calcext:value-type="float">
            <text:p>-6.4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892998" calcext:value-type="float">
            <text:p>64.892998</text:p>
          </table:table-cell>
          <table:table-cell office:value-type="float" office:value="1.3289" calcext:value-type="float">
            <text:p>1.3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16" calcext:value-type="float">
            <text:p>-11.316</text:p>
          </table:table-cell>
          <table:table-cell office:value-type="float" office:value="-6.316" calcext:value-type="float">
            <text:p>-6.3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.992996" calcext:value-type="float">
            <text:p>64.992996</text:p>
          </table:table-cell>
          <table:table-cell office:value-type="float" office:value="1.3579" calcext:value-type="float">
            <text:p>1.3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71" calcext:value-type="float">
            <text:p>-11.371</text:p>
          </table:table-cell>
          <table:table-cell office:value-type="float" office:value="-6.371" calcext:value-type="float">
            <text:p>-6.3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093002" calcext:value-type="float">
            <text:p>65.093002</text:p>
          </table:table-cell>
          <table:table-cell office:value-type="float" office:value="1.3401" calcext:value-type="float">
            <text:p>1.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22" calcext:value-type="float">
            <text:p>-11.422</text:p>
          </table:table-cell>
          <table:table-cell office:value-type="float" office:value="-6.422" calcext:value-type="float">
            <text:p>-6.4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193001" calcext:value-type="float">
            <text:p>65.193001</text:p>
          </table:table-cell>
          <table:table-cell office:value-type="float" office:value="1.2144" calcext:value-type="float">
            <text:p>1.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49" calcext:value-type="float">
            <text:p>-11.549</text:p>
          </table:table-cell>
          <table:table-cell office:value-type="float" office:value="-6.549" calcext:value-type="float">
            <text:p>-6.5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292999" calcext:value-type="float">
            <text:p>65.292999</text:p>
          </table:table-cell>
          <table:table-cell office:value-type="float" office:value="1.1508" calcext:value-type="float">
            <text:p>1.1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2" calcext:value-type="float">
            <text:p>-11.42</text:p>
          </table:table-cell>
          <table:table-cell office:value-type="float" office:value="-6.42" calcext:value-type="float">
            <text:p>-6.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393997" calcext:value-type="float">
            <text:p>65.393997</text:p>
          </table:table-cell>
          <table:table-cell office:value-type="float" office:value="1.1467" calcext:value-type="float">
            <text:p>1.1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8" calcext:value-type="float">
            <text:p>-11.98</text:p>
          </table:table-cell>
          <table:table-cell office:value-type="float" office:value="-6.98" calcext:value-type="float">
            <text:p>-6.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495003" calcext:value-type="float">
            <text:p>65.495003</text:p>
          </table:table-cell>
          <table:table-cell office:value-type="float" office:value="1.1435" calcext:value-type="float">
            <text:p>1.1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64" calcext:value-type="float">
            <text:p>-11.564</text:p>
          </table:table-cell>
          <table:table-cell office:value-type="float" office:value="-6.564" calcext:value-type="float">
            <text:p>-6.5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596001" calcext:value-type="float">
            <text:p>65.596001</text:p>
          </table:table-cell>
          <table:table-cell office:value-type="float" office:value="1.1532" calcext:value-type="float">
            <text:p>1.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09" calcext:value-type="float">
            <text:p>-11.109</text:p>
          </table:table-cell>
          <table:table-cell office:value-type="float" office:value="-6.109" calcext:value-type="float">
            <text:p>-6.1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695999" calcext:value-type="float">
            <text:p>65.695999</text:p>
          </table:table-cell>
          <table:table-cell office:value-type="float" office:value="1.1435" calcext:value-type="float">
            <text:p>1.1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71" calcext:value-type="float">
            <text:p>-10.671</text:p>
          </table:table-cell>
          <table:table-cell office:value-type="float" office:value="-5.671" calcext:value-type="float">
            <text:p>-5.6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795998" calcext:value-type="float">
            <text:p>65.795998</text:p>
          </table:table-cell>
          <table:table-cell office:value-type="float" office:value="1.1322" calcext:value-type="float">
            <text:p>1.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5" calcext:value-type="float">
            <text:p>-10.985</text:p>
          </table:table-cell>
          <table:table-cell office:value-type="float" office:value="-5.985" calcext:value-type="float">
            <text:p>-5.9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896004" calcext:value-type="float">
            <text:p>65.896004</text:p>
          </table:table-cell>
          <table:table-cell office:value-type="float" office:value="1.1612" calcext:value-type="float">
            <text:p>1.1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83" calcext:value-type="float">
            <text:p>-11.183</text:p>
          </table:table-cell>
          <table:table-cell office:value-type="float" office:value="-6.183" calcext:value-type="float">
            <text:p>-6.1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.996002" calcext:value-type="float">
            <text:p>65.996002</text:p>
          </table:table-cell>
          <table:table-cell office:value-type="float" office:value="1.133" calcext:value-type="float">
            <text:p>1.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92" calcext:value-type="float">
            <text:p>-11.092</text:p>
          </table:table-cell>
          <table:table-cell office:value-type="float" office:value="-6.092" calcext:value-type="float">
            <text:p>-6.0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096001" calcext:value-type="float">
            <text:p>66.096001</text:p>
          </table:table-cell>
          <table:table-cell office:value-type="float" office:value="1.212" calcext:value-type="float">
            <text:p>1.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76" calcext:value-type="float">
            <text:p>-11.176</text:p>
          </table:table-cell>
          <table:table-cell office:value-type="float" office:value="-6.176" calcext:value-type="float">
            <text:p>-6.1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196999" calcext:value-type="float">
            <text:p>66.196999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65" calcext:value-type="float">
            <text:p>-11.565</text:p>
          </table:table-cell>
          <table:table-cell office:value-type="float" office:value="-6.565" calcext:value-type="float">
            <text:p>-6.5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297997" calcext:value-type="float">
            <text:p>66.297997</text:p>
          </table:table-cell>
          <table:table-cell office:value-type="float" office:value="1.2144" calcext:value-type="float">
            <text:p>1.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72" calcext:value-type="float">
            <text:p>-11.572</text:p>
          </table:table-cell>
          <table:table-cell office:value-type="float" office:value="-6.572" calcext:value-type="float">
            <text:p>-6.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398003" calcext:value-type="float">
            <text:p>66.398003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46" calcext:value-type="float">
            <text:p>-11.646</text:p>
          </table:table-cell>
          <table:table-cell office:value-type="float" office:value="-6.646" calcext:value-type="float">
            <text:p>-6.6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499001" calcext:value-type="float">
            <text:p>66.499001</text:p>
          </table:table-cell>
          <table:table-cell office:value-type="float" office:value="1.2757" calcext:value-type="float">
            <text:p>1.2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79" calcext:value-type="float">
            <text:p>-11.679</text:p>
          </table:table-cell>
          <table:table-cell office:value-type="float" office:value="-6.679" calcext:value-type="float">
            <text:p>-6.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598999" calcext:value-type="float">
            <text:p>66.598999</text:p>
          </table:table-cell>
          <table:table-cell office:value-type="float" office:value="1.2451" calcext:value-type="float">
            <text:p>1.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34" calcext:value-type="float">
            <text:p>-11.734</text:p>
          </table:table-cell>
          <table:table-cell office:value-type="float" office:value="-6.734" calcext:value-type="float">
            <text:p>-6.7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698997" calcext:value-type="float">
            <text:p>66.698997</text:p>
          </table:table-cell>
          <table:table-cell office:value-type="float" office:value="1.1903" calcext:value-type="float">
            <text:p>1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18" calcext:value-type="float">
            <text:p>-11.718</text:p>
          </table:table-cell>
          <table:table-cell office:value-type="float" office:value="-6.718" calcext:value-type="float">
            <text:p>-6.7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799004" calcext:value-type="float">
            <text:p>66.799004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2" calcext:value-type="float">
            <text:p>-11.72</text:p>
          </table:table-cell>
          <table:table-cell office:value-type="float" office:value="-6.72" calcext:value-type="float">
            <text:p>-6.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899002" calcext:value-type="float">
            <text:p>66.899002</text:p>
          </table:table-cell>
          <table:table-cell office:value-type="float" office:value="1.1709" calcext:value-type="float">
            <text:p>1.1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31" calcext:value-type="float">
            <text:p>-11.731</text:p>
          </table:table-cell>
          <table:table-cell office:value-type="float" office:value="-6.731" calcext:value-type="float">
            <text:p>-6.7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.999001" calcext:value-type="float">
            <text:p>66.999001</text:p>
          </table:table-cell>
          <table:table-cell office:value-type="float" office:value="1.1669" calcext:value-type="float">
            <text:p>1.1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78" calcext:value-type="float">
            <text:p>-11.478</text:p>
          </table:table-cell>
          <table:table-cell office:value-type="float" office:value="-6.478" calcext:value-type="float">
            <text:p>-6.4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.098999" calcext:value-type="float">
            <text:p>67.098999</text:p>
          </table:table-cell>
          <table:table-cell office:value-type="float" office:value="1.1903" calcext:value-type="float">
            <text:p>1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64" calcext:value-type="float">
            <text:p>-11.364</text:p>
          </table:table-cell>
          <table:table-cell office:value-type="float" office:value="-6.364" calcext:value-type="float">
            <text:p>-6.3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.199997" calcext:value-type="float">
            <text:p>67.199997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43" calcext:value-type="float">
            <text:p>-11.243</text:p>
          </table:table-cell>
          <table:table-cell office:value-type="float" office:value="-6.243" calcext:value-type="float">
            <text:p>-6.2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.300003" calcext:value-type="float">
            <text:p>67.300003</text:p>
          </table:table-cell>
          <table:table-cell office:value-type="float" office:value="1.3023" calcext:value-type="float">
            <text:p>1.3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11" calcext:value-type="float">
            <text:p>-11.211</text:p>
          </table:table-cell>
          <table:table-cell office:value-type="float" office:value="-6.211" calcext:value-type="float">
            <text:p>-6.2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.400002" calcext:value-type="float">
            <text:p>67.400002</text:p>
          </table:table-cell>
          <table:table-cell office:value-type="float" office:value="1.3522" calcext:value-type="float">
            <text:p>1.3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74" calcext:value-type="float">
            <text:p>-11.474</text:p>
          </table:table-cell>
          <table:table-cell office:value-type="float" office:value="-6.474" calcext:value-type="float">
            <text:p>-6.4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1.353" calcext:value-type="float">
            <text:p>1.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01" calcext:value-type="float">
            <text:p>-11.301</text:p>
          </table:table-cell>
          <table:table-cell office:value-type="float" office:value="-6.301" calcext:value-type="float">
            <text:p>-6.3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office:value-type="float" office:value="1.3708" calcext:value-type="float">
            <text:p>1.3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35" calcext:value-type="float">
            <text:p>-11.235</text:p>
          </table:table-cell>
          <table:table-cell office:value-type="float" office:value="-6.235" calcext:value-type="float">
            <text:p>-6.2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.700996" calcext:value-type="float">
            <text:p>67.700996</text:p>
          </table:table-cell>
          <table:table-cell office:value-type="float" office:value="1.3264" calcext:value-type="float">
            <text:p>1.3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99" calcext:value-type="float">
            <text:p>-11.299</text:p>
          </table:table-cell>
          <table:table-cell office:value-type="float" office:value="-6.299" calcext:value-type="float">
            <text:p>-6.2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.802002" calcext:value-type="float">
            <text:p>67.802002</text:p>
          </table:table-cell>
          <table:table-cell office:value-type="float" office:value="1.3224" calcext:value-type="float">
            <text:p>1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85" calcext:value-type="float">
            <text:p>-11.285</text:p>
          </table:table-cell>
          <table:table-cell office:value-type="float" office:value="-6.285" calcext:value-type="float">
            <text:p>-6.2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.903" calcext:value-type="float">
            <text:p>67.903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74" calcext:value-type="float">
            <text:p>-11.274</text:p>
          </table:table-cell>
          <table:table-cell office:value-type="float" office:value="-6.274" calcext:value-type="float">
            <text:p>-6.2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002998" calcext:value-type="float">
            <text:p>68.002998</text:p>
          </table:table-cell>
          <table:table-cell office:value-type="float" office:value="1.2201" calcext:value-type="float">
            <text:p>1.2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56" calcext:value-type="float">
            <text:p>-11.456</text:p>
          </table:table-cell>
          <table:table-cell office:value-type="float" office:value="-6.456" calcext:value-type="float">
            <text:p>-6.4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103996" calcext:value-type="float">
            <text:p>68.103996</text:p>
          </table:table-cell>
          <table:table-cell office:value-type="float" office:value="1.2217" calcext:value-type="float">
            <text:p>1.2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89" calcext:value-type="float">
            <text:p>-11.389</text:p>
          </table:table-cell>
          <table:table-cell office:value-type="float" office:value="-6.389" calcext:value-type="float">
            <text:p>-6.3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204002" calcext:value-type="float">
            <text:p>68.204002</text:p>
          </table:table-cell>
          <table:table-cell office:value-type="float" office:value="1.1943" calcext:value-type="float">
            <text:p>1.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01" calcext:value-type="float">
            <text:p>-11.301</text:p>
          </table:table-cell>
          <table:table-cell office:value-type="float" office:value="-6.301" calcext:value-type="float">
            <text:p>-6.3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305" calcext:value-type="float">
            <text:p>68.305</text:p>
          </table:table-cell>
          <table:table-cell office:value-type="float" office:value="1.1556" calcext:value-type="float">
            <text:p>1.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68" calcext:value-type="float">
            <text:p>-11.068</text:p>
          </table:table-cell>
          <table:table-cell office:value-type="float" office:value="-6.068" calcext:value-type="float">
            <text:p>-6.0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404999" calcext:value-type="float">
            <text:p>68.404999</text:p>
          </table:table-cell>
          <table:table-cell office:value-type="float" office:value="1.1419" calcext:value-type="float">
            <text:p>1.1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68" calcext:value-type="float">
            <text:p>-11.168</text:p>
          </table:table-cell>
          <table:table-cell office:value-type="float" office:value="-6.168" calcext:value-type="float">
            <text:p>-6.1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504997" calcext:value-type="float">
            <text:p>68.504997</text:p>
          </table:table-cell>
          <table:table-cell office:value-type="float" office:value="1.1475" calcext:value-type="float">
            <text:p>1.1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42" calcext:value-type="float">
            <text:p>-11.042</text:p>
          </table:table-cell>
          <table:table-cell office:value-type="float" office:value="-6.042" calcext:value-type="float">
            <text:p>-6.0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606003" calcext:value-type="float">
            <text:p>68.606003</text:p>
          </table:table-cell>
          <table:table-cell office:value-type="float" office:value="1.1443" calcext:value-type="float">
            <text:p>1.1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07" calcext:value-type="float">
            <text:p>-11.107</text:p>
          </table:table-cell>
          <table:table-cell office:value-type="float" office:value="-6.107" calcext:value-type="float">
            <text:p>-6.1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707001" calcext:value-type="float">
            <text:p>68.707001</text:p>
          </table:table-cell>
          <table:table-cell office:value-type="float" office:value="1.2362" calcext:value-type="float">
            <text:p>1.2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97" calcext:value-type="float">
            <text:p>-10.897</text:p>
          </table:table-cell>
          <table:table-cell office:value-type="float" office:value="-5.897" calcext:value-type="float">
            <text:p>-5.8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806999" calcext:value-type="float">
            <text:p>68.806999</text:p>
          </table:table-cell>
          <table:table-cell office:value-type="float" office:value="1.3563" calcext:value-type="float">
            <text:p>1.3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" calcext:value-type="float">
            <text:p>-10.98</text:p>
          </table:table-cell>
          <table:table-cell office:value-type="float" office:value="-5.98" calcext:value-type="float">
            <text:p>-5.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.907997" calcext:value-type="float">
            <text:p>68.907997</text:p>
          </table:table-cell>
          <table:table-cell office:value-type="float" office:value="1.3522" calcext:value-type="float">
            <text:p>1.3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42" calcext:value-type="float">
            <text:p>-10.842</text:p>
          </table:table-cell>
          <table:table-cell office:value-type="float" office:value="-5.842" calcext:value-type="float">
            <text:p>-5.8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008003" calcext:value-type="float">
            <text:p>69.008003</text:p>
          </table:table-cell>
          <table:table-cell office:value-type="float" office:value="1.3659" calcext:value-type="float">
            <text:p>1.3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68" calcext:value-type="float">
            <text:p>-10.768</text:p>
          </table:table-cell>
          <table:table-cell office:value-type="float" office:value="-5.768" calcext:value-type="float">
            <text:p>-5.7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108002" calcext:value-type="float">
            <text:p>69.108002</text:p>
          </table:table-cell>
          <table:table-cell office:value-type="float" office:value="1.3675" calcext:value-type="float">
            <text:p>1.3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18" calcext:value-type="float">
            <text:p>-10.918</text:p>
          </table:table-cell>
          <table:table-cell office:value-type="float" office:value="-5.918" calcext:value-type="float">
            <text:p>-5.9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208" calcext:value-type="float">
            <text:p>69.208</text:p>
          </table:table-cell>
          <table:table-cell office:value-type="float" office:value="1.3708" calcext:value-type="float">
            <text:p>1.3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28" calcext:value-type="float">
            <text:p>-10.828</text:p>
          </table:table-cell>
          <table:table-cell office:value-type="float" office:value="-5.828" calcext:value-type="float">
            <text:p>-5.8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307999" calcext:value-type="float">
            <text:p>69.307999</text:p>
          </table:table-cell>
          <table:table-cell office:value-type="float" office:value="1.3692" calcext:value-type="float">
            <text:p>1.3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64" calcext:value-type="float">
            <text:p>-10.964</text:p>
          </table:table-cell>
          <table:table-cell office:value-type="float" office:value="-5.964" calcext:value-type="float">
            <text:p>-5.9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407997" calcext:value-type="float">
            <text:p>69.407997</text:p>
          </table:table-cell>
          <table:table-cell office:value-type="float" office:value="1.3603" calcext:value-type="float">
            <text:p>1.3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7" calcext:value-type="float">
            <text:p>-10.987</text:p>
          </table:table-cell>
          <table:table-cell office:value-type="float" office:value="-5.987" calcext:value-type="float">
            <text:p>-5.9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508003" calcext:value-type="float">
            <text:p>69.508003</text:p>
          </table:table-cell>
          <table:table-cell office:value-type="float" office:value="1.3732" calcext:value-type="float">
            <text:p>1.3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55" calcext:value-type="float">
            <text:p>-10.855</text:p>
          </table:table-cell>
          <table:table-cell office:value-type="float" office:value="-5.855" calcext:value-type="float">
            <text:p>-5.8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608002" calcext:value-type="float">
            <text:p>69.608002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45" calcext:value-type="float">
            <text:p>-10.845</text:p>
          </table:table-cell>
          <table:table-cell office:value-type="float" office:value="-5.845" calcext:value-type="float">
            <text:p>-5.8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709" calcext:value-type="float">
            <text:p>69.709</text:p>
          </table:table-cell>
          <table:table-cell office:value-type="float" office:value="1.2853" calcext:value-type="float">
            <text:p>1.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16" calcext:value-type="float">
            <text:p>-10.816</text:p>
          </table:table-cell>
          <table:table-cell office:value-type="float" office:value="-5.816" calcext:value-type="float">
            <text:p>-5.8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808998" calcext:value-type="float">
            <text:p>69.808998</text:p>
          </table:table-cell>
          <table:table-cell office:value-type="float" office:value="1.2773" calcext:value-type="float">
            <text:p>1.2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15" calcext:value-type="float">
            <text:p>-10.715</text:p>
          </table:table-cell>
          <table:table-cell office:value-type="float" office:value="-5.715" calcext:value-type="float">
            <text:p>-5.7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.908997" calcext:value-type="float">
            <text:p>69.908997</text:p>
          </table:table-cell>
          <table:table-cell office:value-type="float" office:value="1.3458" calcext:value-type="float">
            <text:p>1.3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27" calcext:value-type="float">
            <text:p>-10.827</text:p>
          </table:table-cell>
          <table:table-cell office:value-type="float" office:value="-5.827" calcext:value-type="float">
            <text:p>-5.8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010002" calcext:value-type="float">
            <text:p>70.010002</text:p>
          </table:table-cell>
          <table:table-cell office:value-type="float" office:value="1.3119" calcext:value-type="float">
            <text:p>1.3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78" calcext:value-type="float">
            <text:p>-10.878</text:p>
          </table:table-cell>
          <table:table-cell office:value-type="float" office:value="-5.878" calcext:value-type="float">
            <text:p>-5.8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110001" calcext:value-type="float">
            <text:p>70.110001</text:p>
          </table:table-cell>
          <table:table-cell office:value-type="float" office:value="1.2902" calcext:value-type="float">
            <text:p>1.2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17" calcext:value-type="float">
            <text:p>-10.917</text:p>
          </table:table-cell>
          <table:table-cell office:value-type="float" office:value="-5.917" calcext:value-type="float">
            <text:p>-5.9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209999" calcext:value-type="float">
            <text:p>70.209999</text:p>
          </table:table-cell>
          <table:table-cell office:value-type="float" office:value="1.2725" calcext:value-type="float">
            <text:p>1.2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" calcext:value-type="float">
            <text:p>-11.02</text:p>
          </table:table-cell>
          <table:table-cell office:value-type="float" office:value="-6.02" calcext:value-type="float">
            <text:p>-6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309998" calcext:value-type="float">
            <text:p>70.309998</text:p>
          </table:table-cell>
          <table:table-cell office:value-type="float" office:value="1.3015" calcext:value-type="float">
            <text:p>1.3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09" calcext:value-type="float">
            <text:p>-11.009</text:p>
          </table:table-cell>
          <table:table-cell office:value-type="float" office:value="-6.009" calcext:value-type="float">
            <text:p>-6.0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410004" calcext:value-type="float">
            <text:p>70.410004</text:p>
          </table:table-cell>
          <table:table-cell office:value-type="float" office:value="1.3055" calcext:value-type="float">
            <text:p>1.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08" calcext:value-type="float">
            <text:p>-10.908</text:p>
          </table:table-cell>
          <table:table-cell office:value-type="float" office:value="-5.908" calcext:value-type="float">
            <text:p>-5.9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510002" calcext:value-type="float">
            <text:p>70.510002</text:p>
          </table:table-cell>
          <table:table-cell office:value-type="float" office:value="1.2862" calcext:value-type="float">
            <text:p>1.2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9" calcext:value-type="float">
            <text:p>-10.89</text:p>
          </table:table-cell>
          <table:table-cell office:value-type="float" office:value="-5.89" calcext:value-type="float">
            <text:p>-5.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610001" calcext:value-type="float">
            <text:p>70.610001</text:p>
          </table:table-cell>
          <table:table-cell office:value-type="float" office:value="1.291" calcext:value-type="float">
            <text:p>1.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7" calcext:value-type="float">
            <text:p>-10.957</text:p>
          </table:table-cell>
          <table:table-cell office:value-type="float" office:value="-5.957" calcext:value-type="float">
            <text:p>-5.9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710999" calcext:value-type="float">
            <text:p>70.710999</text:p>
          </table:table-cell>
          <table:table-cell office:value-type="float" office:value="1.2894" calcext:value-type="float">
            <text:p>1.2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48" calcext:value-type="float">
            <text:p>-10.948</text:p>
          </table:table-cell>
          <table:table-cell office:value-type="float" office:value="-5.948" calcext:value-type="float">
            <text:p>-5.9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810997" calcext:value-type="float">
            <text:p>70.810997</text:p>
          </table:table-cell>
          <table:table-cell office:value-type="float" office:value="1.2894" calcext:value-type="float">
            <text:p>1.2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74" calcext:value-type="float">
            <text:p>-10.974</text:p>
          </table:table-cell>
          <table:table-cell office:value-type="float" office:value="-5.974" calcext:value-type="float">
            <text:p>-5.9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912003" calcext:value-type="float">
            <text:p>70.912003</text:p>
          </table:table-cell>
          <table:table-cell office:value-type="float" office:value="1.2177" calcext:value-type="float">
            <text:p>1.2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82" calcext:value-type="float">
            <text:p>-10.882</text:p>
          </table:table-cell>
          <table:table-cell office:value-type="float" office:value="-5.882" calcext:value-type="float">
            <text:p>-5.8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012001" calcext:value-type="float">
            <text:p>71.012001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23" calcext:value-type="float">
            <text:p>-11.123</text:p>
          </table:table-cell>
          <table:table-cell office:value-type="float" office:value="-6.123" calcext:value-type="float">
            <text:p>-6.1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112" calcext:value-type="float">
            <text:p>71.112</text:p>
          </table:table-cell>
          <table:table-cell office:value-type="float" office:value="1.1919" calcext:value-type="float">
            <text:p>1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3" calcext:value-type="float">
            <text:p>-11.03</text:p>
          </table:table-cell>
          <table:table-cell office:value-type="float" office:value="-6.03" calcext:value-type="float">
            <text:p>-6.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212997" calcext:value-type="float">
            <text:p>71.212997</text:p>
          </table:table-cell>
          <table:table-cell office:value-type="float" office:value="1.1903" calcext:value-type="float">
            <text:p>1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55" calcext:value-type="float">
            <text:p>-11.055</text:p>
          </table:table-cell>
          <table:table-cell office:value-type="float" office:value="-6.055" calcext:value-type="float">
            <text:p>-6.0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313004" calcext:value-type="float">
            <text:p>71.313004</text:p>
          </table:table-cell>
          <table:table-cell office:value-type="float" office:value="1.2757" calcext:value-type="float">
            <text:p>1.2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29" calcext:value-type="float">
            <text:p>-10.929</text:p>
          </table:table-cell>
          <table:table-cell office:value-type="float" office:value="-5.929" calcext:value-type="float">
            <text:p>-5.9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413002" calcext:value-type="float">
            <text:p>71.413002</text:p>
          </table:table-cell>
          <table:table-cell office:value-type="float" office:value="1.3627" calcext:value-type="float">
            <text:p>1.3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36" calcext:value-type="float">
            <text:p>-11.036</text:p>
          </table:table-cell>
          <table:table-cell office:value-type="float" office:value="-6.036" calcext:value-type="float">
            <text:p>-6.0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513" calcext:value-type="float">
            <text:p>71.513</text:p>
          </table:table-cell>
          <table:table-cell office:value-type="float" office:value="1.3305" calcext:value-type="float">
            <text:p>1.3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7" calcext:value-type="float">
            <text:p>-10.997</text:p>
          </table:table-cell>
          <table:table-cell office:value-type="float" office:value="-5.997" calcext:value-type="float">
            <text:p>-5.9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612999" calcext:value-type="float">
            <text:p>71.612999</text:p>
          </table:table-cell>
          <table:table-cell office:value-type="float" office:value="1.3547" calcext:value-type="float">
            <text:p>1.3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39" calcext:value-type="float">
            <text:p>-11.039</text:p>
          </table:table-cell>
          <table:table-cell office:value-type="float" office:value="-6.039" calcext:value-type="float">
            <text:p>-6.0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713997" calcext:value-type="float">
            <text:p>71.713997</text:p>
          </table:table-cell>
          <table:table-cell office:value-type="float" office:value="1.3611" calcext:value-type="float">
            <text:p>1.3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4" calcext:value-type="float">
            <text:p>-11.04</text:p>
          </table:table-cell>
          <table:table-cell office:value-type="float" office:value="-6.04" calcext:value-type="float">
            <text:p>-6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814003" calcext:value-type="float">
            <text:p>71.814003</text:p>
          </table:table-cell>
          <table:table-cell office:value-type="float" office:value="1.3369" calcext:value-type="float">
            <text:p>1.3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02" calcext:value-type="float">
            <text:p>-11.002</text:p>
          </table:table-cell>
          <table:table-cell office:value-type="float" office:value="-6.002" calcext:value-type="float">
            <text:p>-6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.915001" calcext:value-type="float">
            <text:p>71.915001</text:p>
          </table:table-cell>
          <table:table-cell office:value-type="float" office:value="1.2821" calcext:value-type="float">
            <text:p>1.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31" calcext:value-type="float">
            <text:p>-11.031</text:p>
          </table:table-cell>
          <table:table-cell office:value-type="float" office:value="-6.031" calcext:value-type="float">
            <text:p>-6.0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014999" calcext:value-type="float">
            <text:p>72.014999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31" calcext:value-type="float">
            <text:p>-11.131</text:p>
          </table:table-cell>
          <table:table-cell office:value-type="float" office:value="-6.131" calcext:value-type="float">
            <text:p>-6.1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115997" calcext:value-type="float">
            <text:p>72.115997</text:p>
          </table:table-cell>
          <table:table-cell office:value-type="float" office:value="1.2926" calcext:value-type="float">
            <text:p>1.2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43" calcext:value-type="float">
            <text:p>-10.943</text:p>
          </table:table-cell>
          <table:table-cell office:value-type="float" office:value="-5.943" calcext:value-type="float">
            <text:p>-5.9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216003" calcext:value-type="float">
            <text:p>72.216003</text:p>
          </table:table-cell>
          <table:table-cell office:value-type="float" office:value="1.2499" calcext:value-type="float">
            <text:p>1.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4" calcext:value-type="float">
            <text:p>-10.994</text:p>
          </table:table-cell>
          <table:table-cell office:value-type="float" office:value="-5.994" calcext:value-type="float">
            <text:p>-5.9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316002" calcext:value-type="float">
            <text:p>72.316002</text:p>
          </table:table-cell>
          <table:table-cell office:value-type="float" office:value="1.2338" calcext:value-type="float">
            <text:p>1.2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93" calcext:value-type="float">
            <text:p>-10.893</text:p>
          </table:table-cell>
          <table:table-cell office:value-type="float" office:value="-5.893" calcext:value-type="float">
            <text:p>-5.8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416" calcext:value-type="float">
            <text:p>72.416</text:p>
          </table:table-cell>
          <table:table-cell office:value-type="float" office:value="1.2555" calcext:value-type="float">
            <text:p>1.2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64" calcext:value-type="float">
            <text:p>-10.864</text:p>
          </table:table-cell>
          <table:table-cell office:value-type="float" office:value="-5.864" calcext:value-type="float">
            <text:p>-5.8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515999" calcext:value-type="float">
            <text:p>72.515999</text:p>
          </table:table-cell>
          <table:table-cell office:value-type="float" office:value="1.2418" calcext:value-type="float">
            <text:p>1.2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31" calcext:value-type="float">
            <text:p>-10.931</text:p>
          </table:table-cell>
          <table:table-cell office:value-type="float" office:value="-5.931" calcext:value-type="float">
            <text:p>-5.9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615997" calcext:value-type="float">
            <text:p>72.615997</text:p>
          </table:table-cell>
          <table:table-cell office:value-type="float" office:value="1.2322" calcext:value-type="float">
            <text:p>1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2" calcext:value-type="float">
            <text:p>-10.952</text:p>
          </table:table-cell>
          <table:table-cell office:value-type="float" office:value="-5.952" calcext:value-type="float">
            <text:p>-5.9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717003" calcext:value-type="float">
            <text:p>72.717003</text:p>
          </table:table-cell>
          <table:table-cell office:value-type="float" office:value="1.2362" calcext:value-type="float">
            <text:p>1.2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7" calcext:value-type="float">
            <text:p>-10.987</text:p>
          </table:table-cell>
          <table:table-cell office:value-type="float" office:value="-5.987" calcext:value-type="float">
            <text:p>-5.9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817001" calcext:value-type="float">
            <text:p>72.817001</text:p>
          </table:table-cell>
          <table:table-cell office:value-type="float" office:value="1.2289" calcext:value-type="float">
            <text:p>1.2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49" calcext:value-type="float">
            <text:p>-10.849</text:p>
          </table:table-cell>
          <table:table-cell office:value-type="float" office:value="-5.849" calcext:value-type="float">
            <text:p>-5.8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.917" calcext:value-type="float">
            <text:p>72.917</text:p>
          </table:table-cell>
          <table:table-cell office:value-type="float" office:value="1.2177" calcext:value-type="float">
            <text:p>1.2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68" calcext:value-type="float">
            <text:p>-10.968</text:p>
          </table:table-cell>
          <table:table-cell office:value-type="float" office:value="-5.968" calcext:value-type="float">
            <text:p>-5.9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016998" calcext:value-type="float">
            <text:p>73.016998</text:p>
          </table:table-cell>
          <table:table-cell office:value-type="float" office:value="1.3458" calcext:value-type="float">
            <text:p>1.3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7" calcext:value-type="float">
            <text:p>-10.987</text:p>
          </table:table-cell>
          <table:table-cell office:value-type="float" office:value="-5.987" calcext:value-type="float">
            <text:p>-5.9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116997" calcext:value-type="float">
            <text:p>73.116997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.95" calcext:value-type="float">
            <text:p>-5.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218002" calcext:value-type="float">
            <text:p>73.218002</text:p>
          </table:table-cell>
          <table:table-cell office:value-type="float" office:value="1.2257" calcext:value-type="float">
            <text:p>1.2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7" calcext:value-type="float">
            <text:p>-10.957</text:p>
          </table:table-cell>
          <table:table-cell office:value-type="float" office:value="-5.957" calcext:value-type="float">
            <text:p>-5.9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319" calcext:value-type="float">
            <text:p>73.319</text:p>
          </table:table-cell>
          <table:table-cell office:value-type="float" office:value="1.2402" calcext:value-type="float">
            <text:p>1.2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3" calcext:value-type="float">
            <text:p>-10.93</text:p>
          </table:table-cell>
          <table:table-cell office:value-type="float" office:value="-5.93" calcext:value-type="float">
            <text:p>-5.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418999" calcext:value-type="float">
            <text:p>73.418999</text:p>
          </table:table-cell>
          <table:table-cell office:value-type="float" office:value="1.2128" calcext:value-type="float">
            <text:p>1.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89" calcext:value-type="float">
            <text:p>-10.789</text:p>
          </table:table-cell>
          <table:table-cell office:value-type="float" office:value="-5.789" calcext:value-type="float">
            <text:p>-5.7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518997" calcext:value-type="float">
            <text:p>73.518997</text:p>
          </table:table-cell>
          <table:table-cell office:value-type="float" office:value="1.2322" calcext:value-type="float">
            <text:p>1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02" calcext:value-type="float">
            <text:p>-10.802</text:p>
          </table:table-cell>
          <table:table-cell office:value-type="float" office:value="-5.802" calcext:value-type="float">
            <text:p>-5.8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619003" calcext:value-type="float">
            <text:p>73.619003</text:p>
          </table:table-cell>
          <table:table-cell office:value-type="float" office:value="1.2281" calcext:value-type="float">
            <text:p>1.2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31" calcext:value-type="float">
            <text:p>-10.831</text:p>
          </table:table-cell>
          <table:table-cell office:value-type="float" office:value="-5.831" calcext:value-type="float">
            <text:p>-5.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719002" calcext:value-type="float">
            <text:p>73.719002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26" calcext:value-type="float">
            <text:p>-10.826</text:p>
          </table:table-cell>
          <table:table-cell office:value-type="float" office:value="-5.826" calcext:value-type="float">
            <text:p>-5.8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819" calcext:value-type="float">
            <text:p>73.819</text:p>
          </table:table-cell>
          <table:table-cell office:value-type="float" office:value="1.2209" calcext:value-type="float">
            <text:p>1.2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44" calcext:value-type="float">
            <text:p>-10.844</text:p>
          </table:table-cell>
          <table:table-cell office:value-type="float" office:value="-5.844" calcext:value-type="float">
            <text:p>-5.8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.918999" calcext:value-type="float">
            <text:p>73.918999</text:p>
          </table:table-cell>
          <table:table-cell office:value-type="float" office:value="1.2233" calcext:value-type="float">
            <text:p>1.2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57" calcext:value-type="float">
            <text:p>-10.857</text:p>
          </table:table-cell>
          <table:table-cell office:value-type="float" office:value="-5.857" calcext:value-type="float">
            <text:p>-5.8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018997" calcext:value-type="float">
            <text:p>74.018997</text:p>
          </table:table-cell>
          <table:table-cell office:value-type="float" office:value="1.233" calcext:value-type="float">
            <text:p>1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84" calcext:value-type="float">
            <text:p>-10.884</text:p>
          </table:table-cell>
          <table:table-cell office:value-type="float" office:value="-5.884" calcext:value-type="float">
            <text:p>-5.8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119003" calcext:value-type="float">
            <text:p>74.119003</text:p>
          </table:table-cell>
          <table:table-cell office:value-type="float" office:value="1.2201" calcext:value-type="float">
            <text:p>1.2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68" calcext:value-type="float">
            <text:p>-10.868</text:p>
          </table:table-cell>
          <table:table-cell office:value-type="float" office:value="-5.868" calcext:value-type="float">
            <text:p>-5.8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220001" calcext:value-type="float">
            <text:p>74.220001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81" calcext:value-type="float">
            <text:p>-10.881</text:p>
          </table:table-cell>
          <table:table-cell office:value-type="float" office:value="-5.881" calcext:value-type="float">
            <text:p>-5.8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32" calcext:value-type="float">
            <text:p>74.32</text:p>
          </table:table-cell>
          <table:table-cell office:value-type="float" office:value="1.2201" calcext:value-type="float">
            <text:p>1.2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33" calcext:value-type="float">
            <text:p>-10.833</text:p>
          </table:table-cell>
          <table:table-cell office:value-type="float" office:value="-5.833" calcext:value-type="float">
            <text:p>-5.8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420998" calcext:value-type="float">
            <text:p>74.420998</text:p>
          </table:table-cell>
          <table:table-cell office:value-type="float" office:value="1.2185" calcext:value-type="float">
            <text:p>1.2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16" calcext:value-type="float">
            <text:p>-10.816</text:p>
          </table:table-cell>
          <table:table-cell office:value-type="float" office:value="-5.816" calcext:value-type="float">
            <text:p>-5.8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522003" calcext:value-type="float">
            <text:p>74.522003</text:p>
          </table:table-cell>
          <table:table-cell office:value-type="float" office:value="1.204" calcext:value-type="float">
            <text:p>1.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86" calcext:value-type="float">
            <text:p>-10.886</text:p>
          </table:table-cell>
          <table:table-cell office:value-type="float" office:value="-5.886" calcext:value-type="float">
            <text:p>-5.8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623001" calcext:value-type="float">
            <text:p>74.623001</text:p>
          </table:table-cell>
          <table:table-cell office:value-type="float" office:value="1.2741" calcext:value-type="float">
            <text:p>1.2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79" calcext:value-type="float">
            <text:p>-11.079</text:p>
          </table:table-cell>
          <table:table-cell office:value-type="float" office:value="-6.079" calcext:value-type="float">
            <text:p>-6.0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723" calcext:value-type="float">
            <text:p>74.723</text:p>
          </table:table-cell>
          <table:table-cell office:value-type="float" office:value="1.216" calcext:value-type="float">
            <text:p>1.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3" calcext:value-type="float">
            <text:p>-10.953</text:p>
          </table:table-cell>
          <table:table-cell office:value-type="float" office:value="-5.953" calcext:value-type="float">
            <text:p>-5.9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822998" calcext:value-type="float">
            <text:p>74.822998</text:p>
          </table:table-cell>
          <table:table-cell office:value-type="float" office:value="1.2168" calcext:value-type="float">
            <text:p>1.2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45" calcext:value-type="float">
            <text:p>-11.045</text:p>
          </table:table-cell>
          <table:table-cell office:value-type="float" office:value="-6.045" calcext:value-type="float">
            <text:p>-6.0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.922997" calcext:value-type="float">
            <text:p>74.922997</text:p>
          </table:table-cell>
          <table:table-cell office:value-type="float" office:value="1.2555" calcext:value-type="float">
            <text:p>1.2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61" calcext:value-type="float">
            <text:p>-11.061</text:p>
          </table:table-cell>
          <table:table-cell office:value-type="float" office:value="-6.061" calcext:value-type="float">
            <text:p>-6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023003" calcext:value-type="float">
            <text:p>75.023003</text:p>
          </table:table-cell>
          <table:table-cell office:value-type="float" office:value="1.2257" calcext:value-type="float">
            <text:p>1.2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4" calcext:value-type="float">
            <text:p>-11.024</text:p>
          </table:table-cell>
          <table:table-cell office:value-type="float" office:value="-6.024" calcext:value-type="float">
            <text:p>-6.0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123001" calcext:value-type="float">
            <text:p>75.123001</text:p>
          </table:table-cell>
          <table:table-cell office:value-type="float" office:value="1.2152" calcext:value-type="float">
            <text:p>1.2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56" calcext:value-type="float">
            <text:p>-11.056</text:p>
          </table:table-cell>
          <table:table-cell office:value-type="float" office:value="-6.056" calcext:value-type="float">
            <text:p>-6.0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223" calcext:value-type="float">
            <text:p>75.223</text:p>
          </table:table-cell>
          <table:table-cell office:value-type="float" office:value="1.2209" calcext:value-type="float">
            <text:p>1.2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33" calcext:value-type="float">
            <text:p>-10.933</text:p>
          </table:table-cell>
          <table:table-cell office:value-type="float" office:value="-5.933" calcext:value-type="float">
            <text:p>-5.9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323997" calcext:value-type="float">
            <text:p>75.323997</text:p>
          </table:table-cell>
          <table:table-cell office:value-type="float" office:value="1.2152" calcext:value-type="float">
            <text:p>1.2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04" calcext:value-type="float">
            <text:p>-11.004</text:p>
          </table:table-cell>
          <table:table-cell office:value-type="float" office:value="-6.004" calcext:value-type="float">
            <text:p>-6.0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424004" calcext:value-type="float">
            <text:p>75.424004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34" calcext:value-type="float">
            <text:p>-11.034</text:p>
          </table:table-cell>
          <table:table-cell office:value-type="float" office:value="-6.034" calcext:value-type="float">
            <text:p>-6.0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525002" calcext:value-type="float">
            <text:p>75.525002</text:p>
          </table:table-cell>
          <table:table-cell office:value-type="float" office:value="1.2305" calcext:value-type="float">
            <text:p>1.2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1" calcext:value-type="float">
            <text:p>-10.91</text:p>
          </table:table-cell>
          <table:table-cell office:value-type="float" office:value="-5.91" calcext:value-type="float">
            <text:p>-5.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625999" calcext:value-type="float">
            <text:p>75.625999</text:p>
          </table:table-cell>
          <table:table-cell office:value-type="float" office:value="1.2249" calcext:value-type="float">
            <text:p>1.2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65" calcext:value-type="float">
            <text:p>-10.965</text:p>
          </table:table-cell>
          <table:table-cell office:value-type="float" office:value="-5.965" calcext:value-type="float">
            <text:p>-5.9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725998" calcext:value-type="float">
            <text:p>75.725998</text:p>
          </table:table-cell>
          <table:table-cell office:value-type="float" office:value="1.2177" calcext:value-type="float">
            <text:p>1.2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68" calcext:value-type="float">
            <text:p>-10.968</text:p>
          </table:table-cell>
          <table:table-cell office:value-type="float" office:value="-5.968" calcext:value-type="float">
            <text:p>-5.9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825996" calcext:value-type="float">
            <text:p>75.825996</text:p>
          </table:table-cell>
          <table:table-cell office:value-type="float" office:value="1.1919" calcext:value-type="float">
            <text:p>1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7" calcext:value-type="float">
            <text:p>-10.97</text:p>
          </table:table-cell>
          <table:table-cell office:value-type="float" office:value="-5.97" calcext:value-type="float">
            <text:p>-5.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.927002" calcext:value-type="float">
            <text:p>75.927002</text:p>
          </table:table-cell>
          <table:table-cell office:value-type="float" office:value="1.1629" calcext:value-type="float">
            <text:p>1.1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79" calcext:value-type="float">
            <text:p>-11.079</text:p>
          </table:table-cell>
          <table:table-cell office:value-type="float" office:value="-6.079" calcext:value-type="float">
            <text:p>-6.0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028" calcext:value-type="float">
            <text:p>76.028</text:p>
          </table:table-cell>
          <table:table-cell office:value-type="float" office:value="1.1661" calcext:value-type="float">
            <text:p>1.1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61" calcext:value-type="float">
            <text:p>-11.161</text:p>
          </table:table-cell>
          <table:table-cell office:value-type="float" office:value="-6.161" calcext:value-type="float">
            <text:p>-6.1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127998" calcext:value-type="float">
            <text:p>76.127998</text:p>
          </table:table-cell>
          <table:table-cell office:value-type="float" office:value="1.1621" calcext:value-type="float">
            <text:p>1.1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49" calcext:value-type="float">
            <text:p>-11.149</text:p>
          </table:table-cell>
          <table:table-cell office:value-type="float" office:value="-6.149" calcext:value-type="float">
            <text:p>-6.1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227997" calcext:value-type="float">
            <text:p>76.227997</text:p>
          </table:table-cell>
          <table:table-cell office:value-type="float" office:value="1.1596" calcext:value-type="float">
            <text:p>1.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2" calcext:value-type="float">
            <text:p>-10.992</text:p>
          </table:table-cell>
          <table:table-cell office:value-type="float" office:value="-5.992" calcext:value-type="float">
            <text:p>-5.9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329002" calcext:value-type="float">
            <text:p>76.329002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68" calcext:value-type="float">
            <text:p>-11.168</text:p>
          </table:table-cell>
          <table:table-cell office:value-type="float" office:value="-6.168" calcext:value-type="float">
            <text:p>-6.1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429001" calcext:value-type="float">
            <text:p>76.429001</text:p>
          </table:table-cell>
          <table:table-cell office:value-type="float" office:value="1.1943" calcext:value-type="float">
            <text:p>1.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26" calcext:value-type="float">
            <text:p>-11.326</text:p>
          </table:table-cell>
          <table:table-cell office:value-type="float" office:value="-6.326" calcext:value-type="float">
            <text:p>-6.3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528999" calcext:value-type="float">
            <text:p>76.528999</text:p>
          </table:table-cell>
          <table:table-cell office:value-type="float" office:value="1.1927" calcext:value-type="float">
            <text:p>1.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85" calcext:value-type="float">
            <text:p>-11.085</text:p>
          </table:table-cell>
          <table:table-cell office:value-type="float" office:value="-6.085" calcext:value-type="float">
            <text:p>-6.0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629997" calcext:value-type="float">
            <text:p>76.629997</text:p>
          </table:table-cell>
          <table:table-cell office:value-type="float" office:value="1.1959" calcext:value-type="float">
            <text:p>1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4" calcext:value-type="float">
            <text:p>-10.994</text:p>
          </table:table-cell>
          <table:table-cell office:value-type="float" office:value="-5.994" calcext:value-type="float">
            <text:p>-5.9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730003" calcext:value-type="float">
            <text:p>76.730003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97" calcext:value-type="float">
            <text:p>-10.197</text:p>
          </table:table-cell>
          <table:table-cell office:value-type="float" office:value="-5.197" calcext:value-type="float">
            <text:p>-5.1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830002" calcext:value-type="float">
            <text:p>76.830002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57" calcext:value-type="float">
            <text:p>-10.257</text:p>
          </table:table-cell>
          <table:table-cell office:value-type="float" office:value="-5.257" calcext:value-type="float">
            <text:p>-5.2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.931" calcext:value-type="float">
            <text:p>76.931</text:p>
          </table:table-cell>
          <table:table-cell office:value-type="float" office:value="1.2112" calcext:value-type="float">
            <text:p>1.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55" calcext:value-type="float">
            <text:p>-10.155</text:p>
          </table:table-cell>
          <table:table-cell office:value-type="float" office:value="-5.155" calcext:value-type="float">
            <text:p>-5.1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031998" calcext:value-type="float">
            <text:p>77.031998</text:p>
          </table:table-cell>
          <table:table-cell office:value-type="float" office:value="1.241" calcext:value-type="float">
            <text:p>1.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45" calcext:value-type="float">
            <text:p>-10.445</text:p>
          </table:table-cell>
          <table:table-cell office:value-type="float" office:value="-5.445" calcext:value-type="float">
            <text:p>-5.4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132004" calcext:value-type="float">
            <text:p>77.132004</text:p>
          </table:table-cell>
          <table:table-cell office:value-type="float" office:value="1.2249" calcext:value-type="float">
            <text:p>1.2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75" calcext:value-type="float">
            <text:p>-10.675</text:p>
          </table:table-cell>
          <table:table-cell office:value-type="float" office:value="-5.675" calcext:value-type="float">
            <text:p>-5.6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232002" calcext:value-type="float">
            <text:p>77.232002</text:p>
          </table:table-cell>
          <table:table-cell office:value-type="float" office:value="1.2112" calcext:value-type="float">
            <text:p>1.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53" calcext:value-type="float">
            <text:p>-10.853</text:p>
          </table:table-cell>
          <table:table-cell office:value-type="float" office:value="-5.853" calcext:value-type="float">
            <text:p>-5.8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332001" calcext:value-type="float">
            <text:p>77.332001</text:p>
          </table:table-cell>
          <table:table-cell office:value-type="float" office:value="1.2152" calcext:value-type="float">
            <text:p>1.2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03" calcext:value-type="float">
            <text:p>-10.603</text:p>
          </table:table-cell>
          <table:table-cell office:value-type="float" office:value="-5.603" calcext:value-type="float">
            <text:p>-5.6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431999" calcext:value-type="float">
            <text:p>77.431999</text:p>
          </table:table-cell>
          <table:table-cell office:value-type="float" office:value="1.2201" calcext:value-type="float">
            <text:p>1.2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17" calcext:value-type="float">
            <text:p>-10.517</text:p>
          </table:table-cell>
          <table:table-cell office:value-type="float" office:value="-5.517" calcext:value-type="float">
            <text:p>-5.5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531998" calcext:value-type="float">
            <text:p>77.531998</text:p>
          </table:table-cell>
          <table:table-cell office:value-type="float" office:value="1.2233" calcext:value-type="float">
            <text:p>1.2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12" calcext:value-type="float">
            <text:p>-10.612</text:p>
          </table:table-cell>
          <table:table-cell office:value-type="float" office:value="-5.612" calcext:value-type="float">
            <text:p>-5.6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633003" calcext:value-type="float">
            <text:p>77.633003</text:p>
          </table:table-cell>
          <table:table-cell office:value-type="float" office:value="1.2023" calcext:value-type="float">
            <text:p>1.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71" calcext:value-type="float">
            <text:p>-10.671</text:p>
          </table:table-cell>
          <table:table-cell office:value-type="float" office:value="-5.671" calcext:value-type="float">
            <text:p>-5.6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733002" calcext:value-type="float">
            <text:p>77.733002</text:p>
          </table:table-cell>
          <table:table-cell office:value-type="float" office:value="1.2177" calcext:value-type="float">
            <text:p>1.2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4" calcext:value-type="float">
            <text:p>-10.14</text:p>
          </table:table-cell>
          <table:table-cell office:value-type="float" office:value="-5.14" calcext:value-type="float">
            <text:p>-5.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834" calcext:value-type="float">
            <text:p>77.834</text:p>
          </table:table-cell>
          <table:table-cell office:value-type="float" office:value="1.2257" calcext:value-type="float">
            <text:p>1.2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61" calcext:value-type="float">
            <text:p>-10.661</text:p>
          </table:table-cell>
          <table:table-cell office:value-type="float" office:value="-5.661" calcext:value-type="float">
            <text:p>-5.6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.934998" calcext:value-type="float">
            <text:p>77.934998</text:p>
          </table:table-cell>
          <table:table-cell office:value-type="float" office:value="1.2064" calcext:value-type="float">
            <text:p>1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69" calcext:value-type="float">
            <text:p>-10.569</text:p>
          </table:table-cell>
          <table:table-cell office:value-type="float" office:value="-5.569" calcext:value-type="float">
            <text:p>-5.5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036003" calcext:value-type="float">
            <text:p>78.036003</text:p>
          </table:table-cell>
          <table:table-cell office:value-type="float" office:value="1.1975" calcext:value-type="float">
            <text:p>1.1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2" calcext:value-type="float">
            <text:p>-10.52</text:p>
          </table:table-cell>
          <table:table-cell office:value-type="float" office:value="-5.52" calcext:value-type="float">
            <text:p>-5.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137001" calcext:value-type="float">
            <text:p>78.137001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68" calcext:value-type="float">
            <text:p>-10.568</text:p>
          </table:table-cell>
          <table:table-cell office:value-type="float" office:value="-5.568" calcext:value-type="float">
            <text:p>-5.5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237" calcext:value-type="float">
            <text:p>78.237</text:p>
          </table:table-cell>
          <table:table-cell office:value-type="float" office:value="1.2056" calcext:value-type="float">
            <text:p>1.2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62" calcext:value-type="float">
            <text:p>-10.462</text:p>
          </table:table-cell>
          <table:table-cell office:value-type="float" office:value="-5.462" calcext:value-type="float">
            <text:p>-5.4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336998" calcext:value-type="float">
            <text:p>78.336998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47" calcext:value-type="float">
            <text:p>-10.447</text:p>
          </table:table-cell>
          <table:table-cell office:value-type="float" office:value="-5.447" calcext:value-type="float">
            <text:p>-5.4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436996" calcext:value-type="float">
            <text:p>78.436996</text:p>
          </table:table-cell>
          <table:table-cell office:value-type="float" office:value="1.2032" calcext:value-type="float">
            <text:p>1.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62" calcext:value-type="float">
            <text:p>-10.462</text:p>
          </table:table-cell>
          <table:table-cell office:value-type="float" office:value="-5.462" calcext:value-type="float">
            <text:p>-5.4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537003" calcext:value-type="float">
            <text:p>78.537003</text:p>
          </table:table-cell>
          <table:table-cell office:value-type="float" office:value="1.2023" calcext:value-type="float">
            <text:p>1.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4" calcext:value-type="float">
            <text:p>-10.44</text:p>
          </table:table-cell>
          <table:table-cell office:value-type="float" office:value="-5.44" calcext:value-type="float">
            <text:p>-5.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637001" calcext:value-type="float">
            <text:p>78.637001</text:p>
          </table:table-cell>
          <table:table-cell office:value-type="float" office:value="1.2023" calcext:value-type="float">
            <text:p>1.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54" calcext:value-type="float">
            <text:p>-10.454</text:p>
          </table:table-cell>
          <table:table-cell office:value-type="float" office:value="-5.454" calcext:value-type="float">
            <text:p>-5.4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737999" calcext:value-type="float">
            <text:p>78.737999</text:p>
          </table:table-cell>
          <table:table-cell office:value-type="float" office:value="1.204" calcext:value-type="float">
            <text:p>1.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86" calcext:value-type="float">
            <text:p>-10.586</text:p>
          </table:table-cell>
          <table:table-cell office:value-type="float" office:value="-5.586" calcext:value-type="float">
            <text:p>-5.5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837997" calcext:value-type="float">
            <text:p>78.837997</text:p>
          </table:table-cell>
          <table:table-cell office:value-type="float" office:value="1.1967" calcext:value-type="float">
            <text:p>1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96" calcext:value-type="float">
            <text:p>-10.696</text:p>
          </table:table-cell>
          <table:table-cell office:value-type="float" office:value="-5.696" calcext:value-type="float">
            <text:p>-5.6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.939003" calcext:value-type="float">
            <text:p>78.939003</text:p>
          </table:table-cell>
          <table:table-cell office:value-type="float" office:value="1.241" calcext:value-type="float">
            <text:p>1.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7" calcext:value-type="float">
            <text:p>-10.67</text:p>
          </table:table-cell>
          <table:table-cell office:value-type="float" office:value="-5.67" calcext:value-type="float">
            <text:p>-5.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039001" calcext:value-type="float">
            <text:p>79.039001</text:p>
          </table:table-cell>
          <table:table-cell office:value-type="float" office:value="1.1596" calcext:value-type="float">
            <text:p>1.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06" calcext:value-type="float">
            <text:p>-11.006</text:p>
          </table:table-cell>
          <table:table-cell office:value-type="float" office:value="-6.006" calcext:value-type="float">
            <text:p>-6.0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139999" calcext:value-type="float">
            <text:p>79.139999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71" calcext:value-type="float">
            <text:p>-10.471</text:p>
          </table:table-cell>
          <table:table-cell office:value-type="float" office:value="-5.471" calcext:value-type="float">
            <text:p>-5.4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240997" calcext:value-type="float">
            <text:p>79.240997</text:p>
          </table:table-cell>
          <table:table-cell office:value-type="float" office:value="1.1322" calcext:value-type="float">
            <text:p>1.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35" calcext:value-type="float">
            <text:p>-10.335</text:p>
          </table:table-cell>
          <table:table-cell office:value-type="float" office:value="-5.335" calcext:value-type="float">
            <text:p>-5.3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342003" calcext:value-type="float">
            <text:p>79.342003</text:p>
          </table:table-cell>
          <table:table-cell office:value-type="float" office:value="1.1347" calcext:value-type="float">
            <text:p>1.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55" calcext:value-type="float">
            <text:p>-10.355</text:p>
          </table:table-cell>
          <table:table-cell office:value-type="float" office:value="-5.355" calcext:value-type="float">
            <text:p>-5.3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442001" calcext:value-type="float">
            <text:p>79.442001</text:p>
          </table:table-cell>
          <table:table-cell office:value-type="float" office:value="1.1314" calcext:value-type="float">
            <text:p>1.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4" calcext:value-type="float">
            <text:p>-10.24</text:p>
          </table:table-cell>
          <table:table-cell office:value-type="float" office:value="-5.24" calcext:value-type="float">
            <text:p>-5.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542" calcext:value-type="float">
            <text:p>79.542</text:p>
          </table:table-cell>
          <table:table-cell office:value-type="float" office:value="1.1322" calcext:value-type="float">
            <text:p>1.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063" calcext:value-type="float">
            <text:p>-10.063</text:p>
          </table:table-cell>
          <table:table-cell office:value-type="float" office:value="-5.063" calcext:value-type="float">
            <text:p>-5.0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642998" calcext:value-type="float">
            <text:p>79.642998</text:p>
          </table:table-cell>
          <table:table-cell office:value-type="float" office:value="1.2281" calcext:value-type="float">
            <text:p>1.2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21" calcext:value-type="float">
            <text:p>-10.121</text:p>
          </table:table-cell>
          <table:table-cell office:value-type="float" office:value="-5.121" calcext:value-type="float">
            <text:p>-5.1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742996" calcext:value-type="float">
            <text:p>79.742996</text:p>
          </table:table-cell>
          <table:table-cell office:value-type="float" office:value="1.341" calcext:value-type="float">
            <text:p>1.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64" calcext:value-type="float">
            <text:p>-10.264</text:p>
          </table:table-cell>
          <table:table-cell office:value-type="float" office:value="-5.264" calcext:value-type="float">
            <text:p>-5.2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843002" calcext:value-type="float">
            <text:p>79.843002</text:p>
          </table:table-cell>
          <table:table-cell office:value-type="float" office:value="1.3273" calcext:value-type="float">
            <text:p>1.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07" calcext:value-type="float">
            <text:p>-10.207</text:p>
          </table:table-cell>
          <table:table-cell office:value-type="float" office:value="-5.207" calcext:value-type="float">
            <text:p>-5.2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.943001" calcext:value-type="float">
            <text:p>79.943001</text:p>
          </table:table-cell>
          <table:table-cell office:value-type="float" office:value="1.3337" calcext:value-type="float">
            <text:p>1.3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93" calcext:value-type="float">
            <text:p>-10.193</text:p>
          </table:table-cell>
          <table:table-cell office:value-type="float" office:value="-5.193" calcext:value-type="float">
            <text:p>-5.1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043999" calcext:value-type="float">
            <text:p>80.043999</text:p>
          </table:table-cell>
          <table:table-cell office:value-type="float" office:value="1.3418" calcext:value-type="float">
            <text:p>1.3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8" calcext:value-type="float">
            <text:p>-10.28</text:p>
          </table:table-cell>
          <table:table-cell office:value-type="float" office:value="-5.28" calcext:value-type="float">
            <text:p>-5.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143997" calcext:value-type="float">
            <text:p>80.143997</text:p>
          </table:table-cell>
          <table:table-cell office:value-type="float" office:value="1.3385" calcext:value-type="float">
            <text:p>1.3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44" calcext:value-type="float">
            <text:p>-10.244</text:p>
          </table:table-cell>
          <table:table-cell office:value-type="float" office:value="-5.244" calcext:value-type="float">
            <text:p>-5.2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245003" calcext:value-type="float">
            <text:p>80.245003</text:p>
          </table:table-cell>
          <table:table-cell office:value-type="float" office:value="1.3361" calcext:value-type="float">
            <text:p>1.3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27" calcext:value-type="float">
            <text:p>-10.127</text:p>
          </table:table-cell>
          <table:table-cell office:value-type="float" office:value="-5.127" calcext:value-type="float">
            <text:p>-5.1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345001" calcext:value-type="float">
            <text:p>80.345001</text:p>
          </table:table-cell>
          <table:table-cell office:value-type="float" office:value="1.3063" calcext:value-type="float">
            <text:p>1.3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19" calcext:value-type="float">
            <text:p>-10.119</text:p>
          </table:table-cell>
          <table:table-cell office:value-type="float" office:value="-5.119" calcext:value-type="float">
            <text:p>-5.1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445" calcext:value-type="float">
            <text:p>80.445</text:p>
          </table:table-cell>
          <table:table-cell office:value-type="float" office:value="1.3418" calcext:value-type="float">
            <text:p>1.3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99" calcext:value-type="float">
            <text:p>-10.199</text:p>
          </table:table-cell>
          <table:table-cell office:value-type="float" office:value="-5.199" calcext:value-type="float">
            <text:p>-5.1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545998" calcext:value-type="float">
            <text:p>80.545998</text:p>
          </table:table-cell>
          <table:table-cell office:value-type="float" office:value="1.2362" calcext:value-type="float">
            <text:p>1.2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31" calcext:value-type="float">
            <text:p>-10.231</text:p>
          </table:table-cell>
          <table:table-cell office:value-type="float" office:value="-5.231" calcext:value-type="float">
            <text:p>-5.2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646004" calcext:value-type="float">
            <text:p>80.646004</text:p>
          </table:table-cell>
          <table:table-cell office:value-type="float" office:value="1.1806" calcext:value-type="float">
            <text:p>1.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66" calcext:value-type="float">
            <text:p>-10.366</text:p>
          </table:table-cell>
          <table:table-cell office:value-type="float" office:value="-5.366" calcext:value-type="float">
            <text:p>-5.3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746002" calcext:value-type="float">
            <text:p>80.746002</text:p>
          </table:table-cell>
          <table:table-cell office:value-type="float" office:value="1.183" calcext:value-type="float">
            <text:p>1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79" calcext:value-type="float">
            <text:p>-10.479</text:p>
          </table:table-cell>
          <table:table-cell office:value-type="float" office:value="-5.479" calcext:value-type="float">
            <text:p>-5.4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846001" calcext:value-type="float">
            <text:p>80.846001</text:p>
          </table:table-cell>
          <table:table-cell office:value-type="float" office:value="1.187" calcext:value-type="float">
            <text:p>1.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96" calcext:value-type="float">
            <text:p>-10.496</text:p>
          </table:table-cell>
          <table:table-cell office:value-type="float" office:value="-5.496" calcext:value-type="float">
            <text:p>-5.4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.946999" calcext:value-type="float">
            <text:p>80.946999</text:p>
          </table:table-cell>
          <table:table-cell office:value-type="float" office:value="1.2177" calcext:value-type="float">
            <text:p>1.2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92" calcext:value-type="float">
            <text:p>-10.492</text:p>
          </table:table-cell>
          <table:table-cell office:value-type="float" office:value="-5.492" calcext:value-type="float">
            <text:p>-5.4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046997" calcext:value-type="float">
            <text:p>81.046997</text:p>
          </table:table-cell>
          <table:table-cell office:value-type="float" office:value="1.1806" calcext:value-type="float">
            <text:p>1.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8" calcext:value-type="float">
            <text:p>-10.38</text:p>
          </table:table-cell>
          <table:table-cell office:value-type="float" office:value="-5.38" calcext:value-type="float">
            <text:p>-5.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147003" calcext:value-type="float">
            <text:p>81.147003</text:p>
          </table:table-cell>
          <table:table-cell office:value-type="float" office:value="1.1532" calcext:value-type="float">
            <text:p>1.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69" calcext:value-type="float">
            <text:p>-10.369</text:p>
          </table:table-cell>
          <table:table-cell office:value-type="float" office:value="-5.369" calcext:value-type="float">
            <text:p>-5.3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247002" calcext:value-type="float">
            <text:p>81.247002</text:p>
          </table:table-cell>
          <table:table-cell office:value-type="float" office:value="1.1403" calcext:value-type="float">
            <text:p>1.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47" calcext:value-type="float">
            <text:p>-10.147</text:p>
          </table:table-cell>
          <table:table-cell office:value-type="float" office:value="-5.147" calcext:value-type="float">
            <text:p>-5.1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347" calcext:value-type="float">
            <text:p>81.347</text:p>
          </table:table-cell>
          <table:table-cell office:value-type="float" office:value="1.1427" calcext:value-type="float">
            <text:p>1.1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35" calcext:value-type="float">
            <text:p>-10.235</text:p>
          </table:table-cell>
          <table:table-cell office:value-type="float" office:value="-5.235" calcext:value-type="float">
            <text:p>-5.2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446999" calcext:value-type="float">
            <text:p>81.446999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93" calcext:value-type="float">
            <text:p>-10.293</text:p>
          </table:table-cell>
          <table:table-cell office:value-type="float" office:value="-5.293" calcext:value-type="float">
            <text:p>-5.2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546997" calcext:value-type="float">
            <text:p>81.546997</text:p>
          </table:table-cell>
          <table:table-cell office:value-type="float" office:value="1.129" calcext:value-type="float">
            <text:p>1.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5" calcext:value-type="float">
            <text:p>-10.25</text:p>
          </table:table-cell>
          <table:table-cell office:value-type="float" office:value="-5.25" calcext:value-type="float">
            <text:p>-5.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647003" calcext:value-type="float">
            <text:p>81.647003</text:p>
          </table:table-cell>
          <table:table-cell office:value-type="float" office:value="1.1113" calcext:value-type="float">
            <text:p>1.1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26" calcext:value-type="float">
            <text:p>-10.426</text:p>
          </table:table-cell>
          <table:table-cell office:value-type="float" office:value="-5.426" calcext:value-type="float">
            <text:p>-5.4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748001" calcext:value-type="float">
            <text:p>81.748001</text:p>
          </table:table-cell>
          <table:table-cell office:value-type="float" office:value="1.1048" calcext:value-type="float">
            <text:p>1.1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82" calcext:value-type="float">
            <text:p>-10.482</text:p>
          </table:table-cell>
          <table:table-cell office:value-type="float" office:value="-5.482" calcext:value-type="float">
            <text:p>-5.4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848" calcext:value-type="float">
            <text:p>81.848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92" calcext:value-type="float">
            <text:p>-10.492</text:p>
          </table:table-cell>
          <table:table-cell office:value-type="float" office:value="-5.492" calcext:value-type="float">
            <text:p>-5.4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.948997" calcext:value-type="float">
            <text:p>81.948997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72" calcext:value-type="float">
            <text:p>-10.572</text:p>
          </table:table-cell>
          <table:table-cell office:value-type="float" office:value="-5.572" calcext:value-type="float">
            <text:p>-5.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049004" calcext:value-type="float">
            <text:p>82.049004</text:p>
          </table:table-cell>
          <table:table-cell office:value-type="float" office:value="1.1113" calcext:value-type="float">
            <text:p>1.1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01" calcext:value-type="float">
            <text:p>-10.501</text:p>
          </table:table-cell>
          <table:table-cell office:value-type="float" office:value="-5.501" calcext:value-type="float">
            <text:p>-5.5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149002" calcext:value-type="float">
            <text:p>82.149002</text:p>
          </table:table-cell>
          <table:table-cell office:value-type="float" office:value="1.1073" calcext:value-type="float">
            <text:p>1.1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75" calcext:value-type="float">
            <text:p>-10.475</text:p>
          </table:table-cell>
          <table:table-cell office:value-type="float" office:value="-5.475" calcext:value-type="float">
            <text:p>-5.4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249001" calcext:value-type="float">
            <text:p>82.249001</text:p>
          </table:table-cell>
          <table:table-cell office:value-type="float" office:value="1.1145" calcext:value-type="float">
            <text:p>1.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55" calcext:value-type="float">
            <text:p>-10.255</text:p>
          </table:table-cell>
          <table:table-cell office:value-type="float" office:value="-5.255" calcext:value-type="float">
            <text:p>-5.2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348999" calcext:value-type="float">
            <text:p>82.348999</text:p>
          </table:table-cell>
          <table:table-cell office:value-type="float" office:value="1.1355" calcext:value-type="float">
            <text:p>1.1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2" calcext:value-type="float">
            <text:p>-10.32</text:p>
          </table:table-cell>
          <table:table-cell office:value-type="float" office:value="-5.32" calcext:value-type="float">
            <text:p>-5.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449997" calcext:value-type="float">
            <text:p>82.449997</text:p>
          </table:table-cell>
          <table:table-cell office:value-type="float" office:value="1.1105" calcext:value-type="float">
            <text:p>1.1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58" calcext:value-type="float">
            <text:p>-10.258</text:p>
          </table:table-cell>
          <table:table-cell office:value-type="float" office:value="-5.258" calcext:value-type="float">
            <text:p>-5.2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551003" calcext:value-type="float">
            <text:p>82.551003</text:p>
          </table:table-cell>
          <table:table-cell office:value-type="float" office:value="1.1242" calcext:value-type="float">
            <text:p>1.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84" calcext:value-type="float">
            <text:p>-10.284</text:p>
          </table:table-cell>
          <table:table-cell office:value-type="float" office:value="-5.284" calcext:value-type="float">
            <text:p>-5.2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651001" calcext:value-type="float">
            <text:p>82.651001</text:p>
          </table:table-cell>
          <table:table-cell office:value-type="float" office:value="1.1419" calcext:value-type="float">
            <text:p>1.1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47" calcext:value-type="float">
            <text:p>-10.347</text:p>
          </table:table-cell>
          <table:table-cell office:value-type="float" office:value="-5.347" calcext:value-type="float">
            <text:p>-5.3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751999" calcext:value-type="float">
            <text:p>82.751999</text:p>
          </table:table-cell>
          <table:table-cell office:value-type="float" office:value="1.1524" calcext:value-type="float">
            <text:p>1.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47" calcext:value-type="float">
            <text:p>-10.247</text:p>
          </table:table-cell>
          <table:table-cell office:value-type="float" office:value="-5.247" calcext:value-type="float">
            <text:p>-5.2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851997" calcext:value-type="float">
            <text:p>82.851997</text:p>
          </table:table-cell>
          <table:table-cell office:value-type="float" office:value="1.1564" calcext:value-type="float">
            <text:p>1.1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98" calcext:value-type="float">
            <text:p>-10.498</text:p>
          </table:table-cell>
          <table:table-cell office:value-type="float" office:value="-5.498" calcext:value-type="float">
            <text:p>-5.4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.953003" calcext:value-type="float">
            <text:p>82.953003</text:p>
          </table:table-cell>
          <table:table-cell office:value-type="float" office:value="1.1822" calcext:value-type="float">
            <text:p>1.1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48" calcext:value-type="float">
            <text:p>-10.448</text:p>
          </table:table-cell>
          <table:table-cell office:value-type="float" office:value="-5.448" calcext:value-type="float">
            <text:p>-5.4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053001" calcext:value-type="float">
            <text:p>83.053001</text:p>
          </table:table-cell>
          <table:table-cell office:value-type="float" office:value="1.1854" calcext:value-type="float">
            <text:p>1.1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34" calcext:value-type="float">
            <text:p>-10.434</text:p>
          </table:table-cell>
          <table:table-cell office:value-type="float" office:value="-5.434" calcext:value-type="float">
            <text:p>-5.4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153" calcext:value-type="float">
            <text:p>83.153</text:p>
          </table:table-cell>
          <table:table-cell office:value-type="float" office:value="1.1677" calcext:value-type="float">
            <text:p>1.1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66" calcext:value-type="float">
            <text:p>-10.566</text:p>
          </table:table-cell>
          <table:table-cell office:value-type="float" office:value="-5.566" calcext:value-type="float">
            <text:p>-5.5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253998" calcext:value-type="float">
            <text:p>83.253998</text:p>
          </table:table-cell>
          <table:table-cell office:value-type="float" office:value="1.1629" calcext:value-type="float">
            <text:p>1.1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05" calcext:value-type="float">
            <text:p>-10.505</text:p>
          </table:table-cell>
          <table:table-cell office:value-type="float" office:value="-5.505" calcext:value-type="float">
            <text:p>-5.5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353996" calcext:value-type="float">
            <text:p>83.353996</text:p>
          </table:table-cell>
          <table:table-cell office:value-type="float" office:value="1.1806" calcext:value-type="float">
            <text:p>1.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36" calcext:value-type="float">
            <text:p>-10.436</text:p>
          </table:table-cell>
          <table:table-cell office:value-type="float" office:value="-5.436" calcext:value-type="float">
            <text:p>-5.4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454002" calcext:value-type="float">
            <text:p>83.454002</text:p>
          </table:table-cell>
          <table:table-cell office:value-type="float" office:value="1.1306" calcext:value-type="float">
            <text:p>1.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65" calcext:value-type="float">
            <text:p>-10.465</text:p>
          </table:table-cell>
          <table:table-cell office:value-type="float" office:value="-5.465" calcext:value-type="float">
            <text:p>-5.4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554001" calcext:value-type="float">
            <text:p>83.554001</text:p>
          </table:table-cell>
          <table:table-cell office:value-type="float" office:value="1.1242" calcext:value-type="float">
            <text:p>1.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74" calcext:value-type="float">
            <text:p>-10.474</text:p>
          </table:table-cell>
          <table:table-cell office:value-type="float" office:value="-5.474" calcext:value-type="float">
            <text:p>-5.4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653999" calcext:value-type="float">
            <text:p>83.653999</text:p>
          </table:table-cell>
          <table:table-cell office:value-type="float" office:value="1.1347" calcext:value-type="float">
            <text:p>1.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44" calcext:value-type="float">
            <text:p>-10.544</text:p>
          </table:table-cell>
          <table:table-cell office:value-type="float" office:value="-5.544" calcext:value-type="float">
            <text:p>-5.5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754997" calcext:value-type="float">
            <text:p>83.754997</text:p>
          </table:table-cell>
          <table:table-cell office:value-type="float" office:value="1.1306" calcext:value-type="float">
            <text:p>1.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11" calcext:value-type="float">
            <text:p>-10.511</text:p>
          </table:table-cell>
          <table:table-cell office:value-type="float" office:value="-5.511" calcext:value-type="float">
            <text:p>-5.5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855003" calcext:value-type="float">
            <text:p>83.855003</text:p>
          </table:table-cell>
          <table:table-cell office:value-type="float" office:value="1.1185" calcext:value-type="float">
            <text:p>1.1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25" calcext:value-type="float">
            <text:p>-10.525</text:p>
          </table:table-cell>
          <table:table-cell office:value-type="float" office:value="-5.525" calcext:value-type="float">
            <text:p>-5.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.955002" calcext:value-type="float">
            <text:p>83.955002</text:p>
          </table:table-cell>
          <table:table-cell office:value-type="float" office:value="1.1153" calcext:value-type="float">
            <text:p>1.1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07" calcext:value-type="float">
            <text:p>-10.507</text:p>
          </table:table-cell>
          <table:table-cell office:value-type="float" office:value="-5.507" calcext:value-type="float">
            <text:p>-5.5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055" calcext:value-type="float">
            <text:p>84.055</text:p>
          </table:table-cell>
          <table:table-cell office:value-type="float" office:value="1.1097" calcext:value-type="float">
            <text:p>1.1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41" calcext:value-type="float">
            <text:p>-10.641</text:p>
          </table:table-cell>
          <table:table-cell office:value-type="float" office:value="-5.641" calcext:value-type="float">
            <text:p>-5.6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155998" calcext:value-type="float">
            <text:p>84.155998</text:p>
          </table:table-cell>
          <table:table-cell office:value-type="float" office:value="1.1177" calcext:value-type="float">
            <text:p>1.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15" calcext:value-type="float">
            <text:p>-10.815</text:p>
          </table:table-cell>
          <table:table-cell office:value-type="float" office:value="-5.815" calcext:value-type="float">
            <text:p>-5.8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255997" calcext:value-type="float">
            <text:p>84.255997</text:p>
          </table:table-cell>
          <table:table-cell office:value-type="float" office:value="1.1193" calcext:value-type="float">
            <text:p>1.1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65" calcext:value-type="float">
            <text:p>-10.765</text:p>
          </table:table-cell>
          <table:table-cell office:value-type="float" office:value="-5.765" calcext:value-type="float">
            <text:p>-5.7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357002" calcext:value-type="float">
            <text:p>84.357002</text:p>
          </table:table-cell>
          <table:table-cell office:value-type="float" office:value="1.1274" calcext:value-type="float">
            <text:p>1.1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42" calcext:value-type="float">
            <text:p>-10.842</text:p>
          </table:table-cell>
          <table:table-cell office:value-type="float" office:value="-5.842" calcext:value-type="float">
            <text:p>-5.8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457001" calcext:value-type="float">
            <text:p>84.457001</text:p>
          </table:table-cell>
          <table:table-cell office:value-type="float" office:value="1.1242" calcext:value-type="float">
            <text:p>1.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41" calcext:value-type="float">
            <text:p>-10.941</text:p>
          </table:table-cell>
          <table:table-cell office:value-type="float" office:value="-5.941" calcext:value-type="float">
            <text:p>-5.9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556999" calcext:value-type="float">
            <text:p>84.556999</text:p>
          </table:table-cell>
          <table:table-cell office:value-type="float" office:value="1.1492" calcext:value-type="float">
            <text:p>1.1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62" calcext:value-type="float">
            <text:p>-11.062</text:p>
          </table:table-cell>
          <table:table-cell office:value-type="float" office:value="-6.062" calcext:value-type="float">
            <text:p>-6.0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657997" calcext:value-type="float">
            <text:p>84.657997</text:p>
          </table:table-cell>
          <table:table-cell office:value-type="float" office:value="1.1637" calcext:value-type="float">
            <text:p>1.1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48" calcext:value-type="float">
            <text:p>-11.148</text:p>
          </table:table-cell>
          <table:table-cell office:value-type="float" office:value="-6.148" calcext:value-type="float">
            <text:p>-6.1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758003" calcext:value-type="float">
            <text:p>84.758003</text:p>
          </table:table-cell>
          <table:table-cell office:value-type="float" office:value="1.1548" calcext:value-type="float">
            <text:p>1.1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3" calcext:value-type="float">
            <text:p>-10.993</text:p>
          </table:table-cell>
          <table:table-cell office:value-type="float" office:value="-5.993" calcext:value-type="float">
            <text:p>-5.9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858002" calcext:value-type="float">
            <text:p>84.858002</text:p>
          </table:table-cell>
          <table:table-cell office:value-type="float" office:value="1.154" calcext:value-type="float">
            <text:p>1.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8" calcext:value-type="float">
            <text:p>-10.998</text:p>
          </table:table-cell>
          <table:table-cell office:value-type="float" office:value="-5.998" calcext:value-type="float">
            <text:p>-5.9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.958" calcext:value-type="float">
            <text:p>84.958</text:p>
          </table:table-cell>
          <table:table-cell office:value-type="float" office:value="1.1548" calcext:value-type="float">
            <text:p>1.1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64" calcext:value-type="float">
            <text:p>-10.864</text:p>
          </table:table-cell>
          <table:table-cell office:value-type="float" office:value="-5.864" calcext:value-type="float">
            <text:p>-5.8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058998" calcext:value-type="float">
            <text:p>85.058998</text:p>
          </table:table-cell>
          <table:table-cell office:value-type="float" office:value="1.1572" calcext:value-type="float">
            <text:p>1.1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2" calcext:value-type="float">
            <text:p>-11.022</text:p>
          </table:table-cell>
          <table:table-cell office:value-type="float" office:value="-6.022" calcext:value-type="float">
            <text:p>-6.0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158997" calcext:value-type="float">
            <text:p>85.158997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94" calcext:value-type="float">
            <text:p>-10.894</text:p>
          </table:table-cell>
          <table:table-cell office:value-type="float" office:value="-5.894" calcext:value-type="float">
            <text:p>-5.8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260002" calcext:value-type="float">
            <text:p>85.260002</text:p>
          </table:table-cell>
          <table:table-cell office:value-type="float" office:value="1.1475" calcext:value-type="float">
            <text:p>1.1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86" calcext:value-type="float">
            <text:p>-10.886</text:p>
          </table:table-cell>
          <table:table-cell office:value-type="float" office:value="-5.886" calcext:value-type="float">
            <text:p>-5.8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360001" calcext:value-type="float">
            <text:p>85.360001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05" calcext:value-type="float">
            <text:p>-11.005</text:p>
          </table:table-cell>
          <table:table-cell office:value-type="float" office:value="-6.005" calcext:value-type="float">
            <text:p>-6.0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460999" calcext:value-type="float">
            <text:p>85.460999</text:p>
          </table:table-cell>
          <table:table-cell office:value-type="float" office:value="1.1492" calcext:value-type="float">
            <text:p>1.1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9" calcext:value-type="float">
            <text:p>-11.029</text:p>
          </table:table-cell>
          <table:table-cell office:value-type="float" office:value="-6.029" calcext:value-type="float">
            <text:p>-6.0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560997" calcext:value-type="float">
            <text:p>85.560997</text:p>
          </table:table-cell>
          <table:table-cell office:value-type="float" office:value="1.1177" calcext:value-type="float">
            <text:p>1.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68" calcext:value-type="float">
            <text:p>-11.068</text:p>
          </table:table-cell>
          <table:table-cell office:value-type="float" office:value="-6.068" calcext:value-type="float">
            <text:p>-6.0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662003" calcext:value-type="float">
            <text:p>85.662003</text:p>
          </table:table-cell>
          <table:table-cell office:value-type="float" office:value="1.1153" calcext:value-type="float">
            <text:p>1.1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8" calcext:value-type="float">
            <text:p>-11.028</text:p>
          </table:table-cell>
          <table:table-cell office:value-type="float" office:value="-6.028" calcext:value-type="float">
            <text:p>-6.0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763" calcext:value-type="float">
            <text:p>85.763</text:p>
          </table:table-cell>
          <table:table-cell office:value-type="float" office:value="1.1145" calcext:value-type="float">
            <text:p>1.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7" calcext:value-type="float">
            <text:p>-10.957</text:p>
          </table:table-cell>
          <table:table-cell office:value-type="float" office:value="-5.957" calcext:value-type="float">
            <text:p>-5.9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863998" calcext:value-type="float">
            <text:p>85.863998</text:p>
          </table:table-cell>
          <table:table-cell office:value-type="float" office:value="1.1145" calcext:value-type="float">
            <text:p>1.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6" calcext:value-type="float">
            <text:p>-10.96</text:p>
          </table:table-cell>
          <table:table-cell office:value-type="float" office:value="-5.96" calcext:value-type="float">
            <text:p>-5.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.963997" calcext:value-type="float">
            <text:p>85.963997</text:p>
          </table:table-cell>
          <table:table-cell office:value-type="float" office:value="1.0992" calcext:value-type="float">
            <text:p>1.0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9" calcext:value-type="float">
            <text:p>-10.999</text:p>
          </table:table-cell>
          <table:table-cell office:value-type="float" office:value="-5.999" calcext:value-type="float">
            <text:p>-5.9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064003" calcext:value-type="float">
            <text:p>86.064003</text:p>
          </table:table-cell>
          <table:table-cell office:value-type="float" office:value="1.1081" calcext:value-type="float">
            <text:p>1.1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74" calcext:value-type="float">
            <text:p>-10.874</text:p>
          </table:table-cell>
          <table:table-cell office:value-type="float" office:value="-5.874" calcext:value-type="float">
            <text:p>-5.8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164001" calcext:value-type="float">
            <text:p>86.164001</text:p>
          </table:table-cell>
          <table:table-cell office:value-type="float" office:value="1.1145" calcext:value-type="float">
            <text:p>1.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18" calcext:value-type="float">
            <text:p>-10.918</text:p>
          </table:table-cell>
          <table:table-cell office:value-type="float" office:value="-5.918" calcext:value-type="float">
            <text:p>-5.9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264" calcext:value-type="float">
            <text:p>86.264</text:p>
          </table:table-cell>
          <table:table-cell office:value-type="float" office:value="1.1153" calcext:value-type="float">
            <text:p>1.1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64" calcext:value-type="float">
            <text:p>-10.964</text:p>
          </table:table-cell>
          <table:table-cell office:value-type="float" office:value="-5.964" calcext:value-type="float">
            <text:p>-5.9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363998" calcext:value-type="float">
            <text:p>86.363998</text:p>
          </table:table-cell>
          <table:table-cell office:value-type="float" office:value="1.1161" calcext:value-type="float">
            <text:p>1.1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62" calcext:value-type="float">
            <text:p>-10.862</text:p>
          </table:table-cell>
          <table:table-cell office:value-type="float" office:value="-5.862" calcext:value-type="float">
            <text:p>-5.8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464996" calcext:value-type="float">
            <text:p>86.464996</text:p>
          </table:table-cell>
          <table:table-cell office:value-type="float" office:value="1.1177" calcext:value-type="float">
            <text:p>1.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71" calcext:value-type="float">
            <text:p>-10.971</text:p>
          </table:table-cell>
          <table:table-cell office:value-type="float" office:value="-5.971" calcext:value-type="float">
            <text:p>-5.9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565002" calcext:value-type="float">
            <text:p>86.565002</text:p>
          </table:table-cell>
          <table:table-cell office:value-type="float" office:value="1.133" calcext:value-type="float">
            <text:p>1.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76" calcext:value-type="float">
            <text:p>-10.876</text:p>
          </table:table-cell>
          <table:table-cell office:value-type="float" office:value="-5.876" calcext:value-type="float">
            <text:p>-5.8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666" calcext:value-type="float">
            <text:p>86.666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69" calcext:value-type="float">
            <text:p>-10.769</text:p>
          </table:table-cell>
          <table:table-cell office:value-type="float" office:value="-5.769" calcext:value-type="float">
            <text:p>-5.7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766998" calcext:value-type="float">
            <text:p>86.766998</text:p>
          </table:table-cell>
          <table:table-cell office:value-type="float" office:value="1.1443" calcext:value-type="float">
            <text:p>1.1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08" calcext:value-type="float">
            <text:p>-10.708</text:p>
          </table:table-cell>
          <table:table-cell office:value-type="float" office:value="-5.708" calcext:value-type="float">
            <text:p>-5.7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866997" calcext:value-type="float">
            <text:p>86.866997</text:p>
          </table:table-cell>
          <table:table-cell office:value-type="float" office:value="1.1492" calcext:value-type="float">
            <text:p>1.1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22" calcext:value-type="float">
            <text:p>-10.822</text:p>
          </table:table-cell>
          <table:table-cell office:value-type="float" office:value="-5.822" calcext:value-type="float">
            <text:p>-5.8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.968002" calcext:value-type="float">
            <text:p>86.968002</text:p>
          </table:table-cell>
          <table:table-cell office:value-type="float" office:value="1.1629" calcext:value-type="float">
            <text:p>1.1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7" calcext:value-type="float">
            <text:p>-10.77</text:p>
          </table:table-cell>
          <table:table-cell office:value-type="float" office:value="-5.77" calcext:value-type="float">
            <text:p>-5.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069" calcext:value-type="float">
            <text:p>87.069</text:p>
          </table:table-cell>
          <table:table-cell office:value-type="float" office:value="1.1484" calcext:value-type="float">
            <text:p>1.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93" calcext:value-type="float">
            <text:p>-10.893</text:p>
          </table:table-cell>
          <table:table-cell office:value-type="float" office:value="-5.893" calcext:value-type="float">
            <text:p>-5.8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168999" calcext:value-type="float">
            <text:p>87.168999</text:p>
          </table:table-cell>
          <table:table-cell office:value-type="float" office:value="1.1564" calcext:value-type="float">
            <text:p>1.1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26" calcext:value-type="float">
            <text:p>-10.926</text:p>
          </table:table-cell>
          <table:table-cell office:value-type="float" office:value="-5.926" calcext:value-type="float">
            <text:p>-5.9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269997" calcext:value-type="float">
            <text:p>87.269997</text:p>
          </table:table-cell>
          <table:table-cell office:value-type="float" office:value="1.1758" calcext:value-type="float">
            <text:p>1.1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09" calcext:value-type="float">
            <text:p>-11.009</text:p>
          </table:table-cell>
          <table:table-cell office:value-type="float" office:value="-6.009" calcext:value-type="float">
            <text:p>-6.0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370003" calcext:value-type="float">
            <text:p>87.370003</text:p>
          </table:table-cell>
          <table:table-cell office:value-type="float" office:value="1.1653" calcext:value-type="float">
            <text:p>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25" calcext:value-type="float">
            <text:p>-11.125</text:p>
          </table:table-cell>
          <table:table-cell office:value-type="float" office:value="-6.125" calcext:value-type="float">
            <text:p>-6.1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470001" calcext:value-type="float">
            <text:p>87.470001</text:p>
          </table:table-cell>
          <table:table-cell office:value-type="float" office:value="1.1363" calcext:value-type="float">
            <text:p>1.1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42" calcext:value-type="float">
            <text:p>-11.042</text:p>
          </table:table-cell>
          <table:table-cell office:value-type="float" office:value="-6.042" calcext:value-type="float">
            <text:p>-6.0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570999" calcext:value-type="float">
            <text:p>87.570999</text:p>
          </table:table-cell>
          <table:table-cell office:value-type="float" office:value="1.1322" calcext:value-type="float">
            <text:p>1.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73" calcext:value-type="float">
            <text:p>-10.973</text:p>
          </table:table-cell>
          <table:table-cell office:value-type="float" office:value="-5.973" calcext:value-type="float">
            <text:p>-5.9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671997" calcext:value-type="float">
            <text:p>87.671997</text:p>
          </table:table-cell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02" calcext:value-type="float">
            <text:p>-10.902</text:p>
          </table:table-cell>
          <table:table-cell office:value-type="float" office:value="-5.902" calcext:value-type="float">
            <text:p>-5.9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772003" calcext:value-type="float">
            <text:p>87.772003</text:p>
          </table:table-cell>
          <table:table-cell office:value-type="float" office:value="1.1234" calcext:value-type="float">
            <text:p>1.1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74" calcext:value-type="float">
            <text:p>-10.874</text:p>
          </table:table-cell>
          <table:table-cell office:value-type="float" office:value="-5.874" calcext:value-type="float">
            <text:p>-5.8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873001" calcext:value-type="float">
            <text:p>87.873001</text:p>
          </table:table-cell>
          <table:table-cell office:value-type="float" office:value="1.1177" calcext:value-type="float">
            <text:p>1.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1" calcext:value-type="float">
            <text:p>-10.91</text:p>
          </table:table-cell>
          <table:table-cell office:value-type="float" office:value="-5.91" calcext:value-type="float">
            <text:p>-5.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.973999" calcext:value-type="float">
            <text:p>87.973999</text:p>
          </table:table-cell>
          <table:table-cell office:value-type="float" office:value="1.1048" calcext:value-type="float">
            <text:p>1.1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17" calcext:value-type="float">
            <text:p>-10.917</text:p>
          </table:table-cell>
          <table:table-cell office:value-type="float" office:value="-5.917" calcext:value-type="float">
            <text:p>-5.9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074997" calcext:value-type="float">
            <text:p>88.074997</text:p>
          </table:table-cell>
          <table:table-cell office:value-type="float" office:value="1.1129" calcext:value-type="float">
            <text:p>1.1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07" calcext:value-type="float">
            <text:p>-10.907</text:p>
          </table:table-cell>
          <table:table-cell office:value-type="float" office:value="-5.907" calcext:value-type="float">
            <text:p>-5.9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176003" calcext:value-type="float">
            <text:p>88.176003</text:p>
          </table:table-cell>
          <table:table-cell office:value-type="float" office:value="1.1089" calcext:value-type="float">
            <text:p>1.1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3" calcext:value-type="float">
            <text:p>-11.023</text:p>
          </table:table-cell>
          <table:table-cell office:value-type="float" office:value="-6.023" calcext:value-type="float">
            <text:p>-6.0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277" calcext:value-type="float">
            <text:p>88.277</text:p>
          </table:table-cell>
          <table:table-cell office:value-type="float" office:value="1.1282" calcext:value-type="float">
            <text:p>1.1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82" calcext:value-type="float">
            <text:p>-10.882</text:p>
          </table:table-cell>
          <table:table-cell office:value-type="float" office:value="-5.882" calcext:value-type="float">
            <text:p>-5.8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376999" calcext:value-type="float">
            <text:p>88.376999</text:p>
          </table:table-cell>
          <table:table-cell office:value-type="float" office:value="1.1177" calcext:value-type="float">
            <text:p>1.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81" calcext:value-type="float">
            <text:p>-11.081</text:p>
          </table:table-cell>
          <table:table-cell office:value-type="float" office:value="-6.081" calcext:value-type="float">
            <text:p>-6.0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476997" calcext:value-type="float">
            <text:p>88.476997</text:p>
          </table:table-cell>
          <table:table-cell office:value-type="float" office:value="1.1298" calcext:value-type="float">
            <text:p>1.1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6" calcext:value-type="float">
            <text:p>-10.986</text:p>
          </table:table-cell>
          <table:table-cell office:value-type="float" office:value="-5.986" calcext:value-type="float">
            <text:p>-5.9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578003" calcext:value-type="float">
            <text:p>88.578003</text:p>
          </table:table-cell>
          <table:table-cell office:value-type="float" office:value="1.1653" calcext:value-type="float">
            <text:p>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54" calcext:value-type="float">
            <text:p>-10.854</text:p>
          </table:table-cell>
          <table:table-cell office:value-type="float" office:value="-5.854" calcext:value-type="float">
            <text:p>-5.8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678001" calcext:value-type="float">
            <text:p>88.678001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77" calcext:value-type="float">
            <text:p>-10.877</text:p>
          </table:table-cell>
          <table:table-cell office:value-type="float" office:value="-5.877" calcext:value-type="float">
            <text:p>-5.8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778" calcext:value-type="float">
            <text:p>88.778</text:p>
          </table:table-cell>
          <table:table-cell office:value-type="float" office:value="1.1532" calcext:value-type="float">
            <text:p>1.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28" calcext:value-type="float">
            <text:p>-10.928</text:p>
          </table:table-cell>
          <table:table-cell office:value-type="float" office:value="-5.928" calcext:value-type="float">
            <text:p>-5.9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878998" calcext:value-type="float">
            <text:p>88.878998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11" calcext:value-type="float">
            <text:p>-10.911</text:p>
          </table:table-cell>
          <table:table-cell office:value-type="float" office:value="-5.911" calcext:value-type="float">
            <text:p>-5.9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.978996" calcext:value-type="float">
            <text:p>88.978996</text:p>
          </table:table-cell>
          <table:table-cell office:value-type="float" office:value="1.1669" calcext:value-type="float">
            <text:p>1.1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1" calcext:value-type="float">
            <text:p>-11.01</text:p>
          </table:table-cell>
          <table:table-cell office:value-type="float" office:value="-6.01" calcext:value-type="float">
            <text:p>-6.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080002" calcext:value-type="float">
            <text:p>89.080002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32" calcext:value-type="float">
            <text:p>-10.932</text:p>
          </table:table-cell>
          <table:table-cell office:value-type="float" office:value="-5.932" calcext:value-type="float">
            <text:p>-5.9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18" calcext:value-type="float">
            <text:p>89.18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65" calcext:value-type="float">
            <text:p>-10.865</text:p>
          </table:table-cell>
          <table:table-cell office:value-type="float" office:value="-5.865" calcext:value-type="float">
            <text:p>-5.8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279999" calcext:value-type="float">
            <text:p>89.279999</text:p>
          </table:table-cell>
          <table:table-cell office:value-type="float" office:value="1.1419" calcext:value-type="float">
            <text:p>1.1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39" calcext:value-type="float">
            <text:p>-10.939</text:p>
          </table:table-cell>
          <table:table-cell office:value-type="float" office:value="-5.939" calcext:value-type="float">
            <text:p>-5.9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380997" calcext:value-type="float">
            <text:p>89.380997</text:p>
          </table:table-cell>
          <table:table-cell office:value-type="float" office:value="1.1105" calcext:value-type="float">
            <text:p>1.1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15" calcext:value-type="float">
            <text:p>-10.915</text:p>
          </table:table-cell>
          <table:table-cell office:value-type="float" office:value="-5.915" calcext:value-type="float">
            <text:p>-5.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481003" calcext:value-type="float">
            <text:p>89.481003</text:p>
          </table:table-cell>
          <table:table-cell office:value-type="float" office:value="1.1177" calcext:value-type="float">
            <text:p>1.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4" calcext:value-type="float">
            <text:p>-10.984</text:p>
          </table:table-cell>
          <table:table-cell office:value-type="float" office:value="-5.984" calcext:value-type="float">
            <text:p>-5.9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581001" calcext:value-type="float">
            <text:p>89.581001</text:p>
          </table:table-cell>
          <table:table-cell office:value-type="float" office:value="1.1121" calcext:value-type="float">
            <text:p>1.1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63" calcext:value-type="float">
            <text:p>-10.963</text:p>
          </table:table-cell>
          <table:table-cell office:value-type="float" office:value="-5.963" calcext:value-type="float">
            <text:p>-5.9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681" calcext:value-type="float">
            <text:p>89.681</text:p>
          </table:table-cell>
          <table:table-cell office:value-type="float" office:value="1.1016" calcext:value-type="float">
            <text:p>1.1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5" calcext:value-type="float">
            <text:p>-11.025</text:p>
          </table:table-cell>
          <table:table-cell office:value-type="float" office:value="-6.025" calcext:value-type="float">
            <text:p>-6.0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780998" calcext:value-type="float">
            <text:p>89.780998</text:p>
          </table:table-cell>
          <table:table-cell office:value-type="float" office:value="1.1113" calcext:value-type="float">
            <text:p>1.1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92" calcext:value-type="float">
            <text:p>-11.092</text:p>
          </table:table-cell>
          <table:table-cell office:value-type="float" office:value="-6.092" calcext:value-type="float">
            <text:p>-6.0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880997" calcext:value-type="float">
            <text:p>89.880997</text:p>
          </table:table-cell>
          <table:table-cell office:value-type="float" office:value="1.1193" calcext:value-type="float">
            <text:p>1.1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59" calcext:value-type="float">
            <text:p>-11.059</text:p>
          </table:table-cell>
          <table:table-cell office:value-type="float" office:value="-6.059" calcext:value-type="float">
            <text:p>-6.0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.981003" calcext:value-type="float">
            <text:p>89.981003</text:p>
          </table:table-cell>
          <table:table-cell office:value-type="float" office:value="1.1113" calcext:value-type="float">
            <text:p>1.1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42" calcext:value-type="float">
            <text:p>-11.042</text:p>
          </table:table-cell>
          <table:table-cell office:value-type="float" office:value="-6.042" calcext:value-type="float">
            <text:p>-6.0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081001" calcext:value-type="float">
            <text:p>90.081001</text:p>
          </table:table-cell>
          <table:table-cell office:value-type="float" office:value="1.1048" calcext:value-type="float">
            <text:p>1.1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7" calcext:value-type="float">
            <text:p>-10.97</text:p>
          </table:table-cell>
          <table:table-cell office:value-type="float" office:value="-5.97" calcext:value-type="float">
            <text:p>-5.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181999" calcext:value-type="float">
            <text:p>90.181999</text:p>
          </table:table-cell>
          <table:table-cell office:value-type="float" office:value="1.1153" calcext:value-type="float">
            <text:p>1.1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8" calcext:value-type="float">
            <text:p>-11.028</text:p>
          </table:table-cell>
          <table:table-cell office:value-type="float" office:value="-6.028" calcext:value-type="float">
            <text:p>-6.0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281998" calcext:value-type="float">
            <text:p>90.281998</text:p>
          </table:table-cell>
          <table:table-cell office:value-type="float" office:value="1.1427" calcext:value-type="float">
            <text:p>1.1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5" calcext:value-type="float">
            <text:p>-10.955</text:p>
          </table:table-cell>
          <table:table-cell office:value-type="float" office:value="-5.955" calcext:value-type="float">
            <text:p>-5.9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382004" calcext:value-type="float">
            <text:p>90.382004</text:p>
          </table:table-cell>
          <table:table-cell office:value-type="float" office:value="1.1701" calcext:value-type="float">
            <text:p>1.1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29" calcext:value-type="float">
            <text:p>-10.929</text:p>
          </table:table-cell>
          <table:table-cell office:value-type="float" office:value="-5.929" calcext:value-type="float">
            <text:p>-5.9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482002" calcext:value-type="float">
            <text:p>90.482002</text:p>
          </table:table-cell>
          <table:table-cell office:value-type="float" office:value="1.1435" calcext:value-type="float">
            <text:p>1.1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12" calcext:value-type="float">
            <text:p>-11.012</text:p>
          </table:table-cell>
          <table:table-cell office:value-type="float" office:value="-6.012" calcext:value-type="float">
            <text:p>-6.0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582001" calcext:value-type="float">
            <text:p>90.582001</text:p>
          </table:table-cell>
          <table:table-cell office:value-type="float" office:value="1.1347" calcext:value-type="float">
            <text:p>1.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3" calcext:value-type="float">
            <text:p>-11.03</text:p>
          </table:table-cell>
          <table:table-cell office:value-type="float" office:value="-6.03" calcext:value-type="float">
            <text:p>-6.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682999" calcext:value-type="float">
            <text:p>90.682999</text:p>
          </table:table-cell>
          <table:table-cell office:value-type="float" office:value="1.1758" calcext:value-type="float">
            <text:p>1.1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86" calcext:value-type="float">
            <text:p>-11.086</text:p>
          </table:table-cell>
          <table:table-cell office:value-type="float" office:value="-6.086" calcext:value-type="float">
            <text:p>-6.0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782997" calcext:value-type="float">
            <text:p>90.782997</text:p>
          </table:table-cell>
          <table:table-cell office:value-type="float" office:value="1.1387" calcext:value-type="float">
            <text:p>1.1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56" calcext:value-type="float">
            <text:p>-11.256</text:p>
          </table:table-cell>
          <table:table-cell office:value-type="float" office:value="-6.256" calcext:value-type="float">
            <text:p>-6.2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883003" calcext:value-type="float">
            <text:p>90.883003</text:p>
          </table:table-cell>
          <table:table-cell office:value-type="float" office:value="1.1411" calcext:value-type="float">
            <text:p>1.1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63" calcext:value-type="float">
            <text:p>-11.163</text:p>
          </table:table-cell>
          <table:table-cell office:value-type="float" office:value="-6.163" calcext:value-type="float">
            <text:p>-6.1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.983002" calcext:value-type="float">
            <text:p>90.983002</text:p>
          </table:table-cell>
          <table:table-cell office:value-type="float" office:value="1.1282" calcext:value-type="float">
            <text:p>1.1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24" calcext:value-type="float">
            <text:p>-11.224</text:p>
          </table:table-cell>
          <table:table-cell office:value-type="float" office:value="-6.224" calcext:value-type="float">
            <text:p>-6.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084" calcext:value-type="float">
            <text:p>91.084</text:p>
          </table:table-cell>
          <table:table-cell office:value-type="float" office:value="1.1492" calcext:value-type="float">
            <text:p>1.1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68" calcext:value-type="float">
            <text:p>-11.068</text:p>
          </table:table-cell>
          <table:table-cell office:value-type="float" office:value="-6.068" calcext:value-type="float">
            <text:p>-6.0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184998" calcext:value-type="float">
            <text:p>91.184998</text:p>
          </table:table-cell>
          <table:table-cell office:value-type="float" office:value="1.158" calcext:value-type="float">
            <text:p>1.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24" calcext:value-type="float">
            <text:p>-11.124</text:p>
          </table:table-cell>
          <table:table-cell office:value-type="float" office:value="-6.124" calcext:value-type="float">
            <text:p>-6.1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286003" calcext:value-type="float">
            <text:p>91.286003</text:p>
          </table:table-cell>
          <table:table-cell office:value-type="float" office:value="1.1524" calcext:value-type="float">
            <text:p>1.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01" calcext:value-type="float">
            <text:p>-11.201</text:p>
          </table:table-cell>
          <table:table-cell office:value-type="float" office:value="-6.201" calcext:value-type="float">
            <text:p>-6.2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386002" calcext:value-type="float">
            <text:p>91.386002</text:p>
          </table:table-cell>
          <table:table-cell office:value-type="float" office:value="1.1588" calcext:value-type="float">
            <text:p>1.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44" calcext:value-type="float">
            <text:p>-11.044</text:p>
          </table:table-cell>
          <table:table-cell office:value-type="float" office:value="-6.044" calcext:value-type="float">
            <text:p>-6.0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486" calcext:value-type="float">
            <text:p>91.486</text:p>
          </table:table-cell>
          <table:table-cell office:value-type="float" office:value="1.1524" calcext:value-type="float">
            <text:p>1.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61" calcext:value-type="float">
            <text:p>-11.161</text:p>
          </table:table-cell>
          <table:table-cell office:value-type="float" office:value="-6.161" calcext:value-type="float">
            <text:p>-6.1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586998" calcext:value-type="float">
            <text:p>91.586998</text:p>
          </table:table-cell>
          <table:table-cell office:value-type="float" office:value="1.1733" calcext:value-type="float">
            <text:p>1.1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63" calcext:value-type="float">
            <text:p>-11.163</text:p>
          </table:table-cell>
          <table:table-cell office:value-type="float" office:value="-6.163" calcext:value-type="float">
            <text:p>-6.1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688004" calcext:value-type="float">
            <text:p>91.688004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58" calcext:value-type="float">
            <text:p>-11.058</text:p>
          </table:table-cell>
          <table:table-cell office:value-type="float" office:value="-6.058" calcext:value-type="float">
            <text:p>-6.0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789001" calcext:value-type="float">
            <text:p>91.789001</text:p>
          </table:table-cell>
          <table:table-cell office:value-type="float" office:value="1.1443" calcext:value-type="float">
            <text:p>1.1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74" calcext:value-type="float">
            <text:p>-10.974</text:p>
          </table:table-cell>
          <table:table-cell office:value-type="float" office:value="-5.974" calcext:value-type="float">
            <text:p>-5.9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889" calcext:value-type="float">
            <text:p>91.889</text:p>
          </table:table-cell>
          <table:table-cell office:value-type="float" office:value="1.1451" calcext:value-type="float">
            <text:p>1.1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83" calcext:value-type="float">
            <text:p>-11.083</text:p>
          </table:table-cell>
          <table:table-cell office:value-type="float" office:value="-6.083" calcext:value-type="float">
            <text:p>-6.0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.989998" calcext:value-type="float">
            <text:p>91.989998</text:p>
          </table:table-cell>
          <table:table-cell office:value-type="float" office:value="1.2128" calcext:value-type="float">
            <text:p>1.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58" calcext:value-type="float">
            <text:p>-11.158</text:p>
          </table:table-cell>
          <table:table-cell office:value-type="float" office:value="-6.158" calcext:value-type="float">
            <text:p>-6.1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089996" calcext:value-type="float">
            <text:p>92.089996</text:p>
          </table:table-cell>
          <table:table-cell office:value-type="float" office:value="1.2177" calcext:value-type="float">
            <text:p>1.2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42" calcext:value-type="float">
            <text:p>-11.142</text:p>
          </table:table-cell>
          <table:table-cell office:value-type="float" office:value="-6.142" calcext:value-type="float">
            <text:p>-6.1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190002" calcext:value-type="float">
            <text:p>92.190002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59" calcext:value-type="float">
            <text:p>-11.059</text:p>
          </table:table-cell>
          <table:table-cell office:value-type="float" office:value="-6.059" calcext:value-type="float">
            <text:p>-6.0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291" calcext:value-type="float">
            <text:p>92.291</text:p>
          </table:table-cell>
          <table:table-cell office:value-type="float" office:value="1.1564" calcext:value-type="float">
            <text:p>1.1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78" calcext:value-type="float">
            <text:p>-11.278</text:p>
          </table:table-cell>
          <table:table-cell office:value-type="float" office:value="-6.278" calcext:value-type="float">
            <text:p>-6.2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390999" calcext:value-type="float">
            <text:p>92.390999</text:p>
          </table:table-cell>
          <table:table-cell office:value-type="float" office:value="1.1532" calcext:value-type="float">
            <text:p>1.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93" calcext:value-type="float">
            <text:p>-11.093</text:p>
          </table:table-cell>
          <table:table-cell office:value-type="float" office:value="-6.093" calcext:value-type="float">
            <text:p>-6.0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491997" calcext:value-type="float">
            <text:p>92.491997</text:p>
          </table:table-cell>
          <table:table-cell office:value-type="float" office:value="1.1596" calcext:value-type="float">
            <text:p>1.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2" calcext:value-type="float">
            <text:p>-11.12</text:p>
          </table:table-cell>
          <table:table-cell office:value-type="float" office:value="-6.12" calcext:value-type="float">
            <text:p>-6.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592003" calcext:value-type="float">
            <text:p>92.592003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05" calcext:value-type="float">
            <text:p>-11.105</text:p>
          </table:table-cell>
          <table:table-cell office:value-type="float" office:value="-6.105" calcext:value-type="float">
            <text:p>-6.1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693001" calcext:value-type="float">
            <text:p>92.693001</text:p>
          </table:table-cell>
          <table:table-cell office:value-type="float" office:value="1.1701" calcext:value-type="float">
            <text:p>1.1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13" calcext:value-type="float">
            <text:p>-11.013</text:p>
          </table:table-cell>
          <table:table-cell office:value-type="float" office:value="-6.013" calcext:value-type="float">
            <text:p>-6.0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793999" calcext:value-type="float">
            <text:p>92.793999</text:p>
          </table:table-cell>
          <table:table-cell office:value-type="float" office:value="1.1588" calcext:value-type="float">
            <text:p>1.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73" calcext:value-type="float">
            <text:p>-10.973</text:p>
          </table:table-cell>
          <table:table-cell office:value-type="float" office:value="-5.973" calcext:value-type="float">
            <text:p>-5.9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894997" calcext:value-type="float">
            <text:p>92.894997</text:p>
          </table:table-cell>
          <table:table-cell office:value-type="float" office:value="1.1911" calcext:value-type="float">
            <text:p>1.1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82" calcext:value-type="float">
            <text:p>-11.182</text:p>
          </table:table-cell>
          <table:table-cell office:value-type="float" office:value="-6.182" calcext:value-type="float">
            <text:p>-6.1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.995003" calcext:value-type="float">
            <text:p>92.995003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09" calcext:value-type="float">
            <text:p>-11.209</text:p>
          </table:table-cell>
          <table:table-cell office:value-type="float" office:value="-6.209" calcext:value-type="float">
            <text:p>-6.2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095001" calcext:value-type="float">
            <text:p>93.095001</text:p>
          </table:table-cell>
          <table:table-cell office:value-type="float" office:value="1.1782" calcext:value-type="float">
            <text:p>1.1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8" calcext:value-type="float">
            <text:p>-11.028</text:p>
          </table:table-cell>
          <table:table-cell office:value-type="float" office:value="-6.028" calcext:value-type="float">
            <text:p>-6.0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195999" calcext:value-type="float">
            <text:p>93.195999</text:p>
          </table:table-cell>
          <table:table-cell office:value-type="float" office:value="1.2354" calcext:value-type="float">
            <text:p>1.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8" calcext:value-type="float">
            <text:p>-10.998</text:p>
          </table:table-cell>
          <table:table-cell office:value-type="float" office:value="-5.998" calcext:value-type="float">
            <text:p>-5.9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295998" calcext:value-type="float">
            <text:p>93.295998</text:p>
          </table:table-cell>
          <table:table-cell office:value-type="float" office:value="1.2088" calcext:value-type="float">
            <text:p>1.2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3" calcext:value-type="float">
            <text:p>-11.03</text:p>
          </table:table-cell>
          <table:table-cell office:value-type="float" office:value="-6.03" calcext:value-type="float">
            <text:p>-6.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396004" calcext:value-type="float">
            <text:p>93.396004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72" calcext:value-type="float">
            <text:p>-11.072</text:p>
          </table:table-cell>
          <table:table-cell office:value-type="float" office:value="-6.072" calcext:value-type="float">
            <text:p>-6.0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496002" calcext:value-type="float">
            <text:p>93.496002</text:p>
          </table:table-cell>
          <table:table-cell office:value-type="float" office:value="1.1621" calcext:value-type="float">
            <text:p>1.1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48" calcext:value-type="float">
            <text:p>-11.148</text:p>
          </table:table-cell>
          <table:table-cell office:value-type="float" office:value="-6.148" calcext:value-type="float">
            <text:p>-6.1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596001" calcext:value-type="float">
            <text:p>93.596001</text:p>
          </table:table-cell>
          <table:table-cell office:value-type="float" office:value="1.1604" calcext:value-type="float">
            <text:p>1.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35" calcext:value-type="float">
            <text:p>-11.135</text:p>
          </table:table-cell>
          <table:table-cell office:value-type="float" office:value="-6.135" calcext:value-type="float">
            <text:p>-6.1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695999" calcext:value-type="float">
            <text:p>93.695999</text:p>
          </table:table-cell>
          <table:table-cell office:value-type="float" office:value="1.1637" calcext:value-type="float">
            <text:p>1.1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3" calcext:value-type="float">
            <text:p>-10.993</text:p>
          </table:table-cell>
          <table:table-cell office:value-type="float" office:value="-5.993" calcext:value-type="float">
            <text:p>-5.9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796997" calcext:value-type="float">
            <text:p>93.796997</text:p>
          </table:table-cell>
          <table:table-cell office:value-type="float" office:value="1.1733" calcext:value-type="float">
            <text:p>1.1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68" calcext:value-type="float">
            <text:p>-11.168</text:p>
          </table:table-cell>
          <table:table-cell office:value-type="float" office:value="-6.168" calcext:value-type="float">
            <text:p>-6.1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898003" calcext:value-type="float">
            <text:p>93.898003</text:p>
          </table:table-cell>
          <table:table-cell office:value-type="float" office:value="1.1556" calcext:value-type="float">
            <text:p>1.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32" calcext:value-type="float">
            <text:p>-11.032</text:p>
          </table:table-cell>
          <table:table-cell office:value-type="float" office:value="-6.032" calcext:value-type="float">
            <text:p>-6.0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.998001" calcext:value-type="float">
            <text:p>93.998001</text:p>
          </table:table-cell>
          <table:table-cell office:value-type="float" office:value="1.1991" calcext:value-type="float">
            <text:p>1.1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92" calcext:value-type="float">
            <text:p>-11.092</text:p>
          </table:table-cell>
          <table:table-cell office:value-type="float" office:value="-6.092" calcext:value-type="float">
            <text:p>-6.0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.098" calcext:value-type="float">
            <text:p>94.098</text:p>
          </table:table-cell>
          <table:table-cell office:value-type="float" office:value="1.1612" calcext:value-type="float">
            <text:p>1.1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.95" calcext:value-type="float">
            <text:p>-5.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.198997" calcext:value-type="float">
            <text:p>94.198997</text:p>
          </table:table-cell>
          <table:table-cell office:value-type="float" office:value="1.1709" calcext:value-type="float">
            <text:p>1.1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9" calcext:value-type="float">
            <text:p>-10.989</text:p>
          </table:table-cell>
          <table:table-cell office:value-type="float" office:value="-5.989" calcext:value-type="float">
            <text:p>-5.9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.299004" calcext:value-type="float">
            <text:p>94.299004</text:p>
          </table:table-cell>
          <table:table-cell office:value-type="float" office:value="1.1725" calcext:value-type="float">
            <text:p>1.1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8" calcext:value-type="float">
            <text:p>-10.998</text:p>
          </table:table-cell>
          <table:table-cell office:value-type="float" office:value="-5.998" calcext:value-type="float">
            <text:p>-5.9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.400002" calcext:value-type="float">
            <text:p>94.400002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64" calcext:value-type="float">
            <text:p>-10.964</text:p>
          </table:table-cell>
          <table:table-cell office:value-type="float" office:value="-5.964" calcext:value-type="float">
            <text:p>-5.9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1.179" calcext:value-type="float">
            <text:p>1.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1" calcext:value-type="float">
            <text:p>-10.951</text:p>
          </table:table-cell>
          <table:table-cell office:value-type="float" office:value="-5.951" calcext:value-type="float">
            <text:p>-5.9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.599998" calcext:value-type="float">
            <text:p>94.599998</text:p>
          </table:table-cell>
          <table:table-cell office:value-type="float" office:value="1.1878" calcext:value-type="float">
            <text:p>1.1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45" calcext:value-type="float">
            <text:p>-10.945</text:p>
          </table:table-cell>
          <table:table-cell office:value-type="float" office:value="-5.945" calcext:value-type="float">
            <text:p>-5.9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.699997" calcext:value-type="float">
            <text:p>94.699997</text:p>
          </table:table-cell>
          <table:table-cell office:value-type="float" office:value="1.1677" calcext:value-type="float">
            <text:p>1.1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89" calcext:value-type="float">
            <text:p>-10.889</text:p>
          </table:table-cell>
          <table:table-cell office:value-type="float" office:value="-5.889" calcext:value-type="float">
            <text:p>-5.8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.800003" calcext:value-type="float">
            <text:p>94.800003</text:p>
          </table:table-cell>
          <table:table-cell office:value-type="float" office:value="1.1983" calcext:value-type="float">
            <text:p>1.1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37" calcext:value-type="float">
            <text:p>-10.837</text:p>
          </table:table-cell>
          <table:table-cell office:value-type="float" office:value="-5.837" calcext:value-type="float">
            <text:p>-5.8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.901001" calcext:value-type="float">
            <text:p>94.901001</text:p>
          </table:table-cell>
          <table:table-cell office:value-type="float" office:value="1.1556" calcext:value-type="float">
            <text:p>1.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46" calcext:value-type="float">
            <text:p>-11.046</text:p>
          </table:table-cell>
          <table:table-cell office:value-type="float" office:value="-6.046" calcext:value-type="float">
            <text:p>-6.0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001999" calcext:value-type="float">
            <text:p>95.001999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98" calcext:value-type="float">
            <text:p>-10.898</text:p>
          </table:table-cell>
          <table:table-cell office:value-type="float" office:value="-5.898" calcext:value-type="float">
            <text:p>-5.8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101997" calcext:value-type="float">
            <text:p>95.101997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31" calcext:value-type="float">
            <text:p>-10.931</text:p>
          </table:table-cell>
          <table:table-cell office:value-type="float" office:value="-5.931" calcext:value-type="float">
            <text:p>-5.9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203003" calcext:value-type="float">
            <text:p>95.203003</text:p>
          </table:table-cell>
          <table:table-cell office:value-type="float" office:value="1.2531" calcext:value-type="float">
            <text:p>1.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62" calcext:value-type="float">
            <text:p>-10.762</text:p>
          </table:table-cell>
          <table:table-cell office:value-type="float" office:value="-5.762" calcext:value-type="float">
            <text:p>-5.7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304001" calcext:value-type="float">
            <text:p>95.304001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43" calcext:value-type="float">
            <text:p>-10.843</text:p>
          </table:table-cell>
          <table:table-cell office:value-type="float" office:value="-5.843" calcext:value-type="float">
            <text:p>-5.8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403999" calcext:value-type="float">
            <text:p>95.403999</text:p>
          </table:table-cell>
          <table:table-cell office:value-type="float" office:value="1.216" calcext:value-type="float">
            <text:p>1.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37" calcext:value-type="float">
            <text:p>-10.837</text:p>
          </table:table-cell>
          <table:table-cell office:value-type="float" office:value="-5.837" calcext:value-type="float">
            <text:p>-5.8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503998" calcext:value-type="float">
            <text:p>95.503998</text:p>
          </table:table-cell>
          <table:table-cell office:value-type="float" office:value="1.2056" calcext:value-type="float">
            <text:p>1.2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15" calcext:value-type="float">
            <text:p>-10.915</text:p>
          </table:table-cell>
          <table:table-cell office:value-type="float" office:value="-5.915" calcext:value-type="float">
            <text:p>-5.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605003" calcext:value-type="float">
            <text:p>95.605003</text:p>
          </table:table-cell>
          <table:table-cell office:value-type="float" office:value="1.216" calcext:value-type="float">
            <text:p>1.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88" calcext:value-type="float">
            <text:p>-10.788</text:p>
          </table:table-cell>
          <table:table-cell office:value-type="float" office:value="-5.788" calcext:value-type="float">
            <text:p>-5.7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705002" calcext:value-type="float">
            <text:p>95.705002</text:p>
          </table:table-cell>
          <table:table-cell office:value-type="float" office:value="1.1943" calcext:value-type="float">
            <text:p>1.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32" calcext:value-type="float">
            <text:p>-10.732</text:p>
          </table:table-cell>
          <table:table-cell office:value-type="float" office:value="-5.732" calcext:value-type="float">
            <text:p>-5.7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805" calcext:value-type="float">
            <text:p>95.805</text:p>
          </table:table-cell>
          <table:table-cell office:value-type="float" office:value="1.183" calcext:value-type="float">
            <text:p>1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16" calcext:value-type="float">
            <text:p>-10.716</text:p>
          </table:table-cell>
          <table:table-cell office:value-type="float" office:value="-5.716" calcext:value-type="float">
            <text:p>-5.7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.905998" calcext:value-type="float">
            <text:p>95.905998</text:p>
          </table:table-cell>
          <table:table-cell office:value-type="float" office:value="1.2072" calcext:value-type="float">
            <text:p>1.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67" calcext:value-type="float">
            <text:p>-10.767</text:p>
          </table:table-cell>
          <table:table-cell office:value-type="float" office:value="-5.767" calcext:value-type="float">
            <text:p>-5.7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007004" calcext:value-type="float">
            <text:p>96.007004</text:p>
          </table:table-cell>
          <table:table-cell office:value-type="float" office:value="1.2571" calcext:value-type="float">
            <text:p>1.2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68" calcext:value-type="float">
            <text:p>-10.768</text:p>
          </table:table-cell>
          <table:table-cell office:value-type="float" office:value="-5.768" calcext:value-type="float">
            <text:p>-5.7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108002" calcext:value-type="float">
            <text:p>96.108002</text:p>
          </table:table-cell>
          <table:table-cell office:value-type="float" office:value="1.1999" calcext:value-type="float">
            <text:p>1.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58" calcext:value-type="float">
            <text:p>-10.758</text:p>
          </table:table-cell>
          <table:table-cell office:value-type="float" office:value="-5.758" calcext:value-type="float">
            <text:p>-5.7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208" calcext:value-type="float">
            <text:p>96.208</text:p>
          </table:table-cell>
          <table:table-cell office:value-type="float" office:value="1.1838" calcext:value-type="float">
            <text:p>1.1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7" calcext:value-type="float">
            <text:p>-10.77</text:p>
          </table:table-cell>
          <table:table-cell office:value-type="float" office:value="-5.77" calcext:value-type="float">
            <text:p>-5.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308998" calcext:value-type="float">
            <text:p>96.308998</text:p>
          </table:table-cell>
          <table:table-cell office:value-type="float" office:value="1.2064" calcext:value-type="float">
            <text:p>1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19" calcext:value-type="float">
            <text:p>-10.819</text:p>
          </table:table-cell>
          <table:table-cell office:value-type="float" office:value="-5.819" calcext:value-type="float">
            <text:p>-5.8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408997" calcext:value-type="float">
            <text:p>96.408997</text:p>
          </table:table-cell>
          <table:table-cell office:value-type="float" office:value="1.204" calcext:value-type="float">
            <text:p>1.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68" calcext:value-type="float">
            <text:p>-10.768</text:p>
          </table:table-cell>
          <table:table-cell office:value-type="float" office:value="-5.768" calcext:value-type="float">
            <text:p>-5.7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510002" calcext:value-type="float">
            <text:p>96.510002</text:p>
          </table:table-cell>
          <table:table-cell office:value-type="float" office:value="1.2048" calcext:value-type="float">
            <text:p>1.2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61" calcext:value-type="float">
            <text:p>-10.761</text:p>
          </table:table-cell>
          <table:table-cell office:value-type="float" office:value="-5.761" calcext:value-type="float">
            <text:p>-5.7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611" calcext:value-type="float">
            <text:p>96.611</text:p>
          </table:table-cell>
          <table:table-cell office:value-type="float" office:value="1.2193" calcext:value-type="float">
            <text:p>1.2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83" calcext:value-type="float">
            <text:p>-10.683</text:p>
          </table:table-cell>
          <table:table-cell office:value-type="float" office:value="-5.683" calcext:value-type="float">
            <text:p>-5.6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710999" calcext:value-type="float">
            <text:p>96.710999</text:p>
          </table:table-cell>
          <table:table-cell office:value-type="float" office:value="1.2064" calcext:value-type="float">
            <text:p>1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21" calcext:value-type="float">
            <text:p>-10.721</text:p>
          </table:table-cell>
          <table:table-cell office:value-type="float" office:value="-5.721" calcext:value-type="float">
            <text:p>-5.7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810997" calcext:value-type="float">
            <text:p>96.810997</text:p>
          </table:table-cell>
          <table:table-cell office:value-type="float" office:value="1.1911" calcext:value-type="float">
            <text:p>1.1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73" calcext:value-type="float">
            <text:p>-10.973</text:p>
          </table:table-cell>
          <table:table-cell office:value-type="float" office:value="-5.973" calcext:value-type="float">
            <text:p>-5.9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.911003" calcext:value-type="float">
            <text:p>96.911003</text:p>
          </table:table-cell>
          <table:table-cell office:value-type="float" office:value="1.1935" calcext:value-type="float">
            <text:p>1.1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18" calcext:value-type="float">
            <text:p>-10.718</text:p>
          </table:table-cell>
          <table:table-cell office:value-type="float" office:value="-5.718" calcext:value-type="float">
            <text:p>-5.7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011002" calcext:value-type="float">
            <text:p>97.011002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95" calcext:value-type="float">
            <text:p>-10.795</text:p>
          </table:table-cell>
          <table:table-cell office:value-type="float" office:value="-5.795" calcext:value-type="float">
            <text:p>-5.7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111" calcext:value-type="float">
            <text:p>97.111</text:p>
          </table:table-cell>
          <table:table-cell office:value-type="float" office:value="1.1927" calcext:value-type="float">
            <text:p>1.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75" calcext:value-type="float">
            <text:p>-10.775</text:p>
          </table:table-cell>
          <table:table-cell office:value-type="float" office:value="-5.775" calcext:value-type="float">
            <text:p>-5.7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210999" calcext:value-type="float">
            <text:p>97.210999</text:p>
          </table:table-cell>
          <table:table-cell office:value-type="float" office:value="1.179" calcext:value-type="float">
            <text:p>1.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53" calcext:value-type="float">
            <text:p>-10.653</text:p>
          </table:table-cell>
          <table:table-cell office:value-type="float" office:value="-5.653" calcext:value-type="float">
            <text:p>-5.6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310997" calcext:value-type="float">
            <text:p>97.310997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55" calcext:value-type="float">
            <text:p>-10.755</text:p>
          </table:table-cell>
          <table:table-cell office:value-type="float" office:value="-5.755" calcext:value-type="float">
            <text:p>-5.7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412003" calcext:value-type="float">
            <text:p>97.412003</text:p>
          </table:table-cell>
          <table:table-cell office:value-type="float" office:value="1.1838" calcext:value-type="float">
            <text:p>1.1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13" calcext:value-type="float">
            <text:p>-10.713</text:p>
          </table:table-cell>
          <table:table-cell office:value-type="float" office:value="-5.713" calcext:value-type="float">
            <text:p>-5.7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513" calcext:value-type="float">
            <text:p>97.513</text:p>
          </table:table-cell>
          <table:table-cell office:value-type="float" office:value="1.1903" calcext:value-type="float">
            <text:p>1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57" calcext:value-type="float">
            <text:p>-10.757</text:p>
          </table:table-cell>
          <table:table-cell office:value-type="float" office:value="-5.757" calcext:value-type="float">
            <text:p>-5.7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613998" calcext:value-type="float">
            <text:p>97.613998</text:p>
          </table:table-cell>
          <table:table-cell office:value-type="float" office:value="1.1919" calcext:value-type="float">
            <text:p>1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95" calcext:value-type="float">
            <text:p>-10.795</text:p>
          </table:table-cell>
          <table:table-cell office:value-type="float" office:value="-5.795" calcext:value-type="float">
            <text:p>-5.7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714996" calcext:value-type="float">
            <text:p>97.714996</text:p>
          </table:table-cell>
          <table:table-cell office:value-type="float" office:value="1.1774" calcext:value-type="float">
            <text:p>1.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64" calcext:value-type="float">
            <text:p>-10.664</text:p>
          </table:table-cell>
          <table:table-cell office:value-type="float" office:value="-5.664" calcext:value-type="float">
            <text:p>-5.6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815002" calcext:value-type="float">
            <text:p>97.815002</text:p>
          </table:table-cell>
          <table:table-cell office:value-type="float" office:value="1.1782" calcext:value-type="float">
            <text:p>1.1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04" calcext:value-type="float">
            <text:p>-10.804</text:p>
          </table:table-cell>
          <table:table-cell office:value-type="float" office:value="-5.804" calcext:value-type="float">
            <text:p>-5.8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.915001" calcext:value-type="float">
            <text:p>97.915001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56" calcext:value-type="float">
            <text:p>-10.656</text:p>
          </table:table-cell>
          <table:table-cell office:value-type="float" office:value="-5.656" calcext:value-type="float">
            <text:p>-5.6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014999" calcext:value-type="float">
            <text:p>98.014999</text:p>
          </table:table-cell>
          <table:table-cell office:value-type="float" office:value="1.1903" calcext:value-type="float">
            <text:p>1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02" calcext:value-type="float">
            <text:p>-10.602</text:p>
          </table:table-cell>
          <table:table-cell office:value-type="float" office:value="-5.602" calcext:value-type="float">
            <text:p>-5.6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115997" calcext:value-type="float">
            <text:p>98.115997</text:p>
          </table:table-cell>
          <table:table-cell office:value-type="float" office:value="1.1959" calcext:value-type="float">
            <text:p>1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02" calcext:value-type="float">
            <text:p>-10.602</text:p>
          </table:table-cell>
          <table:table-cell office:value-type="float" office:value="-5.602" calcext:value-type="float">
            <text:p>-5.6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216003" calcext:value-type="float">
            <text:p>98.216003</text:p>
          </table:table-cell>
          <table:table-cell office:value-type="float" office:value="1.1878" calcext:value-type="float">
            <text:p>1.1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03" calcext:value-type="float">
            <text:p>-10.703</text:p>
          </table:table-cell>
          <table:table-cell office:value-type="float" office:value="-5.703" calcext:value-type="float">
            <text:p>-5.7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316002" calcext:value-type="float">
            <text:p>98.316002</text:p>
          </table:table-cell>
          <table:table-cell office:value-type="float" office:value="1.2072" calcext:value-type="float">
            <text:p>1.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38" calcext:value-type="float">
            <text:p>-10.638</text:p>
          </table:table-cell>
          <table:table-cell office:value-type="float" office:value="-5.638" calcext:value-type="float">
            <text:p>-5.6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416" calcext:value-type="float">
            <text:p>98.416</text:p>
          </table:table-cell>
          <table:table-cell office:value-type="float" office:value="1.1749" calcext:value-type="float">
            <text:p>1.1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09" calcext:value-type="float">
            <text:p>-10.609</text:p>
          </table:table-cell>
          <table:table-cell office:value-type="float" office:value="-5.609" calcext:value-type="float">
            <text:p>-5.6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515999" calcext:value-type="float">
            <text:p>98.515999</text:p>
          </table:table-cell>
          <table:table-cell office:value-type="float" office:value="1.2048" calcext:value-type="float">
            <text:p>1.2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74" calcext:value-type="float">
            <text:p>-10.874</text:p>
          </table:table-cell>
          <table:table-cell office:value-type="float" office:value="-5.874" calcext:value-type="float">
            <text:p>-5.8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615997" calcext:value-type="float">
            <text:p>98.615997</text:p>
          </table:table-cell>
          <table:table-cell office:value-type="float" office:value="1.1903" calcext:value-type="float">
            <text:p>1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02" calcext:value-type="float">
            <text:p>-10.802</text:p>
          </table:table-cell>
          <table:table-cell office:value-type="float" office:value="-5.802" calcext:value-type="float">
            <text:p>-5.8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716003" calcext:value-type="float">
            <text:p>98.716003</text:p>
          </table:table-cell>
          <table:table-cell office:value-type="float" office:value="1.2056" calcext:value-type="float">
            <text:p>1.2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76" calcext:value-type="float">
            <text:p>-10.876</text:p>
          </table:table-cell>
          <table:table-cell office:value-type="float" office:value="-5.876" calcext:value-type="float">
            <text:p>-5.8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816002" calcext:value-type="float">
            <text:p>98.816002</text:p>
          </table:table-cell>
          <table:table-cell office:value-type="float" office:value="1.1983" calcext:value-type="float">
            <text:p>1.1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3" calcext:value-type="float">
            <text:p>-10.83</text:p>
          </table:table-cell>
          <table:table-cell office:value-type="float" office:value="-5.83" calcext:value-type="float">
            <text:p>-5.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.916" calcext:value-type="float">
            <text:p>98.916</text:p>
          </table:table-cell>
          <table:table-cell office:value-type="float" office:value="1.1895" calcext:value-type="float">
            <text:p>1.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01" calcext:value-type="float">
            <text:p>-10.701</text:p>
          </table:table-cell>
          <table:table-cell office:value-type="float" office:value="-5.701" calcext:value-type="float">
            <text:p>-5.7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016998" calcext:value-type="float">
            <text:p>99.016998</text:p>
          </table:table-cell>
          <table:table-cell office:value-type="float" office:value="1.1854" calcext:value-type="float">
            <text:p>1.1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58" calcext:value-type="float">
            <text:p>-10.658</text:p>
          </table:table-cell>
          <table:table-cell office:value-type="float" office:value="-5.658" calcext:value-type="float">
            <text:p>-5.6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116997" calcext:value-type="float">
            <text:p>99.116997</text:p>
          </table:table-cell>
          <table:table-cell office:value-type="float" office:value="1.1983" calcext:value-type="float">
            <text:p>1.1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33" calcext:value-type="float">
            <text:p>-10.733</text:p>
          </table:table-cell>
          <table:table-cell office:value-type="float" office:value="-5.733" calcext:value-type="float">
            <text:p>-5.7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217003" calcext:value-type="float">
            <text:p>99.217003</text:p>
          </table:table-cell>
          <table:table-cell office:value-type="float" office:value="1.1943" calcext:value-type="float">
            <text:p>1.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67" calcext:value-type="float">
            <text:p>-10.667</text:p>
          </table:table-cell>
          <table:table-cell office:value-type="float" office:value="-5.667" calcext:value-type="float">
            <text:p>-5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317001" calcext:value-type="float">
            <text:p>99.317001</text:p>
          </table:table-cell>
          <table:table-cell office:value-type="float" office:value="1.1846" calcext:value-type="float">
            <text:p>1.1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22" calcext:value-type="float">
            <text:p>-10.722</text:p>
          </table:table-cell>
          <table:table-cell office:value-type="float" office:value="-5.722" calcext:value-type="float">
            <text:p>-5.7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17" calcext:value-type="float">
            <text:p>99.417</text:p>
          </table:table-cell>
          <table:table-cell office:value-type="float" office:value="1.1943" calcext:value-type="float">
            <text:p>1.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1" calcext:value-type="float">
            <text:p>-10.81</text:p>
          </table:table-cell>
          <table:table-cell office:value-type="float" office:value="-5.81" calcext:value-type="float">
            <text:p>-5.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517998" calcext:value-type="float">
            <text:p>99.517998</text:p>
          </table:table-cell>
          <table:table-cell office:value-type="float" office:value="1.1862" calcext:value-type="float">
            <text:p>1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3" calcext:value-type="float">
            <text:p>-10.83</text:p>
          </table:table-cell>
          <table:table-cell office:value-type="float" office:value="-5.83" calcext:value-type="float">
            <text:p>-5.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617996" calcext:value-type="float">
            <text:p>99.617996</text:p>
          </table:table-cell>
          <table:table-cell office:value-type="float" office:value="1.2588" calcext:value-type="float">
            <text:p>1.2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38" calcext:value-type="float">
            <text:p>-10.938</text:p>
          </table:table-cell>
          <table:table-cell office:value-type="float" office:value="-5.938" calcext:value-type="float">
            <text:p>-5.9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718002" calcext:value-type="float">
            <text:p>99.718002</text:p>
          </table:table-cell>
          <table:table-cell office:value-type="float" office:value="1.1935" calcext:value-type="float">
            <text:p>1.1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35" calcext:value-type="float">
            <text:p>-10.935</text:p>
          </table:table-cell>
          <table:table-cell office:value-type="float" office:value="-5.935" calcext:value-type="float">
            <text:p>-5.9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818001" calcext:value-type="float">
            <text:p>99.818001</text:p>
          </table:table-cell>
          <table:table-cell office:value-type="float" office:value="1.2056" calcext:value-type="float">
            <text:p>1.2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02" calcext:value-type="float">
            <text:p>-10.802</text:p>
          </table:table-cell>
          <table:table-cell office:value-type="float" office:value="-5.802" calcext:value-type="float">
            <text:p>-5.8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918999" calcext:value-type="float">
            <text:p>99.918999</text:p>
          </table:table-cell>
          <table:table-cell office:value-type="float" office:value="1.1999" calcext:value-type="float">
            <text:p>1.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99" calcext:value-type="float">
            <text:p>-10.799</text:p>
          </table:table-cell>
          <table:table-cell office:value-type="float" office:value="-5.799" calcext:value-type="float">
            <text:p>-5.7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018997" calcext:value-type="float">
            <text:p>100.018997</text:p>
          </table:table-cell>
          <table:table-cell office:value-type="float" office:value="1.1951" calcext:value-type="float">
            <text:p>1.1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29" calcext:value-type="float">
            <text:p>-10.729</text:p>
          </table:table-cell>
          <table:table-cell office:value-type="float" office:value="-5.729" calcext:value-type="float">
            <text:p>-5.7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119003" calcext:value-type="float">
            <text:p>100.119003</text:p>
          </table:table-cell>
          <table:table-cell office:value-type="float" office:value="1.2531" calcext:value-type="float">
            <text:p>1.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83" calcext:value-type="float">
            <text:p>-10.683</text:p>
          </table:table-cell>
          <table:table-cell office:value-type="float" office:value="-5.683" calcext:value-type="float">
            <text:p>-5.6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219002" calcext:value-type="float">
            <text:p>100.219002</text:p>
          </table:table-cell>
          <table:table-cell office:value-type="float" office:value="1.1653" calcext:value-type="float">
            <text:p>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" calcext:value-type="float">
            <text:p>-10.7</text:p>
          </table:table-cell>
          <table:table-cell office:value-type="float" office:value="-5.7" calcext:value-type="float">
            <text:p>-5.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1.1572" calcext:value-type="float">
            <text:p>1.1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71" calcext:value-type="float">
            <text:p>-10.671</text:p>
          </table:table-cell>
          <table:table-cell office:value-type="float" office:value="-5.671" calcext:value-type="float">
            <text:p>-5.6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419998" calcext:value-type="float">
            <text:p>100.419998</text:p>
          </table:table-cell>
          <table:table-cell office:value-type="float" office:value="1.1516" calcext:value-type="float">
            <text:p>1.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57" calcext:value-type="float">
            <text:p>-10.657</text:p>
          </table:table-cell>
          <table:table-cell office:value-type="float" office:value="-5.657" calcext:value-type="float">
            <text:p>-5.6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519997" calcext:value-type="float">
            <text:p>100.519997</text:p>
          </table:table-cell>
          <table:table-cell office:value-type="float" office:value="1.1621" calcext:value-type="float">
            <text:p>1.1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29" calcext:value-type="float">
            <text:p>-10.629</text:p>
          </table:table-cell>
          <table:table-cell office:value-type="float" office:value="-5.629" calcext:value-type="float">
            <text:p>-5.6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620003" calcext:value-type="float">
            <text:p>100.620003</text:p>
          </table:table-cell>
          <table:table-cell office:value-type="float" office:value="1.1612" calcext:value-type="float">
            <text:p>1.1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41" calcext:value-type="float">
            <text:p>-10.741</text:p>
          </table:table-cell>
          <table:table-cell office:value-type="float" office:value="-5.741" calcext:value-type="float">
            <text:p>-5.7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720001" calcext:value-type="float">
            <text:p>100.720001</text:p>
          </table:table-cell>
          <table:table-cell office:value-type="float" office:value="1.1621" calcext:value-type="float">
            <text:p>1.1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07" calcext:value-type="float">
            <text:p>-10.607</text:p>
          </table:table-cell>
          <table:table-cell office:value-type="float" office:value="-5.607" calcext:value-type="float">
            <text:p>-5.6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82" calcext:value-type="float">
            <text:p>100.82</text:p>
          </table:table-cell>
          <table:table-cell office:value-type="float" office:value="1.1484" calcext:value-type="float">
            <text:p>1.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87" calcext:value-type="float">
            <text:p>-10.587</text:p>
          </table:table-cell>
          <table:table-cell office:value-type="float" office:value="-5.587" calcext:value-type="float">
            <text:p>-5.5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.919998" calcext:value-type="float">
            <text:p>100.919998</text:p>
          </table:table-cell>
          <table:table-cell office:value-type="float" office:value="1.1685" calcext:value-type="float">
            <text:p>1.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56" calcext:value-type="float">
            <text:p>-10.556</text:p>
          </table:table-cell>
          <table:table-cell office:value-type="float" office:value="-5.556" calcext:value-type="float">
            <text:p>-5.5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019997" calcext:value-type="float">
            <text:p>101.019997</text:p>
          </table:table-cell>
          <table:table-cell office:value-type="float" office:value="1.1766" calcext:value-type="float">
            <text:p>1.1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92" calcext:value-type="float">
            <text:p>-10.592</text:p>
          </table:table-cell>
          <table:table-cell office:value-type="float" office:value="-5.592" calcext:value-type="float">
            <text:p>-5.5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120003" calcext:value-type="float">
            <text:p>101.120003</text:p>
          </table:table-cell>
          <table:table-cell office:value-type="float" office:value="1.1838" calcext:value-type="float">
            <text:p>1.1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09" calcext:value-type="float">
            <text:p>-10.609</text:p>
          </table:table-cell>
          <table:table-cell office:value-type="float" office:value="-5.609" calcext:value-type="float">
            <text:p>-5.6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220001" calcext:value-type="float">
            <text:p>101.220001</text:p>
          </table:table-cell>
          <table:table-cell office:value-type="float" office:value="1.1951" calcext:value-type="float">
            <text:p>1.1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28" calcext:value-type="float">
            <text:p>-10.428</text:p>
          </table:table-cell>
          <table:table-cell office:value-type="float" office:value="-5.428" calcext:value-type="float">
            <text:p>-5.4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320999" calcext:value-type="float">
            <text:p>101.320999</text:p>
          </table:table-cell>
          <table:table-cell office:value-type="float" office:value="1.1363" calcext:value-type="float">
            <text:p>1.1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34" calcext:value-type="float">
            <text:p>-10.534</text:p>
          </table:table-cell>
          <table:table-cell office:value-type="float" office:value="-5.534" calcext:value-type="float">
            <text:p>-5.5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420998" calcext:value-type="float">
            <text:p>101.420998</text:p>
          </table:table-cell>
          <table:table-cell office:value-type="float" office:value="1.2064" calcext:value-type="float">
            <text:p>1.2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02" calcext:value-type="float">
            <text:p>-11.202</text:p>
          </table:table-cell>
          <table:table-cell office:value-type="float" office:value="-6.202" calcext:value-type="float">
            <text:p>-6.2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522003" calcext:value-type="float">
            <text:p>101.522003</text:p>
          </table:table-cell>
          <table:table-cell office:value-type="float" office:value="1.1419" calcext:value-type="float">
            <text:p>1.1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64" calcext:value-type="float">
            <text:p>-11.164</text:p>
          </table:table-cell>
          <table:table-cell office:value-type="float" office:value="-6.164" calcext:value-type="float">
            <text:p>-6.1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622002" calcext:value-type="float">
            <text:p>101.622002</text:p>
          </table:table-cell>
          <table:table-cell office:value-type="float" office:value="1.1322" calcext:value-type="float">
            <text:p>1.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96" calcext:value-type="float">
            <text:p>-10.796</text:p>
          </table:table-cell>
          <table:table-cell office:value-type="float" office:value="-5.796" calcext:value-type="float">
            <text:p>-5.7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722" calcext:value-type="float">
            <text:p>101.722</text:p>
          </table:table-cell>
          <table:table-cell office:value-type="float" office:value="1.1532" calcext:value-type="float">
            <text:p>1.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78" calcext:value-type="float">
            <text:p>-10.578</text:p>
          </table:table-cell>
          <table:table-cell office:value-type="float" office:value="-5.578" calcext:value-type="float">
            <text:p>-5.5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821999" calcext:value-type="float">
            <text:p>101.821999</text:p>
          </table:table-cell>
          <table:table-cell office:value-type="float" office:value="1.1338" calcext:value-type="float">
            <text:p>1.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9" calcext:value-type="float">
            <text:p>-10.29</text:p>
          </table:table-cell>
          <table:table-cell office:value-type="float" office:value="-5.29" calcext:value-type="float">
            <text:p>-5.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.921997" calcext:value-type="float">
            <text:p>101.921997</text:p>
          </table:table-cell>
          <table:table-cell office:value-type="float" office:value="1.133" calcext:value-type="float">
            <text:p>1.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79" calcext:value-type="float">
            <text:p>-10.279</text:p>
          </table:table-cell>
          <table:table-cell office:value-type="float" office:value="-5.279" calcext:value-type="float">
            <text:p>-5.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023003" calcext:value-type="float">
            <text:p>102.023003</text:p>
          </table:table-cell>
          <table:table-cell office:value-type="float" office:value="1.1427" calcext:value-type="float">
            <text:p>1.1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21" calcext:value-type="float">
            <text:p>-10.121</text:p>
          </table:table-cell>
          <table:table-cell office:value-type="float" office:value="-5.121" calcext:value-type="float">
            <text:p>-5.1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123001" calcext:value-type="float">
            <text:p>102.123001</text:p>
          </table:table-cell>
          <table:table-cell office:value-type="float" office:value="1.1242" calcext:value-type="float">
            <text:p>1.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39" calcext:value-type="float">
            <text:p>-10.239</text:p>
          </table:table-cell>
          <table:table-cell office:value-type="float" office:value="-5.239" calcext:value-type="float">
            <text:p>-5.2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223" calcext:value-type="float">
            <text:p>102.223</text:p>
          </table:table-cell>
          <table:table-cell office:value-type="float" office:value="1.1314" calcext:value-type="float">
            <text:p>1.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57" calcext:value-type="float">
            <text:p>-10.757</text:p>
          </table:table-cell>
          <table:table-cell office:value-type="float" office:value="-5.757" calcext:value-type="float">
            <text:p>-5.7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322998" calcext:value-type="float">
            <text:p>102.322998</text:p>
          </table:table-cell>
          <table:table-cell office:value-type="float" office:value="1.1653" calcext:value-type="float">
            <text:p>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94" calcext:value-type="float">
            <text:p>-10.294</text:p>
          </table:table-cell>
          <table:table-cell office:value-type="float" office:value="-5.294" calcext:value-type="float">
            <text:p>-5.2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424004" calcext:value-type="float">
            <text:p>102.424004</text:p>
          </table:table-cell>
          <table:table-cell office:value-type="float" office:value="1.2588" calcext:value-type="float">
            <text:p>1.2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8" calcext:value-type="float">
            <text:p>-10.78</text:p>
          </table:table-cell>
          <table:table-cell office:value-type="float" office:value="-5.78" calcext:value-type="float">
            <text:p>-5.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525002" calcext:value-type="float">
            <text:p>102.525002</text:p>
          </table:table-cell>
          <table:table-cell office:value-type="float" office:value="1.291" calcext:value-type="float">
            <text:p>1.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16" calcext:value-type="float">
            <text:p>-10.616</text:p>
          </table:table-cell>
          <table:table-cell office:value-type="float" office:value="-5.616" calcext:value-type="float">
            <text:p>-5.6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625" calcext:value-type="float">
            <text:p>102.625</text:p>
          </table:table-cell>
          <table:table-cell office:value-type="float" office:value="1.3684" calcext:value-type="float">
            <text:p>1.3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37" calcext:value-type="float">
            <text:p>-10.737</text:p>
          </table:table-cell>
          <table:table-cell office:value-type="float" office:value="-5.737" calcext:value-type="float">
            <text:p>-5.7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725998" calcext:value-type="float">
            <text:p>102.725998</text:p>
          </table:table-cell>
          <table:table-cell office:value-type="float" office:value="1.3982" calcext:value-type="float">
            <text:p>1.3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24" calcext:value-type="float">
            <text:p>-10.824</text:p>
          </table:table-cell>
          <table:table-cell office:value-type="float" office:value="-5.824" calcext:value-type="float">
            <text:p>-5.8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825996" calcext:value-type="float">
            <text:p>102.825996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56" calcext:value-type="float">
            <text:p>-10.856</text:p>
          </table:table-cell>
          <table:table-cell office:value-type="float" office:value="-5.856" calcext:value-type="float">
            <text:p>-5.8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.927002" calcext:value-type="float">
            <text:p>102.927002</text:p>
          </table:table-cell>
          <table:table-cell office:value-type="float" office:value="1.3974" calcext:value-type="float">
            <text:p>1.3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6" calcext:value-type="float">
            <text:p>-10.986</text:p>
          </table:table-cell>
          <table:table-cell office:value-type="float" office:value="-5.986" calcext:value-type="float">
            <text:p>-5.9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027" calcext:value-type="float">
            <text:p>103.027</text:p>
          </table:table-cell>
          <table:table-cell office:value-type="float" office:value="1.3273" calcext:value-type="float">
            <text:p>1.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95" calcext:value-type="float">
            <text:p>-11.495</text:p>
          </table:table-cell>
          <table:table-cell office:value-type="float" office:value="-6.495" calcext:value-type="float">
            <text:p>-6.4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126999" calcext:value-type="float">
            <text:p>103.126999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64" calcext:value-type="float">
            <text:p>-11.564</text:p>
          </table:table-cell>
          <table:table-cell office:value-type="float" office:value="-6.564" calcext:value-type="float">
            <text:p>-6.5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226997" calcext:value-type="float">
            <text:p>103.226997</text:p>
          </table:table-cell>
          <table:table-cell office:value-type="float" office:value="1.3611" calcext:value-type="float">
            <text:p>1.3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2" calcext:value-type="float">
            <text:p>-11.72</text:p>
          </table:table-cell>
          <table:table-cell office:value-type="float" office:value="-6.72" calcext:value-type="float">
            <text:p>-6.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327003" calcext:value-type="float">
            <text:p>103.327003</text:p>
          </table:table-cell>
          <table:table-cell office:value-type="float" office:value="1.3692" calcext:value-type="float">
            <text:p>1.3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1" calcext:value-type="float">
            <text:p>-12.351</text:p>
          </table:table-cell>
          <table:table-cell office:value-type="float" office:value="-7.351" calcext:value-type="float">
            <text:p>-7.3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427002" calcext:value-type="float">
            <text:p>103.427002</text:p>
          </table:table-cell>
          <table:table-cell office:value-type="float" office:value="1.2757" calcext:value-type="float">
            <text:p>1.2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791" calcext:value-type="float">
            <text:p>-12.791</text:p>
          </table:table-cell>
          <table:table-cell office:value-type="float" office:value="-7.791" calcext:value-type="float">
            <text:p>-7.7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527" calcext:value-type="float">
            <text:p>103.527</text:p>
          </table:table-cell>
          <table:table-cell office:value-type="float" office:value="1.1798" calcext:value-type="float">
            <text:p>1.1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62" calcext:value-type="float">
            <text:p>-12.562</text:p>
          </table:table-cell>
          <table:table-cell office:value-type="float" office:value="-7.562" calcext:value-type="float">
            <text:p>-7.5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626999" calcext:value-type="float">
            <text:p>103.626999</text:p>
          </table:table-cell>
          <table:table-cell office:value-type="float" office:value="1.1363" calcext:value-type="float">
            <text:p>1.1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06" calcext:value-type="float">
            <text:p>-13.006</text:p>
          </table:table-cell>
          <table:table-cell office:value-type="float" office:value="-8.006" calcext:value-type="float">
            <text:p>-8.0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726997" calcext:value-type="float">
            <text:p>103.726997</text:p>
          </table:table-cell>
          <table:table-cell office:value-type="float" office:value="1.1411" calcext:value-type="float">
            <text:p>1.1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727" calcext:value-type="float">
            <text:p>-12.727</text:p>
          </table:table-cell>
          <table:table-cell office:value-type="float" office:value="-7.727" calcext:value-type="float">
            <text:p>-7.7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827003" calcext:value-type="float">
            <text:p>103.827003</text:p>
          </table:table-cell>
          <table:table-cell office:value-type="float" office:value="1.158" calcext:value-type="float">
            <text:p>1.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18" calcext:value-type="float">
            <text:p>-12.418</text:p>
          </table:table-cell>
          <table:table-cell office:value-type="float" office:value="-7.418" calcext:value-type="float">
            <text:p>-7.4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.927002" calcext:value-type="float">
            <text:p>103.927002</text:p>
          </table:table-cell>
          <table:table-cell office:value-type="float" office:value="1.233" calcext:value-type="float">
            <text:p>1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7" calcext:value-type="float">
            <text:p>-12.57</text:p>
          </table:table-cell>
          <table:table-cell office:value-type="float" office:value="-7.57" calcext:value-type="float">
            <text:p>-7.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027" calcext:value-type="float">
            <text:p>104.027</text:p>
          </table:table-cell>
          <table:table-cell office:value-type="float" office:value="1.5481" calcext:value-type="float">
            <text:p>1.5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43" calcext:value-type="float">
            <text:p>-12.443</text:p>
          </table:table-cell>
          <table:table-cell office:value-type="float" office:value="-7.443" calcext:value-type="float">
            <text:p>-7.4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126999" calcext:value-type="float">
            <text:p>104.126999</text:p>
          </table:table-cell>
          <table:table-cell office:value-type="float" office:value="2.0179" calcext:value-type="float">
            <text:p>2.0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1" calcext:value-type="float">
            <text:p>-12.351</text:p>
          </table:table-cell>
          <table:table-cell office:value-type="float" office:value="-7.351" calcext:value-type="float">
            <text:p>-7.3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226997" calcext:value-type="float">
            <text:p>104.226997</text:p>
          </table:table-cell>
          <table:table-cell office:value-type="float" office:value="2.6505" calcext:value-type="float">
            <text:p>2.6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1" calcext:value-type="float">
            <text:p>-12.211</text:p>
          </table:table-cell>
          <table:table-cell office:value-type="float" office:value="-7.211" calcext:value-type="float">
            <text:p>-7.2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328003" calcext:value-type="float">
            <text:p>104.328003</text:p>
          </table:table-cell>
          <table:table-cell office:value-type="float" office:value="2.7818" calcext:value-type="float">
            <text:p>2.7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32" calcext:value-type="float">
            <text:p>-12.832</text:p>
          </table:table-cell>
          <table:table-cell office:value-type="float" office:value="-7.832" calcext:value-type="float">
            <text:p>-7.8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429001" calcext:value-type="float">
            <text:p>104.429001</text:p>
          </table:table-cell>
          <table:table-cell office:value-type="float" office:value="2.8495" calcext:value-type="float">
            <text:p>2.8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78" calcext:value-type="float">
            <text:p>-12.478</text:p>
          </table:table-cell>
          <table:table-cell office:value-type="float" office:value="-7.478" calcext:value-type="float">
            <text:p>-7.4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529999" calcext:value-type="float">
            <text:p>104.529999</text:p>
          </table:table-cell>
          <table:table-cell office:value-type="float" office:value="2.8689" calcext:value-type="float">
            <text:p>2.8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53" calcext:value-type="float">
            <text:p>-12.553</text:p>
          </table:table-cell>
          <table:table-cell office:value-type="float" office:value="-7.553" calcext:value-type="float">
            <text:p>-7.5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630997" calcext:value-type="float">
            <text:p>104.630997</text:p>
          </table:table-cell>
          <table:table-cell office:value-type="float" office:value="2.8689" calcext:value-type="float">
            <text:p>2.8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75" calcext:value-type="float">
            <text:p>-12.175</text:p>
          </table:table-cell>
          <table:table-cell office:value-type="float" office:value="-7.175" calcext:value-type="float">
            <text:p>-7.1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732002" calcext:value-type="float">
            <text:p>104.732002</text:p>
          </table:table-cell>
          <table:table-cell office:value-type="float" office:value="2.8721" calcext:value-type="float">
            <text:p>2.8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4" calcext:value-type="float">
            <text:p>-11.44</text:p>
          </table:table-cell>
          <table:table-cell office:value-type="float" office:value="-6.44" calcext:value-type="float">
            <text:p>-6.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832001" calcext:value-type="float">
            <text:p>104.832001</text:p>
          </table:table-cell>
          <table:table-cell office:value-type="float" office:value="2.8399" calcext:value-type="float">
            <text:p>2.8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54" calcext:value-type="float">
            <text:p>-12.154</text:p>
          </table:table-cell>
          <table:table-cell office:value-type="float" office:value="-7.154" calcext:value-type="float">
            <text:p>-7.1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.932999" calcext:value-type="float">
            <text:p>104.932999</text:p>
          </table:table-cell>
          <table:table-cell office:value-type="float" office:value="2.7673" calcext:value-type="float">
            <text:p>2.7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65" calcext:value-type="float">
            <text:p>-12.965</text:p>
          </table:table-cell>
          <table:table-cell office:value-type="float" office:value="-7.965" calcext:value-type="float">
            <text:p>-7.9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.033997" calcext:value-type="float">
            <text:p>105.033997</text:p>
          </table:table-cell>
          <table:table-cell office:value-type="float" office:value="2.5892" calcext:value-type="float">
            <text:p>2.5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15" calcext:value-type="float">
            <text:p>-13.515</text:p>
          </table:table-cell>
          <table:table-cell office:value-type="float" office:value="-8.515" calcext:value-type="float">
            <text:p>-8.5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.134003" calcext:value-type="float">
            <text:p>105.134003</text:p>
          </table:table-cell>
          <table:table-cell office:value-type="float" office:value="2.5618" calcext:value-type="float">
            <text:p>2.5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29" calcext:value-type="float">
            <text:p>-12.429</text:p>
          </table:table-cell>
          <table:table-cell office:value-type="float" office:value="-7.429" calcext:value-type="float">
            <text:p>-7.4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.234001" calcext:value-type="float">
            <text:p>105.234001</text:p>
          </table:table-cell>
          <table:table-cell office:value-type="float" office:value="2.6932" calcext:value-type="float">
            <text:p>2.6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97" calcext:value-type="float">
            <text:p>-13.597</text:p>
          </table:table-cell>
          <table:table-cell office:value-type="float" office:value="-8.597" calcext:value-type="float">
            <text:p>-8.5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.334999" calcext:value-type="float">
            <text:p>105.334999</text:p>
          </table:table-cell>
          <table:table-cell office:value-type="float" office:value="2.7004" calcext:value-type="float">
            <text:p>2.7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68" calcext:value-type="float">
            <text:p>-15.568</text:p>
          </table:table-cell>
          <table:table-cell office:value-type="float" office:value="-10.568" calcext:value-type="float">
            <text:p>-10.5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.434998" calcext:value-type="float">
            <text:p>105.434998</text:p>
          </table:table-cell>
          <table:table-cell office:value-type="float" office:value="2.7029" calcext:value-type="float">
            <text:p>2.7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87" calcext:value-type="float">
            <text:p>-13.987</text:p>
          </table:table-cell>
          <table:table-cell office:value-type="float" office:value="-8.987" calcext:value-type="float">
            <text:p>-8.9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.535004" calcext:value-type="float">
            <text:p>105.535004</text:p>
          </table:table-cell>
          <table:table-cell office:value-type="float" office:value="2.7665" calcext:value-type="float">
            <text:p>2.7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06" calcext:value-type="float">
            <text:p>-13.306</text:p>
          </table:table-cell>
          <table:table-cell office:value-type="float" office:value="-8.306" calcext:value-type="float">
            <text:p>-8.3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.635002" calcext:value-type="float">
            <text:p>105.635002</text:p>
          </table:table-cell>
          <table:table-cell office:value-type="float" office:value="2.8262" calcext:value-type="float">
            <text:p>2.8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075" calcext:value-type="float">
            <text:p>-10.075</text:p>
          </table:table-cell>
          <table:table-cell office:value-type="float" office:value="-5.075" calcext:value-type="float">
            <text:p>-5.0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.737" calcext:value-type="float">
            <text:p>105.737</text:p>
          </table:table-cell>
          <table:table-cell office:value-type="float" office:value="2.5989" calcext:value-type="float">
            <text:p>2.5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755" calcext:value-type="float">
            <text:p>-5.755</text:p>
          </table:table-cell>
          <table:table-cell office:value-type="float" office:value="-0.755" calcext:value-type="float">
            <text:p>-0.7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.836998" calcext:value-type="float">
            <text:p>105.836998</text:p>
          </table:table-cell>
          <table:table-cell office:value-type="float" office:value="2.5852" calcext:value-type="float">
            <text:p>2.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8" calcext:value-type="float">
            <text:p>-1.58</text:p>
          </table:table-cell>
          <table:table-cell office:value-type="float" office:value="3.42" calcext:value-type="float">
            <text:p>3.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5.938004" calcext:value-type="float">
            <text:p>105.938004</text:p>
          </table:table-cell>
          <table:table-cell office:value-type="float" office:value="2.6537" calcext:value-type="float">
            <text:p>2.6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66" calcext:value-type="float">
            <text:p>-0.766</text:p>
          </table:table-cell>
          <table:table-cell office:value-type="float" office:value="4.234" calcext:value-type="float">
            <text:p>4.2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6.039001" calcext:value-type="float">
            <text:p>106.039001</text:p>
          </table:table-cell>
          <table:table-cell office:value-type="float" office:value="2.7512" calcext:value-type="float">
            <text:p>2.7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38" calcext:value-type="float">
            <text:p>2.638</text:p>
          </table:table-cell>
          <table:table-cell office:value-type="float" office:value="7.638" calcext:value-type="float">
            <text:p>7.6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v tone played</text:p>
          </table:table-cell>
          <table:table-cell table:number-columns-repeated="11"/>
        </table:table-row>
        <table:table-row table:style-name="ro1">
          <table:table-cell office:value-type="float" office:value="106.139999" calcext:value-type="float">
            <text:p>106.139999</text:p>
          </table:table-cell>
          <table:table-cell office:value-type="float" office:value="2.6513" calcext:value-type="float">
            <text:p>2.6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5.504" calcext:value-type="float">
            <text:p>5.5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6.239998" calcext:value-type="float">
            <text:p>106.239998</text:p>
          </table:table-cell>
          <table:table-cell office:value-type="float" office:value="2.6303" calcext:value-type="float">
            <text:p>2.6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84" calcext:value-type="float">
            <text:p>-2.084</text:p>
          </table:table-cell>
          <table:table-cell office:value-type="float" office:value="2.916" calcext:value-type="float">
            <text:p>2.9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6.339996" calcext:value-type="float">
            <text:p>106.339996</text:p>
          </table:table-cell>
          <table:table-cell office:value-type="float" office:value="2.5989" calcext:value-type="float">
            <text:p>2.5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709" calcext:value-type="float">
            <text:p>-3.709</text:p>
          </table:table-cell>
          <table:table-cell office:value-type="float" office:value="1.291" calcext:value-type="float">
            <text:p>1.2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6.440002" calcext:value-type="float">
            <text:p>106.440002</text:p>
          </table:table-cell>
          <table:table-cell office:value-type="float" office:value="2.6037" calcext:value-type="float">
            <text:p>2.6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61" calcext:value-type="float">
            <text:p>-5.861</text:p>
          </table:table-cell>
          <table:table-cell office:value-type="float" office:value="-0.861" calcext:value-type="float">
            <text:p>-0.8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 stopped</text:p>
          </table:table-cell>
          <table:table-cell table:number-columns-repeated="11"/>
        </table:table-row>
        <table:table-row table:style-name="ro1">
          <table:table-cell office:value-type="float" office:value="106.540001" calcext:value-type="float">
            <text:p>106.540001</text:p>
          </table:table-cell>
          <table:table-cell office:value-type="float" office:value="2.636" calcext:value-type="float">
            <text:p>2.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613" calcext:value-type="float">
            <text:p>-7.613</text:p>
          </table:table-cell>
          <table:table-cell office:value-type="float" office:value="-2.613" calcext:value-type="float">
            <text:p>-2.6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.639999" calcext:value-type="float">
            <text:p>106.639999</text:p>
          </table:table-cell>
          <table:table-cell office:value-type="float" office:value="2.6432" calcext:value-type="float">
            <text:p>2.6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113" calcext:value-type="float">
            <text:p>-9.113</text:p>
          </table:table-cell>
          <table:table-cell office:value-type="float" office:value="-4.113" calcext:value-type="float">
            <text:p>-4.1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.740997" calcext:value-type="float">
            <text:p>106.740997</text:p>
          </table:table-cell>
          <table:table-cell office:value-type="float" office:value="2.6319" calcext:value-type="float">
            <text:p>2.6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9" calcext:value-type="float">
            <text:p>-11.99</text:p>
          </table:table-cell>
          <table:table-cell office:value-type="float" office:value="-6.99" calcext:value-type="float">
            <text:p>-6.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.841003" calcext:value-type="float">
            <text:p>106.841003</text:p>
          </table:table-cell>
          <table:table-cell office:value-type="float" office:value="2.5949" calcext:value-type="float">
            <text:p>2.5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58" calcext:value-type="float">
            <text:p>-13.458</text:p>
          </table:table-cell>
          <table:table-cell office:value-type="float" office:value="-8.458" calcext:value-type="float">
            <text:p>-8.4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.941002" calcext:value-type="float">
            <text:p>106.941002</text:p>
          </table:table-cell>
          <table:table-cell office:value-type="float" office:value="2.5473" calcext:value-type="float">
            <text:p>2.5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317" calcext:value-type="float">
            <text:p>-14.317</text:p>
          </table:table-cell>
          <table:table-cell office:value-type="float" office:value="-9.317" calcext:value-type="float">
            <text:p>-9.3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042" calcext:value-type="float">
            <text:p>107.042</text:p>
          </table:table-cell>
          <table:table-cell office:value-type="float" office:value="2.4821" calcext:value-type="float">
            <text:p>2.4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822" calcext:value-type="float">
            <text:p>-14.822</text:p>
          </table:table-cell>
          <table:table-cell office:value-type="float" office:value="-9.822" calcext:value-type="float">
            <text:p>-9.8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142998" calcext:value-type="float">
            <text:p>107.142998</text:p>
          </table:table-cell>
          <table:table-cell office:value-type="float" office:value="2.4869" calcext:value-type="float">
            <text:p>2.4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98" calcext:value-type="float">
            <text:p>-15.098</text:p>
          </table:table-cell>
          <table:table-cell office:value-type="float" office:value="-10.098" calcext:value-type="float">
            <text:p>-10.0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242996" calcext:value-type="float">
            <text:p>107.242996</text:p>
          </table:table-cell>
          <table:table-cell office:value-type="float" office:value="2.4869" calcext:value-type="float">
            <text:p>2.4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85" calcext:value-type="float">
            <text:p>-15.285</text:p>
          </table:table-cell>
          <table:table-cell office:value-type="float" office:value="-10.285" calcext:value-type="float">
            <text:p>-10.2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343002" calcext:value-type="float">
            <text:p>107.343002</text:p>
          </table:table-cell>
          <table:table-cell office:value-type="float" office:value="2.3829" calcext:value-type="float">
            <text:p>2.3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378" calcext:value-type="float">
            <text:p>-15.378</text:p>
          </table:table-cell>
          <table:table-cell office:value-type="float" office:value="-10.378" calcext:value-type="float">
            <text:p>-10.3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443001" calcext:value-type="float">
            <text:p>107.443001</text:p>
          </table:table-cell>
          <table:table-cell office:value-type="float" office:value="2.0711" calcext:value-type="float">
            <text:p>2.0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04" calcext:value-type="float">
            <text:p>-15.404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542999" calcext:value-type="float">
            <text:p>107.542999</text:p>
          </table:table-cell>
          <table:table-cell office:value-type="float" office:value="1.5336" calcext:value-type="float">
            <text:p>1.5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5" calcext:value-type="float">
            <text:p>-15.455</text:p>
          </table:table-cell>
          <table:table-cell office:value-type="float" office:value="-10.455" calcext:value-type="float">
            <text:p>-10.4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643997" calcext:value-type="float">
            <text:p>107.643997</text:p>
          </table:table-cell>
          <table:table-cell office:value-type="float" office:value="1.5053" calcext:value-type="float">
            <text:p>1.5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81" calcext:value-type="float">
            <text:p>-15.481</text:p>
          </table:table-cell>
          <table:table-cell office:value-type="float" office:value="-10.481" calcext:value-type="float">
            <text:p>-10.4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744003" calcext:value-type="float">
            <text:p>107.744003</text:p>
          </table:table-cell>
          <table:table-cell office:value-type="float" office:value="2.4587" calcext:value-type="float">
            <text:p>2.4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9" calcext:value-type="float">
            <text:p>-15.499</text:p>
          </table:table-cell>
          <table:table-cell office:value-type="float" office:value="-10.499" calcext:value-type="float">
            <text:p>-10.4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844002" calcext:value-type="float">
            <text:p>107.844002</text:p>
          </table:table-cell>
          <table:table-cell office:value-type="float" office:value="2.7955" calcext:value-type="float">
            <text:p>2.7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4" calcext:value-type="float">
            <text:p>-15.504</text:p>
          </table:table-cell>
          <table:table-cell office:value-type="float" office:value="-10.504" calcext:value-type="float">
            <text:p>-10.5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.944" calcext:value-type="float">
            <text:p>107.944</text:p>
          </table:table-cell>
          <table:table-cell office:value-type="float" office:value="2.8415" calcext:value-type="float">
            <text:p>2.8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1" calcext:value-type="float">
            <text:p>-15.501</text:p>
          </table:table-cell>
          <table:table-cell office:value-type="float" office:value="-10.501" calcext:value-type="float">
            <text:p>-10.5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044998" calcext:value-type="float">
            <text:p>108.044998</text:p>
          </table:table-cell>
          <table:table-cell office:value-type="float" office:value="2.8278" calcext:value-type="float">
            <text:p>2.8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11" calcext:value-type="float">
            <text:p>-15.511</text:p>
          </table:table-cell>
          <table:table-cell office:value-type="float" office:value="-10.511" calcext:value-type="float">
            <text:p>-10.5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146004" calcext:value-type="float">
            <text:p>108.146004</text:p>
          </table:table-cell>
          <table:table-cell office:value-type="float" office:value="2.8294" calcext:value-type="float">
            <text:p>2.8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11" calcext:value-type="float">
            <text:p>-15.511</text:p>
          </table:table-cell>
          <table:table-cell office:value-type="float" office:value="-10.511" calcext:value-type="float">
            <text:p>-10.5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246002" calcext:value-type="float">
            <text:p>108.246002</text:p>
          </table:table-cell>
          <table:table-cell office:value-type="float" office:value="2.831" calcext:value-type="float">
            <text:p>2.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17" calcext:value-type="float">
            <text:p>-15.517</text:p>
          </table:table-cell>
          <table:table-cell office:value-type="float" office:value="-10.517" calcext:value-type="float">
            <text:p>-10.5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347" calcext:value-type="float">
            <text:p>108.347</text:p>
          </table:table-cell>
          <table:table-cell office:value-type="float" office:value="2.8374" calcext:value-type="float">
            <text:p>2.8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" calcext:value-type="float">
            <text:p>-15.52</text:p>
          </table:table-cell>
          <table:table-cell office:value-type="float" office:value="-10.52" calcext:value-type="float">
            <text:p>-10.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446999" calcext:value-type="float">
            <text:p>108.446999</text:p>
          </table:table-cell>
          <table:table-cell office:value-type="float" office:value="2.8366" calcext:value-type="float">
            <text:p>2.8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8" calcext:value-type="float">
            <text:p>-15.508</text:p>
          </table:table-cell>
          <table:table-cell office:value-type="float" office:value="-10.508" calcext:value-type="float">
            <text:p>-10.5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546997" calcext:value-type="float">
            <text:p>108.546997</text:p>
          </table:table-cell>
          <table:table-cell office:value-type="float" office:value="2.8399" calcext:value-type="float">
            <text:p>2.8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8" calcext:value-type="float">
            <text:p>-15.508</text:p>
          </table:table-cell>
          <table:table-cell office:value-type="float" office:value="-10.508" calcext:value-type="float">
            <text:p>-10.5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647003" calcext:value-type="float">
            <text:p>108.647003</text:p>
          </table:table-cell>
          <table:table-cell office:value-type="float" office:value="2.8544" calcext:value-type="float">
            <text:p>2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1" calcext:value-type="float">
            <text:p>-15.521</text:p>
          </table:table-cell>
          <table:table-cell office:value-type="float" office:value="-10.521" calcext:value-type="float">
            <text:p>-10.5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747002" calcext:value-type="float">
            <text:p>108.747002</text:p>
          </table:table-cell>
          <table:table-cell office:value-type="float" office:value="2.8407" calcext:value-type="float">
            <text:p>2.8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1" calcext:value-type="float">
            <text:p>-15.521</text:p>
          </table:table-cell>
          <table:table-cell office:value-type="float" office:value="-10.521" calcext:value-type="float">
            <text:p>-10.5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847" calcext:value-type="float">
            <text:p>108.847</text:p>
          </table:table-cell>
          <table:table-cell office:value-type="float" office:value="2.8979" calcext:value-type="float">
            <text:p>2.8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1" calcext:value-type="float">
            <text:p>-15.501</text:p>
          </table:table-cell>
          <table:table-cell office:value-type="float" office:value="-10.501" calcext:value-type="float">
            <text:p>-10.5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.946999" calcext:value-type="float">
            <text:p>108.946999</text:p>
          </table:table-cell>
          <table:table-cell office:value-type="float" office:value="2.8342" calcext:value-type="float">
            <text:p>2.8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7" calcext:value-type="float">
            <text:p>-15.497</text:p>
          </table:table-cell>
          <table:table-cell office:value-type="float" office:value="-10.497" calcext:value-type="float">
            <text:p>-10.4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046997" calcext:value-type="float">
            <text:p>109.046997</text:p>
          </table:table-cell>
          <table:table-cell office:value-type="float" office:value="2.8318" calcext:value-type="float">
            <text:p>2.8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4" calcext:value-type="float">
            <text:p>-15.504</text:p>
          </table:table-cell>
          <table:table-cell office:value-type="float" office:value="-10.504" calcext:value-type="float">
            <text:p>-10.5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147003" calcext:value-type="float">
            <text:p>109.147003</text:p>
          </table:table-cell>
          <table:table-cell office:value-type="float" office:value="2.8286" calcext:value-type="float">
            <text:p>2.8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14" calcext:value-type="float">
            <text:p>-15.514</text:p>
          </table:table-cell>
          <table:table-cell office:value-type="float" office:value="-10.514" calcext:value-type="float">
            <text:p>-10.5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248001" calcext:value-type="float">
            <text:p>109.248001</text:p>
          </table:table-cell>
          <table:table-cell office:value-type="float" office:value="2.8681" calcext:value-type="float">
            <text:p>2.8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1" calcext:value-type="float">
            <text:p>-15.501</text:p>
          </table:table-cell>
          <table:table-cell office:value-type="float" office:value="-10.501" calcext:value-type="float">
            <text:p>-10.5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348999" calcext:value-type="float">
            <text:p>109.348999</text:p>
          </table:table-cell>
          <table:table-cell office:value-type="float" office:value="2.835" calcext:value-type="float">
            <text:p>2.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86" calcext:value-type="float">
            <text:p>-15.486</text:p>
          </table:table-cell>
          <table:table-cell office:value-type="float" office:value="-10.486" calcext:value-type="float">
            <text:p>-10.4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448997" calcext:value-type="float">
            <text:p>109.448997</text:p>
          </table:table-cell>
          <table:table-cell office:value-type="float" office:value="2.8286" calcext:value-type="float">
            <text:p>2.8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2" calcext:value-type="float">
            <text:p>-15.492</text:p>
          </table:table-cell>
          <table:table-cell office:value-type="float" office:value="-10.492" calcext:value-type="float">
            <text:p>-10.4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549004" calcext:value-type="float">
            <text:p>109.549004</text:p>
          </table:table-cell>
          <table:table-cell office:value-type="float" office:value="2.8286" calcext:value-type="float">
            <text:p>2.8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office:value-type="float" office:value="-10.5" calcext:value-type="float">
            <text:p>-10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650002" calcext:value-type="float">
            <text:p>109.650002</text:p>
          </table:table-cell>
          <table:table-cell office:value-type="float" office:value="2.8213" calcext:value-type="float">
            <text:p>2.8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01" calcext:value-type="float">
            <text:p>-15.501</text:p>
          </table:table-cell>
          <table:table-cell office:value-type="float" office:value="-10.501" calcext:value-type="float">
            <text:p>-10.5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750999" calcext:value-type="float">
            <text:p>109.750999</text:p>
          </table:table-cell>
          <table:table-cell office:value-type="float" office:value="2.9269" calcext:value-type="float">
            <text:p>2.9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16" calcext:value-type="float">
            <text:p>-15.516</text:p>
          </table:table-cell>
          <table:table-cell office:value-type="float" office:value="-10.516" calcext:value-type="float">
            <text:p>-10.5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850998" calcext:value-type="float">
            <text:p>109.850998</text:p>
          </table:table-cell>
          <table:table-cell office:value-type="float" office:value="2.8286" calcext:value-type="float">
            <text:p>2.8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5" calcext:value-type="float">
            <text:p>-15.495</text:p>
          </table:table-cell>
          <table:table-cell office:value-type="float" office:value="-10.495" calcext:value-type="float">
            <text:p>-10.4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.950996" calcext:value-type="float">
            <text:p>109.950996</text:p>
          </table:table-cell>
          <table:table-cell office:value-type="float" office:value="2.8197" calcext:value-type="float">
            <text:p>2.8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7" calcext:value-type="float">
            <text:p>-15.477</text:p>
          </table:table-cell>
          <table:table-cell office:value-type="float" office:value="-10.477" calcext:value-type="float">
            <text:p>-10.4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051003" calcext:value-type="float">
            <text:p>110.051003</text:p>
          </table:table-cell>
          <table:table-cell office:value-type="float" office:value="2.8302" calcext:value-type="float">
            <text:p>2.8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" calcext:value-type="float">
            <text:p>-15.49</text:p>
          </table:table-cell>
          <table:table-cell office:value-type="float" office:value="-10.49" calcext:value-type="float">
            <text:p>-10.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151001" calcext:value-type="float">
            <text:p>110.151001</text:p>
          </table:table-cell>
          <table:table-cell office:value-type="float" office:value="2.8068" calcext:value-type="float">
            <text:p>2.8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office:value-type="float" office:value="-10.5" calcext:value-type="float">
            <text:p>-10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250999" calcext:value-type="float">
            <text:p>110.250999</text:p>
          </table:table-cell>
          <table:table-cell office:value-type="float" office:value="2.8302" calcext:value-type="float">
            <text:p>2.8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86" calcext:value-type="float">
            <text:p>-15.486</text:p>
          </table:table-cell>
          <table:table-cell office:value-type="float" office:value="-10.486" calcext:value-type="float">
            <text:p>-10.4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350998" calcext:value-type="float">
            <text:p>110.350998</text:p>
          </table:table-cell>
          <table:table-cell office:value-type="float" office:value="2.8205" calcext:value-type="float">
            <text:p>2.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" calcext:value-type="float">
            <text:p>-15.47</text:p>
          </table:table-cell>
          <table:table-cell office:value-type="float" office:value="-10.47" calcext:value-type="float">
            <text:p>-10.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450996" calcext:value-type="float">
            <text:p>110.450996</text:p>
          </table:table-cell>
          <table:table-cell office:value-type="float" office:value="2.831" calcext:value-type="float">
            <text:p>2.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5" calcext:value-type="float">
            <text:p>-15.495</text:p>
          </table:table-cell>
          <table:table-cell office:value-type="float" office:value="-10.495" calcext:value-type="float">
            <text:p>-10.4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551003" calcext:value-type="float">
            <text:p>110.551003</text:p>
          </table:table-cell>
          <table:table-cell office:value-type="float" office:value="2.8253" calcext:value-type="float">
            <text:p>2.8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7" calcext:value-type="float">
            <text:p>-15.497</text:p>
          </table:table-cell>
          <table:table-cell office:value-type="float" office:value="-10.497" calcext:value-type="float">
            <text:p>-10.4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651001" calcext:value-type="float">
            <text:p>110.651001</text:p>
          </table:table-cell>
          <table:table-cell office:value-type="float" office:value="2.8068" calcext:value-type="float">
            <text:p>2.8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91" calcext:value-type="float">
            <text:p>-15.491</text:p>
          </table:table-cell>
          <table:table-cell office:value-type="float" office:value="-10.491" calcext:value-type="float">
            <text:p>-10.4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750999" calcext:value-type="float">
            <text:p>110.750999</text:p>
          </table:table-cell>
          <table:table-cell office:value-type="float" office:value="2.8157" calcext:value-type="float">
            <text:p>2.8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7" calcext:value-type="float">
            <text:p>-15.467</text:p>
          </table:table-cell>
          <table:table-cell office:value-type="float" office:value="-10.467" calcext:value-type="float">
            <text:p>-10.4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850998" calcext:value-type="float">
            <text:p>110.850998</text:p>
          </table:table-cell>
          <table:table-cell office:value-type="float" office:value="2.8173" calcext:value-type="float">
            <text:p>2.8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88" calcext:value-type="float">
            <text:p>-15.488</text:p>
          </table:table-cell>
          <table:table-cell office:value-type="float" office:value="-10.488" calcext:value-type="float">
            <text:p>-10.4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.950996" calcext:value-type="float">
            <text:p>110.950996</text:p>
          </table:table-cell>
          <table:table-cell office:value-type="float" office:value="2.8197" calcext:value-type="float">
            <text:p>2.8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83" calcext:value-type="float">
            <text:p>-15.483</text:p>
          </table:table-cell>
          <table:table-cell office:value-type="float" office:value="-10.483" calcext:value-type="float">
            <text:p>-10.4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051003" calcext:value-type="float">
            <text:p>111.051003</text:p>
          </table:table-cell>
          <table:table-cell office:value-type="float" office:value="2.8197" calcext:value-type="float">
            <text:p>2.8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2" calcext:value-type="float">
            <text:p>-15.472</text:p>
          </table:table-cell>
          <table:table-cell office:value-type="float" office:value="-10.472" calcext:value-type="float">
            <text:p>-10.4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151001" calcext:value-type="float">
            <text:p>111.151001</text:p>
          </table:table-cell>
          <table:table-cell office:value-type="float" office:value="2.8479" calcext:value-type="float">
            <text:p>2.8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4" calcext:value-type="float">
            <text:p>-15.454</text:p>
          </table:table-cell>
          <table:table-cell office:value-type="float" office:value="-10.454" calcext:value-type="float">
            <text:p>-10.4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250999" calcext:value-type="float">
            <text:p>111.250999</text:p>
          </table:table-cell>
          <table:table-cell office:value-type="float" office:value="2.8133" calcext:value-type="float">
            <text:p>2.8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9" calcext:value-type="float">
            <text:p>-15.449</text:p>
          </table:table-cell>
          <table:table-cell office:value-type="float" office:value="-10.449" calcext:value-type="float">
            <text:p>-10.4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350998" calcext:value-type="float">
            <text:p>111.350998</text:p>
          </table:table-cell>
          <table:table-cell office:value-type="float" office:value="2.8157" calcext:value-type="float">
            <text:p>2.8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2" calcext:value-type="float">
            <text:p>-15.472</text:p>
          </table:table-cell>
          <table:table-cell office:value-type="float" office:value="-10.472" calcext:value-type="float">
            <text:p>-10.4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450996" calcext:value-type="float">
            <text:p>111.450996</text:p>
          </table:table-cell>
          <table:table-cell office:value-type="float" office:value="2.8125" calcext:value-type="float">
            <text:p>2.8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7" calcext:value-type="float">
            <text:p>-15.467</text:p>
          </table:table-cell>
          <table:table-cell office:value-type="float" office:value="-10.467" calcext:value-type="float">
            <text:p>-10.4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551003" calcext:value-type="float">
            <text:p>111.551003</text:p>
          </table:table-cell>
          <table:table-cell office:value-type="float" office:value="2.8133" calcext:value-type="float">
            <text:p>2.8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1" calcext:value-type="float">
            <text:p>-15.471</text:p>
          </table:table-cell>
          <table:table-cell office:value-type="float" office:value="-10.471" calcext:value-type="float">
            <text:p>-10.4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651001" calcext:value-type="float">
            <text:p>111.651001</text:p>
          </table:table-cell>
          <table:table-cell office:value-type="float" office:value="2.8221" calcext:value-type="float">
            <text:p>2.8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3" calcext:value-type="float">
            <text:p>-15.473</text:p>
          </table:table-cell>
          <table:table-cell office:value-type="float" office:value="-10.473" calcext:value-type="float">
            <text:p>-10.4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750999" calcext:value-type="float">
            <text:p>111.750999</text:p>
          </table:table-cell>
          <table:table-cell office:value-type="float" office:value="2.8205" calcext:value-type="float">
            <text:p>2.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8" calcext:value-type="float">
            <text:p>-15.48</text:p>
          </table:table-cell>
          <table:table-cell office:value-type="float" office:value="-10.48" calcext:value-type="float">
            <text:p>-10.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850998" calcext:value-type="float">
            <text:p>111.850998</text:p>
          </table:table-cell>
          <table:table-cell office:value-type="float" office:value="2.8189" calcext:value-type="float">
            <text:p>2.8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6" calcext:value-type="float">
            <text:p>-15.456</text:p>
          </table:table-cell>
          <table:table-cell office:value-type="float" office:value="-10.456" calcext:value-type="float">
            <text:p>-10.4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.952003" calcext:value-type="float">
            <text:p>111.952003</text:p>
          </table:table-cell>
          <table:table-cell office:value-type="float" office:value="2.8189" calcext:value-type="float">
            <text:p>2.8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7" calcext:value-type="float">
            <text:p>-15.447</text:p>
          </table:table-cell>
          <table:table-cell office:value-type="float" office:value="-10.447" calcext:value-type="float">
            <text:p>-10.4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053001" calcext:value-type="float">
            <text:p>112.053001</text:p>
          </table:table-cell>
          <table:table-cell office:value-type="float" office:value="2.8205" calcext:value-type="float">
            <text:p>2.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6" calcext:value-type="float">
            <text:p>-15.466</text:p>
          </table:table-cell>
          <table:table-cell office:value-type="float" office:value="-10.466" calcext:value-type="float">
            <text:p>-10.4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153" calcext:value-type="float">
            <text:p>112.153</text:p>
          </table:table-cell>
          <table:table-cell office:value-type="float" office:value="2.8125" calcext:value-type="float">
            <text:p>2.8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8" calcext:value-type="float">
            <text:p>-15.468</text:p>
          </table:table-cell>
          <table:table-cell office:value-type="float" office:value="-10.468" calcext:value-type="float">
            <text:p>-10.4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252998" calcext:value-type="float">
            <text:p>112.252998</text:p>
          </table:table-cell>
          <table:table-cell office:value-type="float" office:value="2.8229" calcext:value-type="float">
            <text:p>2.8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9" calcext:value-type="float">
            <text:p>-15.459</text:p>
          </table:table-cell>
          <table:table-cell office:value-type="float" office:value="-10.459" calcext:value-type="float">
            <text:p>-10.4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352997" calcext:value-type="float">
            <text:p>112.352997</text:p>
          </table:table-cell>
          <table:table-cell office:value-type="float" office:value="2.8165" calcext:value-type="float">
            <text:p>2.8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9" calcext:value-type="float">
            <text:p>-15.469</text:p>
          </table:table-cell>
          <table:table-cell office:value-type="float" office:value="-10.469" calcext:value-type="float">
            <text:p>-10.4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454002" calcext:value-type="float">
            <text:p>112.454002</text:p>
          </table:table-cell>
          <table:table-cell office:value-type="float" office:value="2.8213" calcext:value-type="float">
            <text:p>2.8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4" calcext:value-type="float">
            <text:p>-15.474</text:p>
          </table:table-cell>
          <table:table-cell office:value-type="float" office:value="-10.474" calcext:value-type="float">
            <text:p>-10.4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554001" calcext:value-type="float">
            <text:p>112.554001</text:p>
          </table:table-cell>
          <table:table-cell office:value-type="float" office:value="2.8205" calcext:value-type="float">
            <text:p>2.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5" calcext:value-type="float">
            <text:p>-15.465</text:p>
          </table:table-cell>
          <table:table-cell office:value-type="float" office:value="-10.465" calcext:value-type="float">
            <text:p>-10.4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653999" calcext:value-type="float">
            <text:p>112.653999</text:p>
          </table:table-cell>
          <table:table-cell office:value-type="float" office:value="2.81" calcext:value-type="float">
            <text:p>2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7" calcext:value-type="float">
            <text:p>-15.457</text:p>
          </table:table-cell>
          <table:table-cell office:value-type="float" office:value="-10.457" calcext:value-type="float">
            <text:p>-10.4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753998" calcext:value-type="float">
            <text:p>112.753998</text:p>
          </table:table-cell>
          <table:table-cell office:value-type="float" office:value="2.8116" calcext:value-type="float">
            <text:p>2.8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3" calcext:value-type="float">
            <text:p>-15.473</text:p>
          </table:table-cell>
          <table:table-cell office:value-type="float" office:value="-10.473" calcext:value-type="float">
            <text:p>-10.4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853996" calcext:value-type="float">
            <text:p>112.853996</text:p>
          </table:table-cell>
          <table:table-cell office:value-type="float" office:value="2.8149" calcext:value-type="float">
            <text:p>2.8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82" calcext:value-type="float">
            <text:p>-15.482</text:p>
          </table:table-cell>
          <table:table-cell office:value-type="float" office:value="-10.482" calcext:value-type="float">
            <text:p>-10.4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.954002" calcext:value-type="float">
            <text:p>112.954002</text:p>
          </table:table-cell>
          <table:table-cell office:value-type="float" office:value="2.8197" calcext:value-type="float">
            <text:p>2.8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9" calcext:value-type="float">
            <text:p>-15.469</text:p>
          </table:table-cell>
          <table:table-cell office:value-type="float" office:value="-10.469" calcext:value-type="float">
            <text:p>-10.4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054001" calcext:value-type="float">
            <text:p>113.054001</text:p>
          </table:table-cell>
          <table:table-cell office:value-type="float" office:value="2.8213" calcext:value-type="float">
            <text:p>2.8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5" calcext:value-type="float">
            <text:p>-15.445</text:p>
          </table:table-cell>
          <table:table-cell office:value-type="float" office:value="-10.445" calcext:value-type="float">
            <text:p>-10.4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153999" calcext:value-type="float">
            <text:p>113.153999</text:p>
          </table:table-cell>
          <table:table-cell office:value-type="float" office:value="2.8108" calcext:value-type="float">
            <text:p>2.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" calcext:value-type="float">
            <text:p>-15.46</text:p>
          </table:table-cell>
          <table:table-cell office:value-type="float" office:value="-10.46" calcext:value-type="float">
            <text:p>-10.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254997" calcext:value-type="float">
            <text:p>113.254997</text:p>
          </table:table-cell>
          <table:table-cell office:value-type="float" office:value="2.8133" calcext:value-type="float">
            <text:p>2.8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9" calcext:value-type="float">
            <text:p>-15.469</text:p>
          </table:table-cell>
          <table:table-cell office:value-type="float" office:value="-10.469" calcext:value-type="float">
            <text:p>-10.4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356003" calcext:value-type="float">
            <text:p>113.356003</text:p>
          </table:table-cell>
          <table:table-cell office:value-type="float" office:value="2.8286" calcext:value-type="float">
            <text:p>2.8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8" calcext:value-type="float">
            <text:p>-15.458</text:p>
          </table:table-cell>
          <table:table-cell office:value-type="float" office:value="-10.458" calcext:value-type="float">
            <text:p>-10.4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456001" calcext:value-type="float">
            <text:p>113.456001</text:p>
          </table:table-cell>
          <table:table-cell office:value-type="float" office:value="2.8165" calcext:value-type="float">
            <text:p>2.8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3" calcext:value-type="float">
            <text:p>-15.443</text:p>
          </table:table-cell>
          <table:table-cell office:value-type="float" office:value="-10.443" calcext:value-type="float">
            <text:p>-10.4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556999" calcext:value-type="float">
            <text:p>113.556999</text:p>
          </table:table-cell>
          <table:table-cell office:value-type="float" office:value="2.9156" calcext:value-type="float">
            <text:p>2.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6" calcext:value-type="float">
            <text:p>-15.456</text:p>
          </table:table-cell>
          <table:table-cell office:value-type="float" office:value="-10.456" calcext:value-type="float">
            <text:p>-10.4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656998" calcext:value-type="float">
            <text:p>113.656998</text:p>
          </table:table-cell>
          <table:table-cell office:value-type="float" office:value="2.8108" calcext:value-type="float">
            <text:p>2.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1" calcext:value-type="float">
            <text:p>-15.451</text:p>
          </table:table-cell>
          <table:table-cell office:value-type="float" office:value="-10.451" calcext:value-type="float">
            <text:p>-10.4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757004" calcext:value-type="float">
            <text:p>113.757004</text:p>
          </table:table-cell>
          <table:table-cell office:value-type="float" office:value="2.8157" calcext:value-type="float">
            <text:p>2.8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7" calcext:value-type="float">
            <text:p>-15.457</text:p>
          </table:table-cell>
          <table:table-cell office:value-type="float" office:value="-10.457" calcext:value-type="float">
            <text:p>-10.4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857002" calcext:value-type="float">
            <text:p>113.857002</text:p>
          </table:table-cell>
          <table:table-cell office:value-type="float" office:value="2.831" calcext:value-type="float">
            <text:p>2.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72" calcext:value-type="float">
            <text:p>-15.472</text:p>
          </table:table-cell>
          <table:table-cell office:value-type="float" office:value="-10.472" calcext:value-type="float">
            <text:p>-10.4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.957001" calcext:value-type="float">
            <text:p>113.957001</text:p>
          </table:table-cell>
          <table:table-cell office:value-type="float" office:value="2.8141" calcext:value-type="float">
            <text:p>2.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5" calcext:value-type="float">
            <text:p>-15.465</text:p>
          </table:table-cell>
          <table:table-cell office:value-type="float" office:value="-10.465" calcext:value-type="float">
            <text:p>-10.4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056999" calcext:value-type="float">
            <text:p>114.056999</text:p>
          </table:table-cell>
          <table:table-cell office:value-type="float" office:value="2.8229" calcext:value-type="float">
            <text:p>2.8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3" calcext:value-type="float">
            <text:p>-15.463</text:p>
          </table:table-cell>
          <table:table-cell office:value-type="float" office:value="-10.463" calcext:value-type="float">
            <text:p>-10.4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156998" calcext:value-type="float">
            <text:p>114.156998</text:p>
          </table:table-cell>
          <table:table-cell office:value-type="float" office:value="2.8374" calcext:value-type="float">
            <text:p>2.8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2" calcext:value-type="float">
            <text:p>-15.452</text:p>
          </table:table-cell>
          <table:table-cell office:value-type="float" office:value="-10.452" calcext:value-type="float">
            <text:p>-10.4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257004" calcext:value-type="float">
            <text:p>114.257004</text:p>
          </table:table-cell>
          <table:table-cell office:value-type="float" office:value="2.8149" calcext:value-type="float">
            <text:p>2.8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2" calcext:value-type="float">
            <text:p>-15.462</text:p>
          </table:table-cell>
          <table:table-cell office:value-type="float" office:value="-10.462" calcext:value-type="float">
            <text:p>-10.4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358002" calcext:value-type="float">
            <text:p>114.358002</text:p>
          </table:table-cell>
          <table:table-cell office:value-type="float" office:value="2.8108" calcext:value-type="float">
            <text:p>2.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3" calcext:value-type="float">
            <text:p>-15.453</text:p>
          </table:table-cell>
          <table:table-cell office:value-type="float" office:value="-10.453" calcext:value-type="float">
            <text:p>-10.4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458" calcext:value-type="float">
            <text:p>114.458</text:p>
          </table:table-cell>
          <table:table-cell office:value-type="float" office:value="2.8141" calcext:value-type="float">
            <text:p>2.8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" calcext:value-type="float">
            <text:p>-15.46</text:p>
          </table:table-cell>
          <table:table-cell office:value-type="float" office:value="-10.46" calcext:value-type="float">
            <text:p>-10.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558998" calcext:value-type="float">
            <text:p>114.558998</text:p>
          </table:table-cell>
          <table:table-cell office:value-type="float" office:value="2.8012" calcext:value-type="float">
            <text:p>2.8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6" calcext:value-type="float">
            <text:p>-15.456</text:p>
          </table:table-cell>
          <table:table-cell office:value-type="float" office:value="-10.456" calcext:value-type="float">
            <text:p>-10.4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658997" calcext:value-type="float">
            <text:p>114.658997</text:p>
          </table:table-cell>
          <table:table-cell office:value-type="float" office:value="2.8157" calcext:value-type="float">
            <text:p>2.8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0.45" calcext:value-type="float">
            <text:p>-10.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759003" calcext:value-type="float">
            <text:p>114.759003</text:p>
          </table:table-cell>
          <table:table-cell office:value-type="float" office:value="2.8253" calcext:value-type="float">
            <text:p>2.8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3" calcext:value-type="float">
            <text:p>-15.453</text:p>
          </table:table-cell>
          <table:table-cell office:value-type="float" office:value="-10.453" calcext:value-type="float">
            <text:p>-10.4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860001" calcext:value-type="float">
            <text:p>114.860001</text:p>
          </table:table-cell>
          <table:table-cell office:value-type="float" office:value="2.8278" calcext:value-type="float">
            <text:p>2.8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6" calcext:value-type="float">
            <text:p>-15.456</text:p>
          </table:table-cell>
          <table:table-cell office:value-type="float" office:value="-10.456" calcext:value-type="float">
            <text:p>-10.4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.960999" calcext:value-type="float">
            <text:p>114.960999</text:p>
          </table:table-cell>
          <table:table-cell office:value-type="float" office:value="2.8157" calcext:value-type="float">
            <text:p>2.8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0.45" calcext:value-type="float">
            <text:p>-10.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5.060997" calcext:value-type="float">
            <text:p>115.060997</text:p>
          </table:table-cell>
          <table:table-cell office:value-type="float" office:value="2.8173" calcext:value-type="float">
            <text:p>2.8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68" calcext:value-type="float">
            <text:p>-15.468</text:p>
          </table:table-cell>
          <table:table-cell office:value-type="float" office:value="-10.468" calcext:value-type="float">
            <text:p>-10.4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5.161003" calcext:value-type="float">
            <text:p>115.161003</text:p>
          </table:table-cell>
          <table:table-cell office:value-type="float" office:value="2.8125" calcext:value-type="float">
            <text:p>2.8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5" calcext:value-type="float">
            <text:p>-15.455</text:p>
          </table:table-cell>
          <table:table-cell office:value-type="float" office:value="-10.455" calcext:value-type="float">
            <text:p>-10.4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5.261002" calcext:value-type="float">
            <text:p>115.261002</text:p>
          </table:table-cell>
          <table:table-cell office:value-type="float" office:value="2.8165" calcext:value-type="float">
            <text:p>2.8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33" calcext:value-type="float">
            <text:p>-15.433</text:p>
          </table:table-cell>
          <table:table-cell office:value-type="float" office:value="-10.433" calcext:value-type="float">
            <text:p>-10.4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5.362" calcext:value-type="float">
            <text:p>115.362</text:p>
          </table:table-cell>
          <table:table-cell office:value-type="float" office:value="2.8318" calcext:value-type="float">
            <text:p>2.8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4" calcext:value-type="float">
            <text:p>-15.454</text:p>
          </table:table-cell>
          <table:table-cell office:value-type="float" office:value="-10.454" calcext:value-type="float">
            <text:p>-10.4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2T12:30:24.408000000</dc:date>
    <meta:editing-duration>PT2M41S</meta:editing-duration>
    <meta:editing-cycles>1</meta:editing-cycles>
    <meta:document-statistic meta:table-count="1" meta:cell-count="6570" meta:object-count="2"/>
    <meta:generator>LibreOffice/7.5.1.2$Windows_X86_64 LibreOffice_project/fcbaee479e84c6cd81291587d2ee68cba099e129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201cm" style:legend-expansion="high" chart:style-name="ch2"/>
        <chart:plot-area chart:style-name="ch3" table:cell-range-address="blink_free.A1:blink_free.B823" chart:data-source-has-labels="row" svg:x="0.32cm" svg:y="0.18cm" svg:width="12.164cm" svg:height="8.64cm">
          <chart:coordinate-region svg:x="1.047cm" svg:y="0.38cm" svg:width="11.15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ink_free.B2:blink_free.B823" chart:label-cell-address="blink_free.B1:blink_free.B1" chart:class="chart:scatter">
            <chart:domain table:cell-range-address="blink_free.A2:blink_free.A823"/>
            <chart:data-point chart:repeated="8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ye_voltage</text:p>
                <draw:g>
                  <svg:desc>blink_free.B1:blink_fre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201">
                <text:p>33.201</text:p>
                <draw:g>
                  <svg:desc>blink_free.A2:blink_free.A823</svg:desc>
                </draw:g>
              </table:table-cell>
              <table:table-cell office:value-type="float" office:value="2.7988">
                <text:p>2.7988</text:p>
                <draw:g>
                  <svg:desc>blink_free.B2:blink_free.B8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92">
                <text:p>33.292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393002">
                <text:p>33.393002</text:p>
              </table:table-cell>
              <table:table-cell office:value-type="float" office:value="2.8092">
                <text:p>2.8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493">
                <text:p>33.493</text:p>
              </table:table-cell>
              <table:table-cell office:value-type="float" office:value="2.8084">
                <text:p>2.8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592999">
                <text:p>33.592999</text:p>
              </table:table-cell>
              <table:table-cell office:value-type="float" office:value="2.7988">
                <text:p>2.7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694">
                <text:p>33.694</text:p>
              </table:table-cell>
              <table:table-cell office:value-type="float" office:value="2.7859">
                <text:p>2.7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793999">
                <text:p>33.793999</text:p>
              </table:table-cell>
              <table:table-cell office:value-type="float" office:value="2.7883">
                <text:p>2.7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94001">
                <text:p>33.894001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993999">
                <text:p>33.993999</text:p>
              </table:table-cell>
              <table:table-cell office:value-type="float" office:value="2.8116">
                <text:p>2.8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094002">
                <text:p>34.094002</text:p>
              </table:table-cell>
              <table:table-cell office:value-type="float" office:value="2.8068">
                <text:p>2.8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194">
                <text:p>34.194</text:p>
              </table:table-cell>
              <table:table-cell office:value-type="float" office:value="2.7988">
                <text:p>2.7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94998">
                <text:p>34.294998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396">
                <text:p>34.396</text:p>
              </table:table-cell>
              <table:table-cell office:value-type="float" office:value="2.8084">
                <text:p>2.8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97002">
                <text:p>34.497002</text:p>
              </table:table-cell>
              <table:table-cell office:value-type="float" office:value="2.8076">
                <text:p>2.8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597">
                <text:p>34.597</text:p>
              </table:table-cell>
              <table:table-cell office:value-type="float" office:value="2.8036">
                <text:p>2.8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696999">
                <text:p>34.696999</text:p>
              </table:table-cell>
              <table:table-cell office:value-type="float" office:value="2.8012">
                <text:p>2.8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798">
                <text:p>34.798</text:p>
              </table:table-cell>
              <table:table-cell office:value-type="float" office:value="2.802">
                <text:p>2.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897999">
                <text:p>34.897999</text:p>
              </table:table-cell>
              <table:table-cell office:value-type="float" office:value="2.7899">
                <text:p>2.7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998001">
                <text:p>34.998001</text:p>
              </table:table-cell>
              <table:table-cell office:value-type="float" office:value="2.8245">
                <text:p>2.8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.098">
                <text:p>35.098</text:p>
              </table:table-cell>
              <table:table-cell office:value-type="float" office:value="2.7988">
                <text:p>2.7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199001">
                <text:p>35.199001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99">
                <text:p>35.299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400002">
                <text:p>35.400002</text:p>
              </table:table-cell>
              <table:table-cell office:value-type="float" office:value="2.7979">
                <text:p>2.7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500999">
                <text:p>35.500999</text:p>
              </table:table-cell>
              <table:table-cell office:value-type="float" office:value="2.7979">
                <text:p>2.7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602001">
                <text:p>35.602001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702">
                <text:p>35.702</text:p>
              </table:table-cell>
              <table:table-cell office:value-type="float" office:value="2.827">
                <text:p>2.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803001">
                <text:p>35.803001</text:p>
              </table:table-cell>
              <table:table-cell office:value-type="float" office:value="2.7996">
                <text:p>2.7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903">
                <text:p>35.903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004002">
                <text:p>36.004002</text:p>
              </table:table-cell>
              <table:table-cell office:value-type="float" office:value="2.8012">
                <text:p>2.8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.104">
                <text:p>36.104</text:p>
              </table:table-cell>
              <table:table-cell office:value-type="float" office:value="2.835">
                <text:p>2.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203999">
                <text:p>36.203999</text:p>
              </table:table-cell>
              <table:table-cell office:value-type="float" office:value="2.8052">
                <text:p>2.8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304001">
                <text:p>36.304001</text:p>
              </table:table-cell>
              <table:table-cell office:value-type="float" office:value="2.7979">
                <text:p>2.7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403999">
                <text:p>36.403999</text:p>
              </table:table-cell>
              <table:table-cell office:value-type="float" office:value="2.9051">
                <text:p>2.9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.504002">
                <text:p>36.504002</text:p>
              </table:table-cell>
              <table:table-cell office:value-type="float" office:value="2.7891">
                <text:p>2.78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.604">
                <text:p>36.604</text:p>
              </table:table-cell>
              <table:table-cell office:value-type="float" office:value="2.8028">
                <text:p>2.8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.705002">
                <text:p>36.705002</text:p>
              </table:table-cell>
              <table:table-cell office:value-type="float" office:value="2.8149">
                <text:p>2.8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805">
                <text:p>36.805</text:p>
              </table:table-cell>
              <table:table-cell office:value-type="float" office:value="2.8407">
                <text:p>2.8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05998">
                <text:p>36.905998</text:p>
              </table:table-cell>
              <table:table-cell office:value-type="float" office:value="2.8141">
                <text:p>2.8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007">
                <text:p>37.007</text:p>
              </table:table-cell>
              <table:table-cell office:value-type="float" office:value="2.8084">
                <text:p>2.80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106998">
                <text:p>37.106998</text:p>
              </table:table-cell>
              <table:table-cell office:value-type="float" office:value="2.8133">
                <text:p>2.8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.207001">
                <text:p>37.207001</text:p>
              </table:table-cell>
              <table:table-cell office:value-type="float" office:value="2.8294">
                <text:p>2.8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307999">
                <text:p>37.307999</text:p>
              </table:table-cell>
              <table:table-cell office:value-type="float" office:value="2.8044">
                <text:p>2.8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408001">
                <text:p>37.408001</text:p>
              </table:table-cell>
              <table:table-cell office:value-type="float" office:value="2.802">
                <text:p>2.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507999">
                <text:p>37.507999</text:p>
              </table:table-cell>
              <table:table-cell office:value-type="float" office:value="2.8092">
                <text:p>2.8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608002">
                <text:p>37.608002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709">
                <text:p>37.709</text:p>
              </table:table-cell>
              <table:table-cell office:value-type="float" office:value="2.8141">
                <text:p>2.8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808998">
                <text:p>37.808998</text:p>
              </table:table-cell>
              <table:table-cell office:value-type="float" office:value="2.8237">
                <text:p>2.8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909">
                <text:p>37.909</text:p>
              </table:table-cell>
              <table:table-cell office:value-type="float" office:value="2.8173">
                <text:p>2.81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008999">
                <text:p>38.008999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109001">
                <text:p>38.109001</text:p>
              </table:table-cell>
              <table:table-cell office:value-type="float" office:value="2.8366">
                <text:p>2.8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.209999">
                <text:p>38.209999</text:p>
              </table:table-cell>
              <table:table-cell office:value-type="float" office:value="2.8342">
                <text:p>2.8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311001">
                <text:p>38.311001</text:p>
              </table:table-cell>
              <table:table-cell office:value-type="float" office:value="2.8503">
                <text:p>2.85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.410999">
                <text:p>38.410999</text:p>
              </table:table-cell>
              <table:table-cell office:value-type="float" office:value="2.8697">
                <text:p>2.8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.511002">
                <text:p>38.511002</text:p>
              </table:table-cell>
              <table:table-cell office:value-type="float" office:value="2.8745">
                <text:p>2.87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.612">
                <text:p>38.612</text:p>
              </table:table-cell>
              <table:table-cell office:value-type="float" office:value="2.881">
                <text:p>2.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.712002">
                <text:p>38.712002</text:p>
              </table:table-cell>
              <table:table-cell office:value-type="float" office:value="2.8882">
                <text:p>2.88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812">
                <text:p>38.812</text:p>
              </table:table-cell>
              <table:table-cell office:value-type="float" office:value="2.8947">
                <text:p>2.8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.911999">
                <text:p>38.911999</text:p>
              </table:table-cell>
              <table:table-cell office:value-type="float" office:value="2.8745">
                <text:p>2.8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012001">
                <text:p>39.012001</text:p>
              </table:table-cell>
              <table:table-cell office:value-type="float" office:value="2.8955">
                <text:p>2.8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112999">
                <text:p>39.112999</text:p>
              </table:table-cell>
              <table:table-cell office:value-type="float" office:value="2.8842">
                <text:p>2.8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213001">
                <text:p>39.213001</text:p>
              </table:table-cell>
              <table:table-cell office:value-type="float" office:value="2.8745">
                <text:p>2.8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313999">
                <text:p>39.313999</text:p>
              </table:table-cell>
              <table:table-cell office:value-type="float" office:value="2.8906">
                <text:p>2.8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414001">
                <text:p>39.414001</text:p>
              </table:table-cell>
              <table:table-cell office:value-type="float" office:value="2.8439">
                <text:p>2.8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514">
                <text:p>39.514</text:p>
              </table:table-cell>
              <table:table-cell office:value-type="float" office:value="2.8455">
                <text:p>2.8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.615002">
                <text:p>39.615002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.715">
                <text:p>39.715</text:p>
              </table:table-cell>
              <table:table-cell office:value-type="float" office:value="2.8656">
                <text:p>2.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814999">
                <text:p>39.814999</text:p>
              </table:table-cell>
              <table:table-cell office:value-type="float" office:value="2.8753">
                <text:p>2.8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916">
                <text:p>39.916</text:p>
              </table:table-cell>
              <table:table-cell office:value-type="float" office:value="2.8761">
                <text:p>2.8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015999">
                <text:p>40.015999</text:p>
              </table:table-cell>
              <table:table-cell office:value-type="float" office:value="2.8689">
                <text:p>2.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116001">
                <text:p>40.116001</text:p>
              </table:table-cell>
              <table:table-cell office:value-type="float" office:value="2.8689">
                <text:p>2.8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216999">
                <text:p>40.216999</text:p>
              </table:table-cell>
              <table:table-cell office:value-type="float" office:value="2.8664">
                <text:p>2.8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317001">
                <text:p>40.317001</text:p>
              </table:table-cell>
              <table:table-cell office:value-type="float" office:value="2.9519">
                <text:p>2.9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417999">
                <text:p>40.417999</text:p>
              </table:table-cell>
              <table:table-cell office:value-type="float" office:value="2.8745">
                <text:p>2.87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.518002">
                <text:p>40.518002</text:p>
              </table:table-cell>
              <table:table-cell office:value-type="float" office:value="2.9245">
                <text:p>2.9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618">
                <text:p>40.618</text:p>
              </table:table-cell>
              <table:table-cell office:value-type="float" office:value="2.8656">
                <text:p>2.8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719002">
                <text:p>40.719002</text:p>
              </table:table-cell>
              <table:table-cell office:value-type="float" office:value="2.856">
                <text:p>2.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.819">
                <text:p>40.819</text:p>
              </table:table-cell>
              <table:table-cell office:value-type="float" office:value="2.8318">
                <text:p>2.83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.918999">
                <text:p>40.918999</text:p>
              </table:table-cell>
              <table:table-cell office:value-type="float" office:value="2.8342">
                <text:p>2.83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.019001">
                <text:p>41.019001</text:p>
              </table:table-cell>
              <table:table-cell office:value-type="float" office:value="2.7649">
                <text:p>2.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.118999">
                <text:p>41.118999</text:p>
              </table:table-cell>
              <table:table-cell office:value-type="float" office:value="2.7496">
                <text:p>2.7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.219002">
                <text:p>41.219002</text:p>
              </table:table-cell>
              <table:table-cell office:value-type="float" office:value="2.7641">
                <text:p>2.7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.319">
                <text:p>41.319</text:p>
              </table:table-cell>
              <table:table-cell office:value-type="float" office:value="2.773">
                <text:p>2.7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419998">
                <text:p>41.419998</text:p>
              </table:table-cell>
              <table:table-cell office:value-type="float" office:value="2.7697">
                <text:p>2.7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52">
                <text:p>41.52</text:p>
              </table:table-cell>
              <table:table-cell office:value-type="float" office:value="2.6867">
                <text:p>2.68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619999">
                <text:p>41.619999</text:p>
              </table:table-cell>
              <table:table-cell office:value-type="float" office:value="2.6634">
                <text:p>2.6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720001">
                <text:p>41.720001</text:p>
              </table:table-cell>
              <table:table-cell office:value-type="float" office:value="2.5562">
                <text:p>2.55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.82">
                <text:p>41.82</text:p>
              </table:table-cell>
              <table:table-cell office:value-type="float" office:value="2.4998">
                <text:p>2.4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919998">
                <text:p>41.919998</text:p>
              </table:table-cell>
              <table:table-cell office:value-type="float" office:value="2.4023">
                <text:p>2.4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.021">
                <text:p>42.021</text:p>
              </table:table-cell>
              <table:table-cell office:value-type="float" office:value="2.2749">
                <text:p>2.27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.122002">
                <text:p>42.122002</text:p>
              </table:table-cell>
              <table:table-cell office:value-type="float" office:value="2.1815">
                <text:p>2.1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.222">
                <text:p>42.222</text:p>
              </table:table-cell>
              <table:table-cell office:value-type="float" office:value="2.1315">
                <text:p>2.13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.321999">
                <text:p>42.321999</text:p>
              </table:table-cell>
              <table:table-cell office:value-type="float" office:value="2.0872">
                <text:p>2.0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423">
                <text:p>42.423</text:p>
              </table:table-cell>
              <table:table-cell office:value-type="float" office:value="2.0122">
                <text:p>2.0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522999">
                <text:p>42.522999</text:p>
              </table:table-cell>
              <table:table-cell office:value-type="float" office:value="1.8938">
                <text:p>1.89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624001">
                <text:p>42.624001</text:p>
              </table:table-cell>
              <table:table-cell office:value-type="float" office:value="1.8269">
                <text:p>1.82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.723999">
                <text:p>42.723999</text:p>
              </table:table-cell>
              <table:table-cell office:value-type="float" office:value="1.7237">
                <text:p>1.7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824001">
                <text:p>42.824001</text:p>
              </table:table-cell>
              <table:table-cell office:value-type="float" office:value="1.6319">
                <text:p>1.6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.924">
                <text:p>42.924</text:p>
              </table:table-cell>
              <table:table-cell office:value-type="float" office:value="1.6093">
                <text:p>1.60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023998">
                <text:p>43.023998</text:p>
              </table:table-cell>
              <table:table-cell office:value-type="float" office:value="1.6021">
                <text:p>1.6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.125">
                <text:p>43.125</text:p>
              </table:table-cell>
              <table:table-cell office:value-type="float" office:value="1.6061">
                <text:p>1.6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.226002">
                <text:p>43.226002</text:p>
              </table:table-cell>
              <table:table-cell office:value-type="float" office:value="1.5545">
                <text:p>1.55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.326">
                <text:p>43.326</text:p>
              </table:table-cell>
              <table:table-cell office:value-type="float" office:value="1.5005">
                <text:p>1.5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.425999">
                <text:p>43.425999</text:p>
              </table:table-cell>
              <table:table-cell office:value-type="float" office:value="1.4908">
                <text:p>1.49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.526001">
                <text:p>43.526001</text:p>
              </table:table-cell>
              <table:table-cell office:value-type="float" office:value="1.4957">
                <text:p>1.49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625999">
                <text:p>43.625999</text:p>
              </table:table-cell>
              <table:table-cell office:value-type="float" office:value="1.5142">
                <text:p>1.51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.726002">
                <text:p>43.726002</text:p>
              </table:table-cell>
              <table:table-cell office:value-type="float" office:value="1.4892">
                <text:p>1.4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826">
                <text:p>43.826</text:p>
              </table:table-cell>
              <table:table-cell office:value-type="float" office:value="1.4626">
                <text:p>1.4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925999">
                <text:p>43.925999</text:p>
              </table:table-cell>
              <table:table-cell office:value-type="float" office:value="1.4683">
                <text:p>1.4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026001">
                <text:p>44.026001</text:p>
              </table:table-cell>
              <table:table-cell office:value-type="float" office:value="1.4062">
                <text:p>1.4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126999">
                <text:p>44.126999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.228001">
                <text:p>44.228001</text:p>
              </table:table-cell>
              <table:table-cell office:value-type="float" office:value="1.2241">
                <text:p>1.2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327999">
                <text:p>44.327999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428001">
                <text:p>44.428001</text:p>
              </table:table-cell>
              <table:table-cell office:value-type="float" office:value="1.1814">
                <text:p>1.18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528999">
                <text:p>44.528999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629002">
                <text:p>44.629002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729">
                <text:p>44.729</text:p>
              </table:table-cell>
              <table:table-cell office:value-type="float" office:value="1.1371">
                <text:p>1.13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.828999">
                <text:p>44.828999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.929001">
                <text:p>44.929001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.029999">
                <text:p>45.029999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.131001">
                <text:p>45.131001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.231998">
                <text:p>45.231998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.333">
                <text:p>45.333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.433998">
                <text:p>45.433998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.535">
                <text:p>45.535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.634998">
                <text:p>45.634998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.735001">
                <text:p>45.735001</text:p>
              </table:table-cell>
              <table:table-cell office:value-type="float" office:value="1.2805">
                <text:p>1.2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.834999">
                <text:p>45.83499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.935001">
                <text:p>45.935001</text:p>
              </table:table-cell>
              <table:table-cell office:value-type="float" office:value="1.3039">
                <text:p>1.3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.035">
                <text:p>46.035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.134998">
                <text:p>46.134998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.236">
                <text:p>46.236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.335999">
                <text:p>46.335999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.436001">
                <text:p>46.436001</text:p>
              </table:table-cell>
              <table:table-cell office:value-type="float" office:value="1.1089">
                <text:p>1.10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.535999">
                <text:p>46.53599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.636002">
                <text:p>46.636002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.736">
                <text:p>46.736</text:p>
              </table:table-cell>
              <table:table-cell office:value-type="float" office:value="1.1185">
                <text:p>1.11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.835999">
                <text:p>46.835999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.937">
                <text:p>46.937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.036999">
                <text:p>47.036999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.138">
                <text:p>47.138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.237999">
                <text:p>47.237999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.338001">
                <text:p>47.338001</text:p>
              </table:table-cell>
              <table:table-cell office:value-type="float" office:value="1.2273">
                <text:p>1.2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.438">
                <text:p>47.438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.537998">
                <text:p>47.537998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.639">
                <text:p>47.639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.740002">
                <text:p>47.74000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.84">
                <text:p>47.84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.941002">
                <text:p>47.941002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.041">
                <text:p>48.041</text:p>
              </table:table-cell>
              <table:table-cell office:value-type="float" office:value="1.1306">
                <text:p>1.13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.140999">
                <text:p>48.140999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.241001">
                <text:p>48.241001</text:p>
              </table:table-cell>
              <table:table-cell office:value-type="float" office:value="1.0702">
                <text:p>1.07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341">
                <text:p>48.341</text:p>
              </table:table-cell>
              <table:table-cell office:value-type="float" office:value="1.0581">
                <text:p>1.05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.442001">
                <text:p>48.442001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.542999">
                <text:p>48.542999</text:p>
              </table:table-cell>
              <table:table-cell office:value-type="float" office:value="1.0565">
                <text:p>1.05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.643002">
                <text:p>48.643002</text:p>
              </table:table-cell>
              <table:table-cell office:value-type="float" office:value="1.0629">
                <text:p>1.06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.743">
                <text:p>48.743</text:p>
              </table:table-cell>
              <table:table-cell office:value-type="float" office:value="1.0146">
                <text:p>1.01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.842999">
                <text:p>48.842999</text:p>
              </table:table-cell>
              <table:table-cell office:value-type="float" office:value="1.0291">
                <text:p>1.0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944">
                <text:p>48.944</text:p>
              </table:table-cell>
              <table:table-cell office:value-type="float" office:value="1.0476">
                <text:p>1.04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.043999">
                <text:p>49.043999</text:p>
              </table:table-cell>
              <table:table-cell office:value-type="float" office:value="1.0468">
                <text:p>1.04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145">
                <text:p>49.145</text:p>
              </table:table-cell>
              <table:table-cell office:value-type="float" office:value="1.2241">
                <text:p>1.2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245998">
                <text:p>49.245998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346001">
                <text:p>49.346001</text:p>
              </table:table-cell>
              <table:table-cell office:value-type="float" office:value="1.3547">
                <text:p>1.3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445999">
                <text:p>49.445999</text:p>
              </table:table-cell>
              <table:table-cell office:value-type="float" office:value="1.3667">
                <text:p>1.3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.546001">
                <text:p>49.546001</text:p>
              </table:table-cell>
              <table:table-cell office:value-type="float" office:value="1.3603">
                <text:p>1.3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.646">
                <text:p>49.646</text:p>
              </table:table-cell>
              <table:table-cell office:value-type="float" office:value="1.3603">
                <text:p>1.36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.745998">
                <text:p>49.745998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.846001">
                <text:p>49.846001</text:p>
              </table:table-cell>
              <table:table-cell office:value-type="float" office:value="1.3248">
                <text:p>1.3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.945999">
                <text:p>49.945999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.046001">
                <text:p>50.046001</text:p>
              </table:table-cell>
              <table:table-cell office:value-type="float" office:value="1.0686">
                <text:p>1.0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.146">
                <text:p>50.146</text:p>
              </table:table-cell>
              <table:table-cell office:value-type="float" office:value="1.3176">
                <text:p>1.31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247002">
                <text:p>50.247002</text:p>
              </table:table-cell>
              <table:table-cell office:value-type="float" office:value="1.3119">
                <text:p>1.31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.347">
                <text:p>50.347</text:p>
              </table:table-cell>
              <table:table-cell office:value-type="float" office:value="1.3329">
                <text:p>1.3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.448002">
                <text:p>50.448002</text:p>
              </table:table-cell>
              <table:table-cell office:value-type="float" office:value="1.3007">
                <text:p>1.3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549">
                <text:p>50.549</text:p>
              </table:table-cell>
              <table:table-cell office:value-type="float" office:value="1.2579">
                <text:p>1.25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.650002">
                <text:p>50.650002</text:p>
              </table:table-cell>
              <table:table-cell office:value-type="float" office:value="1.2515">
                <text:p>1.25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75">
                <text:p>50.75</text:p>
              </table:table-cell>
              <table:table-cell office:value-type="float" office:value="1.3208">
                <text:p>1.32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849998">
                <text:p>50.849998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950001">
                <text:p>50.950001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050999">
                <text:p>51.050999</text:p>
              </table:table-cell>
              <table:table-cell office:value-type="float" office:value="1.3176">
                <text:p>1.3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151001">
                <text:p>51.151001</text:p>
              </table:table-cell>
              <table:table-cell office:value-type="float" office:value="1.3192">
                <text:p>1.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250999">
                <text:p>51.250999</text:p>
              </table:table-cell>
              <table:table-cell office:value-type="float" office:value="1.3345">
                <text:p>1.33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.352001">
                <text:p>51.352001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452999">
                <text:p>51.452999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554001">
                <text:p>51.554001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654999">
                <text:p>51.654999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.755001">
                <text:p>51.755001</text:p>
              </table:table-cell>
              <table:table-cell office:value-type="float" office:value="1.1193">
                <text:p>1.11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.855999">
                <text:p>51.85599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.956001">
                <text:p>51.956001</text:p>
              </table:table-cell>
              <table:table-cell office:value-type="float" office:value="1.0919">
                <text:p>1.09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056999">
                <text:p>52.056999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157001">
                <text:p>52.157001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257">
                <text:p>52.257</text:p>
              </table:table-cell>
              <table:table-cell office:value-type="float" office:value="1.3248">
                <text:p>1.3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358002">
                <text:p>52.358002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458">
                <text:p>52.458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557999">
                <text:p>52.557999</text:p>
              </table:table-cell>
              <table:table-cell office:value-type="float" office:value="1.3184">
                <text:p>1.31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658001">
                <text:p>52.658001</text:p>
              </table:table-cell>
              <table:table-cell office:value-type="float" office:value="1.3571">
                <text:p>1.35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758999">
                <text:p>52.758999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.859001">
                <text:p>52.859001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.959999">
                <text:p>52.959999</text:p>
              </table:table-cell>
              <table:table-cell office:value-type="float" office:value="1.3555">
                <text:p>1.35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060001">
                <text:p>53.060001</text:p>
              </table:table-cell>
              <table:table-cell office:value-type="float" office:value="1.3756">
                <text:p>1.3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16">
                <text:p>53.16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.259998">
                <text:p>53.259998</text:p>
              </table:table-cell>
              <table:table-cell office:value-type="float" office:value="1.3514">
                <text:p>1.35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.360001">
                <text:p>53.360001</text:p>
              </table:table-cell>
              <table:table-cell office:value-type="float" office:value="1.3684">
                <text:p>1.36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.459999">
                <text:p>53.459999</text:p>
              </table:table-cell>
              <table:table-cell office:value-type="float" office:value="1.3466">
                <text:p>1.34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.560001">
                <text:p>53.560001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.66">
                <text:p>53.66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759998">
                <text:p>53.75999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.860001">
                <text:p>53.860001</text:p>
              </table:table-cell>
              <table:table-cell office:value-type="float" office:value="1.1073">
                <text:p>1.10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.959999">
                <text:p>53.959999</text:p>
              </table:table-cell>
              <table:table-cell office:value-type="float" office:value="1.1064">
                <text:p>1.10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.060001">
                <text:p>54.060001</text:p>
              </table:table-cell>
              <table:table-cell office:value-type="float" office:value="1.1218">
                <text:p>1.1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.16">
                <text:p>54.16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.259998">
                <text:p>54.259998</text:p>
              </table:table-cell>
              <table:table-cell office:value-type="float" office:value="1.2588">
                <text:p>1.25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.361">
                <text:p>54.361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460999">
                <text:p>54.460999</text:p>
              </table:table-cell>
              <table:table-cell office:value-type="float" office:value="1.1782">
                <text:p>1.17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.561001">
                <text:p>54.561001</text:p>
              </table:table-cell>
              <table:table-cell office:value-type="float" office:value="1.1137">
                <text:p>1.11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.660999">
                <text:p>54.660999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761002">
                <text:p>54.761002</text:p>
              </table:table-cell>
              <table:table-cell office:value-type="float" office:value="1.1129">
                <text:p>1.1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861">
                <text:p>54.861</text:p>
              </table:table-cell>
              <table:table-cell office:value-type="float" office:value="1.0952">
                <text:p>1.0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960999">
                <text:p>54.960999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.062">
                <text:p>55.062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161999">
                <text:p>55.161999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263">
                <text:p>55.263</text:p>
              </table:table-cell>
              <table:table-cell office:value-type="float" office:value="1.2459">
                <text:p>1.2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362999">
                <text:p>55.362999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463001">
                <text:p>55.463001</text:p>
              </table:table-cell>
              <table:table-cell office:value-type="float" office:value="1.2604">
                <text:p>1.26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563999">
                <text:p>55.563999</text:p>
              </table:table-cell>
              <table:table-cell office:value-type="float" office:value="1.3289">
                <text:p>1.32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.664001">
                <text:p>55.664001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.764">
                <text:p>55.764</text:p>
              </table:table-cell>
              <table:table-cell office:value-type="float" office:value="1.3603">
                <text:p>1.36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.865002">
                <text:p>55.865002</text:p>
              </table:table-cell>
              <table:table-cell office:value-type="float" office:value="1.3611">
                <text:p>1.36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.965">
                <text:p>55.965</text:p>
              </table:table-cell>
              <table:table-cell office:value-type="float" office:value="1.3152">
                <text:p>1.31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.064999">
                <text:p>56.064999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6.166">
                <text:p>56.166</text:p>
              </table:table-cell>
              <table:table-cell office:value-type="float" office:value="1.1193">
                <text:p>1.11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6.265999">
                <text:p>56.265999</text:p>
              </table:table-cell>
              <table:table-cell office:value-type="float" office:value="1.1024">
                <text:p>1.10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6.366001">
                <text:p>56.366001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.466">
                <text:p>56.46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.566002">
                <text:p>56.566002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666">
                <text:p>56.666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.765999">
                <text:p>56.765999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.866001">
                <text:p>56.866001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.966999">
                <text:p>56.96699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7.067001">
                <text:p>57.067001</text:p>
              </table:table-cell>
              <table:table-cell office:value-type="float" office:value="1.1056">
                <text:p>1.10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.167999">
                <text:p>57.16799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.269001">
                <text:p>57.26900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.369999">
                <text:p>57.369999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.470001">
                <text:p>57.470001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.570999">
                <text:p>57.570999</text:p>
              </table:table-cell>
              <table:table-cell office:value-type="float" office:value="1.1064">
                <text:p>1.10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.671001">
                <text:p>57.671001</text:p>
              </table:table-cell>
              <table:table-cell office:value-type="float" office:value="1.0944">
                <text:p>1.09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7.771999">
                <text:p>57.771999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.872002">
                <text:p>57.872002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7.972">
                <text:p>57.972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8.073002">
                <text:p>58.073002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8.173">
                <text:p>58.173</text:p>
              </table:table-cell>
              <table:table-cell office:value-type="float" office:value="1.3724">
                <text:p>1.37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8.272999">
                <text:p>58.272999</text:p>
              </table:table-cell>
              <table:table-cell office:value-type="float" office:value="1.3853">
                <text:p>1.38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8.373001">
                <text:p>58.373001</text:p>
              </table:table-cell>
              <table:table-cell office:value-type="float" office:value="1.3482">
                <text:p>1.34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8.473">
                <text:p>58.473</text:p>
              </table:table-cell>
              <table:table-cell office:value-type="float" office:value="1.3651">
                <text:p>1.36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.573002">
                <text:p>58.573002</text:p>
              </table:table-cell>
              <table:table-cell office:value-type="float" office:value="1.3692">
                <text:p>1.36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8.673">
                <text:p>58.673</text:p>
              </table:table-cell>
              <table:table-cell office:value-type="float" office:value="1.3538">
                <text:p>1.35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8.773998">
                <text:p>58.773998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8.875999">
                <text:p>58.875999</text:p>
              </table:table-cell>
              <table:table-cell office:value-type="float" office:value="1.3659">
                <text:p>1.36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.976002">
                <text:p>58.976002</text:p>
              </table:table-cell>
              <table:table-cell office:value-type="float" office:value="1.3667">
                <text:p>1.3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9.077">
                <text:p>59.077</text:p>
              </table:table-cell>
              <table:table-cell office:value-type="float" office:value="1.3442">
                <text:p>1.34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.176998">
                <text:p>59.176998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.277">
                <text:p>59.277</text:p>
              </table:table-cell>
              <table:table-cell office:value-type="float" office:value="1.3095">
                <text:p>1.30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9.376999">
                <text:p>59.376999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.477001">
                <text:p>59.477001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.577">
                <text:p>59.577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.676998">
                <text:p>59.676998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.777">
                <text:p>59.777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9.876999">
                <text:p>59.876999</text:p>
              </table:table-cell>
              <table:table-cell office:value-type="float" office:value="1.2015">
                <text:p>1.20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9.977001">
                <text:p>59.977001</text:p>
              </table:table-cell>
              <table:table-cell office:value-type="float" office:value="1.2765">
                <text:p>1.27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.077">
                <text:p>60.077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.176998">
                <text:p>60.176998</text:p>
              </table:table-cell>
              <table:table-cell office:value-type="float" office:value="1.2741">
                <text:p>1.27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.277">
                <text:p>60.277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.376999">
                <text:p>60.376999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.478001">
                <text:p>60.478001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.577999">
                <text:p>60.577999</text:p>
              </table:table-cell>
              <table:table-cell office:value-type="float" office:value="1.3611">
                <text:p>1.36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.678001">
                <text:p>60.678001</text:p>
              </table:table-cell>
              <table:table-cell office:value-type="float" office:value="1.3821">
                <text:p>1.38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.778999">
                <text:p>60.778999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.879002">
                <text:p>60.879002</text:p>
              </table:table-cell>
              <table:table-cell office:value-type="float" office:value="1.3708">
                <text:p>1.37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979">
                <text:p>60.979</text:p>
              </table:table-cell>
              <table:table-cell office:value-type="float" office:value="1.3466">
                <text:p>1.34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.078999">
                <text:p>61.078999</text:p>
              </table:table-cell>
              <table:table-cell office:value-type="float" office:value="1.3514">
                <text:p>1.3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.18">
                <text:p>61.18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1.280998">
                <text:p>61.28099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381001">
                <text:p>61.381001</text:p>
              </table:table-cell>
              <table:table-cell office:value-type="float" office:value="1.1016">
                <text:p>1.10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481998">
                <text:p>61.481998</text:p>
              </table:table-cell>
              <table:table-cell office:value-type="float" office:value="1.1032">
                <text:p>1.10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582001">
                <text:p>61.5820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681999">
                <text:p>61.681999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782001">
                <text:p>61.782001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.882">
                <text:p>61.882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.981998">
                <text:p>61.981998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082001">
                <text:p>62.082001</text:p>
              </table:table-cell>
              <table:table-cell office:value-type="float" office:value="1.1185">
                <text:p>1.11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182999">
                <text:p>62.18299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2.284">
                <text:p>62.284</text:p>
              </table:table-cell>
              <table:table-cell office:value-type="float" office:value="1.1717">
                <text:p>1.17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383999">
                <text:p>62.383999</text:p>
              </table:table-cell>
              <table:table-cell office:value-type="float" office:value="1.1379">
                <text:p>1.13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.485001">
                <text:p>62.485001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.585999">
                <text:p>62.585999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.687">
                <text:p>62.687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.786999">
                <text:p>62.786999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.887001">
                <text:p>62.887001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.987">
                <text:p>62.98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3.087002">
                <text:p>63.087002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.188">
                <text:p>63.188</text:p>
              </table:table-cell>
              <table:table-cell office:value-type="float" office:value="1.1629">
                <text:p>1.16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.287998">
                <text:p>63.287998</text:p>
              </table:table-cell>
              <table:table-cell office:value-type="float" office:value="1.1516">
                <text:p>1.15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389">
                <text:p>63.389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.488998">
                <text:p>63.488998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.589001">
                <text:p>63.589001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.688999">
                <text:p>63.688999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3.790001">
                <text:p>63.790001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.890999">
                <text:p>63.890999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.991001">
                <text:p>63.991001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4.091003">
                <text:p>64.091003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.192001">
                <text:p>64.192001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4.292999">
                <text:p>64.292999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4.392998">
                <text:p>64.392998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4.492996">
                <text:p>64.492996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.593002">
                <text:p>64.593002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4.693001">
                <text:p>64.693001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4.792999">
                <text:p>64.792999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4.892998">
                <text:p>64.892998</text:p>
              </table:table-cell>
              <table:table-cell office:value-type="float" office:value="1.3289">
                <text:p>1.32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.992996">
                <text:p>64.992996</text:p>
              </table:table-cell>
              <table:table-cell office:value-type="float" office:value="1.3579">
                <text:p>1.35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093002">
                <text:p>65.093002</text:p>
              </table:table-cell>
              <table:table-cell office:value-type="float" office:value="1.3401">
                <text:p>1.34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.193001">
                <text:p>65.193001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.292999">
                <text:p>65.292999</text:p>
              </table:table-cell>
              <table:table-cell office:value-type="float" office:value="1.1508">
                <text:p>1.15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.393997">
                <text:p>65.393997</text:p>
              </table:table-cell>
              <table:table-cell office:value-type="float" office:value="1.1467">
                <text:p>1.14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5.495003">
                <text:p>65.495003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5.596001">
                <text:p>65.596001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.695999">
                <text:p>65.695999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795998">
                <text:p>65.795998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896004">
                <text:p>65.896004</text:p>
              </table:table-cell>
              <table:table-cell office:value-type="float" office:value="1.1612">
                <text:p>1.16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996002">
                <text:p>65.996002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096001">
                <text:p>66.096001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196999">
                <text:p>66.19699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97997">
                <text:p>66.297997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398003">
                <text:p>66.398003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99001">
                <text:p>66.499001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598999">
                <text:p>66.598999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698997">
                <text:p>66.698997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6.799004">
                <text:p>66.799004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.899002">
                <text:p>66.899002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6.999001">
                <text:p>66.999001</text:p>
              </table:table-cell>
              <table:table-cell office:value-type="float" office:value="1.1669">
                <text:p>1.16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098999">
                <text:p>67.098999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199997">
                <text:p>67.199997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7.300003">
                <text:p>67.300003</text:p>
              </table:table-cell>
              <table:table-cell office:value-type="float" office:value="1.3023">
                <text:p>1.30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7.400002">
                <text:p>67.400002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7.5">
                <text:p>67.5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7.599998">
                <text:p>67.599998</text:p>
              </table:table-cell>
              <table:table-cell office:value-type="float" office:value="1.3708">
                <text:p>1.37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7.700996">
                <text:p>67.700996</text:p>
              </table:table-cell>
              <table:table-cell office:value-type="float" office:value="1.3264">
                <text:p>1.3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7.802002">
                <text:p>67.802002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7.903">
                <text:p>67.903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8.002998">
                <text:p>68.002998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8.103996">
                <text:p>68.103996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8.204002">
                <text:p>68.204002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8.305">
                <text:p>68.305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8.404999">
                <text:p>68.404999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8.504997">
                <text:p>68.504997</text:p>
              </table:table-cell>
              <table:table-cell office:value-type="float" office:value="1.1475">
                <text:p>1.14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8.606003">
                <text:p>68.606003</text:p>
              </table:table-cell>
              <table:table-cell office:value-type="float" office:value="1.1443">
                <text:p>1.14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8.707001">
                <text:p>68.707001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8.806999">
                <text:p>68.806999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8.907997">
                <text:p>68.907997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.008003">
                <text:p>69.008003</text:p>
              </table:table-cell>
              <table:table-cell office:value-type="float" office:value="1.3659">
                <text:p>1.36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9.108002">
                <text:p>69.108002</text:p>
              </table:table-cell>
              <table:table-cell office:value-type="float" office:value="1.3675">
                <text:p>1.36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.208">
                <text:p>69.208</text:p>
              </table:table-cell>
              <table:table-cell office:value-type="float" office:value="1.3708">
                <text:p>1.37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.307999">
                <text:p>69.307999</text:p>
              </table:table-cell>
              <table:table-cell office:value-type="float" office:value="1.3692">
                <text:p>1.36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.407997">
                <text:p>69.407997</text:p>
              </table:table-cell>
              <table:table-cell office:value-type="float" office:value="1.3603">
                <text:p>1.36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9.508003">
                <text:p>69.508003</text:p>
              </table:table-cell>
              <table:table-cell office:value-type="float" office:value="1.3732">
                <text:p>1.37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.608002">
                <text:p>69.608002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.709">
                <text:p>69.709</text:p>
              </table:table-cell>
              <table:table-cell office:value-type="float" office:value="1.2853">
                <text:p>1.28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.808998">
                <text:p>69.808998</text:p>
              </table:table-cell>
              <table:table-cell office:value-type="float" office:value="1.2773">
                <text:p>1.27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.908997">
                <text:p>69.908997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.010002">
                <text:p>70.010002</text:p>
              </table:table-cell>
              <table:table-cell office:value-type="float" office:value="1.3119">
                <text:p>1.31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.110001">
                <text:p>70.110001</text:p>
              </table:table-cell>
              <table:table-cell office:value-type="float" office:value="1.2902">
                <text:p>1.29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.209999">
                <text:p>70.209999</text:p>
              </table:table-cell>
              <table:table-cell office:value-type="float" office:value="1.2725">
                <text:p>1.27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.309998">
                <text:p>70.309998</text:p>
              </table:table-cell>
              <table:table-cell office:value-type="float" office:value="1.3015">
                <text:p>1.30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.410004">
                <text:p>70.410004</text:p>
              </table:table-cell>
              <table:table-cell office:value-type="float" office:value="1.3055">
                <text:p>1.30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.510002">
                <text:p>70.510002</text:p>
              </table:table-cell>
              <table:table-cell office:value-type="float" office:value="1.2862">
                <text:p>1.28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.610001">
                <text:p>70.610001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710999">
                <text:p>70.710999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.810997">
                <text:p>70.810997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0.912003">
                <text:p>70.912003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.012001">
                <text:p>71.012001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.112">
                <text:p>71.112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.212997">
                <text:p>71.212997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.313004">
                <text:p>71.313004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.413002">
                <text:p>71.413002</text:p>
              </table:table-cell>
              <table:table-cell office:value-type="float" office:value="1.3627">
                <text:p>1.36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1.513">
                <text:p>71.513</text:p>
              </table:table-cell>
              <table:table-cell office:value-type="float" office:value="1.3305">
                <text:p>1.33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.612999">
                <text:p>71.612999</text:p>
              </table:table-cell>
              <table:table-cell office:value-type="float" office:value="1.3547">
                <text:p>1.35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.713997">
                <text:p>71.713997</text:p>
              </table:table-cell>
              <table:table-cell office:value-type="float" office:value="1.3611">
                <text:p>1.36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1.814003">
                <text:p>71.814003</text:p>
              </table:table-cell>
              <table:table-cell office:value-type="float" office:value="1.3369">
                <text:p>1.33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.915001">
                <text:p>71.915001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2.014999">
                <text:p>72.014999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.115997">
                <text:p>72.115997</text:p>
              </table:table-cell>
              <table:table-cell office:value-type="float" office:value="1.2926">
                <text:p>1.29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2.216003">
                <text:p>72.216003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2.316002">
                <text:p>72.316002</text:p>
              </table:table-cell>
              <table:table-cell office:value-type="float" office:value="1.2338">
                <text:p>1.23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.416">
                <text:p>72.416</text:p>
              </table:table-cell>
              <table:table-cell office:value-type="float" office:value="1.2555">
                <text:p>1.25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2.515999">
                <text:p>72.515999</text:p>
              </table:table-cell>
              <table:table-cell office:value-type="float" office:value="1.2418">
                <text:p>1.24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.615997">
                <text:p>72.615997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2.717003">
                <text:p>72.717003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2.817001">
                <text:p>72.817001</text:p>
              </table:table-cell>
              <table:table-cell office:value-type="float" office:value="1.2289">
                <text:p>1.22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2.917">
                <text:p>72.917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3.016998">
                <text:p>73.016998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3.116997">
                <text:p>73.116997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3.218002">
                <text:p>73.218002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3.319">
                <text:p>73.319</text:p>
              </table:table-cell>
              <table:table-cell office:value-type="float" office:value="1.2402">
                <text:p>1.24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3.418999">
                <text:p>73.418999</text:p>
              </table:table-cell>
              <table:table-cell office:value-type="float" office:value="1.2128">
                <text:p>1.21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3.518997">
                <text:p>73.518997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3.619003">
                <text:p>73.619003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3.719002">
                <text:p>73.719002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3.819">
                <text:p>73.819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.918999">
                <text:p>73.918999</text:p>
              </table:table-cell>
              <table:table-cell office:value-type="float" office:value="1.2233">
                <text:p>1.22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4.018997">
                <text:p>74.018997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4.119003">
                <text:p>74.119003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4.220001">
                <text:p>74.220001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.32">
                <text:p>74.32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4.420998">
                <text:p>74.420998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.522003">
                <text:p>74.522003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4.623001">
                <text:p>74.623001</text:p>
              </table:table-cell>
              <table:table-cell office:value-type="float" office:value="1.2741">
                <text:p>1.27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4.723">
                <text:p>74.723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4.822998">
                <text:p>74.822998</text:p>
              </table:table-cell>
              <table:table-cell office:value-type="float" office:value="1.2168">
                <text:p>1.21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4.922997">
                <text:p>74.922997</text:p>
              </table:table-cell>
              <table:table-cell office:value-type="float" office:value="1.2555">
                <text:p>1.25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5.023003">
                <text:p>75.023003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5.123001">
                <text:p>75.123001</text:p>
              </table:table-cell>
              <table:table-cell office:value-type="float" office:value="1.2152">
                <text:p>1.21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5.223">
                <text:p>75.223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.323997">
                <text:p>75.323997</text:p>
              </table:table-cell>
              <table:table-cell office:value-type="float" office:value="1.2152">
                <text:p>1.21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5.424004">
                <text:p>75.424004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525002">
                <text:p>75.525002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5.625999">
                <text:p>75.625999</text:p>
              </table:table-cell>
              <table:table-cell office:value-type="float" office:value="1.2249">
                <text:p>1.22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5.725998">
                <text:p>75.725998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5.825996">
                <text:p>75.825996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5.927002">
                <text:p>75.927002</text:p>
              </table:table-cell>
              <table:table-cell office:value-type="float" office:value="1.1629">
                <text:p>1.16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.028">
                <text:p>76.028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.127998">
                <text:p>76.127998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6.227997">
                <text:p>76.227997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.329002">
                <text:p>76.32900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6.429001">
                <text:p>76.429001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.528999">
                <text:p>76.528999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.629997">
                <text:p>76.629997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.730003">
                <text:p>76.730003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6.830002">
                <text:p>76.830002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.931">
                <text:p>76.931</text:p>
              </table:table-cell>
              <table:table-cell office:value-type="float" office:value="1.2112">
                <text:p>1.2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7.031998">
                <text:p>77.031998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.132004">
                <text:p>77.132004</text:p>
              </table:table-cell>
              <table:table-cell office:value-type="float" office:value="1.2249">
                <text:p>1.22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.232002">
                <text:p>77.232002</text:p>
              </table:table-cell>
              <table:table-cell office:value-type="float" office:value="1.2112">
                <text:p>1.2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.332001">
                <text:p>77.332001</text:p>
              </table:table-cell>
              <table:table-cell office:value-type="float" office:value="1.2152">
                <text:p>1.21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.431999">
                <text:p>77.431999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.531998">
                <text:p>77.531998</text:p>
              </table:table-cell>
              <table:table-cell office:value-type="float" office:value="1.2233">
                <text:p>1.22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7.633003">
                <text:p>77.633003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7.733002">
                <text:p>77.733002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7.834">
                <text:p>77.834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7.934998">
                <text:p>77.934998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8.036003">
                <text:p>78.036003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8.137001">
                <text:p>78.137001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8.237">
                <text:p>78.237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8.336998">
                <text:p>78.336998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8.436996">
                <text:p>78.436996</text:p>
              </table:table-cell>
              <table:table-cell office:value-type="float" office:value="1.2032">
                <text:p>1.2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8.537003">
                <text:p>78.537003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.637001">
                <text:p>78.637001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.737999">
                <text:p>78.737999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.837997">
                <text:p>78.837997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8.939003">
                <text:p>78.93900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.039001">
                <text:p>79.039001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9.139999">
                <text:p>79.13999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9.240997">
                <text:p>79.240997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.342003">
                <text:p>79.342003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9.442001">
                <text:p>79.442001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9.542">
                <text:p>79.542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.642998">
                <text:p>79.642998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9.742996">
                <text:p>79.742996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.843002">
                <text:p>79.843002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9.943001">
                <text:p>79.943001</text:p>
              </table:table-cell>
              <table:table-cell office:value-type="float" office:value="1.3337">
                <text:p>1.33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0.043999">
                <text:p>80.043999</text:p>
              </table:table-cell>
              <table:table-cell office:value-type="float" office:value="1.3418">
                <text:p>1.34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0.143997">
                <text:p>80.143997</text:p>
              </table:table-cell>
              <table:table-cell office:value-type="float" office:value="1.3385">
                <text:p>1.33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.245003">
                <text:p>80.245003</text:p>
              </table:table-cell>
              <table:table-cell office:value-type="float" office:value="1.3361">
                <text:p>1.33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0.345001">
                <text:p>80.345001</text:p>
              </table:table-cell>
              <table:table-cell office:value-type="float" office:value="1.3063">
                <text:p>1.30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0.445">
                <text:p>80.445</text:p>
              </table:table-cell>
              <table:table-cell office:value-type="float" office:value="1.3418">
                <text:p>1.34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0.545998">
                <text:p>80.545998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0.646004">
                <text:p>80.646004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0.746002">
                <text:p>80.746002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0.846001">
                <text:p>80.846001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0.946999">
                <text:p>80.946999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1.046997">
                <text:p>81.046997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1.147003">
                <text:p>81.147003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1.247002">
                <text:p>81.247002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1.347">
                <text:p>81.347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1.446999">
                <text:p>81.446999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1.546997">
                <text:p>81.546997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1.647003">
                <text:p>81.647003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.748001">
                <text:p>81.748001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848">
                <text:p>81.8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948997">
                <text:p>81.94899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2.049004">
                <text:p>82.049004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2.149002">
                <text:p>82.149002</text:p>
              </table:table-cell>
              <table:table-cell office:value-type="float" office:value="1.1073">
                <text:p>1.10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.249001">
                <text:p>82.249001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2.348999">
                <text:p>82.348999</text:p>
              </table:table-cell>
              <table:table-cell office:value-type="float" office:value="1.1355">
                <text:p>1.13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2.449997">
                <text:p>82.449997</text:p>
              </table:table-cell>
              <table:table-cell office:value-type="float" office:value="1.1105">
                <text:p>1.11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2.551003">
                <text:p>82.551003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2.651001">
                <text:p>82.651001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2.751999">
                <text:p>82.751999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2.851997">
                <text:p>82.851997</text:p>
              </table:table-cell>
              <table:table-cell office:value-type="float" office:value="1.1564">
                <text:p>1.15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2.953003">
                <text:p>82.953003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3.053001">
                <text:p>83.053001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3.153">
                <text:p>83.153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.253998">
                <text:p>83.253998</text:p>
              </table:table-cell>
              <table:table-cell office:value-type="float" office:value="1.1629">
                <text:p>1.16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.353996">
                <text:p>83.353996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3.454002">
                <text:p>83.454002</text:p>
              </table:table-cell>
              <table:table-cell office:value-type="float" office:value="1.1306">
                <text:p>1.13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.554001">
                <text:p>83.554001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.653999">
                <text:p>83.653999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.754997">
                <text:p>83.754997</text:p>
              </table:table-cell>
              <table:table-cell office:value-type="float" office:value="1.1306">
                <text:p>1.13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3.855003">
                <text:p>83.855003</text:p>
              </table:table-cell>
              <table:table-cell office:value-type="float" office:value="1.1185">
                <text:p>1.11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3.955002">
                <text:p>83.955002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4.055">
                <text:p>84.055</text:p>
              </table:table-cell>
              <table:table-cell office:value-type="float" office:value="1.1097">
                <text:p>1.10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.155998">
                <text:p>84.155998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.255997">
                <text:p>84.255997</text:p>
              </table:table-cell>
              <table:table-cell office:value-type="float" office:value="1.1193">
                <text:p>1.11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4.357002">
                <text:p>84.357002</text:p>
              </table:table-cell>
              <table:table-cell office:value-type="float" office:value="1.1274">
                <text:p>1.12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4.457001">
                <text:p>84.457001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4.556999">
                <text:p>84.556999</text:p>
              </table:table-cell>
              <table:table-cell office:value-type="float" office:value="1.1492">
                <text:p>1.14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4.657997">
                <text:p>84.657997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4.758003">
                <text:p>84.758003</text:p>
              </table:table-cell>
              <table:table-cell office:value-type="float" office:value="1.1548">
                <text:p>1.15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4.858002">
                <text:p>84.858002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4.958">
                <text:p>84.958</text:p>
              </table:table-cell>
              <table:table-cell office:value-type="float" office:value="1.1548">
                <text:p>1.15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5.058998">
                <text:p>85.058998</text:p>
              </table:table-cell>
              <table:table-cell office:value-type="float" office:value="1.1572">
                <text:p>1.15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5.158997">
                <text:p>85.158997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5.260002">
                <text:p>85.260002</text:p>
              </table:table-cell>
              <table:table-cell office:value-type="float" office:value="1.1475">
                <text:p>1.14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5.360001">
                <text:p>85.360001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5.460999">
                <text:p>85.460999</text:p>
              </table:table-cell>
              <table:table-cell office:value-type="float" office:value="1.1492">
                <text:p>1.14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5.560997">
                <text:p>85.560997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5.662003">
                <text:p>85.662003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5.763">
                <text:p>85.763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5.863998">
                <text:p>85.863998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5.963997">
                <text:p>85.963997</text:p>
              </table:table-cell>
              <table:table-cell office:value-type="float" office:value="1.0992">
                <text:p>1.09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6.064003">
                <text:p>86.064003</text:p>
              </table:table-cell>
              <table:table-cell office:value-type="float" office:value="1.1081">
                <text:p>1.10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6.164001">
                <text:p>86.164001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6.264">
                <text:p>86.264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6.363998">
                <text:p>86.363998</text:p>
              </table:table-cell>
              <table:table-cell office:value-type="float" office:value="1.1161">
                <text:p>1.11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6.464996">
                <text:p>86.464996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6.565002">
                <text:p>86.565002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6.666">
                <text:p>86.66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6.766998">
                <text:p>86.766998</text:p>
              </table:table-cell>
              <table:table-cell office:value-type="float" office:value="1.1443">
                <text:p>1.14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6.866997">
                <text:p>86.866997</text:p>
              </table:table-cell>
              <table:table-cell office:value-type="float" office:value="1.1492">
                <text:p>1.14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968002">
                <text:p>86.968002</text:p>
              </table:table-cell>
              <table:table-cell office:value-type="float" office:value="1.1629">
                <text:p>1.16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.069">
                <text:p>87.069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7.168999">
                <text:p>87.168999</text:p>
              </table:table-cell>
              <table:table-cell office:value-type="float" office:value="1.1564">
                <text:p>1.15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7.269997">
                <text:p>87.269997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370003">
                <text:p>87.370003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470001">
                <text:p>87.470001</text:p>
              </table:table-cell>
              <table:table-cell office:value-type="float" office:value="1.1363">
                <text:p>1.13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7.570999">
                <text:p>87.570999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7.671997">
                <text:p>87.671997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7.772003">
                <text:p>87.772003</text:p>
              </table:table-cell>
              <table:table-cell office:value-type="float" office:value="1.1234">
                <text:p>1.12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7.873001">
                <text:p>87.873001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7.973999">
                <text:p>87.973999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8.074997">
                <text:p>88.074997</text:p>
              </table:table-cell>
              <table:table-cell office:value-type="float" office:value="1.1129">
                <text:p>1.11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8.176003">
                <text:p>88.176003</text:p>
              </table:table-cell>
              <table:table-cell office:value-type="float" office:value="1.1089">
                <text:p>1.10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8.277">
                <text:p>88.277</text:p>
              </table:table-cell>
              <table:table-cell office:value-type="float" office:value="1.1282">
                <text:p>1.12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8.376999">
                <text:p>88.376999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8.476997">
                <text:p>88.476997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8.578003">
                <text:p>88.578003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8.678001">
                <text:p>88.678001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8.778">
                <text:p>88.778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8.878998">
                <text:p>88.87899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8.978996">
                <text:p>88.978996</text:p>
              </table:table-cell>
              <table:table-cell office:value-type="float" office:value="1.1669">
                <text:p>1.16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.080002">
                <text:p>89.080002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9.18">
                <text:p>89.18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9.279999">
                <text:p>89.279999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9.380997">
                <text:p>89.380997</text:p>
              </table:table-cell>
              <table:table-cell office:value-type="float" office:value="1.1105">
                <text:p>1.11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9.481003">
                <text:p>89.481003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9.581001">
                <text:p>89.581001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9.681">
                <text:p>89.681</text:p>
              </table:table-cell>
              <table:table-cell office:value-type="float" office:value="1.1016">
                <text:p>1.10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9.780998">
                <text:p>89.780998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9.880997">
                <text:p>89.880997</text:p>
              </table:table-cell>
              <table:table-cell office:value-type="float" office:value="1.1193">
                <text:p>1.11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9.981003">
                <text:p>89.981003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0.081001">
                <text:p>90.081001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0.181999">
                <text:p>90.181999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0.281998">
                <text:p>90.281998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0.382004">
                <text:p>90.382004</text:p>
              </table:table-cell>
              <table:table-cell office:value-type="float" office:value="1.1701">
                <text:p>1.17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0.482002">
                <text:p>90.482002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0.582001">
                <text:p>90.582001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0.682999">
                <text:p>90.682999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0.782997">
                <text:p>90.782997</text:p>
              </table:table-cell>
              <table:table-cell office:value-type="float" office:value="1.1387">
                <text:p>1.13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0.883003">
                <text:p>90.883003</text:p>
              </table:table-cell>
              <table:table-cell office:value-type="float" office:value="1.1411">
                <text:p>1.14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0.983002">
                <text:p>90.983002</text:p>
              </table:table-cell>
              <table:table-cell office:value-type="float" office:value="1.1282">
                <text:p>1.12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1.084">
                <text:p>91.084</text:p>
              </table:table-cell>
              <table:table-cell office:value-type="float" office:value="1.1492">
                <text:p>1.14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1.184998">
                <text:p>91.184998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1.286003">
                <text:p>91.286003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1.386002">
                <text:p>91.386002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1.486">
                <text:p>91.486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1.586998">
                <text:p>91.586998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1.688004">
                <text:p>91.68800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1.789001">
                <text:p>91.789001</text:p>
              </table:table-cell>
              <table:table-cell office:value-type="float" office:value="1.1443">
                <text:p>1.14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1.889">
                <text:p>91.889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1.989998">
                <text:p>91.989998</text:p>
              </table:table-cell>
              <table:table-cell office:value-type="float" office:value="1.2128">
                <text:p>1.21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2.089996">
                <text:p>92.089996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.190002">
                <text:p>92.190002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2.291">
                <text:p>92.291</text:p>
              </table:table-cell>
              <table:table-cell office:value-type="float" office:value="1.1564">
                <text:p>1.15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2.390999">
                <text:p>92.390999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2.491997">
                <text:p>92.491997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2.592003">
                <text:p>92.592003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2.693001">
                <text:p>92.693001</text:p>
              </table:table-cell>
              <table:table-cell office:value-type="float" office:value="1.1701">
                <text:p>1.17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2.793999">
                <text:p>92.793999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2.894997">
                <text:p>92.894997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2.995003">
                <text:p>92.995003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3.095001">
                <text:p>93.095001</text:p>
              </table:table-cell>
              <table:table-cell office:value-type="float" office:value="1.1782">
                <text:p>1.17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3.195999">
                <text:p>93.195999</text:p>
              </table:table-cell>
              <table:table-cell office:value-type="float" office:value="1.2354">
                <text:p>1.23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3.295998">
                <text:p>93.295998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3.396004">
                <text:p>93.396004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3.496002">
                <text:p>93.496002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3.596001">
                <text:p>93.596001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3.695999">
                <text:p>93.695999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3.796997">
                <text:p>93.796997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3.898003">
                <text:p>93.898003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3.998001">
                <text:p>93.998001</text:p>
              </table:table-cell>
              <table:table-cell office:value-type="float" office:value="1.1991">
                <text:p>1.19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4.098">
                <text:p>94.098</text:p>
              </table:table-cell>
              <table:table-cell office:value-type="float" office:value="1.1612">
                <text:p>1.16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4.198997">
                <text:p>94.198997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4.299004">
                <text:p>94.299004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4.400002">
                <text:p>94.400002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4.5">
                <text:p>94.5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4.599998">
                <text:p>94.599998</text:p>
              </table:table-cell>
              <table:table-cell office:value-type="float" office:value="1.1878">
                <text:p>1.187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4.699997">
                <text:p>94.699997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4.800003">
                <text:p>94.800003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.901001">
                <text:p>94.901001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5.001999">
                <text:p>95.001999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5.101997">
                <text:p>95.101997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5.203003">
                <text:p>95.203003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5.304001">
                <text:p>95.304001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5.403999">
                <text:p>95.403999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5.503998">
                <text:p>95.503998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.605003">
                <text:p>95.605003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5.705002">
                <text:p>95.705002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5.805">
                <text:p>95.805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5.905998">
                <text:p>95.905998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6.007004">
                <text:p>96.007004</text:p>
              </table:table-cell>
              <table:table-cell office:value-type="float" office:value="1.2571">
                <text:p>1.25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6.108002">
                <text:p>96.108002</text:p>
              </table:table-cell>
              <table:table-cell office:value-type="float" office:value="1.1999">
                <text:p>1.19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6.208">
                <text:p>96.208</text:p>
              </table:table-cell>
              <table:table-cell office:value-type="float" office:value="1.1838">
                <text:p>1.18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308998">
                <text:p>96.308998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6.408997">
                <text:p>96.408997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.510002">
                <text:p>96.510002</text:p>
              </table:table-cell>
              <table:table-cell office:value-type="float" office:value="1.2048">
                <text:p>1.20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6.611">
                <text:p>96.611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6.710999">
                <text:p>96.710999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6.810997">
                <text:p>96.810997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6.911003">
                <text:p>96.911003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7.011002">
                <text:p>97.011002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.111">
                <text:p>97.111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7.210999">
                <text:p>97.210999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.310997">
                <text:p>97.310997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7.412003">
                <text:p>97.412003</text:p>
              </table:table-cell>
              <table:table-cell office:value-type="float" office:value="1.1838">
                <text:p>1.18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7.513">
                <text:p>97.513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7.613998">
                <text:p>97.613998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7.714996">
                <text:p>97.714996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7.815002">
                <text:p>97.815002</text:p>
              </table:table-cell>
              <table:table-cell office:value-type="float" office:value="1.1782">
                <text:p>1.17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7.915001">
                <text:p>97.915001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8.014999">
                <text:p>98.014999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8.115997">
                <text:p>98.115997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8.216003">
                <text:p>98.216003</text:p>
              </table:table-cell>
              <table:table-cell office:value-type="float" office:value="1.1878">
                <text:p>1.18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8.316002">
                <text:p>98.316002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8.416">
                <text:p>98.416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8.515999">
                <text:p>98.515999</text:p>
              </table:table-cell>
              <table:table-cell office:value-type="float" office:value="1.2048">
                <text:p>1.20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8.615997">
                <text:p>98.615997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8.716003">
                <text:p>98.716003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8.816002">
                <text:p>98.816002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8.916">
                <text:p>98.916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9.016998">
                <text:p>99.016998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9.116997">
                <text:p>99.116997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9.217003">
                <text:p>99.217003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9.317001">
                <text:p>99.317001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.417">
                <text:p>99.417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9.517998">
                <text:p>99.517998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.617996">
                <text:p>99.617996</text:p>
              </table:table-cell>
              <table:table-cell office:value-type="float" office:value="1.2588">
                <text:p>1.25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9.718002">
                <text:p>99.718002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9.818001">
                <text:p>99.818001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9.918999">
                <text:p>99.918999</text:p>
              </table:table-cell>
              <table:table-cell office:value-type="float" office:value="1.1999">
                <text:p>1.19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0.018997">
                <text:p>100.018997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0.119003">
                <text:p>100.119003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0.219002">
                <text:p>100.219002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0.32">
                <text:p>100.32</text:p>
              </table:table-cell>
              <table:table-cell office:value-type="float" office:value="1.1572">
                <text:p>1.15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0.419998">
                <text:p>100.419998</text:p>
              </table:table-cell>
              <table:table-cell office:value-type="float" office:value="1.1516">
                <text:p>1.15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0.519997">
                <text:p>100.519997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0.620003">
                <text:p>100.620003</text:p>
              </table:table-cell>
              <table:table-cell office:value-type="float" office:value="1.1612">
                <text:p>1.16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0.720001">
                <text:p>100.720001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0.82">
                <text:p>100.82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0.919998">
                <text:p>100.91999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.019997">
                <text:p>101.019997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1.120003">
                <text:p>101.120003</text:p>
              </table:table-cell>
              <table:table-cell office:value-type="float" office:value="1.1838">
                <text:p>1.18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1.220001">
                <text:p>101.220001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1.320999">
                <text:p>101.320999</text:p>
              </table:table-cell>
              <table:table-cell office:value-type="float" office:value="1.1363">
                <text:p>1.13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1.420998">
                <text:p>101.420998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1.522003">
                <text:p>101.522003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1.622002">
                <text:p>101.622002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1.722">
                <text:p>101.722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1.821999">
                <text:p>101.821999</text:p>
              </table:table-cell>
              <table:table-cell office:value-type="float" office:value="1.1338">
                <text:p>1.13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1.921997">
                <text:p>101.921997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2.023003">
                <text:p>102.023003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2.123001">
                <text:p>102.123001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2.223">
                <text:p>102.223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2.322998">
                <text:p>102.322998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2.424004">
                <text:p>102.424004</text:p>
              </table:table-cell>
              <table:table-cell office:value-type="float" office:value="1.2588">
                <text:p>1.25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2.525002">
                <text:p>102.525002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2.625">
                <text:p>102.625</text:p>
              </table:table-cell>
              <table:table-cell office:value-type="float" office:value="1.3684">
                <text:p>1.36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2.725998">
                <text:p>102.725998</text:p>
              </table:table-cell>
              <table:table-cell office:value-type="float" office:value="1.3982">
                <text:p>1.39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2.825996">
                <text:p>102.82599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2.927002">
                <text:p>102.927002</text:p>
              </table:table-cell>
              <table:table-cell office:value-type="float" office:value="1.3974">
                <text:p>1.39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3.027">
                <text:p>103.027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3.126999">
                <text:p>103.126999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3.226997">
                <text:p>103.226997</text:p>
              </table:table-cell>
              <table:table-cell office:value-type="float" office:value="1.3611">
                <text:p>1.36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3.327003">
                <text:p>103.327003</text:p>
              </table:table-cell>
              <table:table-cell office:value-type="float" office:value="1.3692">
                <text:p>1.36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3.427002">
                <text:p>103.427002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3.527">
                <text:p>103.527</text:p>
              </table:table-cell>
              <table:table-cell office:value-type="float" office:value="1.1798">
                <text:p>1.17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3.626999">
                <text:p>103.626999</text:p>
              </table:table-cell>
              <table:table-cell office:value-type="float" office:value="1.1363">
                <text:p>1.13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3.726997">
                <text:p>103.726997</text:p>
              </table:table-cell>
              <table:table-cell office:value-type="float" office:value="1.1411">
                <text:p>1.14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3.827003">
                <text:p>103.827003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3.927002">
                <text:p>103.927002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4.027">
                <text:p>104.027</text:p>
              </table:table-cell>
              <table:table-cell office:value-type="float" office:value="1.5481">
                <text:p>1.54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4.126999">
                <text:p>104.126999</text:p>
              </table:table-cell>
              <table:table-cell office:value-type="float" office:value="2.0179">
                <text:p>2.01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4.226997">
                <text:p>104.226997</text:p>
              </table:table-cell>
              <table:table-cell office:value-type="float" office:value="2.6505">
                <text:p>2.65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4.328003">
                <text:p>104.328003</text:p>
              </table:table-cell>
              <table:table-cell office:value-type="float" office:value="2.7818">
                <text:p>2.78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4.429001">
                <text:p>104.429001</text:p>
              </table:table-cell>
              <table:table-cell office:value-type="float" office:value="2.8495">
                <text:p>2.84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4.529999">
                <text:p>104.529999</text:p>
              </table:table-cell>
              <table:table-cell office:value-type="float" office:value="2.8689">
                <text:p>2.86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4.630997">
                <text:p>104.630997</text:p>
              </table:table-cell>
              <table:table-cell office:value-type="float" office:value="2.8689">
                <text:p>2.86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4.732002">
                <text:p>104.732002</text:p>
              </table:table-cell>
              <table:table-cell office:value-type="float" office:value="2.8721">
                <text:p>2.87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4.832001">
                <text:p>104.832001</text:p>
              </table:table-cell>
              <table:table-cell office:value-type="float" office:value="2.8399">
                <text:p>2.83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4.932999">
                <text:p>104.932999</text:p>
              </table:table-cell>
              <table:table-cell office:value-type="float" office:value="2.7673">
                <text:p>2.76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5.033997">
                <text:p>105.033997</text:p>
              </table:table-cell>
              <table:table-cell office:value-type="float" office:value="2.5892">
                <text:p>2.58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5.134003">
                <text:p>105.134003</text:p>
              </table:table-cell>
              <table:table-cell office:value-type="float" office:value="2.5618">
                <text:p>2.56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5.234001">
                <text:p>105.234001</text:p>
              </table:table-cell>
              <table:table-cell office:value-type="float" office:value="2.6932">
                <text:p>2.69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5.334999">
                <text:p>105.334999</text:p>
              </table:table-cell>
              <table:table-cell office:value-type="float" office:value="2.7004">
                <text:p>2.70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5.434998">
                <text:p>105.434998</text:p>
              </table:table-cell>
              <table:table-cell office:value-type="float" office:value="2.7029">
                <text:p>2.70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5.535004">
                <text:p>105.535004</text:p>
              </table:table-cell>
              <table:table-cell office:value-type="float" office:value="2.7665">
                <text:p>2.76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5.635002">
                <text:p>105.635002</text:p>
              </table:table-cell>
              <table:table-cell office:value-type="float" office:value="2.8262">
                <text:p>2.82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5.737">
                <text:p>105.737</text:p>
              </table:table-cell>
              <table:table-cell office:value-type="float" office:value="2.5989">
                <text:p>2.59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5.836998">
                <text:p>105.836998</text:p>
              </table:table-cell>
              <table:table-cell office:value-type="float" office:value="2.5852">
                <text:p>2.58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5.938004">
                <text:p>105.938004</text:p>
              </table:table-cell>
              <table:table-cell office:value-type="float" office:value="2.6537">
                <text:p>2.65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6.039001">
                <text:p>106.039001</text:p>
              </table:table-cell>
              <table:table-cell office:value-type="float" office:value="2.7512">
                <text:p>2.75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6.139999">
                <text:p>106.139999</text:p>
              </table:table-cell>
              <table:table-cell office:value-type="float" office:value="2.6513">
                <text:p>2.65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6.239998">
                <text:p>106.239998</text:p>
              </table:table-cell>
              <table:table-cell office:value-type="float" office:value="2.6303">
                <text:p>2.63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6.339996">
                <text:p>106.339996</text:p>
              </table:table-cell>
              <table:table-cell office:value-type="float" office:value="2.5989">
                <text:p>2.59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6.440002">
                <text:p>106.440002</text:p>
              </table:table-cell>
              <table:table-cell office:value-type="float" office:value="2.6037">
                <text:p>2.60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6.540001">
                <text:p>106.540001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.639999">
                <text:p>106.639999</text:p>
              </table:table-cell>
              <table:table-cell office:value-type="float" office:value="2.6432">
                <text:p>2.64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6.740997">
                <text:p>106.740997</text:p>
              </table:table-cell>
              <table:table-cell office:value-type="float" office:value="2.6319">
                <text:p>2.63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6.841003">
                <text:p>106.841003</text:p>
              </table:table-cell>
              <table:table-cell office:value-type="float" office:value="2.5949">
                <text:p>2.59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6.941002">
                <text:p>106.941002</text:p>
              </table:table-cell>
              <table:table-cell office:value-type="float" office:value="2.5473">
                <text:p>2.54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7.042">
                <text:p>107.042</text:p>
              </table:table-cell>
              <table:table-cell office:value-type="float" office:value="2.4821">
                <text:p>2.48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7.142998">
                <text:p>107.142998</text:p>
              </table:table-cell>
              <table:table-cell office:value-type="float" office:value="2.4869">
                <text:p>2.48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7.242996">
                <text:p>107.242996</text:p>
              </table:table-cell>
              <table:table-cell office:value-type="float" office:value="2.4869">
                <text:p>2.48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7.343002">
                <text:p>107.343002</text:p>
              </table:table-cell>
              <table:table-cell office:value-type="float" office:value="2.3829">
                <text:p>2.38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7.443001">
                <text:p>107.443001</text:p>
              </table:table-cell>
              <table:table-cell office:value-type="float" office:value="2.0711">
                <text:p>2.07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7.542999">
                <text:p>107.542999</text:p>
              </table:table-cell>
              <table:table-cell office:value-type="float" office:value="1.5336">
                <text:p>1.53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7.643997">
                <text:p>107.643997</text:p>
              </table:table-cell>
              <table:table-cell office:value-type="float" office:value="1.5053">
                <text:p>1.50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7.744003">
                <text:p>107.744003</text:p>
              </table:table-cell>
              <table:table-cell office:value-type="float" office:value="2.4587">
                <text:p>2.45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7.844002">
                <text:p>107.844002</text:p>
              </table:table-cell>
              <table:table-cell office:value-type="float" office:value="2.7955">
                <text:p>2.79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7.944">
                <text:p>107.944</text:p>
              </table:table-cell>
              <table:table-cell office:value-type="float" office:value="2.8415">
                <text:p>2.84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8.044998">
                <text:p>108.044998</text:p>
              </table:table-cell>
              <table:table-cell office:value-type="float" office:value="2.8278">
                <text:p>2.82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8.146004">
                <text:p>108.146004</text:p>
              </table:table-cell>
              <table:table-cell office:value-type="float" office:value="2.8294">
                <text:p>2.82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8.246002">
                <text:p>108.246002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8.347">
                <text:p>108.347</text:p>
              </table:table-cell>
              <table:table-cell office:value-type="float" office:value="2.8374">
                <text:p>2.837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8.446999">
                <text:p>108.446999</text:p>
              </table:table-cell>
              <table:table-cell office:value-type="float" office:value="2.8366">
                <text:p>2.83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8.546997">
                <text:p>108.546997</text:p>
              </table:table-cell>
              <table:table-cell office:value-type="float" office:value="2.8399">
                <text:p>2.83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8.647003">
                <text:p>108.647003</text:p>
              </table:table-cell>
              <table:table-cell office:value-type="float" office:value="2.8544">
                <text:p>2.85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8.747002">
                <text:p>108.747002</text:p>
              </table:table-cell>
              <table:table-cell office:value-type="float" office:value="2.8407">
                <text:p>2.84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8.847">
                <text:p>108.847</text:p>
              </table:table-cell>
              <table:table-cell office:value-type="float" office:value="2.8979">
                <text:p>2.89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8.946999">
                <text:p>108.946999</text:p>
              </table:table-cell>
              <table:table-cell office:value-type="float" office:value="2.8342">
                <text:p>2.834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9.046997">
                <text:p>109.046997</text:p>
              </table:table-cell>
              <table:table-cell office:value-type="float" office:value="2.8318">
                <text:p>2.83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9.147003">
                <text:p>109.147003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9.248001">
                <text:p>109.248001</text:p>
              </table:table-cell>
              <table:table-cell office:value-type="float" office:value="2.8681">
                <text:p>2.86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9.348999">
                <text:p>109.348999</text:p>
              </table:table-cell>
              <table:table-cell office:value-type="float" office:value="2.835">
                <text:p>2.8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9.448997">
                <text:p>109.448997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9.549004">
                <text:p>109.549004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9.650002">
                <text:p>109.650002</text:p>
              </table:table-cell>
              <table:table-cell office:value-type="float" office:value="2.8213">
                <text:p>2.82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9.750999">
                <text:p>109.750999</text:p>
              </table:table-cell>
              <table:table-cell office:value-type="float" office:value="2.9269">
                <text:p>2.92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9.850998">
                <text:p>109.850998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9.950996">
                <text:p>109.950996</text:p>
              </table:table-cell>
              <table:table-cell office:value-type="float" office:value="2.8197">
                <text:p>2.81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0.051003">
                <text:p>110.051003</text:p>
              </table:table-cell>
              <table:table-cell office:value-type="float" office:value="2.8302">
                <text:p>2.83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0.151001">
                <text:p>110.151001</text:p>
              </table:table-cell>
              <table:table-cell office:value-type="float" office:value="2.8068">
                <text:p>2.80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0.250999">
                <text:p>110.250999</text:p>
              </table:table-cell>
              <table:table-cell office:value-type="float" office:value="2.8302">
                <text:p>2.830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0.350998">
                <text:p>110.350998</text:p>
              </table:table-cell>
              <table:table-cell office:value-type="float" office:value="2.8205">
                <text:p>2.82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0.450996">
                <text:p>110.450996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0.551003">
                <text:p>110.551003</text:p>
              </table:table-cell>
              <table:table-cell office:value-type="float" office:value="2.8253">
                <text:p>2.82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0.651001">
                <text:p>110.651001</text:p>
              </table:table-cell>
              <table:table-cell office:value-type="float" office:value="2.8068">
                <text:p>2.80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0.750999">
                <text:p>110.750999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0.850998">
                <text:p>110.850998</text:p>
              </table:table-cell>
              <table:table-cell office:value-type="float" office:value="2.8173">
                <text:p>2.817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0.950996">
                <text:p>110.950996</text:p>
              </table:table-cell>
              <table:table-cell office:value-type="float" office:value="2.8197">
                <text:p>2.81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1.051003">
                <text:p>111.051003</text:p>
              </table:table-cell>
              <table:table-cell office:value-type="float" office:value="2.8197">
                <text:p>2.81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1.151001">
                <text:p>111.151001</text:p>
              </table:table-cell>
              <table:table-cell office:value-type="float" office:value="2.8479">
                <text:p>2.84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1.250999">
                <text:p>111.250999</text:p>
              </table:table-cell>
              <table:table-cell office:value-type="float" office:value="2.8133">
                <text:p>2.81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1.350998">
                <text:p>111.350998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1.450996">
                <text:p>111.450996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1.551003">
                <text:p>111.551003</text:p>
              </table:table-cell>
              <table:table-cell office:value-type="float" office:value="2.8133">
                <text:p>2.81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1.651001">
                <text:p>111.651001</text:p>
              </table:table-cell>
              <table:table-cell office:value-type="float" office:value="2.8221">
                <text:p>2.82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1.750999">
                <text:p>111.750999</text:p>
              </table:table-cell>
              <table:table-cell office:value-type="float" office:value="2.8205">
                <text:p>2.82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1.850998">
                <text:p>111.850998</text:p>
              </table:table-cell>
              <table:table-cell office:value-type="float" office:value="2.8189">
                <text:p>2.81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1.952003">
                <text:p>111.952003</text:p>
              </table:table-cell>
              <table:table-cell office:value-type="float" office:value="2.8189">
                <text:p>2.81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2.053001">
                <text:p>112.053001</text:p>
              </table:table-cell>
              <table:table-cell office:value-type="float" office:value="2.8205">
                <text:p>2.82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2.153">
                <text:p>112.153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2.252998">
                <text:p>112.252998</text:p>
              </table:table-cell>
              <table:table-cell office:value-type="float" office:value="2.8229">
                <text:p>2.82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2.352997">
                <text:p>112.352997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2.454002">
                <text:p>112.454002</text:p>
              </table:table-cell>
              <table:table-cell office:value-type="float" office:value="2.8213">
                <text:p>2.82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2.554001">
                <text:p>112.554001</text:p>
              </table:table-cell>
              <table:table-cell office:value-type="float" office:value="2.8205">
                <text:p>2.82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2.653999">
                <text:p>112.653999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2.753998">
                <text:p>112.753998</text:p>
              </table:table-cell>
              <table:table-cell office:value-type="float" office:value="2.8116">
                <text:p>2.81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2.853996">
                <text:p>112.853996</text:p>
              </table:table-cell>
              <table:table-cell office:value-type="float" office:value="2.8149">
                <text:p>2.81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2.954002">
                <text:p>112.954002</text:p>
              </table:table-cell>
              <table:table-cell office:value-type="float" office:value="2.8197">
                <text:p>2.81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3.054001">
                <text:p>113.054001</text:p>
              </table:table-cell>
              <table:table-cell office:value-type="float" office:value="2.8213">
                <text:p>2.82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3.153999">
                <text:p>113.153999</text:p>
              </table:table-cell>
              <table:table-cell office:value-type="float" office:value="2.8108">
                <text:p>2.81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3.254997">
                <text:p>113.254997</text:p>
              </table:table-cell>
              <table:table-cell office:value-type="float" office:value="2.8133">
                <text:p>2.81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3.356003">
                <text:p>113.356003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3.456001">
                <text:p>113.456001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3.556999">
                <text:p>113.556999</text:p>
              </table:table-cell>
              <table:table-cell office:value-type="float" office:value="2.9156">
                <text:p>2.91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3.656998">
                <text:p>113.656998</text:p>
              </table:table-cell>
              <table:table-cell office:value-type="float" office:value="2.8108">
                <text:p>2.81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3.757004">
                <text:p>113.757004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3.857002">
                <text:p>113.857002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3.957001">
                <text:p>113.957001</text:p>
              </table:table-cell>
              <table:table-cell office:value-type="float" office:value="2.8141">
                <text:p>2.81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4.056999">
                <text:p>114.056999</text:p>
              </table:table-cell>
              <table:table-cell office:value-type="float" office:value="2.8229">
                <text:p>2.82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4.156998">
                <text:p>114.156998</text:p>
              </table:table-cell>
              <table:table-cell office:value-type="float" office:value="2.8374">
                <text:p>2.83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4.257004">
                <text:p>114.257004</text:p>
              </table:table-cell>
              <table:table-cell office:value-type="float" office:value="2.8149">
                <text:p>2.81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4.358002">
                <text:p>114.358002</text:p>
              </table:table-cell>
              <table:table-cell office:value-type="float" office:value="2.8108">
                <text:p>2.81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4.458">
                <text:p>114.458</text:p>
              </table:table-cell>
              <table:table-cell office:value-type="float" office:value="2.8141">
                <text:p>2.81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4.558998">
                <text:p>114.558998</text:p>
              </table:table-cell>
              <table:table-cell office:value-type="float" office:value="2.8012">
                <text:p>2.80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4.658997">
                <text:p>114.658997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4.759003">
                <text:p>114.759003</text:p>
              </table:table-cell>
              <table:table-cell office:value-type="float" office:value="2.8253">
                <text:p>2.82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4.860001">
                <text:p>114.860001</text:p>
              </table:table-cell>
              <table:table-cell office:value-type="float" office:value="2.8278">
                <text:p>2.82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4.960999">
                <text:p>114.960999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5.060997">
                <text:p>115.060997</text:p>
              </table:table-cell>
              <table:table-cell office:value-type="float" office:value="2.8173">
                <text:p>2.81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5.161003">
                <text:p>115.161003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5.261002">
                <text:p>115.261002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5.362">
                <text:p>115.362</text:p>
              </table:table-cell>
              <table:table-cell office:value-type="float" office:value="2.8318">
                <text:p>2.8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5" chart:maximum="10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201cm" style:legend-expansion="high" chart:style-name="ch2"/>
        <chart:plot-area chart:style-name="ch3" table:cell-range-address="blink_free.A2:blink_free.B823 blink_free.B1:blink_free.B1" chart:data-source-has-labels="row" svg:x="0.32cm" svg:y="0.18cm" svg:width="12.164cm" svg:height="8.64cm">
          <chart:coordinate-region svg:x="1.047cm" svg:y="0.379cm" svg:width="11.15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ink_free.B2:blink_free.B823" chart:label-cell-address="blink_free.B1:blink_free.B1" chart:class="chart:scatter">
            <chart:domain table:cell-range-address="blink_free.A2:blink_free.A823"/>
            <chart:data-point chart:repeated="8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ye_voltage</text:p>
                <draw:g>
                  <svg:desc>blink_free.B1:blink_fre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201">
                <text:p>33.201</text:p>
                <draw:g>
                  <svg:desc>blink_free.A2:blink_free.A823</svg:desc>
                </draw:g>
              </table:table-cell>
              <table:table-cell office:value-type="float" office:value="2.7988">
                <text:p>2.7988</text:p>
                <draw:g>
                  <svg:desc>blink_free.B2:blink_free.B8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92">
                <text:p>33.292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393002">
                <text:p>33.393002</text:p>
              </table:table-cell>
              <table:table-cell office:value-type="float" office:value="2.8092">
                <text:p>2.8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493">
                <text:p>33.493</text:p>
              </table:table-cell>
              <table:table-cell office:value-type="float" office:value="2.8084">
                <text:p>2.8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592999">
                <text:p>33.592999</text:p>
              </table:table-cell>
              <table:table-cell office:value-type="float" office:value="2.7988">
                <text:p>2.7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694">
                <text:p>33.694</text:p>
              </table:table-cell>
              <table:table-cell office:value-type="float" office:value="2.7859">
                <text:p>2.7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793999">
                <text:p>33.793999</text:p>
              </table:table-cell>
              <table:table-cell office:value-type="float" office:value="2.7883">
                <text:p>2.7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94001">
                <text:p>33.894001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993999">
                <text:p>33.993999</text:p>
              </table:table-cell>
              <table:table-cell office:value-type="float" office:value="2.8116">
                <text:p>2.8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094002">
                <text:p>34.094002</text:p>
              </table:table-cell>
              <table:table-cell office:value-type="float" office:value="2.8068">
                <text:p>2.8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194">
                <text:p>34.194</text:p>
              </table:table-cell>
              <table:table-cell office:value-type="float" office:value="2.7988">
                <text:p>2.7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94998">
                <text:p>34.294998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396">
                <text:p>34.396</text:p>
              </table:table-cell>
              <table:table-cell office:value-type="float" office:value="2.8084">
                <text:p>2.8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97002">
                <text:p>34.497002</text:p>
              </table:table-cell>
              <table:table-cell office:value-type="float" office:value="2.8076">
                <text:p>2.8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597">
                <text:p>34.597</text:p>
              </table:table-cell>
              <table:table-cell office:value-type="float" office:value="2.8036">
                <text:p>2.8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696999">
                <text:p>34.696999</text:p>
              </table:table-cell>
              <table:table-cell office:value-type="float" office:value="2.8012">
                <text:p>2.8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798">
                <text:p>34.798</text:p>
              </table:table-cell>
              <table:table-cell office:value-type="float" office:value="2.802">
                <text:p>2.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897999">
                <text:p>34.897999</text:p>
              </table:table-cell>
              <table:table-cell office:value-type="float" office:value="2.7899">
                <text:p>2.7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998001">
                <text:p>34.998001</text:p>
              </table:table-cell>
              <table:table-cell office:value-type="float" office:value="2.8245">
                <text:p>2.8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.098">
                <text:p>35.098</text:p>
              </table:table-cell>
              <table:table-cell office:value-type="float" office:value="2.7988">
                <text:p>2.7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199001">
                <text:p>35.199001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299">
                <text:p>35.299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400002">
                <text:p>35.400002</text:p>
              </table:table-cell>
              <table:table-cell office:value-type="float" office:value="2.7979">
                <text:p>2.7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500999">
                <text:p>35.500999</text:p>
              </table:table-cell>
              <table:table-cell office:value-type="float" office:value="2.7979">
                <text:p>2.7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602001">
                <text:p>35.602001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702">
                <text:p>35.702</text:p>
              </table:table-cell>
              <table:table-cell office:value-type="float" office:value="2.827">
                <text:p>2.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803001">
                <text:p>35.803001</text:p>
              </table:table-cell>
              <table:table-cell office:value-type="float" office:value="2.7996">
                <text:p>2.7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903">
                <text:p>35.903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004002">
                <text:p>36.004002</text:p>
              </table:table-cell>
              <table:table-cell office:value-type="float" office:value="2.8012">
                <text:p>2.8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.104">
                <text:p>36.104</text:p>
              </table:table-cell>
              <table:table-cell office:value-type="float" office:value="2.835">
                <text:p>2.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203999">
                <text:p>36.203999</text:p>
              </table:table-cell>
              <table:table-cell office:value-type="float" office:value="2.8052">
                <text:p>2.8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304001">
                <text:p>36.304001</text:p>
              </table:table-cell>
              <table:table-cell office:value-type="float" office:value="2.7979">
                <text:p>2.7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403999">
                <text:p>36.403999</text:p>
              </table:table-cell>
              <table:table-cell office:value-type="float" office:value="2.9051">
                <text:p>2.9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.504002">
                <text:p>36.504002</text:p>
              </table:table-cell>
              <table:table-cell office:value-type="float" office:value="2.7891">
                <text:p>2.78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.604">
                <text:p>36.604</text:p>
              </table:table-cell>
              <table:table-cell office:value-type="float" office:value="2.8028">
                <text:p>2.8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.705002">
                <text:p>36.705002</text:p>
              </table:table-cell>
              <table:table-cell office:value-type="float" office:value="2.8149">
                <text:p>2.8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805">
                <text:p>36.805</text:p>
              </table:table-cell>
              <table:table-cell office:value-type="float" office:value="2.8407">
                <text:p>2.8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05998">
                <text:p>36.905998</text:p>
              </table:table-cell>
              <table:table-cell office:value-type="float" office:value="2.8141">
                <text:p>2.8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007">
                <text:p>37.007</text:p>
              </table:table-cell>
              <table:table-cell office:value-type="float" office:value="2.8084">
                <text:p>2.80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106998">
                <text:p>37.106998</text:p>
              </table:table-cell>
              <table:table-cell office:value-type="float" office:value="2.8133">
                <text:p>2.8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.207001">
                <text:p>37.207001</text:p>
              </table:table-cell>
              <table:table-cell office:value-type="float" office:value="2.8294">
                <text:p>2.8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307999">
                <text:p>37.307999</text:p>
              </table:table-cell>
              <table:table-cell office:value-type="float" office:value="2.8044">
                <text:p>2.8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408001">
                <text:p>37.408001</text:p>
              </table:table-cell>
              <table:table-cell office:value-type="float" office:value="2.802">
                <text:p>2.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507999">
                <text:p>37.507999</text:p>
              </table:table-cell>
              <table:table-cell office:value-type="float" office:value="2.8092">
                <text:p>2.8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608002">
                <text:p>37.608002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709">
                <text:p>37.709</text:p>
              </table:table-cell>
              <table:table-cell office:value-type="float" office:value="2.8141">
                <text:p>2.8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808998">
                <text:p>37.808998</text:p>
              </table:table-cell>
              <table:table-cell office:value-type="float" office:value="2.8237">
                <text:p>2.8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909">
                <text:p>37.909</text:p>
              </table:table-cell>
              <table:table-cell office:value-type="float" office:value="2.8173">
                <text:p>2.81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008999">
                <text:p>38.008999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109001">
                <text:p>38.109001</text:p>
              </table:table-cell>
              <table:table-cell office:value-type="float" office:value="2.8366">
                <text:p>2.8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.209999">
                <text:p>38.209999</text:p>
              </table:table-cell>
              <table:table-cell office:value-type="float" office:value="2.8342">
                <text:p>2.8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311001">
                <text:p>38.311001</text:p>
              </table:table-cell>
              <table:table-cell office:value-type="float" office:value="2.8503">
                <text:p>2.85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.410999">
                <text:p>38.410999</text:p>
              </table:table-cell>
              <table:table-cell office:value-type="float" office:value="2.8697">
                <text:p>2.8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.511002">
                <text:p>38.511002</text:p>
              </table:table-cell>
              <table:table-cell office:value-type="float" office:value="2.8745">
                <text:p>2.87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.612">
                <text:p>38.612</text:p>
              </table:table-cell>
              <table:table-cell office:value-type="float" office:value="2.881">
                <text:p>2.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.712002">
                <text:p>38.712002</text:p>
              </table:table-cell>
              <table:table-cell office:value-type="float" office:value="2.8882">
                <text:p>2.88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812">
                <text:p>38.812</text:p>
              </table:table-cell>
              <table:table-cell office:value-type="float" office:value="2.8947">
                <text:p>2.8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.911999">
                <text:p>38.911999</text:p>
              </table:table-cell>
              <table:table-cell office:value-type="float" office:value="2.8745">
                <text:p>2.8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012001">
                <text:p>39.012001</text:p>
              </table:table-cell>
              <table:table-cell office:value-type="float" office:value="2.8955">
                <text:p>2.8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112999">
                <text:p>39.112999</text:p>
              </table:table-cell>
              <table:table-cell office:value-type="float" office:value="2.8842">
                <text:p>2.8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213001">
                <text:p>39.213001</text:p>
              </table:table-cell>
              <table:table-cell office:value-type="float" office:value="2.8745">
                <text:p>2.8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313999">
                <text:p>39.313999</text:p>
              </table:table-cell>
              <table:table-cell office:value-type="float" office:value="2.8906">
                <text:p>2.8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414001">
                <text:p>39.414001</text:p>
              </table:table-cell>
              <table:table-cell office:value-type="float" office:value="2.8439">
                <text:p>2.8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514">
                <text:p>39.514</text:p>
              </table:table-cell>
              <table:table-cell office:value-type="float" office:value="2.8455">
                <text:p>2.8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.615002">
                <text:p>39.615002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.715">
                <text:p>39.715</text:p>
              </table:table-cell>
              <table:table-cell office:value-type="float" office:value="2.8656">
                <text:p>2.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814999">
                <text:p>39.814999</text:p>
              </table:table-cell>
              <table:table-cell office:value-type="float" office:value="2.8753">
                <text:p>2.8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916">
                <text:p>39.916</text:p>
              </table:table-cell>
              <table:table-cell office:value-type="float" office:value="2.8761">
                <text:p>2.8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015999">
                <text:p>40.015999</text:p>
              </table:table-cell>
              <table:table-cell office:value-type="float" office:value="2.8689">
                <text:p>2.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116001">
                <text:p>40.116001</text:p>
              </table:table-cell>
              <table:table-cell office:value-type="float" office:value="2.8689">
                <text:p>2.8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216999">
                <text:p>40.216999</text:p>
              </table:table-cell>
              <table:table-cell office:value-type="float" office:value="2.8664">
                <text:p>2.8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317001">
                <text:p>40.317001</text:p>
              </table:table-cell>
              <table:table-cell office:value-type="float" office:value="2.9519">
                <text:p>2.9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417999">
                <text:p>40.417999</text:p>
              </table:table-cell>
              <table:table-cell office:value-type="float" office:value="2.8745">
                <text:p>2.87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.518002">
                <text:p>40.518002</text:p>
              </table:table-cell>
              <table:table-cell office:value-type="float" office:value="2.9245">
                <text:p>2.9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618">
                <text:p>40.618</text:p>
              </table:table-cell>
              <table:table-cell office:value-type="float" office:value="2.8656">
                <text:p>2.8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719002">
                <text:p>40.719002</text:p>
              </table:table-cell>
              <table:table-cell office:value-type="float" office:value="2.856">
                <text:p>2.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.819">
                <text:p>40.819</text:p>
              </table:table-cell>
              <table:table-cell office:value-type="float" office:value="2.8318">
                <text:p>2.83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.918999">
                <text:p>40.918999</text:p>
              </table:table-cell>
              <table:table-cell office:value-type="float" office:value="2.8342">
                <text:p>2.83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.019001">
                <text:p>41.019001</text:p>
              </table:table-cell>
              <table:table-cell office:value-type="float" office:value="2.7649">
                <text:p>2.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.118999">
                <text:p>41.118999</text:p>
              </table:table-cell>
              <table:table-cell office:value-type="float" office:value="2.7496">
                <text:p>2.7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.219002">
                <text:p>41.219002</text:p>
              </table:table-cell>
              <table:table-cell office:value-type="float" office:value="2.7641">
                <text:p>2.7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.319">
                <text:p>41.319</text:p>
              </table:table-cell>
              <table:table-cell office:value-type="float" office:value="2.773">
                <text:p>2.7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419998">
                <text:p>41.419998</text:p>
              </table:table-cell>
              <table:table-cell office:value-type="float" office:value="2.7697">
                <text:p>2.7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52">
                <text:p>41.52</text:p>
              </table:table-cell>
              <table:table-cell office:value-type="float" office:value="2.6867">
                <text:p>2.68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619999">
                <text:p>41.619999</text:p>
              </table:table-cell>
              <table:table-cell office:value-type="float" office:value="2.6634">
                <text:p>2.6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720001">
                <text:p>41.720001</text:p>
              </table:table-cell>
              <table:table-cell office:value-type="float" office:value="2.5562">
                <text:p>2.55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.82">
                <text:p>41.82</text:p>
              </table:table-cell>
              <table:table-cell office:value-type="float" office:value="2.4998">
                <text:p>2.4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919998">
                <text:p>41.919998</text:p>
              </table:table-cell>
              <table:table-cell office:value-type="float" office:value="2.4023">
                <text:p>2.4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.021">
                <text:p>42.021</text:p>
              </table:table-cell>
              <table:table-cell office:value-type="float" office:value="2.2749">
                <text:p>2.27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.122002">
                <text:p>42.122002</text:p>
              </table:table-cell>
              <table:table-cell office:value-type="float" office:value="2.1815">
                <text:p>2.1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.222">
                <text:p>42.222</text:p>
              </table:table-cell>
              <table:table-cell office:value-type="float" office:value="2.1315">
                <text:p>2.13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.321999">
                <text:p>42.321999</text:p>
              </table:table-cell>
              <table:table-cell office:value-type="float" office:value="2.0872">
                <text:p>2.0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423">
                <text:p>42.423</text:p>
              </table:table-cell>
              <table:table-cell office:value-type="float" office:value="2.0122">
                <text:p>2.0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522999">
                <text:p>42.522999</text:p>
              </table:table-cell>
              <table:table-cell office:value-type="float" office:value="1.8938">
                <text:p>1.89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624001">
                <text:p>42.624001</text:p>
              </table:table-cell>
              <table:table-cell office:value-type="float" office:value="1.8269">
                <text:p>1.82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.723999">
                <text:p>42.723999</text:p>
              </table:table-cell>
              <table:table-cell office:value-type="float" office:value="1.7237">
                <text:p>1.7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824001">
                <text:p>42.824001</text:p>
              </table:table-cell>
              <table:table-cell office:value-type="float" office:value="1.6319">
                <text:p>1.6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.924">
                <text:p>42.924</text:p>
              </table:table-cell>
              <table:table-cell office:value-type="float" office:value="1.6093">
                <text:p>1.60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023998">
                <text:p>43.023998</text:p>
              </table:table-cell>
              <table:table-cell office:value-type="float" office:value="1.6021">
                <text:p>1.6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.125">
                <text:p>43.125</text:p>
              </table:table-cell>
              <table:table-cell office:value-type="float" office:value="1.6061">
                <text:p>1.6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.226002">
                <text:p>43.226002</text:p>
              </table:table-cell>
              <table:table-cell office:value-type="float" office:value="1.5545">
                <text:p>1.55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.326">
                <text:p>43.326</text:p>
              </table:table-cell>
              <table:table-cell office:value-type="float" office:value="1.5005">
                <text:p>1.5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.425999">
                <text:p>43.425999</text:p>
              </table:table-cell>
              <table:table-cell office:value-type="float" office:value="1.4908">
                <text:p>1.49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.526001">
                <text:p>43.526001</text:p>
              </table:table-cell>
              <table:table-cell office:value-type="float" office:value="1.4957">
                <text:p>1.49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625999">
                <text:p>43.625999</text:p>
              </table:table-cell>
              <table:table-cell office:value-type="float" office:value="1.5142">
                <text:p>1.51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.726002">
                <text:p>43.726002</text:p>
              </table:table-cell>
              <table:table-cell office:value-type="float" office:value="1.4892">
                <text:p>1.4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826">
                <text:p>43.826</text:p>
              </table:table-cell>
              <table:table-cell office:value-type="float" office:value="1.4626">
                <text:p>1.4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925999">
                <text:p>43.925999</text:p>
              </table:table-cell>
              <table:table-cell office:value-type="float" office:value="1.4683">
                <text:p>1.4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026001">
                <text:p>44.026001</text:p>
              </table:table-cell>
              <table:table-cell office:value-type="float" office:value="1.4062">
                <text:p>1.4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126999">
                <text:p>44.126999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.228001">
                <text:p>44.228001</text:p>
              </table:table-cell>
              <table:table-cell office:value-type="float" office:value="1.2241">
                <text:p>1.2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327999">
                <text:p>44.327999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428001">
                <text:p>44.428001</text:p>
              </table:table-cell>
              <table:table-cell office:value-type="float" office:value="1.1814">
                <text:p>1.18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528999">
                <text:p>44.528999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629002">
                <text:p>44.629002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729">
                <text:p>44.729</text:p>
              </table:table-cell>
              <table:table-cell office:value-type="float" office:value="1.1371">
                <text:p>1.13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.828999">
                <text:p>44.828999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.929001">
                <text:p>44.929001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.029999">
                <text:p>45.029999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.131001">
                <text:p>45.131001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.231998">
                <text:p>45.231998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.333">
                <text:p>45.333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.433998">
                <text:p>45.433998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.535">
                <text:p>45.535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.634998">
                <text:p>45.634998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.735001">
                <text:p>45.735001</text:p>
              </table:table-cell>
              <table:table-cell office:value-type="float" office:value="1.2805">
                <text:p>1.2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.834999">
                <text:p>45.83499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.935001">
                <text:p>45.935001</text:p>
              </table:table-cell>
              <table:table-cell office:value-type="float" office:value="1.3039">
                <text:p>1.3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.035">
                <text:p>46.035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.134998">
                <text:p>46.134998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.236">
                <text:p>46.236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.335999">
                <text:p>46.335999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.436001">
                <text:p>46.436001</text:p>
              </table:table-cell>
              <table:table-cell office:value-type="float" office:value="1.1089">
                <text:p>1.10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.535999">
                <text:p>46.53599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.636002">
                <text:p>46.636002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.736">
                <text:p>46.736</text:p>
              </table:table-cell>
              <table:table-cell office:value-type="float" office:value="1.1185">
                <text:p>1.11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.835999">
                <text:p>46.835999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.937">
                <text:p>46.937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.036999">
                <text:p>47.036999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.138">
                <text:p>47.138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.237999">
                <text:p>47.237999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.338001">
                <text:p>47.338001</text:p>
              </table:table-cell>
              <table:table-cell office:value-type="float" office:value="1.2273">
                <text:p>1.2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.438">
                <text:p>47.438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.537998">
                <text:p>47.537998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.639">
                <text:p>47.639</text:p>
              </table:table-cell>
              <table:table-cell office:value-type="float" office:value="1.2225">
                <text:p>1.2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.740002">
                <text:p>47.74000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.84">
                <text:p>47.84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.941002">
                <text:p>47.941002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.041">
                <text:p>48.041</text:p>
              </table:table-cell>
              <table:table-cell office:value-type="float" office:value="1.1306">
                <text:p>1.13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.140999">
                <text:p>48.140999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.241001">
                <text:p>48.241001</text:p>
              </table:table-cell>
              <table:table-cell office:value-type="float" office:value="1.0702">
                <text:p>1.07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341">
                <text:p>48.341</text:p>
              </table:table-cell>
              <table:table-cell office:value-type="float" office:value="1.0581">
                <text:p>1.05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.442001">
                <text:p>48.442001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.542999">
                <text:p>48.542999</text:p>
              </table:table-cell>
              <table:table-cell office:value-type="float" office:value="1.0565">
                <text:p>1.05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.643002">
                <text:p>48.643002</text:p>
              </table:table-cell>
              <table:table-cell office:value-type="float" office:value="1.0629">
                <text:p>1.06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.743">
                <text:p>48.743</text:p>
              </table:table-cell>
              <table:table-cell office:value-type="float" office:value="1.0146">
                <text:p>1.01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.842999">
                <text:p>48.842999</text:p>
              </table:table-cell>
              <table:table-cell office:value-type="float" office:value="1.0291">
                <text:p>1.0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944">
                <text:p>48.944</text:p>
              </table:table-cell>
              <table:table-cell office:value-type="float" office:value="1.0476">
                <text:p>1.04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.043999">
                <text:p>49.043999</text:p>
              </table:table-cell>
              <table:table-cell office:value-type="float" office:value="1.0468">
                <text:p>1.04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145">
                <text:p>49.145</text:p>
              </table:table-cell>
              <table:table-cell office:value-type="float" office:value="1.2241">
                <text:p>1.2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245998">
                <text:p>49.245998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346001">
                <text:p>49.346001</text:p>
              </table:table-cell>
              <table:table-cell office:value-type="float" office:value="1.3547">
                <text:p>1.3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445999">
                <text:p>49.445999</text:p>
              </table:table-cell>
              <table:table-cell office:value-type="float" office:value="1.3667">
                <text:p>1.3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.546001">
                <text:p>49.546001</text:p>
              </table:table-cell>
              <table:table-cell office:value-type="float" office:value="1.3603">
                <text:p>1.3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.646">
                <text:p>49.646</text:p>
              </table:table-cell>
              <table:table-cell office:value-type="float" office:value="1.3603">
                <text:p>1.36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.745998">
                <text:p>49.745998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.846001">
                <text:p>49.846001</text:p>
              </table:table-cell>
              <table:table-cell office:value-type="float" office:value="1.3248">
                <text:p>1.3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.945999">
                <text:p>49.945999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.046001">
                <text:p>50.046001</text:p>
              </table:table-cell>
              <table:table-cell office:value-type="float" office:value="1.0686">
                <text:p>1.0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.146">
                <text:p>50.146</text:p>
              </table:table-cell>
              <table:table-cell office:value-type="float" office:value="1.3176">
                <text:p>1.31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247002">
                <text:p>50.247002</text:p>
              </table:table-cell>
              <table:table-cell office:value-type="float" office:value="1.3119">
                <text:p>1.31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.347">
                <text:p>50.347</text:p>
              </table:table-cell>
              <table:table-cell office:value-type="float" office:value="1.3329">
                <text:p>1.3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.448002">
                <text:p>50.448002</text:p>
              </table:table-cell>
              <table:table-cell office:value-type="float" office:value="1.3007">
                <text:p>1.3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549">
                <text:p>50.549</text:p>
              </table:table-cell>
              <table:table-cell office:value-type="float" office:value="1.2579">
                <text:p>1.25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.650002">
                <text:p>50.650002</text:p>
              </table:table-cell>
              <table:table-cell office:value-type="float" office:value="1.2515">
                <text:p>1.25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75">
                <text:p>50.75</text:p>
              </table:table-cell>
              <table:table-cell office:value-type="float" office:value="1.3208">
                <text:p>1.32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849998">
                <text:p>50.849998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950001">
                <text:p>50.950001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050999">
                <text:p>51.050999</text:p>
              </table:table-cell>
              <table:table-cell office:value-type="float" office:value="1.3176">
                <text:p>1.3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151001">
                <text:p>51.151001</text:p>
              </table:table-cell>
              <table:table-cell office:value-type="float" office:value="1.3192">
                <text:p>1.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250999">
                <text:p>51.250999</text:p>
              </table:table-cell>
              <table:table-cell office:value-type="float" office:value="1.3345">
                <text:p>1.33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.352001">
                <text:p>51.352001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452999">
                <text:p>51.452999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554001">
                <text:p>51.554001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654999">
                <text:p>51.654999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.755001">
                <text:p>51.755001</text:p>
              </table:table-cell>
              <table:table-cell office:value-type="float" office:value="1.1193">
                <text:p>1.11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.855999">
                <text:p>51.85599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.956001">
                <text:p>51.956001</text:p>
              </table:table-cell>
              <table:table-cell office:value-type="float" office:value="1.0919">
                <text:p>1.09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056999">
                <text:p>52.056999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157001">
                <text:p>52.157001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257">
                <text:p>52.257</text:p>
              </table:table-cell>
              <table:table-cell office:value-type="float" office:value="1.3248">
                <text:p>1.3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358002">
                <text:p>52.358002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458">
                <text:p>52.458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557999">
                <text:p>52.557999</text:p>
              </table:table-cell>
              <table:table-cell office:value-type="float" office:value="1.3184">
                <text:p>1.31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658001">
                <text:p>52.658001</text:p>
              </table:table-cell>
              <table:table-cell office:value-type="float" office:value="1.3571">
                <text:p>1.35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758999">
                <text:p>52.758999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.859001">
                <text:p>52.859001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.959999">
                <text:p>52.959999</text:p>
              </table:table-cell>
              <table:table-cell office:value-type="float" office:value="1.3555">
                <text:p>1.35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060001">
                <text:p>53.060001</text:p>
              </table:table-cell>
              <table:table-cell office:value-type="float" office:value="1.3756">
                <text:p>1.3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16">
                <text:p>53.16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.259998">
                <text:p>53.259998</text:p>
              </table:table-cell>
              <table:table-cell office:value-type="float" office:value="1.3514">
                <text:p>1.35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.360001">
                <text:p>53.360001</text:p>
              </table:table-cell>
              <table:table-cell office:value-type="float" office:value="1.3684">
                <text:p>1.36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.459999">
                <text:p>53.459999</text:p>
              </table:table-cell>
              <table:table-cell office:value-type="float" office:value="1.3466">
                <text:p>1.34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.560001">
                <text:p>53.560001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.66">
                <text:p>53.66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759998">
                <text:p>53.75999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.860001">
                <text:p>53.860001</text:p>
              </table:table-cell>
              <table:table-cell office:value-type="float" office:value="1.1073">
                <text:p>1.10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.959999">
                <text:p>53.959999</text:p>
              </table:table-cell>
              <table:table-cell office:value-type="float" office:value="1.1064">
                <text:p>1.10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.060001">
                <text:p>54.060001</text:p>
              </table:table-cell>
              <table:table-cell office:value-type="float" office:value="1.1218">
                <text:p>1.1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.16">
                <text:p>54.16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.259998">
                <text:p>54.259998</text:p>
              </table:table-cell>
              <table:table-cell office:value-type="float" office:value="1.2588">
                <text:p>1.25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.361">
                <text:p>54.361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460999">
                <text:p>54.460999</text:p>
              </table:table-cell>
              <table:table-cell office:value-type="float" office:value="1.1782">
                <text:p>1.17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.561001">
                <text:p>54.561001</text:p>
              </table:table-cell>
              <table:table-cell office:value-type="float" office:value="1.1137">
                <text:p>1.11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.660999">
                <text:p>54.660999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761002">
                <text:p>54.761002</text:p>
              </table:table-cell>
              <table:table-cell office:value-type="float" office:value="1.1129">
                <text:p>1.1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861">
                <text:p>54.861</text:p>
              </table:table-cell>
              <table:table-cell office:value-type="float" office:value="1.0952">
                <text:p>1.0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960999">
                <text:p>54.960999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.062">
                <text:p>55.062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161999">
                <text:p>55.161999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263">
                <text:p>55.263</text:p>
              </table:table-cell>
              <table:table-cell office:value-type="float" office:value="1.2459">
                <text:p>1.2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362999">
                <text:p>55.362999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463001">
                <text:p>55.463001</text:p>
              </table:table-cell>
              <table:table-cell office:value-type="float" office:value="1.2604">
                <text:p>1.26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563999">
                <text:p>55.563999</text:p>
              </table:table-cell>
              <table:table-cell office:value-type="float" office:value="1.3289">
                <text:p>1.32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.664001">
                <text:p>55.664001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.764">
                <text:p>55.764</text:p>
              </table:table-cell>
              <table:table-cell office:value-type="float" office:value="1.3603">
                <text:p>1.36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.865002">
                <text:p>55.865002</text:p>
              </table:table-cell>
              <table:table-cell office:value-type="float" office:value="1.3611">
                <text:p>1.36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.965">
                <text:p>55.965</text:p>
              </table:table-cell>
              <table:table-cell office:value-type="float" office:value="1.3152">
                <text:p>1.31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.064999">
                <text:p>56.064999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6.166">
                <text:p>56.166</text:p>
              </table:table-cell>
              <table:table-cell office:value-type="float" office:value="1.1193">
                <text:p>1.11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6.265999">
                <text:p>56.265999</text:p>
              </table:table-cell>
              <table:table-cell office:value-type="float" office:value="1.1024">
                <text:p>1.10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6.366001">
                <text:p>56.366001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.466">
                <text:p>56.46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.566002">
                <text:p>56.566002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666">
                <text:p>56.666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.765999">
                <text:p>56.765999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.866001">
                <text:p>56.866001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.966999">
                <text:p>56.96699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7.067001">
                <text:p>57.067001</text:p>
              </table:table-cell>
              <table:table-cell office:value-type="float" office:value="1.1056">
                <text:p>1.10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.167999">
                <text:p>57.16799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.269001">
                <text:p>57.26900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.369999">
                <text:p>57.369999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.470001">
                <text:p>57.470001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.570999">
                <text:p>57.570999</text:p>
              </table:table-cell>
              <table:table-cell office:value-type="float" office:value="1.1064">
                <text:p>1.10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.671001">
                <text:p>57.671001</text:p>
              </table:table-cell>
              <table:table-cell office:value-type="float" office:value="1.0944">
                <text:p>1.09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7.771999">
                <text:p>57.771999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.872002">
                <text:p>57.872002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7.972">
                <text:p>57.972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8.073002">
                <text:p>58.073002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8.173">
                <text:p>58.173</text:p>
              </table:table-cell>
              <table:table-cell office:value-type="float" office:value="1.3724">
                <text:p>1.37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8.272999">
                <text:p>58.272999</text:p>
              </table:table-cell>
              <table:table-cell office:value-type="float" office:value="1.3853">
                <text:p>1.38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8.373001">
                <text:p>58.373001</text:p>
              </table:table-cell>
              <table:table-cell office:value-type="float" office:value="1.3482">
                <text:p>1.34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8.473">
                <text:p>58.473</text:p>
              </table:table-cell>
              <table:table-cell office:value-type="float" office:value="1.3651">
                <text:p>1.36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.573002">
                <text:p>58.573002</text:p>
              </table:table-cell>
              <table:table-cell office:value-type="float" office:value="1.3692">
                <text:p>1.36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8.673">
                <text:p>58.673</text:p>
              </table:table-cell>
              <table:table-cell office:value-type="float" office:value="1.3538">
                <text:p>1.35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8.773998">
                <text:p>58.773998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8.875999">
                <text:p>58.875999</text:p>
              </table:table-cell>
              <table:table-cell office:value-type="float" office:value="1.3659">
                <text:p>1.36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.976002">
                <text:p>58.976002</text:p>
              </table:table-cell>
              <table:table-cell office:value-type="float" office:value="1.3667">
                <text:p>1.3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9.077">
                <text:p>59.077</text:p>
              </table:table-cell>
              <table:table-cell office:value-type="float" office:value="1.3442">
                <text:p>1.34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.176998">
                <text:p>59.176998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.277">
                <text:p>59.277</text:p>
              </table:table-cell>
              <table:table-cell office:value-type="float" office:value="1.3095">
                <text:p>1.30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9.376999">
                <text:p>59.376999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.477001">
                <text:p>59.477001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.577">
                <text:p>59.577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.676998">
                <text:p>59.676998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.777">
                <text:p>59.777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9.876999">
                <text:p>59.876999</text:p>
              </table:table-cell>
              <table:table-cell office:value-type="float" office:value="1.2015">
                <text:p>1.20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9.977001">
                <text:p>59.977001</text:p>
              </table:table-cell>
              <table:table-cell office:value-type="float" office:value="1.2765">
                <text:p>1.27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.077">
                <text:p>60.077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.176998">
                <text:p>60.176998</text:p>
              </table:table-cell>
              <table:table-cell office:value-type="float" office:value="1.2741">
                <text:p>1.27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.277">
                <text:p>60.277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.376999">
                <text:p>60.376999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.478001">
                <text:p>60.478001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.577999">
                <text:p>60.577999</text:p>
              </table:table-cell>
              <table:table-cell office:value-type="float" office:value="1.3611">
                <text:p>1.36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.678001">
                <text:p>60.678001</text:p>
              </table:table-cell>
              <table:table-cell office:value-type="float" office:value="1.3821">
                <text:p>1.38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.778999">
                <text:p>60.778999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.879002">
                <text:p>60.879002</text:p>
              </table:table-cell>
              <table:table-cell office:value-type="float" office:value="1.3708">
                <text:p>1.37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979">
                <text:p>60.979</text:p>
              </table:table-cell>
              <table:table-cell office:value-type="float" office:value="1.3466">
                <text:p>1.34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.078999">
                <text:p>61.078999</text:p>
              </table:table-cell>
              <table:table-cell office:value-type="float" office:value="1.3514">
                <text:p>1.3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.18">
                <text:p>61.18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1.280998">
                <text:p>61.28099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381001">
                <text:p>61.381001</text:p>
              </table:table-cell>
              <table:table-cell office:value-type="float" office:value="1.1016">
                <text:p>1.10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481998">
                <text:p>61.481998</text:p>
              </table:table-cell>
              <table:table-cell office:value-type="float" office:value="1.1032">
                <text:p>1.10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582001">
                <text:p>61.5820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681999">
                <text:p>61.681999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782001">
                <text:p>61.782001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.882">
                <text:p>61.882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.981998">
                <text:p>61.981998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082001">
                <text:p>62.082001</text:p>
              </table:table-cell>
              <table:table-cell office:value-type="float" office:value="1.1185">
                <text:p>1.11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182999">
                <text:p>62.18299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2.284">
                <text:p>62.284</text:p>
              </table:table-cell>
              <table:table-cell office:value-type="float" office:value="1.1717">
                <text:p>1.17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383999">
                <text:p>62.383999</text:p>
              </table:table-cell>
              <table:table-cell office:value-type="float" office:value="1.1379">
                <text:p>1.13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.485001">
                <text:p>62.485001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.585999">
                <text:p>62.585999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.687">
                <text:p>62.687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.786999">
                <text:p>62.786999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.887001">
                <text:p>62.887001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.987">
                <text:p>62.98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3.087002">
                <text:p>63.087002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.188">
                <text:p>63.188</text:p>
              </table:table-cell>
              <table:table-cell office:value-type="float" office:value="1.1629">
                <text:p>1.16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.287998">
                <text:p>63.287998</text:p>
              </table:table-cell>
              <table:table-cell office:value-type="float" office:value="1.1516">
                <text:p>1.15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389">
                <text:p>63.389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.488998">
                <text:p>63.488998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.589001">
                <text:p>63.589001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.688999">
                <text:p>63.688999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3.790001">
                <text:p>63.790001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.890999">
                <text:p>63.890999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.991001">
                <text:p>63.991001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4.091003">
                <text:p>64.091003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.192001">
                <text:p>64.192001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4.292999">
                <text:p>64.292999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4.392998">
                <text:p>64.392998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4.492996">
                <text:p>64.492996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.593002">
                <text:p>64.593002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4.693001">
                <text:p>64.693001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4.792999">
                <text:p>64.792999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4.892998">
                <text:p>64.892998</text:p>
              </table:table-cell>
              <table:table-cell office:value-type="float" office:value="1.3289">
                <text:p>1.32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.992996">
                <text:p>64.992996</text:p>
              </table:table-cell>
              <table:table-cell office:value-type="float" office:value="1.3579">
                <text:p>1.35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093002">
                <text:p>65.093002</text:p>
              </table:table-cell>
              <table:table-cell office:value-type="float" office:value="1.3401">
                <text:p>1.34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.193001">
                <text:p>65.193001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.292999">
                <text:p>65.292999</text:p>
              </table:table-cell>
              <table:table-cell office:value-type="float" office:value="1.1508">
                <text:p>1.15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.393997">
                <text:p>65.393997</text:p>
              </table:table-cell>
              <table:table-cell office:value-type="float" office:value="1.1467">
                <text:p>1.14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5.495003">
                <text:p>65.495003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5.596001">
                <text:p>65.596001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.695999">
                <text:p>65.695999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795998">
                <text:p>65.795998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896004">
                <text:p>65.896004</text:p>
              </table:table-cell>
              <table:table-cell office:value-type="float" office:value="1.1612">
                <text:p>1.16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996002">
                <text:p>65.996002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096001">
                <text:p>66.096001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196999">
                <text:p>66.19699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97997">
                <text:p>66.297997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398003">
                <text:p>66.398003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99001">
                <text:p>66.499001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598999">
                <text:p>66.598999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698997">
                <text:p>66.698997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6.799004">
                <text:p>66.799004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.899002">
                <text:p>66.899002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6.999001">
                <text:p>66.999001</text:p>
              </table:table-cell>
              <table:table-cell office:value-type="float" office:value="1.1669">
                <text:p>1.16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098999">
                <text:p>67.098999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199997">
                <text:p>67.199997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7.300003">
                <text:p>67.300003</text:p>
              </table:table-cell>
              <table:table-cell office:value-type="float" office:value="1.3023">
                <text:p>1.30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7.400002">
                <text:p>67.400002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7.5">
                <text:p>67.5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7.599998">
                <text:p>67.599998</text:p>
              </table:table-cell>
              <table:table-cell office:value-type="float" office:value="1.3708">
                <text:p>1.37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7.700996">
                <text:p>67.700996</text:p>
              </table:table-cell>
              <table:table-cell office:value-type="float" office:value="1.3264">
                <text:p>1.3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7.802002">
                <text:p>67.802002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7.903">
                <text:p>67.903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8.002998">
                <text:p>68.002998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8.103996">
                <text:p>68.103996</text:p>
              </table:table-cell>
              <table:table-cell office:value-type="float" office:value="1.2217">
                <text:p>1.22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8.204002">
                <text:p>68.204002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8.305">
                <text:p>68.305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8.404999">
                <text:p>68.404999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8.504997">
                <text:p>68.504997</text:p>
              </table:table-cell>
              <table:table-cell office:value-type="float" office:value="1.1475">
                <text:p>1.14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8.606003">
                <text:p>68.606003</text:p>
              </table:table-cell>
              <table:table-cell office:value-type="float" office:value="1.1443">
                <text:p>1.14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8.707001">
                <text:p>68.707001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8.806999">
                <text:p>68.806999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8.907997">
                <text:p>68.907997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.008003">
                <text:p>69.008003</text:p>
              </table:table-cell>
              <table:table-cell office:value-type="float" office:value="1.3659">
                <text:p>1.36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9.108002">
                <text:p>69.108002</text:p>
              </table:table-cell>
              <table:table-cell office:value-type="float" office:value="1.3675">
                <text:p>1.36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.208">
                <text:p>69.208</text:p>
              </table:table-cell>
              <table:table-cell office:value-type="float" office:value="1.3708">
                <text:p>1.37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.307999">
                <text:p>69.307999</text:p>
              </table:table-cell>
              <table:table-cell office:value-type="float" office:value="1.3692">
                <text:p>1.36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.407997">
                <text:p>69.407997</text:p>
              </table:table-cell>
              <table:table-cell office:value-type="float" office:value="1.3603">
                <text:p>1.36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9.508003">
                <text:p>69.508003</text:p>
              </table:table-cell>
              <table:table-cell office:value-type="float" office:value="1.3732">
                <text:p>1.37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.608002">
                <text:p>69.608002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.709">
                <text:p>69.709</text:p>
              </table:table-cell>
              <table:table-cell office:value-type="float" office:value="1.2853">
                <text:p>1.28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.808998">
                <text:p>69.808998</text:p>
              </table:table-cell>
              <table:table-cell office:value-type="float" office:value="1.2773">
                <text:p>1.27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.908997">
                <text:p>69.908997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.010002">
                <text:p>70.010002</text:p>
              </table:table-cell>
              <table:table-cell office:value-type="float" office:value="1.3119">
                <text:p>1.31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.110001">
                <text:p>70.110001</text:p>
              </table:table-cell>
              <table:table-cell office:value-type="float" office:value="1.2902">
                <text:p>1.29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.209999">
                <text:p>70.209999</text:p>
              </table:table-cell>
              <table:table-cell office:value-type="float" office:value="1.2725">
                <text:p>1.27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.309998">
                <text:p>70.309998</text:p>
              </table:table-cell>
              <table:table-cell office:value-type="float" office:value="1.3015">
                <text:p>1.30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.410004">
                <text:p>70.410004</text:p>
              </table:table-cell>
              <table:table-cell office:value-type="float" office:value="1.3055">
                <text:p>1.30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.510002">
                <text:p>70.510002</text:p>
              </table:table-cell>
              <table:table-cell office:value-type="float" office:value="1.2862">
                <text:p>1.28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.610001">
                <text:p>70.610001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710999">
                <text:p>70.710999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.810997">
                <text:p>70.810997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0.912003">
                <text:p>70.912003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.012001">
                <text:p>71.012001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.112">
                <text:p>71.112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.212997">
                <text:p>71.212997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.313004">
                <text:p>71.313004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.413002">
                <text:p>71.413002</text:p>
              </table:table-cell>
              <table:table-cell office:value-type="float" office:value="1.3627">
                <text:p>1.36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1.513">
                <text:p>71.513</text:p>
              </table:table-cell>
              <table:table-cell office:value-type="float" office:value="1.3305">
                <text:p>1.33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.612999">
                <text:p>71.612999</text:p>
              </table:table-cell>
              <table:table-cell office:value-type="float" office:value="1.3547">
                <text:p>1.35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.713997">
                <text:p>71.713997</text:p>
              </table:table-cell>
              <table:table-cell office:value-type="float" office:value="1.3611">
                <text:p>1.36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1.814003">
                <text:p>71.814003</text:p>
              </table:table-cell>
              <table:table-cell office:value-type="float" office:value="1.3369">
                <text:p>1.33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.915001">
                <text:p>71.915001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2.014999">
                <text:p>72.014999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.115997">
                <text:p>72.115997</text:p>
              </table:table-cell>
              <table:table-cell office:value-type="float" office:value="1.2926">
                <text:p>1.29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2.216003">
                <text:p>72.216003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2.316002">
                <text:p>72.316002</text:p>
              </table:table-cell>
              <table:table-cell office:value-type="float" office:value="1.2338">
                <text:p>1.23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.416">
                <text:p>72.416</text:p>
              </table:table-cell>
              <table:table-cell office:value-type="float" office:value="1.2555">
                <text:p>1.25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2.515999">
                <text:p>72.515999</text:p>
              </table:table-cell>
              <table:table-cell office:value-type="float" office:value="1.2418">
                <text:p>1.24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.615997">
                <text:p>72.615997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2.717003">
                <text:p>72.717003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2.817001">
                <text:p>72.817001</text:p>
              </table:table-cell>
              <table:table-cell office:value-type="float" office:value="1.2289">
                <text:p>1.22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2.917">
                <text:p>72.917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3.016998">
                <text:p>73.016998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3.116997">
                <text:p>73.116997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3.218002">
                <text:p>73.218002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3.319">
                <text:p>73.319</text:p>
              </table:table-cell>
              <table:table-cell office:value-type="float" office:value="1.2402">
                <text:p>1.24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3.418999">
                <text:p>73.418999</text:p>
              </table:table-cell>
              <table:table-cell office:value-type="float" office:value="1.2128">
                <text:p>1.21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3.518997">
                <text:p>73.518997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3.619003">
                <text:p>73.619003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3.719002">
                <text:p>73.719002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3.819">
                <text:p>73.819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.918999">
                <text:p>73.918999</text:p>
              </table:table-cell>
              <table:table-cell office:value-type="float" office:value="1.2233">
                <text:p>1.22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4.018997">
                <text:p>74.018997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4.119003">
                <text:p>74.119003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4.220001">
                <text:p>74.220001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.32">
                <text:p>74.32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4.420998">
                <text:p>74.420998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.522003">
                <text:p>74.522003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4.623001">
                <text:p>74.623001</text:p>
              </table:table-cell>
              <table:table-cell office:value-type="float" office:value="1.2741">
                <text:p>1.27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4.723">
                <text:p>74.723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4.822998">
                <text:p>74.822998</text:p>
              </table:table-cell>
              <table:table-cell office:value-type="float" office:value="1.2168">
                <text:p>1.21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4.922997">
                <text:p>74.922997</text:p>
              </table:table-cell>
              <table:table-cell office:value-type="float" office:value="1.2555">
                <text:p>1.25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5.023003">
                <text:p>75.023003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5.123001">
                <text:p>75.123001</text:p>
              </table:table-cell>
              <table:table-cell office:value-type="float" office:value="1.2152">
                <text:p>1.21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5.223">
                <text:p>75.223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.323997">
                <text:p>75.323997</text:p>
              </table:table-cell>
              <table:table-cell office:value-type="float" office:value="1.2152">
                <text:p>1.21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5.424004">
                <text:p>75.424004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525002">
                <text:p>75.525002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5.625999">
                <text:p>75.625999</text:p>
              </table:table-cell>
              <table:table-cell office:value-type="float" office:value="1.2249">
                <text:p>1.22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5.725998">
                <text:p>75.725998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5.825996">
                <text:p>75.825996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5.927002">
                <text:p>75.927002</text:p>
              </table:table-cell>
              <table:table-cell office:value-type="float" office:value="1.1629">
                <text:p>1.16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.028">
                <text:p>76.028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.127998">
                <text:p>76.127998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6.227997">
                <text:p>76.227997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.329002">
                <text:p>76.32900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6.429001">
                <text:p>76.429001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.528999">
                <text:p>76.528999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.629997">
                <text:p>76.629997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.730003">
                <text:p>76.730003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6.830002">
                <text:p>76.830002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.931">
                <text:p>76.931</text:p>
              </table:table-cell>
              <table:table-cell office:value-type="float" office:value="1.2112">
                <text:p>1.2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7.031998">
                <text:p>77.031998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.132004">
                <text:p>77.132004</text:p>
              </table:table-cell>
              <table:table-cell office:value-type="float" office:value="1.2249">
                <text:p>1.22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.232002">
                <text:p>77.232002</text:p>
              </table:table-cell>
              <table:table-cell office:value-type="float" office:value="1.2112">
                <text:p>1.2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.332001">
                <text:p>77.332001</text:p>
              </table:table-cell>
              <table:table-cell office:value-type="float" office:value="1.2152">
                <text:p>1.21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.431999">
                <text:p>77.431999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.531998">
                <text:p>77.531998</text:p>
              </table:table-cell>
              <table:table-cell office:value-type="float" office:value="1.2233">
                <text:p>1.22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7.633003">
                <text:p>77.633003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7.733002">
                <text:p>77.733002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7.834">
                <text:p>77.834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7.934998">
                <text:p>77.934998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8.036003">
                <text:p>78.036003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8.137001">
                <text:p>78.137001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8.237">
                <text:p>78.237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8.336998">
                <text:p>78.336998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8.436996">
                <text:p>78.436996</text:p>
              </table:table-cell>
              <table:table-cell office:value-type="float" office:value="1.2032">
                <text:p>1.2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8.537003">
                <text:p>78.537003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.637001">
                <text:p>78.637001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.737999">
                <text:p>78.737999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.837997">
                <text:p>78.837997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8.939003">
                <text:p>78.93900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.039001">
                <text:p>79.039001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9.139999">
                <text:p>79.13999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9.240997">
                <text:p>79.240997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.342003">
                <text:p>79.342003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9.442001">
                <text:p>79.442001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9.542">
                <text:p>79.542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.642998">
                <text:p>79.642998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9.742996">
                <text:p>79.742996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.843002">
                <text:p>79.843002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9.943001">
                <text:p>79.943001</text:p>
              </table:table-cell>
              <table:table-cell office:value-type="float" office:value="1.3337">
                <text:p>1.33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0.043999">
                <text:p>80.043999</text:p>
              </table:table-cell>
              <table:table-cell office:value-type="float" office:value="1.3418">
                <text:p>1.34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0.143997">
                <text:p>80.143997</text:p>
              </table:table-cell>
              <table:table-cell office:value-type="float" office:value="1.3385">
                <text:p>1.33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.245003">
                <text:p>80.245003</text:p>
              </table:table-cell>
              <table:table-cell office:value-type="float" office:value="1.3361">
                <text:p>1.33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0.345001">
                <text:p>80.345001</text:p>
              </table:table-cell>
              <table:table-cell office:value-type="float" office:value="1.3063">
                <text:p>1.30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0.445">
                <text:p>80.445</text:p>
              </table:table-cell>
              <table:table-cell office:value-type="float" office:value="1.3418">
                <text:p>1.34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0.545998">
                <text:p>80.545998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0.646004">
                <text:p>80.646004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0.746002">
                <text:p>80.746002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0.846001">
                <text:p>80.846001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0.946999">
                <text:p>80.946999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1.046997">
                <text:p>81.046997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1.147003">
                <text:p>81.147003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1.247002">
                <text:p>81.247002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1.347">
                <text:p>81.347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1.446999">
                <text:p>81.446999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1.546997">
                <text:p>81.546997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1.647003">
                <text:p>81.647003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.748001">
                <text:p>81.748001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848">
                <text:p>81.8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948997">
                <text:p>81.94899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2.049004">
                <text:p>82.049004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2.149002">
                <text:p>82.149002</text:p>
              </table:table-cell>
              <table:table-cell office:value-type="float" office:value="1.1073">
                <text:p>1.10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.249001">
                <text:p>82.249001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2.348999">
                <text:p>82.348999</text:p>
              </table:table-cell>
              <table:table-cell office:value-type="float" office:value="1.1355">
                <text:p>1.13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2.449997">
                <text:p>82.449997</text:p>
              </table:table-cell>
              <table:table-cell office:value-type="float" office:value="1.1105">
                <text:p>1.11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2.551003">
                <text:p>82.551003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2.651001">
                <text:p>82.651001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2.751999">
                <text:p>82.751999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2.851997">
                <text:p>82.851997</text:p>
              </table:table-cell>
              <table:table-cell office:value-type="float" office:value="1.1564">
                <text:p>1.15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2.953003">
                <text:p>82.953003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3.053001">
                <text:p>83.053001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3.153">
                <text:p>83.153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.253998">
                <text:p>83.253998</text:p>
              </table:table-cell>
              <table:table-cell office:value-type="float" office:value="1.1629">
                <text:p>1.16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.353996">
                <text:p>83.353996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3.454002">
                <text:p>83.454002</text:p>
              </table:table-cell>
              <table:table-cell office:value-type="float" office:value="1.1306">
                <text:p>1.13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.554001">
                <text:p>83.554001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.653999">
                <text:p>83.653999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.754997">
                <text:p>83.754997</text:p>
              </table:table-cell>
              <table:table-cell office:value-type="float" office:value="1.1306">
                <text:p>1.13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3.855003">
                <text:p>83.855003</text:p>
              </table:table-cell>
              <table:table-cell office:value-type="float" office:value="1.1185">
                <text:p>1.11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3.955002">
                <text:p>83.955002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4.055">
                <text:p>84.055</text:p>
              </table:table-cell>
              <table:table-cell office:value-type="float" office:value="1.1097">
                <text:p>1.10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.155998">
                <text:p>84.155998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.255997">
                <text:p>84.255997</text:p>
              </table:table-cell>
              <table:table-cell office:value-type="float" office:value="1.1193">
                <text:p>1.11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4.357002">
                <text:p>84.357002</text:p>
              </table:table-cell>
              <table:table-cell office:value-type="float" office:value="1.1274">
                <text:p>1.12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4.457001">
                <text:p>84.457001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4.556999">
                <text:p>84.556999</text:p>
              </table:table-cell>
              <table:table-cell office:value-type="float" office:value="1.1492">
                <text:p>1.14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4.657997">
                <text:p>84.657997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4.758003">
                <text:p>84.758003</text:p>
              </table:table-cell>
              <table:table-cell office:value-type="float" office:value="1.1548">
                <text:p>1.15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4.858002">
                <text:p>84.858002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4.958">
                <text:p>84.958</text:p>
              </table:table-cell>
              <table:table-cell office:value-type="float" office:value="1.1548">
                <text:p>1.15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5.058998">
                <text:p>85.058998</text:p>
              </table:table-cell>
              <table:table-cell office:value-type="float" office:value="1.1572">
                <text:p>1.15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5.158997">
                <text:p>85.158997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5.260002">
                <text:p>85.260002</text:p>
              </table:table-cell>
              <table:table-cell office:value-type="float" office:value="1.1475">
                <text:p>1.14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5.360001">
                <text:p>85.360001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5.460999">
                <text:p>85.460999</text:p>
              </table:table-cell>
              <table:table-cell office:value-type="float" office:value="1.1492">
                <text:p>1.14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5.560997">
                <text:p>85.560997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5.662003">
                <text:p>85.662003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5.763">
                <text:p>85.763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5.863998">
                <text:p>85.863998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5.963997">
                <text:p>85.963997</text:p>
              </table:table-cell>
              <table:table-cell office:value-type="float" office:value="1.0992">
                <text:p>1.09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6.064003">
                <text:p>86.064003</text:p>
              </table:table-cell>
              <table:table-cell office:value-type="float" office:value="1.1081">
                <text:p>1.10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6.164001">
                <text:p>86.164001</text:p>
              </table:table-cell>
              <table:table-cell office:value-type="float" office:value="1.1145">
                <text:p>1.11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6.264">
                <text:p>86.264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6.363998">
                <text:p>86.363998</text:p>
              </table:table-cell>
              <table:table-cell office:value-type="float" office:value="1.1161">
                <text:p>1.11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6.464996">
                <text:p>86.464996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6.565002">
                <text:p>86.565002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6.666">
                <text:p>86.66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6.766998">
                <text:p>86.766998</text:p>
              </table:table-cell>
              <table:table-cell office:value-type="float" office:value="1.1443">
                <text:p>1.14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6.866997">
                <text:p>86.866997</text:p>
              </table:table-cell>
              <table:table-cell office:value-type="float" office:value="1.1492">
                <text:p>1.14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968002">
                <text:p>86.968002</text:p>
              </table:table-cell>
              <table:table-cell office:value-type="float" office:value="1.1629">
                <text:p>1.16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.069">
                <text:p>87.069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7.168999">
                <text:p>87.168999</text:p>
              </table:table-cell>
              <table:table-cell office:value-type="float" office:value="1.1564">
                <text:p>1.15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7.269997">
                <text:p>87.269997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370003">
                <text:p>87.370003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470001">
                <text:p>87.470001</text:p>
              </table:table-cell>
              <table:table-cell office:value-type="float" office:value="1.1363">
                <text:p>1.13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7.570999">
                <text:p>87.570999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7.671997">
                <text:p>87.671997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7.772003">
                <text:p>87.772003</text:p>
              </table:table-cell>
              <table:table-cell office:value-type="float" office:value="1.1234">
                <text:p>1.12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7.873001">
                <text:p>87.873001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7.973999">
                <text:p>87.973999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8.074997">
                <text:p>88.074997</text:p>
              </table:table-cell>
              <table:table-cell office:value-type="float" office:value="1.1129">
                <text:p>1.11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8.176003">
                <text:p>88.176003</text:p>
              </table:table-cell>
              <table:table-cell office:value-type="float" office:value="1.1089">
                <text:p>1.10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8.277">
                <text:p>88.277</text:p>
              </table:table-cell>
              <table:table-cell office:value-type="float" office:value="1.1282">
                <text:p>1.12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8.376999">
                <text:p>88.376999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8.476997">
                <text:p>88.476997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8.578003">
                <text:p>88.578003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8.678001">
                <text:p>88.678001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8.778">
                <text:p>88.778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8.878998">
                <text:p>88.87899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8.978996">
                <text:p>88.978996</text:p>
              </table:table-cell>
              <table:table-cell office:value-type="float" office:value="1.1669">
                <text:p>1.16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.080002">
                <text:p>89.080002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9.18">
                <text:p>89.18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9.279999">
                <text:p>89.279999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9.380997">
                <text:p>89.380997</text:p>
              </table:table-cell>
              <table:table-cell office:value-type="float" office:value="1.1105">
                <text:p>1.11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9.481003">
                <text:p>89.481003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9.581001">
                <text:p>89.581001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9.681">
                <text:p>89.681</text:p>
              </table:table-cell>
              <table:table-cell office:value-type="float" office:value="1.1016">
                <text:p>1.10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9.780998">
                <text:p>89.780998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9.880997">
                <text:p>89.880997</text:p>
              </table:table-cell>
              <table:table-cell office:value-type="float" office:value="1.1193">
                <text:p>1.11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9.981003">
                <text:p>89.981003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0.081001">
                <text:p>90.081001</text:p>
              </table:table-cell>
              <table:table-cell office:value-type="float" office:value="1.1048">
                <text:p>1.10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0.181999">
                <text:p>90.181999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0.281998">
                <text:p>90.281998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0.382004">
                <text:p>90.382004</text:p>
              </table:table-cell>
              <table:table-cell office:value-type="float" office:value="1.1701">
                <text:p>1.17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0.482002">
                <text:p>90.482002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0.582001">
                <text:p>90.582001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0.682999">
                <text:p>90.682999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0.782997">
                <text:p>90.782997</text:p>
              </table:table-cell>
              <table:table-cell office:value-type="float" office:value="1.1387">
                <text:p>1.13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0.883003">
                <text:p>90.883003</text:p>
              </table:table-cell>
              <table:table-cell office:value-type="float" office:value="1.1411">
                <text:p>1.14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0.983002">
                <text:p>90.983002</text:p>
              </table:table-cell>
              <table:table-cell office:value-type="float" office:value="1.1282">
                <text:p>1.12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1.084">
                <text:p>91.084</text:p>
              </table:table-cell>
              <table:table-cell office:value-type="float" office:value="1.1492">
                <text:p>1.14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1.184998">
                <text:p>91.184998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1.286003">
                <text:p>91.286003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1.386002">
                <text:p>91.386002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1.486">
                <text:p>91.486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1.586998">
                <text:p>91.586998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1.688004">
                <text:p>91.68800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1.789001">
                <text:p>91.789001</text:p>
              </table:table-cell>
              <table:table-cell office:value-type="float" office:value="1.1443">
                <text:p>1.14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1.889">
                <text:p>91.889</text:p>
              </table:table-cell>
              <table:table-cell office:value-type="float" office:value="1.1451">
                <text:p>1.14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1.989998">
                <text:p>91.989998</text:p>
              </table:table-cell>
              <table:table-cell office:value-type="float" office:value="1.2128">
                <text:p>1.21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2.089996">
                <text:p>92.089996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.190002">
                <text:p>92.190002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2.291">
                <text:p>92.291</text:p>
              </table:table-cell>
              <table:table-cell office:value-type="float" office:value="1.1564">
                <text:p>1.15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2.390999">
                <text:p>92.390999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2.491997">
                <text:p>92.491997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2.592003">
                <text:p>92.592003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2.693001">
                <text:p>92.693001</text:p>
              </table:table-cell>
              <table:table-cell office:value-type="float" office:value="1.1701">
                <text:p>1.17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2.793999">
                <text:p>92.793999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2.894997">
                <text:p>92.894997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2.995003">
                <text:p>92.995003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3.095001">
                <text:p>93.095001</text:p>
              </table:table-cell>
              <table:table-cell office:value-type="float" office:value="1.1782">
                <text:p>1.17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3.195999">
                <text:p>93.195999</text:p>
              </table:table-cell>
              <table:table-cell office:value-type="float" office:value="1.2354">
                <text:p>1.23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3.295998">
                <text:p>93.295998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3.396004">
                <text:p>93.396004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3.496002">
                <text:p>93.496002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3.596001">
                <text:p>93.596001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3.695999">
                <text:p>93.695999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3.796997">
                <text:p>93.796997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3.898003">
                <text:p>93.898003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3.998001">
                <text:p>93.998001</text:p>
              </table:table-cell>
              <table:table-cell office:value-type="float" office:value="1.1991">
                <text:p>1.19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4.098">
                <text:p>94.098</text:p>
              </table:table-cell>
              <table:table-cell office:value-type="float" office:value="1.1612">
                <text:p>1.16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4.198997">
                <text:p>94.198997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4.299004">
                <text:p>94.299004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4.400002">
                <text:p>94.400002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4.5">
                <text:p>94.5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4.599998">
                <text:p>94.599998</text:p>
              </table:table-cell>
              <table:table-cell office:value-type="float" office:value="1.1878">
                <text:p>1.187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4.699997">
                <text:p>94.699997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4.800003">
                <text:p>94.800003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.901001">
                <text:p>94.901001</text:p>
              </table:table-cell>
              <table:table-cell office:value-type="float" office:value="1.1556">
                <text:p>1.15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5.001999">
                <text:p>95.001999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5.101997">
                <text:p>95.101997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5.203003">
                <text:p>95.203003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5.304001">
                <text:p>95.304001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5.403999">
                <text:p>95.403999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5.503998">
                <text:p>95.503998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.605003">
                <text:p>95.605003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5.705002">
                <text:p>95.705002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5.805">
                <text:p>95.805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5.905998">
                <text:p>95.905998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6.007004">
                <text:p>96.007004</text:p>
              </table:table-cell>
              <table:table-cell office:value-type="float" office:value="1.2571">
                <text:p>1.25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6.108002">
                <text:p>96.108002</text:p>
              </table:table-cell>
              <table:table-cell office:value-type="float" office:value="1.1999">
                <text:p>1.19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6.208">
                <text:p>96.208</text:p>
              </table:table-cell>
              <table:table-cell office:value-type="float" office:value="1.1838">
                <text:p>1.18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308998">
                <text:p>96.308998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6.408997">
                <text:p>96.408997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.510002">
                <text:p>96.510002</text:p>
              </table:table-cell>
              <table:table-cell office:value-type="float" office:value="1.2048">
                <text:p>1.20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6.611">
                <text:p>96.611</text:p>
              </table:table-cell>
              <table:table-cell office:value-type="float" office:value="1.2193">
                <text:p>1.21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6.710999">
                <text:p>96.710999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6.810997">
                <text:p>96.810997</text:p>
              </table:table-cell>
              <table:table-cell office:value-type="float" office:value="1.1911">
                <text:p>1.19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6.911003">
                <text:p>96.911003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7.011002">
                <text:p>97.011002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.111">
                <text:p>97.111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7.210999">
                <text:p>97.210999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.310997">
                <text:p>97.310997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7.412003">
                <text:p>97.412003</text:p>
              </table:table-cell>
              <table:table-cell office:value-type="float" office:value="1.1838">
                <text:p>1.18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7.513">
                <text:p>97.513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7.613998">
                <text:p>97.613998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7.714996">
                <text:p>97.714996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7.815002">
                <text:p>97.815002</text:p>
              </table:table-cell>
              <table:table-cell office:value-type="float" office:value="1.1782">
                <text:p>1.17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7.915001">
                <text:p>97.915001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8.014999">
                <text:p>98.014999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8.115997">
                <text:p>98.115997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8.216003">
                <text:p>98.216003</text:p>
              </table:table-cell>
              <table:table-cell office:value-type="float" office:value="1.1878">
                <text:p>1.18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8.316002">
                <text:p>98.316002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8.416">
                <text:p>98.416</text:p>
              </table:table-cell>
              <table:table-cell office:value-type="float" office:value="1.1749">
                <text:p>1.17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8.515999">
                <text:p>98.515999</text:p>
              </table:table-cell>
              <table:table-cell office:value-type="float" office:value="1.2048">
                <text:p>1.20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8.615997">
                <text:p>98.615997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8.716003">
                <text:p>98.716003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8.816002">
                <text:p>98.816002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8.916">
                <text:p>98.916</text:p>
              </table:table-cell>
              <table:table-cell office:value-type="float" office:value="1.1895">
                <text:p>1.18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9.016998">
                <text:p>99.016998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9.116997">
                <text:p>99.116997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9.217003">
                <text:p>99.217003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9.317001">
                <text:p>99.317001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.417">
                <text:p>99.417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9.517998">
                <text:p>99.517998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.617996">
                <text:p>99.617996</text:p>
              </table:table-cell>
              <table:table-cell office:value-type="float" office:value="1.2588">
                <text:p>1.25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9.718002">
                <text:p>99.718002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9.818001">
                <text:p>99.818001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9.918999">
                <text:p>99.918999</text:p>
              </table:table-cell>
              <table:table-cell office:value-type="float" office:value="1.1999">
                <text:p>1.19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0.018997">
                <text:p>100.018997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0.119003">
                <text:p>100.119003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0.219002">
                <text:p>100.219002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0.32">
                <text:p>100.32</text:p>
              </table:table-cell>
              <table:table-cell office:value-type="float" office:value="1.1572">
                <text:p>1.15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0.419998">
                <text:p>100.419998</text:p>
              </table:table-cell>
              <table:table-cell office:value-type="float" office:value="1.1516">
                <text:p>1.15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0.519997">
                <text:p>100.519997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0.620003">
                <text:p>100.620003</text:p>
              </table:table-cell>
              <table:table-cell office:value-type="float" office:value="1.1612">
                <text:p>1.16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0.720001">
                <text:p>100.720001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0.82">
                <text:p>100.82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0.919998">
                <text:p>100.919998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.019997">
                <text:p>101.019997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1.120003">
                <text:p>101.120003</text:p>
              </table:table-cell>
              <table:table-cell office:value-type="float" office:value="1.1838">
                <text:p>1.18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1.220001">
                <text:p>101.220001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1.320999">
                <text:p>101.320999</text:p>
              </table:table-cell>
              <table:table-cell office:value-type="float" office:value="1.1363">
                <text:p>1.13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1.420998">
                <text:p>101.420998</text:p>
              </table:table-cell>
              <table:table-cell office:value-type="float" office:value="1.2064">
                <text:p>1.20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1.522003">
                <text:p>101.522003</text:p>
              </table:table-cell>
              <table:table-cell office:value-type="float" office:value="1.1419">
                <text:p>1.14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1.622002">
                <text:p>101.622002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1.722">
                <text:p>101.722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1.821999">
                <text:p>101.821999</text:p>
              </table:table-cell>
              <table:table-cell office:value-type="float" office:value="1.1338">
                <text:p>1.13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1.921997">
                <text:p>101.921997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2.023003">
                <text:p>102.023003</text:p>
              </table:table-cell>
              <table:table-cell office:value-type="float" office:value="1.1427">
                <text:p>1.14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2.123001">
                <text:p>102.123001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2.223">
                <text:p>102.223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2.322998">
                <text:p>102.322998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2.424004">
                <text:p>102.424004</text:p>
              </table:table-cell>
              <table:table-cell office:value-type="float" office:value="1.2588">
                <text:p>1.25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2.525002">
                <text:p>102.525002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2.625">
                <text:p>102.625</text:p>
              </table:table-cell>
              <table:table-cell office:value-type="float" office:value="1.3684">
                <text:p>1.36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2.725998">
                <text:p>102.725998</text:p>
              </table:table-cell>
              <table:table-cell office:value-type="float" office:value="1.3982">
                <text:p>1.39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2.825996">
                <text:p>102.82599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2.927002">
                <text:p>102.927002</text:p>
              </table:table-cell>
              <table:table-cell office:value-type="float" office:value="1.3974">
                <text:p>1.39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3.027">
                <text:p>103.027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3.126999">
                <text:p>103.126999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3.226997">
                <text:p>103.226997</text:p>
              </table:table-cell>
              <table:table-cell office:value-type="float" office:value="1.3611">
                <text:p>1.36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3.327003">
                <text:p>103.327003</text:p>
              </table:table-cell>
              <table:table-cell office:value-type="float" office:value="1.3692">
                <text:p>1.36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3.427002">
                <text:p>103.427002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3.527">
                <text:p>103.527</text:p>
              </table:table-cell>
              <table:table-cell office:value-type="float" office:value="1.1798">
                <text:p>1.17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3.626999">
                <text:p>103.626999</text:p>
              </table:table-cell>
              <table:table-cell office:value-type="float" office:value="1.1363">
                <text:p>1.13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3.726997">
                <text:p>103.726997</text:p>
              </table:table-cell>
              <table:table-cell office:value-type="float" office:value="1.1411">
                <text:p>1.14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3.827003">
                <text:p>103.827003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3.927002">
                <text:p>103.927002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4.027">
                <text:p>104.027</text:p>
              </table:table-cell>
              <table:table-cell office:value-type="float" office:value="1.5481">
                <text:p>1.54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4.126999">
                <text:p>104.126999</text:p>
              </table:table-cell>
              <table:table-cell office:value-type="float" office:value="2.0179">
                <text:p>2.01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4.226997">
                <text:p>104.226997</text:p>
              </table:table-cell>
              <table:table-cell office:value-type="float" office:value="2.6505">
                <text:p>2.65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4.328003">
                <text:p>104.328003</text:p>
              </table:table-cell>
              <table:table-cell office:value-type="float" office:value="2.7818">
                <text:p>2.78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4.429001">
                <text:p>104.429001</text:p>
              </table:table-cell>
              <table:table-cell office:value-type="float" office:value="2.8495">
                <text:p>2.84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4.529999">
                <text:p>104.529999</text:p>
              </table:table-cell>
              <table:table-cell office:value-type="float" office:value="2.8689">
                <text:p>2.86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4.630997">
                <text:p>104.630997</text:p>
              </table:table-cell>
              <table:table-cell office:value-type="float" office:value="2.8689">
                <text:p>2.86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4.732002">
                <text:p>104.732002</text:p>
              </table:table-cell>
              <table:table-cell office:value-type="float" office:value="2.8721">
                <text:p>2.87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4.832001">
                <text:p>104.832001</text:p>
              </table:table-cell>
              <table:table-cell office:value-type="float" office:value="2.8399">
                <text:p>2.83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4.932999">
                <text:p>104.932999</text:p>
              </table:table-cell>
              <table:table-cell office:value-type="float" office:value="2.7673">
                <text:p>2.76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5.033997">
                <text:p>105.033997</text:p>
              </table:table-cell>
              <table:table-cell office:value-type="float" office:value="2.5892">
                <text:p>2.58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5.134003">
                <text:p>105.134003</text:p>
              </table:table-cell>
              <table:table-cell office:value-type="float" office:value="2.5618">
                <text:p>2.56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5.234001">
                <text:p>105.234001</text:p>
              </table:table-cell>
              <table:table-cell office:value-type="float" office:value="2.6932">
                <text:p>2.69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5.334999">
                <text:p>105.334999</text:p>
              </table:table-cell>
              <table:table-cell office:value-type="float" office:value="2.7004">
                <text:p>2.70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5.434998">
                <text:p>105.434998</text:p>
              </table:table-cell>
              <table:table-cell office:value-type="float" office:value="2.7029">
                <text:p>2.70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5.535004">
                <text:p>105.535004</text:p>
              </table:table-cell>
              <table:table-cell office:value-type="float" office:value="2.7665">
                <text:p>2.76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5.635002">
                <text:p>105.635002</text:p>
              </table:table-cell>
              <table:table-cell office:value-type="float" office:value="2.8262">
                <text:p>2.82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5.737">
                <text:p>105.737</text:p>
              </table:table-cell>
              <table:table-cell office:value-type="float" office:value="2.5989">
                <text:p>2.59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5.836998">
                <text:p>105.836998</text:p>
              </table:table-cell>
              <table:table-cell office:value-type="float" office:value="2.5852">
                <text:p>2.58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5.938004">
                <text:p>105.938004</text:p>
              </table:table-cell>
              <table:table-cell office:value-type="float" office:value="2.6537">
                <text:p>2.65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6.039001">
                <text:p>106.039001</text:p>
              </table:table-cell>
              <table:table-cell office:value-type="float" office:value="2.7512">
                <text:p>2.75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6.139999">
                <text:p>106.139999</text:p>
              </table:table-cell>
              <table:table-cell office:value-type="float" office:value="2.6513">
                <text:p>2.65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6.239998">
                <text:p>106.239998</text:p>
              </table:table-cell>
              <table:table-cell office:value-type="float" office:value="2.6303">
                <text:p>2.63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6.339996">
                <text:p>106.339996</text:p>
              </table:table-cell>
              <table:table-cell office:value-type="float" office:value="2.5989">
                <text:p>2.59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6.440002">
                <text:p>106.440002</text:p>
              </table:table-cell>
              <table:table-cell office:value-type="float" office:value="2.6037">
                <text:p>2.60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6.540001">
                <text:p>106.540001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.639999">
                <text:p>106.639999</text:p>
              </table:table-cell>
              <table:table-cell office:value-type="float" office:value="2.6432">
                <text:p>2.64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6.740997">
                <text:p>106.740997</text:p>
              </table:table-cell>
              <table:table-cell office:value-type="float" office:value="2.6319">
                <text:p>2.63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6.841003">
                <text:p>106.841003</text:p>
              </table:table-cell>
              <table:table-cell office:value-type="float" office:value="2.5949">
                <text:p>2.59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6.941002">
                <text:p>106.941002</text:p>
              </table:table-cell>
              <table:table-cell office:value-type="float" office:value="2.5473">
                <text:p>2.54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7.042">
                <text:p>107.042</text:p>
              </table:table-cell>
              <table:table-cell office:value-type="float" office:value="2.4821">
                <text:p>2.48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7.142998">
                <text:p>107.142998</text:p>
              </table:table-cell>
              <table:table-cell office:value-type="float" office:value="2.4869">
                <text:p>2.48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7.242996">
                <text:p>107.242996</text:p>
              </table:table-cell>
              <table:table-cell office:value-type="float" office:value="2.4869">
                <text:p>2.48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7.343002">
                <text:p>107.343002</text:p>
              </table:table-cell>
              <table:table-cell office:value-type="float" office:value="2.3829">
                <text:p>2.38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7.443001">
                <text:p>107.443001</text:p>
              </table:table-cell>
              <table:table-cell office:value-type="float" office:value="2.0711">
                <text:p>2.07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7.542999">
                <text:p>107.542999</text:p>
              </table:table-cell>
              <table:table-cell office:value-type="float" office:value="1.5336">
                <text:p>1.53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7.643997">
                <text:p>107.643997</text:p>
              </table:table-cell>
              <table:table-cell office:value-type="float" office:value="1.5053">
                <text:p>1.50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7.744003">
                <text:p>107.744003</text:p>
              </table:table-cell>
              <table:table-cell office:value-type="float" office:value="2.4587">
                <text:p>2.45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7.844002">
                <text:p>107.844002</text:p>
              </table:table-cell>
              <table:table-cell office:value-type="float" office:value="2.7955">
                <text:p>2.79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7.944">
                <text:p>107.944</text:p>
              </table:table-cell>
              <table:table-cell office:value-type="float" office:value="2.8415">
                <text:p>2.84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8.044998">
                <text:p>108.044998</text:p>
              </table:table-cell>
              <table:table-cell office:value-type="float" office:value="2.8278">
                <text:p>2.82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8.146004">
                <text:p>108.146004</text:p>
              </table:table-cell>
              <table:table-cell office:value-type="float" office:value="2.8294">
                <text:p>2.82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8.246002">
                <text:p>108.246002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8.347">
                <text:p>108.347</text:p>
              </table:table-cell>
              <table:table-cell office:value-type="float" office:value="2.8374">
                <text:p>2.837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8.446999">
                <text:p>108.446999</text:p>
              </table:table-cell>
              <table:table-cell office:value-type="float" office:value="2.8366">
                <text:p>2.83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8.546997">
                <text:p>108.546997</text:p>
              </table:table-cell>
              <table:table-cell office:value-type="float" office:value="2.8399">
                <text:p>2.83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8.647003">
                <text:p>108.647003</text:p>
              </table:table-cell>
              <table:table-cell office:value-type="float" office:value="2.8544">
                <text:p>2.85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8.747002">
                <text:p>108.747002</text:p>
              </table:table-cell>
              <table:table-cell office:value-type="float" office:value="2.8407">
                <text:p>2.84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8.847">
                <text:p>108.847</text:p>
              </table:table-cell>
              <table:table-cell office:value-type="float" office:value="2.8979">
                <text:p>2.89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8.946999">
                <text:p>108.946999</text:p>
              </table:table-cell>
              <table:table-cell office:value-type="float" office:value="2.8342">
                <text:p>2.834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9.046997">
                <text:p>109.046997</text:p>
              </table:table-cell>
              <table:table-cell office:value-type="float" office:value="2.8318">
                <text:p>2.83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9.147003">
                <text:p>109.147003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9.248001">
                <text:p>109.248001</text:p>
              </table:table-cell>
              <table:table-cell office:value-type="float" office:value="2.8681">
                <text:p>2.86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9.348999">
                <text:p>109.348999</text:p>
              </table:table-cell>
              <table:table-cell office:value-type="float" office:value="2.835">
                <text:p>2.8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9.448997">
                <text:p>109.448997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9.549004">
                <text:p>109.549004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9.650002">
                <text:p>109.650002</text:p>
              </table:table-cell>
              <table:table-cell office:value-type="float" office:value="2.8213">
                <text:p>2.82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9.750999">
                <text:p>109.750999</text:p>
              </table:table-cell>
              <table:table-cell office:value-type="float" office:value="2.9269">
                <text:p>2.92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9.850998">
                <text:p>109.850998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9.950996">
                <text:p>109.950996</text:p>
              </table:table-cell>
              <table:table-cell office:value-type="float" office:value="2.8197">
                <text:p>2.81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0.051003">
                <text:p>110.051003</text:p>
              </table:table-cell>
              <table:table-cell office:value-type="float" office:value="2.8302">
                <text:p>2.83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0.151001">
                <text:p>110.151001</text:p>
              </table:table-cell>
              <table:table-cell office:value-type="float" office:value="2.8068">
                <text:p>2.80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0.250999">
                <text:p>110.250999</text:p>
              </table:table-cell>
              <table:table-cell office:value-type="float" office:value="2.8302">
                <text:p>2.830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0.350998">
                <text:p>110.350998</text:p>
              </table:table-cell>
              <table:table-cell office:value-type="float" office:value="2.8205">
                <text:p>2.82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0.450996">
                <text:p>110.450996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0.551003">
                <text:p>110.551003</text:p>
              </table:table-cell>
              <table:table-cell office:value-type="float" office:value="2.8253">
                <text:p>2.82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0.651001">
                <text:p>110.651001</text:p>
              </table:table-cell>
              <table:table-cell office:value-type="float" office:value="2.8068">
                <text:p>2.80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0.750999">
                <text:p>110.750999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0.850998">
                <text:p>110.850998</text:p>
              </table:table-cell>
              <table:table-cell office:value-type="float" office:value="2.8173">
                <text:p>2.817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0.950996">
                <text:p>110.950996</text:p>
              </table:table-cell>
              <table:table-cell office:value-type="float" office:value="2.8197">
                <text:p>2.81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1.051003">
                <text:p>111.051003</text:p>
              </table:table-cell>
              <table:table-cell office:value-type="float" office:value="2.8197">
                <text:p>2.81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1.151001">
                <text:p>111.151001</text:p>
              </table:table-cell>
              <table:table-cell office:value-type="float" office:value="2.8479">
                <text:p>2.84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1.250999">
                <text:p>111.250999</text:p>
              </table:table-cell>
              <table:table-cell office:value-type="float" office:value="2.8133">
                <text:p>2.81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1.350998">
                <text:p>111.350998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1.450996">
                <text:p>111.450996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1.551003">
                <text:p>111.551003</text:p>
              </table:table-cell>
              <table:table-cell office:value-type="float" office:value="2.8133">
                <text:p>2.81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1.651001">
                <text:p>111.651001</text:p>
              </table:table-cell>
              <table:table-cell office:value-type="float" office:value="2.8221">
                <text:p>2.82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1.750999">
                <text:p>111.750999</text:p>
              </table:table-cell>
              <table:table-cell office:value-type="float" office:value="2.8205">
                <text:p>2.82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1.850998">
                <text:p>111.850998</text:p>
              </table:table-cell>
              <table:table-cell office:value-type="float" office:value="2.8189">
                <text:p>2.81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1.952003">
                <text:p>111.952003</text:p>
              </table:table-cell>
              <table:table-cell office:value-type="float" office:value="2.8189">
                <text:p>2.81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2.053001">
                <text:p>112.053001</text:p>
              </table:table-cell>
              <table:table-cell office:value-type="float" office:value="2.8205">
                <text:p>2.82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2.153">
                <text:p>112.153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2.252998">
                <text:p>112.252998</text:p>
              </table:table-cell>
              <table:table-cell office:value-type="float" office:value="2.8229">
                <text:p>2.82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2.352997">
                <text:p>112.352997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2.454002">
                <text:p>112.454002</text:p>
              </table:table-cell>
              <table:table-cell office:value-type="float" office:value="2.8213">
                <text:p>2.82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2.554001">
                <text:p>112.554001</text:p>
              </table:table-cell>
              <table:table-cell office:value-type="float" office:value="2.8205">
                <text:p>2.82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2.653999">
                <text:p>112.653999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2.753998">
                <text:p>112.753998</text:p>
              </table:table-cell>
              <table:table-cell office:value-type="float" office:value="2.8116">
                <text:p>2.81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2.853996">
                <text:p>112.853996</text:p>
              </table:table-cell>
              <table:table-cell office:value-type="float" office:value="2.8149">
                <text:p>2.81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2.954002">
                <text:p>112.954002</text:p>
              </table:table-cell>
              <table:table-cell office:value-type="float" office:value="2.8197">
                <text:p>2.81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3.054001">
                <text:p>113.054001</text:p>
              </table:table-cell>
              <table:table-cell office:value-type="float" office:value="2.8213">
                <text:p>2.82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3.153999">
                <text:p>113.153999</text:p>
              </table:table-cell>
              <table:table-cell office:value-type="float" office:value="2.8108">
                <text:p>2.81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3.254997">
                <text:p>113.254997</text:p>
              </table:table-cell>
              <table:table-cell office:value-type="float" office:value="2.8133">
                <text:p>2.81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3.356003">
                <text:p>113.356003</text:p>
              </table:table-cell>
              <table:table-cell office:value-type="float" office:value="2.8286">
                <text:p>2.828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3.456001">
                <text:p>113.456001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3.556999">
                <text:p>113.556999</text:p>
              </table:table-cell>
              <table:table-cell office:value-type="float" office:value="2.9156">
                <text:p>2.91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3.656998">
                <text:p>113.656998</text:p>
              </table:table-cell>
              <table:table-cell office:value-type="float" office:value="2.8108">
                <text:p>2.81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3.757004">
                <text:p>113.757004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3.857002">
                <text:p>113.857002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3.957001">
                <text:p>113.957001</text:p>
              </table:table-cell>
              <table:table-cell office:value-type="float" office:value="2.8141">
                <text:p>2.81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4.056999">
                <text:p>114.056999</text:p>
              </table:table-cell>
              <table:table-cell office:value-type="float" office:value="2.8229">
                <text:p>2.82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4.156998">
                <text:p>114.156998</text:p>
              </table:table-cell>
              <table:table-cell office:value-type="float" office:value="2.8374">
                <text:p>2.83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4.257004">
                <text:p>114.257004</text:p>
              </table:table-cell>
              <table:table-cell office:value-type="float" office:value="2.8149">
                <text:p>2.81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4.358002">
                <text:p>114.358002</text:p>
              </table:table-cell>
              <table:table-cell office:value-type="float" office:value="2.8108">
                <text:p>2.81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4.458">
                <text:p>114.458</text:p>
              </table:table-cell>
              <table:table-cell office:value-type="float" office:value="2.8141">
                <text:p>2.81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4.558998">
                <text:p>114.558998</text:p>
              </table:table-cell>
              <table:table-cell office:value-type="float" office:value="2.8012">
                <text:p>2.80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4.658997">
                <text:p>114.658997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4.759003">
                <text:p>114.759003</text:p>
              </table:table-cell>
              <table:table-cell office:value-type="float" office:value="2.8253">
                <text:p>2.82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4.860001">
                <text:p>114.860001</text:p>
              </table:table-cell>
              <table:table-cell office:value-type="float" office:value="2.8278">
                <text:p>2.82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4.960999">
                <text:p>114.960999</text:p>
              </table:table-cell>
              <table:table-cell office:value-type="float" office:value="2.8157">
                <text:p>2.81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5.060997">
                <text:p>115.060997</text:p>
              </table:table-cell>
              <table:table-cell office:value-type="float" office:value="2.8173">
                <text:p>2.81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5.161003">
                <text:p>115.161003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5.261002">
                <text:p>115.261002</text:p>
              </table:table-cell>
              <table:table-cell office:value-type="float" office:value="2.8165">
                <text:p>2.816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5.362">
                <text:p>115.362</text:p>
              </table:table-cell>
              <table:table-cell office:value-type="float" office:value="2.8318">
                <text:p>2.8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